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714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map style:condition="cell-content()=1" style:apply-style-name="Bad" style:base-cell-address="Процессы.K2"/>
    </style:style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 fo:margin-left="0cm"/>
      <style:map style:condition="cell-content()=1" style:apply-style-name="Bad" style:base-cell-address="Процессы.K2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map style:condition="cell-content()=1" style:apply-style-name="Bad" style:base-cell-address="Процессы.K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Процессы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79" table:default-cell-style-name="ce5"/>
        <table:table-column table:style-name="co8" table:number-columns-repeated="16295" table:default-cell-style-name="ce5"/>
        <table:table-row table:style-name="ro1">
          <table:table-cell table:style-name="ce1" office:value-type="string" calcext:value-type="string">
            <text:p>ID процесса</text:p>
          </table:table-cell>
          <table:table-cell table:style-name="ce1" office:value-type="string" calcext:value-type="string">
            <text:p>Время выполнения (мс)</text:p>
          </table:table-cell>
          <table:table-cell table:style-name="ce1" office:value-type="string" calcext:value-type="string">
            <text:p>ID процесса(-ов) 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6295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2];[.$A:.$J];10;0)" office:value-type="float" office:value="0" calcext:value-type="float">
            <text:p>0</text:p>
          </table:table-cell>
          <table:table-cell table:style-name="ce8" table:formula="of:=VLOOKUP([.D2];[.$A:.$J];10;0)" office:value-type="float" office:value="0" calcext:value-type="float">
            <text:p>0</text:p>
          </table:table-cell>
          <table:table-cell table:style-name="ce8" table:formula="of:=VLOOKUP([.E2];[.$A:.$J];10;0)" office:value-type="float" office:value="0" calcext:value-type="float">
            <text:p>0</text:p>
          </table:table-cell>
          <table:table-cell table:style-name="ce9" table:formula="of:=[.J2]-[.B2]+1" office:value-type="float" office:value="1" calcext:value-type="float">
            <text:p>1</text:p>
          </table:table-cell>
          <table:table-cell table:style-name="ce10" table:formula="of:=[.B2]+MAX([.F2:.H2])" office:value-type="float" office:value="2" calcext:value-type="float">
            <text:p>2</text:p>
          </table:table-cell>
          <table:table-cell table:style-name="ce11" table:formula="of:=IF(AND([.$I2]&lt;=[.K$1];[.K$1]&lt;=[.$J2]);1;&quot;&quot;)" office:value-type="float" office:value="1" calcext:value-type="float">
            <text:p>1</text:p>
          </table:table-cell>
          <table:table-cell table:style-name="ce11" table:formula="of:=IF(AND([.$I2]&lt;=[.L$1];[.L$1]&lt;=[.$J2]);1;&quot;&quot;)" office:value-type="float" office:value="1" calcext:value-type="float">
            <text:p>1</text:p>
          </table:table-cell>
          <table:table-cell table:style-name="ce11" table:formula="of:=IF(AND([.$I2]&lt;=[.M$1];[.M$1]&lt;=[.$J2]);1;&quot;&quot;)">
            <text:p/>
          </table:table-cell>
          <table:table-cell table:style-name="ce11" table:formula="of:=IF(AND([.$I2]&lt;=[.N$1];[.N$1]&lt;=[.$J2]);1;&quot;&quot;)">
            <text:p/>
          </table:table-cell>
          <table:table-cell table:style-name="ce11" table:formula="of:=IF(AND([.$I2]&lt;=[.O$1];[.O$1]&lt;=[.$J2]);1;&quot;&quot;)">
            <text:p/>
          </table:table-cell>
          <table:table-cell table:style-name="ce11" table:formula="of:=IF(AND([.$I2]&lt;=[.P$1];[.P$1]&lt;=[.$J2]);1;&quot;&quot;)">
            <text:p/>
          </table:table-cell>
          <table:table-cell table:style-name="ce11" table:formula="of:=IF(AND([.$I2]&lt;=[.Q$1];[.Q$1]&lt;=[.$J2]);1;&quot;&quot;)">
            <text:p/>
          </table:table-cell>
          <table:table-cell table:style-name="ce11" table:formula="of:=IF(AND([.$I2]&lt;=[.R$1];[.R$1]&lt;=[.$J2]);1;&quot;&quot;)">
            <text:p/>
          </table:table-cell>
          <table:table-cell table:style-name="ce11" table:formula="of:=IF(AND([.$I2]&lt;=[.S$1];[.S$1]&lt;=[.$J2]);1;&quot;&quot;)">
            <text:p/>
          </table:table-cell>
          <table:table-cell table:style-name="ce11" table:formula="of:=IF(AND([.$I2]&lt;=[.T$1];[.T$1]&lt;=[.$J2]);1;&quot;&quot;)">
            <text:p/>
          </table:table-cell>
          <table:table-cell table:style-name="ce11" table:formula="of:=IF(AND([.$I2]&lt;=[.U$1];[.U$1]&lt;=[.$J2]);1;&quot;&quot;)">
            <text:p/>
          </table:table-cell>
          <table:table-cell table:style-name="ce12" table:formula="of:=IF(AND([.$I2]&lt;=[.V$1];[.V$1]&lt;=[.$J2]);1;&quot;&quot;)">
            <text:p/>
          </table:table-cell>
          <table:table-cell table:style-name="ce11" table:formula="of:=IF(AND([.$I2]&lt;=[.W$1];[.W$1]&lt;=[.$J2]);1;&quot;&quot;)">
            <text:p/>
          </table:table-cell>
          <table:table-cell table:style-name="ce11" table:formula="of:=IF(AND([.$I2]&lt;=[.X$1];[.X$1]&lt;=[.$J2]);1;&quot;&quot;)">
            <text:p/>
          </table:table-cell>
          <table:table-cell table:style-name="ce11" table:formula="of:=IF(AND([.$I2]&lt;=[.Y$1];[.Y$1]&lt;=[.$J2]);1;&quot;&quot;)">
            <text:p/>
          </table:table-cell>
          <table:table-cell table:style-name="ce11" table:formula="of:=IF(AND([.$I2]&lt;=[.Z$1];[.Z$1]&lt;=[.$J2]);1;&quot;&quot;)">
            <text:p/>
          </table:table-cell>
          <table:table-cell table:style-name="ce11" table:formula="of:=IF(AND([.$I2]&lt;=[.AA$1];[.AA$1]&lt;=[.$J2]);1;&quot;&quot;)">
            <text:p/>
          </table:table-cell>
          <table:table-cell table:style-name="ce11" table:formula="of:=IF(AND([.$I2]&lt;=[.AB$1];[.AB$1]&lt;=[.$J2]);1;&quot;&quot;)">
            <text:p/>
          </table:table-cell>
          <table:table-cell table:style-name="ce11" table:formula="of:=IF(AND([.$I2]&lt;=[.AC$1];[.AC$1]&lt;=[.$J2]);1;&quot;&quot;)">
            <text:p/>
          </table:table-cell>
          <table:table-cell table:style-name="ce11" table:formula="of:=IF(AND([.$I2]&lt;=[.AD$1];[.AD$1]&lt;=[.$J2]);1;&quot;&quot;)">
            <text:p/>
          </table:table-cell>
          <table:table-cell table:style-name="ce11" table:formula="of:=IF(AND([.$I2]&lt;=[.AE$1];[.AE$1]&lt;=[.$J2]);1;&quot;&quot;)">
            <text:p/>
          </table:table-cell>
          <table:table-cell table:style-name="ce11" table:formula="of:=IF(AND([.$I2]&lt;=[.AF$1];[.AF$1]&lt;=[.$J2]);1;&quot;&quot;)">
            <text:p/>
          </table:table-cell>
          <table:table-cell table:style-name="ce11" table:formula="of:=IF(AND([.$I2]&lt;=[.AG$1];[.AG$1]&lt;=[.$J2]);1;&quot;&quot;)">
            <text:p/>
          </table:table-cell>
          <table:table-cell table:style-name="ce11" table:formula="of:=IF(AND([.$I2]&lt;=[.AH$1];[.AH$1]&lt;=[.$J2]);1;&quot;&quot;)">
            <text:p/>
          </table:table-cell>
          <table:table-cell table:style-name="ce11" table:formula="of:=IF(AND([.$I2]&lt;=[.AI$1];[.AI$1]&lt;=[.$J2]);1;&quot;&quot;)">
            <text:p/>
          </table:table-cell>
          <table:table-cell table:style-name="ce11" table:formula="of:=IF(AND([.$I2]&lt;=[.AJ$1];[.AJ$1]&lt;=[.$J2]);1;&quot;&quot;)">
            <text:p/>
          </table:table-cell>
          <table:table-cell table:style-name="ce11" table:formula="of:=IF(AND([.$I2]&lt;=[.AK$1];[.AK$1]&lt;=[.$J2]);1;&quot;&quot;)">
            <text:p/>
          </table:table-cell>
          <table:table-cell table:style-name="ce11" table:formula="of:=IF(AND([.$I2]&lt;=[.AL$1];[.AL$1]&lt;=[.$J2]);1;&quot;&quot;)">
            <text:p/>
          </table:table-cell>
          <table:table-cell table:style-name="ce11" table:formula="of:=IF(AND([.$I2]&lt;=[.AM$1];[.AM$1]&lt;=[.$J2]);1;&quot;&quot;)">
            <text:p/>
          </table:table-cell>
          <table:table-cell table:style-name="ce11" table:formula="of:=IF(AND([.$I2]&lt;=[.AN$1];[.AN$1]&lt;=[.$J2]);1;&quot;&quot;)">
            <text:p/>
          </table:table-cell>
          <table:table-cell table:style-name="ce11" table:formula="of:=IF(AND([.$I2]&lt;=[.AO$1];[.AO$1]&lt;=[.$J2]);1;&quot;&quot;)">
            <text:p/>
          </table:table-cell>
          <table:table-cell table:style-name="ce11" table:formula="of:=IF(AND([.$I2]&lt;=[.AP$1];[.AP$1]&lt;=[.$J2]);1;&quot;&quot;)">
            <text:p/>
          </table:table-cell>
          <table:table-cell table:style-name="ce11" table:formula="of:=IF(AND([.$I2]&lt;=[.AQ$1];[.AQ$1]&lt;=[.$J2]);1;&quot;&quot;)">
            <text:p/>
          </table:table-cell>
          <table:table-cell table:style-name="ce11" table:formula="of:=IF(AND([.$I2]&lt;=[.AR$1];[.AR$1]&lt;=[.$J2]);1;&quot;&quot;)">
            <text:p/>
          </table:table-cell>
          <table:table-cell table:style-name="ce11" table:formula="of:=IF(AND([.$I2]&lt;=[.AS$1];[.AS$1]&lt;=[.$J2]);1;&quot;&quot;)">
            <text:p/>
          </table:table-cell>
          <table:table-cell table:style-name="ce11" table:formula="of:=IF(AND([.$I2]&lt;=[.AT$1];[.AT$1]&lt;=[.$J2]);1;&quot;&quot;)">
            <text:p/>
          </table:table-cell>
          <table:table-cell table:style-name="ce11" table:formula="of:=IF(AND([.$I2]&lt;=[.AU$1];[.AU$1]&lt;=[.$J2]);1;&quot;&quot;)">
            <text:p/>
          </table:table-cell>
          <table:table-cell table:style-name="ce11" table:formula="of:=IF(AND([.$I2]&lt;=[.AV$1];[.AV$1]&lt;=[.$J2]);1;&quot;&quot;)">
            <text:p/>
          </table:table-cell>
          <table:table-cell table:style-name="ce11" table:formula="of:=IF(AND([.$I2]&lt;=[.AW$1];[.AW$1]&lt;=[.$J2]);1;&quot;&quot;)">
            <text:p/>
          </table:table-cell>
          <table:table-cell table:style-name="ce11" table:formula="of:=IF(AND([.$I2]&lt;=[.AX$1];[.AX$1]&lt;=[.$J2]);1;&quot;&quot;)">
            <text:p/>
          </table:table-cell>
          <table:table-cell table:style-name="ce11" table:formula="of:=IF(AND([.$I2]&lt;=[.AY$1];[.AY$1]&lt;=[.$J2]);1;&quot;&quot;)">
            <text:p/>
          </table:table-cell>
          <table:table-cell table:style-name="ce11" table:formula="of:=IF(AND([.$I2]&lt;=[.AZ$1];[.AZ$1]&lt;=[.$J2]);1;&quot;&quot;)">
            <text:p/>
          </table:table-cell>
          <table:table-cell table:style-name="ce11" table:formula="of:=IF(AND([.$I2]&lt;=[.BA$1];[.BA$1]&lt;=[.$J2]);1;&quot;&quot;)">
            <text:p/>
          </table:table-cell>
          <table:table-cell table:style-name="ce11" table:formula="of:=IF(AND([.$I2]&lt;=[.BB$1];[.BB$1]&lt;=[.$J2]);1;&quot;&quot;)">
            <text:p/>
          </table:table-cell>
          <table:table-cell table:style-name="ce11" table:formula="of:=IF(AND([.$I2]&lt;=[.BC$1];[.BC$1]&lt;=[.$J2]);1;&quot;&quot;)">
            <text:p/>
          </table:table-cell>
          <table:table-cell table:style-name="ce11" table:formula="of:=IF(AND([.$I2]&lt;=[.BD$1];[.BD$1]&lt;=[.$J2]);1;&quot;&quot;)">
            <text:p/>
          </table:table-cell>
          <table:table-cell table:style-name="ce11" table:formula="of:=IF(AND([.$I2]&lt;=[.BE$1];[.BE$1]&lt;=[.$J2]);1;&quot;&quot;)">
            <text:p/>
          </table:table-cell>
          <table:table-cell table:style-name="ce11" table:formula="of:=IF(AND([.$I2]&lt;=[.BF$1];[.BF$1]&lt;=[.$J2]);1;&quot;&quot;)">
            <text:p/>
          </table:table-cell>
          <table:table-cell table:style-name="ce11" table:formula="of:=IF(AND([.$I2]&lt;=[.BG$1];[.BG$1]&lt;=[.$J2]);1;&quot;&quot;)">
            <text:p/>
          </table:table-cell>
          <table:table-cell table:style-name="ce11" table:formula="of:=IF(AND([.$I2]&lt;=[.BH$1];[.BH$1]&lt;=[.$J2]);1;&quot;&quot;)">
            <text:p/>
          </table:table-cell>
          <table:table-cell table:style-name="ce11" table:formula="of:=IF(AND([.$I2]&lt;=[.BI$1];[.BI$1]&lt;=[.$J2]);1;&quot;&quot;)">
            <text:p/>
          </table:table-cell>
          <table:table-cell table:style-name="ce11" table:formula="of:=IF(AND([.$I2]&lt;=[.BJ$1];[.BJ$1]&lt;=[.$J2]);1;&quot;&quot;)">
            <text:p/>
          </table:table-cell>
          <table:table-cell table:style-name="ce11" table:formula="of:=IF(AND([.$I2]&lt;=[.BK$1];[.BK$1]&lt;=[.$J2]);1;&quot;&quot;)">
            <text:p/>
          </table:table-cell>
          <table:table-cell table:style-name="ce11" table:formula="of:=IF(AND([.$I2]&lt;=[.BL$1];[.BL$1]&lt;=[.$J2]);1;&quot;&quot;)">
            <text:p/>
          </table:table-cell>
          <table:table-cell table:style-name="ce11" table:formula="of:=IF(AND([.$I2]&lt;=[.BM$1];[.BM$1]&lt;=[.$J2]);1;&quot;&quot;)">
            <text:p/>
          </table:table-cell>
          <table:table-cell table:style-name="ce11" table:formula="of:=IF(AND([.$I2]&lt;=[.BN$1];[.BN$1]&lt;=[.$J2]);1;&quot;&quot;)">
            <text:p/>
          </table:table-cell>
          <table:table-cell table:style-name="ce11" table:formula="of:=IF(AND([.$I2]&lt;=[.BO$1];[.BO$1]&lt;=[.$J2]);1;&quot;&quot;)">
            <text:p/>
          </table:table-cell>
          <table:table-cell table:style-name="ce11" table:formula="of:=IF(AND([.$I2]&lt;=[.BP$1];[.BP$1]&lt;=[.$J2]);1;&quot;&quot;)">
            <text:p/>
          </table:table-cell>
          <table:table-cell table:style-name="ce11" table:formula="of:=IF(AND([.$I2]&lt;=[.BQ$1];[.BQ$1]&lt;=[.$J2]);1;&quot;&quot;)">
            <text:p/>
          </table:table-cell>
          <table:table-cell table:style-name="ce11" table:formula="of:=IF(AND([.$I2]&lt;=[.BR$1];[.BR$1]&lt;=[.$J2]);1;&quot;&quot;)">
            <text:p/>
          </table:table-cell>
          <table:table-cell table:style-name="ce11" table:formula="of:=IF(AND([.$I2]&lt;=[.BS$1];[.BS$1]&lt;=[.$J2]);1;&quot;&quot;)">
            <text:p/>
          </table:table-cell>
          <table:table-cell table:style-name="ce11" table:formula="of:=IF(AND([.$I2]&lt;=[.BT$1];[.BT$1]&lt;=[.$J2]);1;&quot;&quot;)">
            <text:p/>
          </table:table-cell>
          <table:table-cell table:style-name="ce11" table:formula="of:=IF(AND([.$I2]&lt;=[.BU$1];[.BU$1]&lt;=[.$J2]);1;&quot;&quot;)">
            <text:p/>
          </table:table-cell>
          <table:table-cell table:style-name="ce11" table:formula="of:=IF(AND([.$I2]&lt;=[.BV$1];[.BV$1]&lt;=[.$J2]);1;&quot;&quot;)">
            <text:p/>
          </table:table-cell>
          <table:table-cell table:style-name="ce11" table:formula="of:=IF(AND([.$I2]&lt;=[.BW$1];[.BW$1]&lt;=[.$J2]);1;&quot;&quot;)">
            <text:p/>
          </table:table-cell>
          <table:table-cell table:style-name="ce11" table:formula="of:=IF(AND([.$I2]&lt;=[.BX$1];[.BX$1]&lt;=[.$J2]);1;&quot;&quot;)">
            <text:p/>
          </table:table-cell>
          <table:table-cell table:style-name="ce11" table:formula="of:=IF(AND([.$I2]&lt;=[.BY$1];[.BY$1]&lt;=[.$J2]);1;&quot;&quot;)">
            <text:p/>
          </table:table-cell>
          <table:table-cell table:style-name="ce11" table:formula="of:=IF(AND([.$I2]&lt;=[.BZ$1];[.BZ$1]&lt;=[.$J2]);1;&quot;&quot;)">
            <text:p/>
          </table:table-cell>
          <table:table-cell table:style-name="ce11" table:formula="of:=IF(AND([.$I2]&lt;=[.CA$1];[.CA$1]&lt;=[.$J2]);1;&quot;&quot;)">
            <text:p/>
          </table:table-cell>
          <table:table-cell table:style-name="ce11" table:formula="of:=IF(AND([.$I2]&lt;=[.CB$1];[.CB$1]&lt;=[.$J2]);1;&quot;&quot;)">
            <text:p/>
          </table:table-cell>
          <table:table-cell table:style-name="ce11" table:formula="of:=IF(AND([.$I2]&lt;=[.CC$1];[.CC$1]&lt;=[.$J2]);1;&quot;&quot;)">
            <text:p/>
          </table:table-cell>
          <table:table-cell table:style-name="ce11" table:formula="of:=IF(AND([.$I2]&lt;=[.CD$1];[.CD$1]&lt;=[.$J2]);1;&quot;&quot;)">
            <text:p/>
          </table:table-cell>
          <table:table-cell table:style-name="ce11" table:formula="of:=IF(AND([.$I2]&lt;=[.CE$1];[.CE$1]&lt;=[.$J2]);1;&quot;&quot;)">
            <text:p/>
          </table:table-cell>
          <table:table-cell table:style-name="ce11" table:formula="of:=IF(AND([.$I2]&lt;=[.CF$1];[.CF$1]&lt;=[.$J2]);1;&quot;&quot;)">
            <text:p/>
          </table:table-cell>
          <table:table-cell table:style-name="ce11" table:formula="of:=IF(AND([.$I2]&lt;=[.CG$1];[.CG$1]&lt;=[.$J2]);1;&quot;&quot;)">
            <text:p/>
          </table:table-cell>
          <table:table-cell table:style-name="ce11" table:formula="of:=IF(AND([.$I2]&lt;=[.CH$1];[.CH$1]&lt;=[.$J2]);1;&quot;&quot;)">
            <text:p/>
          </table:table-cell>
          <table:table-cell table:style-name="ce11" table:formula="of:=IF(AND([.$I2]&lt;=[.CI$1];[.CI$1]&lt;=[.$J2]);1;&quot;&quot;)">
            <text:p/>
          </table:table-cell>
          <table:table-cell table:style-name="ce11" table:formula="of:=IF(AND([.$I2]&lt;=[.CJ$1];[.CJ$1]&lt;=[.$J2]);1;&quot;&quot;)">
            <text:p/>
          </table:table-cell>
          <table:table-cell table:style-name="ce11" table:formula="of:=IF(AND([.$I2]&lt;=[.CK$1];[.CK$1]&lt;=[.$J2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3];[.$A:.$J];10;0)" office:value-type="float" office:value="0" calcext:value-type="float">
            <text:p>0</text:p>
          </table:table-cell>
          <table:table-cell table:style-name="ce8" table:formula="of:=VLOOKUP([.D3];[.$A:.$J];10;0)" office:value-type="float" office:value="0" calcext:value-type="float">
            <text:p>0</text:p>
          </table:table-cell>
          <table:table-cell table:style-name="ce8" table:formula="of:=VLOOKUP([.E3];[.$A:.$J];10;0)" office:value-type="float" office:value="0" calcext:value-type="float">
            <text:p>0</text:p>
          </table:table-cell>
          <table:table-cell table:style-name="ce9" table:formula="of:=[.J3]-[.B3]+1" office:value-type="float" office:value="1" calcext:value-type="float">
            <text:p>1</text:p>
          </table:table-cell>
          <table:table-cell table:style-name="ce10" table:formula="of:=[.B3]+MAX([.F3:.H3])" office:value-type="float" office:value="3" calcext:value-type="float">
            <text:p>3</text:p>
          </table:table-cell>
          <table:table-cell table:style-name="ce11" table:formula="of:=IF(AND([.$I3]&lt;=[.K$1];[.K$1]&lt;=[.$J3]);1;&quot;&quot;)" office:value-type="float" office:value="1" calcext:value-type="float">
            <text:p>1</text:p>
          </table:table-cell>
          <table:table-cell table:style-name="ce11" table:formula="of:=IF(AND([.$I3]&lt;=[.L$1];[.L$1]&lt;=[.$J3]);1;&quot;&quot;)" office:value-type="float" office:value="1" calcext:value-type="float">
            <text:p>1</text:p>
          </table:table-cell>
          <table:table-cell table:style-name="ce11" table:formula="of:=IF(AND([.$I3]&lt;=[.M$1];[.M$1]&lt;=[.$J3]);1;&quot;&quot;)" office:value-type="float" office:value="1" calcext:value-type="float">
            <text:p>1</text:p>
          </table:table-cell>
          <table:table-cell table:style-name="ce11" table:formula="of:=IF(AND([.$I3]&lt;=[.N$1];[.N$1]&lt;=[.$J3]);1;&quot;&quot;)">
            <text:p/>
          </table:table-cell>
          <table:table-cell table:style-name="ce11" table:formula="of:=IF(AND([.$I3]&lt;=[.O$1];[.O$1]&lt;=[.$J3]);1;&quot;&quot;)">
            <text:p/>
          </table:table-cell>
          <table:table-cell table:style-name="ce11" table:formula="of:=IF(AND([.$I3]&lt;=[.P$1];[.P$1]&lt;=[.$J3]);1;&quot;&quot;)">
            <text:p/>
          </table:table-cell>
          <table:table-cell table:style-name="ce11" table:formula="of:=IF(AND([.$I3]&lt;=[.Q$1];[.Q$1]&lt;=[.$J3]);1;&quot;&quot;)">
            <text:p/>
          </table:table-cell>
          <table:table-cell table:style-name="ce11" table:formula="of:=IF(AND([.$I3]&lt;=[.R$1];[.R$1]&lt;=[.$J3]);1;&quot;&quot;)">
            <text:p/>
          </table:table-cell>
          <table:table-cell table:style-name="ce11" table:formula="of:=IF(AND([.$I3]&lt;=[.S$1];[.S$1]&lt;=[.$J3]);1;&quot;&quot;)">
            <text:p/>
          </table:table-cell>
          <table:table-cell table:style-name="ce11" table:formula="of:=IF(AND([.$I3]&lt;=[.T$1];[.T$1]&lt;=[.$J3]);1;&quot;&quot;)">
            <text:p/>
          </table:table-cell>
          <table:table-cell table:style-name="ce11" table:formula="of:=IF(AND([.$I3]&lt;=[.U$1];[.U$1]&lt;=[.$J3]);1;&quot;&quot;)">
            <text:p/>
          </table:table-cell>
          <table:table-cell table:style-name="ce12" table:formula="of:=IF(AND([.$I3]&lt;=[.V$1];[.V$1]&lt;=[.$J3]);1;&quot;&quot;)">
            <text:p/>
          </table:table-cell>
          <table:table-cell table:style-name="ce11" table:formula="of:=IF(AND([.$I3]&lt;=[.W$1];[.W$1]&lt;=[.$J3]);1;&quot;&quot;)">
            <text:p/>
          </table:table-cell>
          <table:table-cell table:style-name="ce11" table:formula="of:=IF(AND([.$I3]&lt;=[.X$1];[.X$1]&lt;=[.$J3]);1;&quot;&quot;)">
            <text:p/>
          </table:table-cell>
          <table:table-cell table:style-name="ce11" table:formula="of:=IF(AND([.$I3]&lt;=[.Y$1];[.Y$1]&lt;=[.$J3]);1;&quot;&quot;)">
            <text:p/>
          </table:table-cell>
          <table:table-cell table:style-name="ce11" table:formula="of:=IF(AND([.$I3]&lt;=[.Z$1];[.Z$1]&lt;=[.$J3]);1;&quot;&quot;)">
            <text:p/>
          </table:table-cell>
          <table:table-cell table:style-name="ce11" table:formula="of:=IF(AND([.$I3]&lt;=[.AA$1];[.AA$1]&lt;=[.$J3]);1;&quot;&quot;)">
            <text:p/>
          </table:table-cell>
          <table:table-cell table:style-name="ce11" table:formula="of:=IF(AND([.$I3]&lt;=[.AB$1];[.AB$1]&lt;=[.$J3]);1;&quot;&quot;)">
            <text:p/>
          </table:table-cell>
          <table:table-cell table:style-name="ce11" table:formula="of:=IF(AND([.$I3]&lt;=[.AC$1];[.AC$1]&lt;=[.$J3]);1;&quot;&quot;)">
            <text:p/>
          </table:table-cell>
          <table:table-cell table:style-name="ce11" table:formula="of:=IF(AND([.$I3]&lt;=[.AD$1];[.AD$1]&lt;=[.$J3]);1;&quot;&quot;)">
            <text:p/>
          </table:table-cell>
          <table:table-cell table:style-name="ce11" table:formula="of:=IF(AND([.$I3]&lt;=[.AE$1];[.AE$1]&lt;=[.$J3]);1;&quot;&quot;)">
            <text:p/>
          </table:table-cell>
          <table:table-cell table:style-name="ce11" table:formula="of:=IF(AND([.$I3]&lt;=[.AF$1];[.AF$1]&lt;=[.$J3]);1;&quot;&quot;)">
            <text:p/>
          </table:table-cell>
          <table:table-cell table:style-name="ce11" table:formula="of:=IF(AND([.$I3]&lt;=[.AG$1];[.AG$1]&lt;=[.$J3]);1;&quot;&quot;)">
            <text:p/>
          </table:table-cell>
          <table:table-cell table:style-name="ce11" table:formula="of:=IF(AND([.$I3]&lt;=[.AH$1];[.AH$1]&lt;=[.$J3]);1;&quot;&quot;)">
            <text:p/>
          </table:table-cell>
          <table:table-cell table:style-name="ce11" table:formula="of:=IF(AND([.$I3]&lt;=[.AI$1];[.AI$1]&lt;=[.$J3]);1;&quot;&quot;)">
            <text:p/>
          </table:table-cell>
          <table:table-cell table:style-name="ce11" table:formula="of:=IF(AND([.$I3]&lt;=[.AJ$1];[.AJ$1]&lt;=[.$J3]);1;&quot;&quot;)">
            <text:p/>
          </table:table-cell>
          <table:table-cell table:style-name="ce11" table:formula="of:=IF(AND([.$I3]&lt;=[.AK$1];[.AK$1]&lt;=[.$J3]);1;&quot;&quot;)">
            <text:p/>
          </table:table-cell>
          <table:table-cell table:style-name="ce11" table:formula="of:=IF(AND([.$I3]&lt;=[.AL$1];[.AL$1]&lt;=[.$J3]);1;&quot;&quot;)">
            <text:p/>
          </table:table-cell>
          <table:table-cell table:style-name="ce11" table:formula="of:=IF(AND([.$I3]&lt;=[.AM$1];[.AM$1]&lt;=[.$J3]);1;&quot;&quot;)">
            <text:p/>
          </table:table-cell>
          <table:table-cell table:style-name="ce11" table:formula="of:=IF(AND([.$I3]&lt;=[.AN$1];[.AN$1]&lt;=[.$J3]);1;&quot;&quot;)">
            <text:p/>
          </table:table-cell>
          <table:table-cell table:style-name="ce11" table:formula="of:=IF(AND([.$I3]&lt;=[.AO$1];[.AO$1]&lt;=[.$J3]);1;&quot;&quot;)">
            <text:p/>
          </table:table-cell>
          <table:table-cell table:style-name="ce11" table:formula="of:=IF(AND([.$I3]&lt;=[.AP$1];[.AP$1]&lt;=[.$J3]);1;&quot;&quot;)">
            <text:p/>
          </table:table-cell>
          <table:table-cell table:style-name="ce11" table:formula="of:=IF(AND([.$I3]&lt;=[.AQ$1];[.AQ$1]&lt;=[.$J3]);1;&quot;&quot;)">
            <text:p/>
          </table:table-cell>
          <table:table-cell table:style-name="ce11" table:formula="of:=IF(AND([.$I3]&lt;=[.AR$1];[.AR$1]&lt;=[.$J3]);1;&quot;&quot;)">
            <text:p/>
          </table:table-cell>
          <table:table-cell table:style-name="ce11" table:formula="of:=IF(AND([.$I3]&lt;=[.AS$1];[.AS$1]&lt;=[.$J3]);1;&quot;&quot;)">
            <text:p/>
          </table:table-cell>
          <table:table-cell table:style-name="ce11" table:formula="of:=IF(AND([.$I3]&lt;=[.AT$1];[.AT$1]&lt;=[.$J3]);1;&quot;&quot;)">
            <text:p/>
          </table:table-cell>
          <table:table-cell table:style-name="ce11" table:formula="of:=IF(AND([.$I3]&lt;=[.AU$1];[.AU$1]&lt;=[.$J3]);1;&quot;&quot;)">
            <text:p/>
          </table:table-cell>
          <table:table-cell table:style-name="ce11" table:formula="of:=IF(AND([.$I3]&lt;=[.AV$1];[.AV$1]&lt;=[.$J3]);1;&quot;&quot;)">
            <text:p/>
          </table:table-cell>
          <table:table-cell table:style-name="ce11" table:formula="of:=IF(AND([.$I3]&lt;=[.AW$1];[.AW$1]&lt;=[.$J3]);1;&quot;&quot;)">
            <text:p/>
          </table:table-cell>
          <table:table-cell table:style-name="ce11" table:formula="of:=IF(AND([.$I3]&lt;=[.AX$1];[.AX$1]&lt;=[.$J3]);1;&quot;&quot;)">
            <text:p/>
          </table:table-cell>
          <table:table-cell table:style-name="ce11" table:formula="of:=IF(AND([.$I3]&lt;=[.AY$1];[.AY$1]&lt;=[.$J3]);1;&quot;&quot;)">
            <text:p/>
          </table:table-cell>
          <table:table-cell table:style-name="ce11" table:formula="of:=IF(AND([.$I3]&lt;=[.AZ$1];[.AZ$1]&lt;=[.$J3]);1;&quot;&quot;)">
            <text:p/>
          </table:table-cell>
          <table:table-cell table:style-name="ce11" table:formula="of:=IF(AND([.$I3]&lt;=[.BA$1];[.BA$1]&lt;=[.$J3]);1;&quot;&quot;)">
            <text:p/>
          </table:table-cell>
          <table:table-cell table:style-name="ce11" table:formula="of:=IF(AND([.$I3]&lt;=[.BB$1];[.BB$1]&lt;=[.$J3]);1;&quot;&quot;)">
            <text:p/>
          </table:table-cell>
          <table:table-cell table:style-name="ce11" table:formula="of:=IF(AND([.$I3]&lt;=[.BC$1];[.BC$1]&lt;=[.$J3]);1;&quot;&quot;)">
            <text:p/>
          </table:table-cell>
          <table:table-cell table:style-name="ce11" table:formula="of:=IF(AND([.$I3]&lt;=[.BD$1];[.BD$1]&lt;=[.$J3]);1;&quot;&quot;)">
            <text:p/>
          </table:table-cell>
          <table:table-cell table:style-name="ce11" table:formula="of:=IF(AND([.$I3]&lt;=[.BE$1];[.BE$1]&lt;=[.$J3]);1;&quot;&quot;)">
            <text:p/>
          </table:table-cell>
          <table:table-cell table:style-name="ce11" table:formula="of:=IF(AND([.$I3]&lt;=[.BF$1];[.BF$1]&lt;=[.$J3]);1;&quot;&quot;)">
            <text:p/>
          </table:table-cell>
          <table:table-cell table:style-name="ce11" table:formula="of:=IF(AND([.$I3]&lt;=[.BG$1];[.BG$1]&lt;=[.$J3]);1;&quot;&quot;)">
            <text:p/>
          </table:table-cell>
          <table:table-cell table:style-name="ce11" table:formula="of:=IF(AND([.$I3]&lt;=[.BH$1];[.BH$1]&lt;=[.$J3]);1;&quot;&quot;)">
            <text:p/>
          </table:table-cell>
          <table:table-cell table:style-name="ce11" table:formula="of:=IF(AND([.$I3]&lt;=[.BI$1];[.BI$1]&lt;=[.$J3]);1;&quot;&quot;)">
            <text:p/>
          </table:table-cell>
          <table:table-cell table:style-name="ce11" table:formula="of:=IF(AND([.$I3]&lt;=[.BJ$1];[.BJ$1]&lt;=[.$J3]);1;&quot;&quot;)">
            <text:p/>
          </table:table-cell>
          <table:table-cell table:style-name="ce11" table:formula="of:=IF(AND([.$I3]&lt;=[.BK$1];[.BK$1]&lt;=[.$J3]);1;&quot;&quot;)">
            <text:p/>
          </table:table-cell>
          <table:table-cell table:style-name="ce11" table:formula="of:=IF(AND([.$I3]&lt;=[.BL$1];[.BL$1]&lt;=[.$J3]);1;&quot;&quot;)">
            <text:p/>
          </table:table-cell>
          <table:table-cell table:style-name="ce11" table:formula="of:=IF(AND([.$I3]&lt;=[.BM$1];[.BM$1]&lt;=[.$J3]);1;&quot;&quot;)">
            <text:p/>
          </table:table-cell>
          <table:table-cell table:style-name="ce11" table:formula="of:=IF(AND([.$I3]&lt;=[.BN$1];[.BN$1]&lt;=[.$J3]);1;&quot;&quot;)">
            <text:p/>
          </table:table-cell>
          <table:table-cell table:style-name="ce11" table:formula="of:=IF(AND([.$I3]&lt;=[.BO$1];[.BO$1]&lt;=[.$J3]);1;&quot;&quot;)">
            <text:p/>
          </table:table-cell>
          <table:table-cell table:style-name="ce11" table:formula="of:=IF(AND([.$I3]&lt;=[.BP$1];[.BP$1]&lt;=[.$J3]);1;&quot;&quot;)">
            <text:p/>
          </table:table-cell>
          <table:table-cell table:style-name="ce11" table:formula="of:=IF(AND([.$I3]&lt;=[.BQ$1];[.BQ$1]&lt;=[.$J3]);1;&quot;&quot;)">
            <text:p/>
          </table:table-cell>
          <table:table-cell table:style-name="ce11" table:formula="of:=IF(AND([.$I3]&lt;=[.BR$1];[.BR$1]&lt;=[.$J3]);1;&quot;&quot;)">
            <text:p/>
          </table:table-cell>
          <table:table-cell table:style-name="ce11" table:formula="of:=IF(AND([.$I3]&lt;=[.BS$1];[.BS$1]&lt;=[.$J3]);1;&quot;&quot;)">
            <text:p/>
          </table:table-cell>
          <table:table-cell table:style-name="ce11" table:formula="of:=IF(AND([.$I3]&lt;=[.BT$1];[.BT$1]&lt;=[.$J3]);1;&quot;&quot;)">
            <text:p/>
          </table:table-cell>
          <table:table-cell table:style-name="ce11" table:formula="of:=IF(AND([.$I3]&lt;=[.BU$1];[.BU$1]&lt;=[.$J3]);1;&quot;&quot;)">
            <text:p/>
          </table:table-cell>
          <table:table-cell table:style-name="ce11" table:formula="of:=IF(AND([.$I3]&lt;=[.BV$1];[.BV$1]&lt;=[.$J3]);1;&quot;&quot;)">
            <text:p/>
          </table:table-cell>
          <table:table-cell table:style-name="ce11" table:formula="of:=IF(AND([.$I3]&lt;=[.BW$1];[.BW$1]&lt;=[.$J3]);1;&quot;&quot;)">
            <text:p/>
          </table:table-cell>
          <table:table-cell table:style-name="ce11" table:formula="of:=IF(AND([.$I3]&lt;=[.BX$1];[.BX$1]&lt;=[.$J3]);1;&quot;&quot;)">
            <text:p/>
          </table:table-cell>
          <table:table-cell table:style-name="ce11" table:formula="of:=IF(AND([.$I3]&lt;=[.BY$1];[.BY$1]&lt;=[.$J3]);1;&quot;&quot;)">
            <text:p/>
          </table:table-cell>
          <table:table-cell table:style-name="ce11" table:formula="of:=IF(AND([.$I3]&lt;=[.BZ$1];[.BZ$1]&lt;=[.$J3]);1;&quot;&quot;)">
            <text:p/>
          </table:table-cell>
          <table:table-cell table:style-name="ce11" table:formula="of:=IF(AND([.$I3]&lt;=[.CA$1];[.CA$1]&lt;=[.$J3]);1;&quot;&quot;)">
            <text:p/>
          </table:table-cell>
          <table:table-cell table:style-name="ce11" table:formula="of:=IF(AND([.$I3]&lt;=[.CB$1];[.CB$1]&lt;=[.$J3]);1;&quot;&quot;)">
            <text:p/>
          </table:table-cell>
          <table:table-cell table:style-name="ce11" table:formula="of:=IF(AND([.$I3]&lt;=[.CC$1];[.CC$1]&lt;=[.$J3]);1;&quot;&quot;)">
            <text:p/>
          </table:table-cell>
          <table:table-cell table:style-name="ce11" table:formula="of:=IF(AND([.$I3]&lt;=[.CD$1];[.CD$1]&lt;=[.$J3]);1;&quot;&quot;)">
            <text:p/>
          </table:table-cell>
          <table:table-cell table:style-name="ce11" table:formula="of:=IF(AND([.$I3]&lt;=[.CE$1];[.CE$1]&lt;=[.$J3]);1;&quot;&quot;)">
            <text:p/>
          </table:table-cell>
          <table:table-cell table:style-name="ce11" table:formula="of:=IF(AND([.$I3]&lt;=[.CF$1];[.CF$1]&lt;=[.$J3]);1;&quot;&quot;)">
            <text:p/>
          </table:table-cell>
          <table:table-cell table:style-name="ce11" table:formula="of:=IF(AND([.$I3]&lt;=[.CG$1];[.CG$1]&lt;=[.$J3]);1;&quot;&quot;)">
            <text:p/>
          </table:table-cell>
          <table:table-cell table:style-name="ce11" table:formula="of:=IF(AND([.$I3]&lt;=[.CH$1];[.CH$1]&lt;=[.$J3]);1;&quot;&quot;)">
            <text:p/>
          </table:table-cell>
          <table:table-cell table:style-name="ce11" table:formula="of:=IF(AND([.$I3]&lt;=[.CI$1];[.CI$1]&lt;=[.$J3]);1;&quot;&quot;)">
            <text:p/>
          </table:table-cell>
          <table:table-cell table:style-name="ce11" table:formula="of:=IF(AND([.$I3]&lt;=[.CJ$1];[.CJ$1]&lt;=[.$J3]);1;&quot;&quot;)">
            <text:p/>
          </table:table-cell>
          <table:table-cell table:style-name="ce11" table:formula="of:=IF(AND([.$I3]&lt;=[.CK$1];[.CK$1]&lt;=[.$J3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4];[.$A:.$J];10;0)" office:value-type="float" office:value="0" calcext:value-type="float">
            <text:p>0</text:p>
          </table:table-cell>
          <table:table-cell table:style-name="ce8" table:formula="of:=VLOOKUP([.D4];[.$A:.$J];10;0)" office:value-type="float" office:value="0" calcext:value-type="float">
            <text:p>0</text:p>
          </table:table-cell>
          <table:table-cell table:style-name="ce8" table:formula="of:=VLOOKUP([.E4];[.$A:.$J];10;0)" office:value-type="float" office:value="0" calcext:value-type="float">
            <text:p>0</text:p>
          </table:table-cell>
          <table:table-cell table:style-name="ce9" table:formula="of:=[.J4]-[.B4]+1" office:value-type="float" office:value="1" calcext:value-type="float">
            <text:p>1</text:p>
          </table:table-cell>
          <table:table-cell table:style-name="ce10" table:formula="of:=[.B4]+MAX([.F4:.H4])" office:value-type="float" office:value="4" calcext:value-type="float">
            <text:p>4</text:p>
          </table:table-cell>
          <table:table-cell table:style-name="ce11" table:formula="of:=IF(AND([.$I4]&lt;=[.K$1];[.K$1]&lt;=[.$J4]);1;&quot;&quot;)" office:value-type="float" office:value="1" calcext:value-type="float">
            <text:p>1</text:p>
          </table:table-cell>
          <table:table-cell table:style-name="ce11" table:formula="of:=IF(AND([.$I4]&lt;=[.L$1];[.L$1]&lt;=[.$J4]);1;&quot;&quot;)" office:value-type="float" office:value="1" calcext:value-type="float">
            <text:p>1</text:p>
          </table:table-cell>
          <table:table-cell table:style-name="ce11" table:formula="of:=IF(AND([.$I4]&lt;=[.M$1];[.M$1]&lt;=[.$J4]);1;&quot;&quot;)" office:value-type="float" office:value="1" calcext:value-type="float">
            <text:p>1</text:p>
          </table:table-cell>
          <table:table-cell table:style-name="ce11" table:formula="of:=IF(AND([.$I4]&lt;=[.N$1];[.N$1]&lt;=[.$J4]);1;&quot;&quot;)" office:value-type="float" office:value="1" calcext:value-type="float">
            <text:p>1</text:p>
          </table:table-cell>
          <table:table-cell table:style-name="ce11" table:formula="of:=IF(AND([.$I4]&lt;=[.O$1];[.O$1]&lt;=[.$J4]);1;&quot;&quot;)">
            <text:p/>
          </table:table-cell>
          <table:table-cell table:style-name="ce11" table:formula="of:=IF(AND([.$I4]&lt;=[.P$1];[.P$1]&lt;=[.$J4]);1;&quot;&quot;)">
            <text:p/>
          </table:table-cell>
          <table:table-cell table:style-name="ce11" table:formula="of:=IF(AND([.$I4]&lt;=[.Q$1];[.Q$1]&lt;=[.$J4]);1;&quot;&quot;)">
            <text:p/>
          </table:table-cell>
          <table:table-cell table:style-name="ce11" table:formula="of:=IF(AND([.$I4]&lt;=[.R$1];[.R$1]&lt;=[.$J4]);1;&quot;&quot;)">
            <text:p/>
          </table:table-cell>
          <table:table-cell table:style-name="ce11" table:formula="of:=IF(AND([.$I4]&lt;=[.S$1];[.S$1]&lt;=[.$J4]);1;&quot;&quot;)">
            <text:p/>
          </table:table-cell>
          <table:table-cell table:style-name="ce11" table:formula="of:=IF(AND([.$I4]&lt;=[.T$1];[.T$1]&lt;=[.$J4]);1;&quot;&quot;)">
            <text:p/>
          </table:table-cell>
          <table:table-cell table:style-name="ce11" table:formula="of:=IF(AND([.$I4]&lt;=[.U$1];[.U$1]&lt;=[.$J4]);1;&quot;&quot;)">
            <text:p/>
          </table:table-cell>
          <table:table-cell table:style-name="ce12" table:formula="of:=IF(AND([.$I4]&lt;=[.V$1];[.V$1]&lt;=[.$J4]);1;&quot;&quot;)">
            <text:p/>
          </table:table-cell>
          <table:table-cell table:style-name="ce11" table:formula="of:=IF(AND([.$I4]&lt;=[.W$1];[.W$1]&lt;=[.$J4]);1;&quot;&quot;)">
            <text:p/>
          </table:table-cell>
          <table:table-cell table:style-name="ce11" table:formula="of:=IF(AND([.$I4]&lt;=[.X$1];[.X$1]&lt;=[.$J4]);1;&quot;&quot;)">
            <text:p/>
          </table:table-cell>
          <table:table-cell table:style-name="ce11" table:formula="of:=IF(AND([.$I4]&lt;=[.Y$1];[.Y$1]&lt;=[.$J4]);1;&quot;&quot;)">
            <text:p/>
          </table:table-cell>
          <table:table-cell table:style-name="ce11" table:formula="of:=IF(AND([.$I4]&lt;=[.Z$1];[.Z$1]&lt;=[.$J4]);1;&quot;&quot;)">
            <text:p/>
          </table:table-cell>
          <table:table-cell table:style-name="ce11" table:formula="of:=IF(AND([.$I4]&lt;=[.AA$1];[.AA$1]&lt;=[.$J4]);1;&quot;&quot;)">
            <text:p/>
          </table:table-cell>
          <table:table-cell table:style-name="ce11" table:formula="of:=IF(AND([.$I4]&lt;=[.AB$1];[.AB$1]&lt;=[.$J4]);1;&quot;&quot;)">
            <text:p/>
          </table:table-cell>
          <table:table-cell table:style-name="ce11" table:formula="of:=IF(AND([.$I4]&lt;=[.AC$1];[.AC$1]&lt;=[.$J4]);1;&quot;&quot;)">
            <text:p/>
          </table:table-cell>
          <table:table-cell table:style-name="ce11" table:formula="of:=IF(AND([.$I4]&lt;=[.AD$1];[.AD$1]&lt;=[.$J4]);1;&quot;&quot;)">
            <text:p/>
          </table:table-cell>
          <table:table-cell table:style-name="ce11" table:formula="of:=IF(AND([.$I4]&lt;=[.AE$1];[.AE$1]&lt;=[.$J4]);1;&quot;&quot;)">
            <text:p/>
          </table:table-cell>
          <table:table-cell table:style-name="ce11" table:formula="of:=IF(AND([.$I4]&lt;=[.AF$1];[.AF$1]&lt;=[.$J4]);1;&quot;&quot;)">
            <text:p/>
          </table:table-cell>
          <table:table-cell table:style-name="ce11" table:formula="of:=IF(AND([.$I4]&lt;=[.AG$1];[.AG$1]&lt;=[.$J4]);1;&quot;&quot;)">
            <text:p/>
          </table:table-cell>
          <table:table-cell table:style-name="ce11" table:formula="of:=IF(AND([.$I4]&lt;=[.AH$1];[.AH$1]&lt;=[.$J4]);1;&quot;&quot;)">
            <text:p/>
          </table:table-cell>
          <table:table-cell table:style-name="ce11" table:formula="of:=IF(AND([.$I4]&lt;=[.AI$1];[.AI$1]&lt;=[.$J4]);1;&quot;&quot;)">
            <text:p/>
          </table:table-cell>
          <table:table-cell table:style-name="ce11" table:formula="of:=IF(AND([.$I4]&lt;=[.AJ$1];[.AJ$1]&lt;=[.$J4]);1;&quot;&quot;)">
            <text:p/>
          </table:table-cell>
          <table:table-cell table:style-name="ce11" table:formula="of:=IF(AND([.$I4]&lt;=[.AK$1];[.AK$1]&lt;=[.$J4]);1;&quot;&quot;)">
            <text:p/>
          </table:table-cell>
          <table:table-cell table:style-name="ce11" table:formula="of:=IF(AND([.$I4]&lt;=[.AL$1];[.AL$1]&lt;=[.$J4]);1;&quot;&quot;)">
            <text:p/>
          </table:table-cell>
          <table:table-cell table:style-name="ce11" table:formula="of:=IF(AND([.$I4]&lt;=[.AM$1];[.AM$1]&lt;=[.$J4]);1;&quot;&quot;)">
            <text:p/>
          </table:table-cell>
          <table:table-cell table:style-name="ce11" table:formula="of:=IF(AND([.$I4]&lt;=[.AN$1];[.AN$1]&lt;=[.$J4]);1;&quot;&quot;)">
            <text:p/>
          </table:table-cell>
          <table:table-cell table:style-name="ce11" table:formula="of:=IF(AND([.$I4]&lt;=[.AO$1];[.AO$1]&lt;=[.$J4]);1;&quot;&quot;)">
            <text:p/>
          </table:table-cell>
          <table:table-cell table:style-name="ce11" table:formula="of:=IF(AND([.$I4]&lt;=[.AP$1];[.AP$1]&lt;=[.$J4]);1;&quot;&quot;)">
            <text:p/>
          </table:table-cell>
          <table:table-cell table:style-name="ce11" table:formula="of:=IF(AND([.$I4]&lt;=[.AQ$1];[.AQ$1]&lt;=[.$J4]);1;&quot;&quot;)">
            <text:p/>
          </table:table-cell>
          <table:table-cell table:style-name="ce11" table:formula="of:=IF(AND([.$I4]&lt;=[.AR$1];[.AR$1]&lt;=[.$J4]);1;&quot;&quot;)">
            <text:p/>
          </table:table-cell>
          <table:table-cell table:style-name="ce11" table:formula="of:=IF(AND([.$I4]&lt;=[.AS$1];[.AS$1]&lt;=[.$J4]);1;&quot;&quot;)">
            <text:p/>
          </table:table-cell>
          <table:table-cell table:style-name="ce11" table:formula="of:=IF(AND([.$I4]&lt;=[.AT$1];[.AT$1]&lt;=[.$J4]);1;&quot;&quot;)">
            <text:p/>
          </table:table-cell>
          <table:table-cell table:style-name="ce11" table:formula="of:=IF(AND([.$I4]&lt;=[.AU$1];[.AU$1]&lt;=[.$J4]);1;&quot;&quot;)">
            <text:p/>
          </table:table-cell>
          <table:table-cell table:style-name="ce11" table:formula="of:=IF(AND([.$I4]&lt;=[.AV$1];[.AV$1]&lt;=[.$J4]);1;&quot;&quot;)">
            <text:p/>
          </table:table-cell>
          <table:table-cell table:style-name="ce11" table:formula="of:=IF(AND([.$I4]&lt;=[.AW$1];[.AW$1]&lt;=[.$J4]);1;&quot;&quot;)">
            <text:p/>
          </table:table-cell>
          <table:table-cell table:style-name="ce11" table:formula="of:=IF(AND([.$I4]&lt;=[.AX$1];[.AX$1]&lt;=[.$J4]);1;&quot;&quot;)">
            <text:p/>
          </table:table-cell>
          <table:table-cell table:style-name="ce11" table:formula="of:=IF(AND([.$I4]&lt;=[.AY$1];[.AY$1]&lt;=[.$J4]);1;&quot;&quot;)">
            <text:p/>
          </table:table-cell>
          <table:table-cell table:style-name="ce11" table:formula="of:=IF(AND([.$I4]&lt;=[.AZ$1];[.AZ$1]&lt;=[.$J4]);1;&quot;&quot;)">
            <text:p/>
          </table:table-cell>
          <table:table-cell table:style-name="ce11" table:formula="of:=IF(AND([.$I4]&lt;=[.BA$1];[.BA$1]&lt;=[.$J4]);1;&quot;&quot;)">
            <text:p/>
          </table:table-cell>
          <table:table-cell table:style-name="ce11" table:formula="of:=IF(AND([.$I4]&lt;=[.BB$1];[.BB$1]&lt;=[.$J4]);1;&quot;&quot;)">
            <text:p/>
          </table:table-cell>
          <table:table-cell table:style-name="ce11" table:formula="of:=IF(AND([.$I4]&lt;=[.BC$1];[.BC$1]&lt;=[.$J4]);1;&quot;&quot;)">
            <text:p/>
          </table:table-cell>
          <table:table-cell table:style-name="ce11" table:formula="of:=IF(AND([.$I4]&lt;=[.BD$1];[.BD$1]&lt;=[.$J4]);1;&quot;&quot;)">
            <text:p/>
          </table:table-cell>
          <table:table-cell table:style-name="ce11" table:formula="of:=IF(AND([.$I4]&lt;=[.BE$1];[.BE$1]&lt;=[.$J4]);1;&quot;&quot;)">
            <text:p/>
          </table:table-cell>
          <table:table-cell table:style-name="ce11" table:formula="of:=IF(AND([.$I4]&lt;=[.BF$1];[.BF$1]&lt;=[.$J4]);1;&quot;&quot;)">
            <text:p/>
          </table:table-cell>
          <table:table-cell table:style-name="ce11" table:formula="of:=IF(AND([.$I4]&lt;=[.BG$1];[.BG$1]&lt;=[.$J4]);1;&quot;&quot;)">
            <text:p/>
          </table:table-cell>
          <table:table-cell table:style-name="ce11" table:formula="of:=IF(AND([.$I4]&lt;=[.BH$1];[.BH$1]&lt;=[.$J4]);1;&quot;&quot;)">
            <text:p/>
          </table:table-cell>
          <table:table-cell table:style-name="ce11" table:formula="of:=IF(AND([.$I4]&lt;=[.BI$1];[.BI$1]&lt;=[.$J4]);1;&quot;&quot;)">
            <text:p/>
          </table:table-cell>
          <table:table-cell table:style-name="ce11" table:formula="of:=IF(AND([.$I4]&lt;=[.BJ$1];[.BJ$1]&lt;=[.$J4]);1;&quot;&quot;)">
            <text:p/>
          </table:table-cell>
          <table:table-cell table:style-name="ce11" table:formula="of:=IF(AND([.$I4]&lt;=[.BK$1];[.BK$1]&lt;=[.$J4]);1;&quot;&quot;)">
            <text:p/>
          </table:table-cell>
          <table:table-cell table:style-name="ce11" table:formula="of:=IF(AND([.$I4]&lt;=[.BL$1];[.BL$1]&lt;=[.$J4]);1;&quot;&quot;)">
            <text:p/>
          </table:table-cell>
          <table:table-cell table:style-name="ce11" table:formula="of:=IF(AND([.$I4]&lt;=[.BM$1];[.BM$1]&lt;=[.$J4]);1;&quot;&quot;)">
            <text:p/>
          </table:table-cell>
          <table:table-cell table:style-name="ce11" table:formula="of:=IF(AND([.$I4]&lt;=[.BN$1];[.BN$1]&lt;=[.$J4]);1;&quot;&quot;)">
            <text:p/>
          </table:table-cell>
          <table:table-cell table:style-name="ce11" table:formula="of:=IF(AND([.$I4]&lt;=[.BO$1];[.BO$1]&lt;=[.$J4]);1;&quot;&quot;)">
            <text:p/>
          </table:table-cell>
          <table:table-cell table:style-name="ce11" table:formula="of:=IF(AND([.$I4]&lt;=[.BP$1];[.BP$1]&lt;=[.$J4]);1;&quot;&quot;)">
            <text:p/>
          </table:table-cell>
          <table:table-cell table:style-name="ce11" table:formula="of:=IF(AND([.$I4]&lt;=[.BQ$1];[.BQ$1]&lt;=[.$J4]);1;&quot;&quot;)">
            <text:p/>
          </table:table-cell>
          <table:table-cell table:style-name="ce11" table:formula="of:=IF(AND([.$I4]&lt;=[.BR$1];[.BR$1]&lt;=[.$J4]);1;&quot;&quot;)">
            <text:p/>
          </table:table-cell>
          <table:table-cell table:style-name="ce11" table:formula="of:=IF(AND([.$I4]&lt;=[.BS$1];[.BS$1]&lt;=[.$J4]);1;&quot;&quot;)">
            <text:p/>
          </table:table-cell>
          <table:table-cell table:style-name="ce11" table:formula="of:=IF(AND([.$I4]&lt;=[.BT$1];[.BT$1]&lt;=[.$J4]);1;&quot;&quot;)">
            <text:p/>
          </table:table-cell>
          <table:table-cell table:style-name="ce11" table:formula="of:=IF(AND([.$I4]&lt;=[.BU$1];[.BU$1]&lt;=[.$J4]);1;&quot;&quot;)">
            <text:p/>
          </table:table-cell>
          <table:table-cell table:style-name="ce11" table:formula="of:=IF(AND([.$I4]&lt;=[.BV$1];[.BV$1]&lt;=[.$J4]);1;&quot;&quot;)">
            <text:p/>
          </table:table-cell>
          <table:table-cell table:style-name="ce11" table:formula="of:=IF(AND([.$I4]&lt;=[.BW$1];[.BW$1]&lt;=[.$J4]);1;&quot;&quot;)">
            <text:p/>
          </table:table-cell>
          <table:table-cell table:style-name="ce11" table:formula="of:=IF(AND([.$I4]&lt;=[.BX$1];[.BX$1]&lt;=[.$J4]);1;&quot;&quot;)">
            <text:p/>
          </table:table-cell>
          <table:table-cell table:style-name="ce11" table:formula="of:=IF(AND([.$I4]&lt;=[.BY$1];[.BY$1]&lt;=[.$J4]);1;&quot;&quot;)">
            <text:p/>
          </table:table-cell>
          <table:table-cell table:style-name="ce11" table:formula="of:=IF(AND([.$I4]&lt;=[.BZ$1];[.BZ$1]&lt;=[.$J4]);1;&quot;&quot;)">
            <text:p/>
          </table:table-cell>
          <table:table-cell table:style-name="ce11" table:formula="of:=IF(AND([.$I4]&lt;=[.CA$1];[.CA$1]&lt;=[.$J4]);1;&quot;&quot;)">
            <text:p/>
          </table:table-cell>
          <table:table-cell table:style-name="ce11" table:formula="of:=IF(AND([.$I4]&lt;=[.CB$1];[.CB$1]&lt;=[.$J4]);1;&quot;&quot;)">
            <text:p/>
          </table:table-cell>
          <table:table-cell table:style-name="ce11" table:formula="of:=IF(AND([.$I4]&lt;=[.CC$1];[.CC$1]&lt;=[.$J4]);1;&quot;&quot;)">
            <text:p/>
          </table:table-cell>
          <table:table-cell table:style-name="ce11" table:formula="of:=IF(AND([.$I4]&lt;=[.CD$1];[.CD$1]&lt;=[.$J4]);1;&quot;&quot;)">
            <text:p/>
          </table:table-cell>
          <table:table-cell table:style-name="ce11" table:formula="of:=IF(AND([.$I4]&lt;=[.CE$1];[.CE$1]&lt;=[.$J4]);1;&quot;&quot;)">
            <text:p/>
          </table:table-cell>
          <table:table-cell table:style-name="ce11" table:formula="of:=IF(AND([.$I4]&lt;=[.CF$1];[.CF$1]&lt;=[.$J4]);1;&quot;&quot;)">
            <text:p/>
          </table:table-cell>
          <table:table-cell table:style-name="ce11" table:formula="of:=IF(AND([.$I4]&lt;=[.CG$1];[.CG$1]&lt;=[.$J4]);1;&quot;&quot;)">
            <text:p/>
          </table:table-cell>
          <table:table-cell table:style-name="ce11" table:formula="of:=IF(AND([.$I4]&lt;=[.CH$1];[.CH$1]&lt;=[.$J4]);1;&quot;&quot;)">
            <text:p/>
          </table:table-cell>
          <table:table-cell table:style-name="ce11" table:formula="of:=IF(AND([.$I4]&lt;=[.CI$1];[.CI$1]&lt;=[.$J4]);1;&quot;&quot;)">
            <text:p/>
          </table:table-cell>
          <table:table-cell table:style-name="ce11" table:formula="of:=IF(AND([.$I4]&lt;=[.CJ$1];[.CJ$1]&lt;=[.$J4]);1;&quot;&quot;)">
            <text:p/>
          </table:table-cell>
          <table:table-cell table:style-name="ce11" table:formula="of:=IF(AND([.$I4]&lt;=[.CK$1];[.CK$1]&lt;=[.$J4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5];[.$A:.$J];10;0)" office:value-type="float" office:value="0" calcext:value-type="float">
            <text:p>0</text:p>
          </table:table-cell>
          <table:table-cell table:style-name="ce8" table:formula="of:=VLOOKUP([.D5];[.$A:.$J];10;0)" office:value-type="float" office:value="0" calcext:value-type="float">
            <text:p>0</text:p>
          </table:table-cell>
          <table:table-cell table:style-name="ce8" table:formula="of:=VLOOKUP([.E5];[.$A:.$J];10;0)" office:value-type="float" office:value="0" calcext:value-type="float">
            <text:p>0</text:p>
          </table:table-cell>
          <table:table-cell table:style-name="ce9" table:formula="of:=[.J5]-[.B5]+1" office:value-type="float" office:value="1" calcext:value-type="float">
            <text:p>1</text:p>
          </table:table-cell>
          <table:table-cell table:style-name="ce10" table:formula="of:=[.B5]+MAX([.F5:.H5])" office:value-type="float" office:value="5" calcext:value-type="float">
            <text:p>5</text:p>
          </table:table-cell>
          <table:table-cell table:style-name="ce11" table:formula="of:=IF(AND([.$I5]&lt;=[.K$1];[.K$1]&lt;=[.$J5]);1;&quot;&quot;)" office:value-type="float" office:value="1" calcext:value-type="float">
            <text:p>1</text:p>
          </table:table-cell>
          <table:table-cell table:style-name="ce11" table:formula="of:=IF(AND([.$I5]&lt;=[.L$1];[.L$1]&lt;=[.$J5]);1;&quot;&quot;)" office:value-type="float" office:value="1" calcext:value-type="float">
            <text:p>1</text:p>
          </table:table-cell>
          <table:table-cell table:style-name="ce11" table:formula="of:=IF(AND([.$I5]&lt;=[.M$1];[.M$1]&lt;=[.$J5]);1;&quot;&quot;)" office:value-type="float" office:value="1" calcext:value-type="float">
            <text:p>1</text:p>
          </table:table-cell>
          <table:table-cell table:style-name="ce11" table:formula="of:=IF(AND([.$I5]&lt;=[.N$1];[.N$1]&lt;=[.$J5]);1;&quot;&quot;)" office:value-type="float" office:value="1" calcext:value-type="float">
            <text:p>1</text:p>
          </table:table-cell>
          <table:table-cell table:style-name="ce11" table:formula="of:=IF(AND([.$I5]&lt;=[.O$1];[.O$1]&lt;=[.$J5]);1;&quot;&quot;)" office:value-type="float" office:value="1" calcext:value-type="float">
            <text:p>1</text:p>
          </table:table-cell>
          <table:table-cell table:style-name="ce11" table:formula="of:=IF(AND([.$I5]&lt;=[.P$1];[.P$1]&lt;=[.$J5]);1;&quot;&quot;)">
            <text:p/>
          </table:table-cell>
          <table:table-cell table:style-name="ce11" table:formula="of:=IF(AND([.$I5]&lt;=[.Q$1];[.Q$1]&lt;=[.$J5]);1;&quot;&quot;)">
            <text:p/>
          </table:table-cell>
          <table:table-cell table:style-name="ce11" table:formula="of:=IF(AND([.$I5]&lt;=[.R$1];[.R$1]&lt;=[.$J5]);1;&quot;&quot;)">
            <text:p/>
          </table:table-cell>
          <table:table-cell table:style-name="ce11" table:formula="of:=IF(AND([.$I5]&lt;=[.S$1];[.S$1]&lt;=[.$J5]);1;&quot;&quot;)">
            <text:p/>
          </table:table-cell>
          <table:table-cell table:style-name="ce11" table:formula="of:=IF(AND([.$I5]&lt;=[.T$1];[.T$1]&lt;=[.$J5]);1;&quot;&quot;)">
            <text:p/>
          </table:table-cell>
          <table:table-cell table:style-name="ce11" table:formula="of:=IF(AND([.$I5]&lt;=[.U$1];[.U$1]&lt;=[.$J5]);1;&quot;&quot;)">
            <text:p/>
          </table:table-cell>
          <table:table-cell table:style-name="ce12" table:formula="of:=IF(AND([.$I5]&lt;=[.V$1];[.V$1]&lt;=[.$J5]);1;&quot;&quot;)">
            <text:p/>
          </table:table-cell>
          <table:table-cell table:style-name="ce11" table:formula="of:=IF(AND([.$I5]&lt;=[.W$1];[.W$1]&lt;=[.$J5]);1;&quot;&quot;)">
            <text:p/>
          </table:table-cell>
          <table:table-cell table:style-name="ce11" table:formula="of:=IF(AND([.$I5]&lt;=[.X$1];[.X$1]&lt;=[.$J5]);1;&quot;&quot;)">
            <text:p/>
          </table:table-cell>
          <table:table-cell table:style-name="ce11" table:formula="of:=IF(AND([.$I5]&lt;=[.Y$1];[.Y$1]&lt;=[.$J5]);1;&quot;&quot;)">
            <text:p/>
          </table:table-cell>
          <table:table-cell table:style-name="ce11" table:formula="of:=IF(AND([.$I5]&lt;=[.Z$1];[.Z$1]&lt;=[.$J5]);1;&quot;&quot;)">
            <text:p/>
          </table:table-cell>
          <table:table-cell table:style-name="ce11" table:formula="of:=IF(AND([.$I5]&lt;=[.AA$1];[.AA$1]&lt;=[.$J5]);1;&quot;&quot;)">
            <text:p/>
          </table:table-cell>
          <table:table-cell table:style-name="ce11" table:formula="of:=IF(AND([.$I5]&lt;=[.AB$1];[.AB$1]&lt;=[.$J5]);1;&quot;&quot;)">
            <text:p/>
          </table:table-cell>
          <table:table-cell table:style-name="ce11" table:formula="of:=IF(AND([.$I5]&lt;=[.AC$1];[.AC$1]&lt;=[.$J5]);1;&quot;&quot;)">
            <text:p/>
          </table:table-cell>
          <table:table-cell table:style-name="ce11" table:formula="of:=IF(AND([.$I5]&lt;=[.AD$1];[.AD$1]&lt;=[.$J5]);1;&quot;&quot;)">
            <text:p/>
          </table:table-cell>
          <table:table-cell table:style-name="ce11" table:formula="of:=IF(AND([.$I5]&lt;=[.AE$1];[.AE$1]&lt;=[.$J5]);1;&quot;&quot;)">
            <text:p/>
          </table:table-cell>
          <table:table-cell table:style-name="ce11" table:formula="of:=IF(AND([.$I5]&lt;=[.AF$1];[.AF$1]&lt;=[.$J5]);1;&quot;&quot;)">
            <text:p/>
          </table:table-cell>
          <table:table-cell table:style-name="ce11" table:formula="of:=IF(AND([.$I5]&lt;=[.AG$1];[.AG$1]&lt;=[.$J5]);1;&quot;&quot;)">
            <text:p/>
          </table:table-cell>
          <table:table-cell table:style-name="ce11" table:formula="of:=IF(AND([.$I5]&lt;=[.AH$1];[.AH$1]&lt;=[.$J5]);1;&quot;&quot;)">
            <text:p/>
          </table:table-cell>
          <table:table-cell table:style-name="ce11" table:formula="of:=IF(AND([.$I5]&lt;=[.AI$1];[.AI$1]&lt;=[.$J5]);1;&quot;&quot;)">
            <text:p/>
          </table:table-cell>
          <table:table-cell table:style-name="ce11" table:formula="of:=IF(AND([.$I5]&lt;=[.AJ$1];[.AJ$1]&lt;=[.$J5]);1;&quot;&quot;)">
            <text:p/>
          </table:table-cell>
          <table:table-cell table:style-name="ce11" table:formula="of:=IF(AND([.$I5]&lt;=[.AK$1];[.AK$1]&lt;=[.$J5]);1;&quot;&quot;)">
            <text:p/>
          </table:table-cell>
          <table:table-cell table:style-name="ce11" table:formula="of:=IF(AND([.$I5]&lt;=[.AL$1];[.AL$1]&lt;=[.$J5]);1;&quot;&quot;)">
            <text:p/>
          </table:table-cell>
          <table:table-cell table:style-name="ce11" table:formula="of:=IF(AND([.$I5]&lt;=[.AM$1];[.AM$1]&lt;=[.$J5]);1;&quot;&quot;)">
            <text:p/>
          </table:table-cell>
          <table:table-cell table:style-name="ce11" table:formula="of:=IF(AND([.$I5]&lt;=[.AN$1];[.AN$1]&lt;=[.$J5]);1;&quot;&quot;)">
            <text:p/>
          </table:table-cell>
          <table:table-cell table:style-name="ce11" table:formula="of:=IF(AND([.$I5]&lt;=[.AO$1];[.AO$1]&lt;=[.$J5]);1;&quot;&quot;)">
            <text:p/>
          </table:table-cell>
          <table:table-cell table:style-name="ce11" table:formula="of:=IF(AND([.$I5]&lt;=[.AP$1];[.AP$1]&lt;=[.$J5]);1;&quot;&quot;)">
            <text:p/>
          </table:table-cell>
          <table:table-cell table:style-name="ce11" table:formula="of:=IF(AND([.$I5]&lt;=[.AQ$1];[.AQ$1]&lt;=[.$J5]);1;&quot;&quot;)">
            <text:p/>
          </table:table-cell>
          <table:table-cell table:style-name="ce11" table:formula="of:=IF(AND([.$I5]&lt;=[.AR$1];[.AR$1]&lt;=[.$J5]);1;&quot;&quot;)">
            <text:p/>
          </table:table-cell>
          <table:table-cell table:style-name="ce11" table:formula="of:=IF(AND([.$I5]&lt;=[.AS$1];[.AS$1]&lt;=[.$J5]);1;&quot;&quot;)">
            <text:p/>
          </table:table-cell>
          <table:table-cell table:style-name="ce11" table:formula="of:=IF(AND([.$I5]&lt;=[.AT$1];[.AT$1]&lt;=[.$J5]);1;&quot;&quot;)">
            <text:p/>
          </table:table-cell>
          <table:table-cell table:style-name="ce11" table:formula="of:=IF(AND([.$I5]&lt;=[.AU$1];[.AU$1]&lt;=[.$J5]);1;&quot;&quot;)">
            <text:p/>
          </table:table-cell>
          <table:table-cell table:style-name="ce11" table:formula="of:=IF(AND([.$I5]&lt;=[.AV$1];[.AV$1]&lt;=[.$J5]);1;&quot;&quot;)">
            <text:p/>
          </table:table-cell>
          <table:table-cell table:style-name="ce11" table:formula="of:=IF(AND([.$I5]&lt;=[.AW$1];[.AW$1]&lt;=[.$J5]);1;&quot;&quot;)">
            <text:p/>
          </table:table-cell>
          <table:table-cell table:style-name="ce11" table:formula="of:=IF(AND([.$I5]&lt;=[.AX$1];[.AX$1]&lt;=[.$J5]);1;&quot;&quot;)">
            <text:p/>
          </table:table-cell>
          <table:table-cell table:style-name="ce11" table:formula="of:=IF(AND([.$I5]&lt;=[.AY$1];[.AY$1]&lt;=[.$J5]);1;&quot;&quot;)">
            <text:p/>
          </table:table-cell>
          <table:table-cell table:style-name="ce11" table:formula="of:=IF(AND([.$I5]&lt;=[.AZ$1];[.AZ$1]&lt;=[.$J5]);1;&quot;&quot;)">
            <text:p/>
          </table:table-cell>
          <table:table-cell table:style-name="ce11" table:formula="of:=IF(AND([.$I5]&lt;=[.BA$1];[.BA$1]&lt;=[.$J5]);1;&quot;&quot;)">
            <text:p/>
          </table:table-cell>
          <table:table-cell table:style-name="ce11" table:formula="of:=IF(AND([.$I5]&lt;=[.BB$1];[.BB$1]&lt;=[.$J5]);1;&quot;&quot;)">
            <text:p/>
          </table:table-cell>
          <table:table-cell table:style-name="ce11" table:formula="of:=IF(AND([.$I5]&lt;=[.BC$1];[.BC$1]&lt;=[.$J5]);1;&quot;&quot;)">
            <text:p/>
          </table:table-cell>
          <table:table-cell table:style-name="ce11" table:formula="of:=IF(AND([.$I5]&lt;=[.BD$1];[.BD$1]&lt;=[.$J5]);1;&quot;&quot;)">
            <text:p/>
          </table:table-cell>
          <table:table-cell table:style-name="ce11" table:formula="of:=IF(AND([.$I5]&lt;=[.BE$1];[.BE$1]&lt;=[.$J5]);1;&quot;&quot;)">
            <text:p/>
          </table:table-cell>
          <table:table-cell table:style-name="ce11" table:formula="of:=IF(AND([.$I5]&lt;=[.BF$1];[.BF$1]&lt;=[.$J5]);1;&quot;&quot;)">
            <text:p/>
          </table:table-cell>
          <table:table-cell table:style-name="ce11" table:formula="of:=IF(AND([.$I5]&lt;=[.BG$1];[.BG$1]&lt;=[.$J5]);1;&quot;&quot;)">
            <text:p/>
          </table:table-cell>
          <table:table-cell table:style-name="ce11" table:formula="of:=IF(AND([.$I5]&lt;=[.BH$1];[.BH$1]&lt;=[.$J5]);1;&quot;&quot;)">
            <text:p/>
          </table:table-cell>
          <table:table-cell table:style-name="ce11" table:formula="of:=IF(AND([.$I5]&lt;=[.BI$1];[.BI$1]&lt;=[.$J5]);1;&quot;&quot;)">
            <text:p/>
          </table:table-cell>
          <table:table-cell table:style-name="ce11" table:formula="of:=IF(AND([.$I5]&lt;=[.BJ$1];[.BJ$1]&lt;=[.$J5]);1;&quot;&quot;)">
            <text:p/>
          </table:table-cell>
          <table:table-cell table:style-name="ce11" table:formula="of:=IF(AND([.$I5]&lt;=[.BK$1];[.BK$1]&lt;=[.$J5]);1;&quot;&quot;)">
            <text:p/>
          </table:table-cell>
          <table:table-cell table:style-name="ce11" table:formula="of:=IF(AND([.$I5]&lt;=[.BL$1];[.BL$1]&lt;=[.$J5]);1;&quot;&quot;)">
            <text:p/>
          </table:table-cell>
          <table:table-cell table:style-name="ce11" table:formula="of:=IF(AND([.$I5]&lt;=[.BM$1];[.BM$1]&lt;=[.$J5]);1;&quot;&quot;)">
            <text:p/>
          </table:table-cell>
          <table:table-cell table:style-name="ce11" table:formula="of:=IF(AND([.$I5]&lt;=[.BN$1];[.BN$1]&lt;=[.$J5]);1;&quot;&quot;)">
            <text:p/>
          </table:table-cell>
          <table:table-cell table:style-name="ce11" table:formula="of:=IF(AND([.$I5]&lt;=[.BO$1];[.BO$1]&lt;=[.$J5]);1;&quot;&quot;)">
            <text:p/>
          </table:table-cell>
          <table:table-cell table:style-name="ce11" table:formula="of:=IF(AND([.$I5]&lt;=[.BP$1];[.BP$1]&lt;=[.$J5]);1;&quot;&quot;)">
            <text:p/>
          </table:table-cell>
          <table:table-cell table:style-name="ce11" table:formula="of:=IF(AND([.$I5]&lt;=[.BQ$1];[.BQ$1]&lt;=[.$J5]);1;&quot;&quot;)">
            <text:p/>
          </table:table-cell>
          <table:table-cell table:style-name="ce11" table:formula="of:=IF(AND([.$I5]&lt;=[.BR$1];[.BR$1]&lt;=[.$J5]);1;&quot;&quot;)">
            <text:p/>
          </table:table-cell>
          <table:table-cell table:style-name="ce11" table:formula="of:=IF(AND([.$I5]&lt;=[.BS$1];[.BS$1]&lt;=[.$J5]);1;&quot;&quot;)">
            <text:p/>
          </table:table-cell>
          <table:table-cell table:style-name="ce11" table:formula="of:=IF(AND([.$I5]&lt;=[.BT$1];[.BT$1]&lt;=[.$J5]);1;&quot;&quot;)">
            <text:p/>
          </table:table-cell>
          <table:table-cell table:style-name="ce11" table:formula="of:=IF(AND([.$I5]&lt;=[.BU$1];[.BU$1]&lt;=[.$J5]);1;&quot;&quot;)">
            <text:p/>
          </table:table-cell>
          <table:table-cell table:style-name="ce11" table:formula="of:=IF(AND([.$I5]&lt;=[.BV$1];[.BV$1]&lt;=[.$J5]);1;&quot;&quot;)">
            <text:p/>
          </table:table-cell>
          <table:table-cell table:style-name="ce11" table:formula="of:=IF(AND([.$I5]&lt;=[.BW$1];[.BW$1]&lt;=[.$J5]);1;&quot;&quot;)">
            <text:p/>
          </table:table-cell>
          <table:table-cell table:style-name="ce11" table:formula="of:=IF(AND([.$I5]&lt;=[.BX$1];[.BX$1]&lt;=[.$J5]);1;&quot;&quot;)">
            <text:p/>
          </table:table-cell>
          <table:table-cell table:style-name="ce11" table:formula="of:=IF(AND([.$I5]&lt;=[.BY$1];[.BY$1]&lt;=[.$J5]);1;&quot;&quot;)">
            <text:p/>
          </table:table-cell>
          <table:table-cell table:style-name="ce11" table:formula="of:=IF(AND([.$I5]&lt;=[.BZ$1];[.BZ$1]&lt;=[.$J5]);1;&quot;&quot;)">
            <text:p/>
          </table:table-cell>
          <table:table-cell table:style-name="ce11" table:formula="of:=IF(AND([.$I5]&lt;=[.CA$1];[.CA$1]&lt;=[.$J5]);1;&quot;&quot;)">
            <text:p/>
          </table:table-cell>
          <table:table-cell table:style-name="ce11" table:formula="of:=IF(AND([.$I5]&lt;=[.CB$1];[.CB$1]&lt;=[.$J5]);1;&quot;&quot;)">
            <text:p/>
          </table:table-cell>
          <table:table-cell table:style-name="ce11" table:formula="of:=IF(AND([.$I5]&lt;=[.CC$1];[.CC$1]&lt;=[.$J5]);1;&quot;&quot;)">
            <text:p/>
          </table:table-cell>
          <table:table-cell table:style-name="ce11" table:formula="of:=IF(AND([.$I5]&lt;=[.CD$1];[.CD$1]&lt;=[.$J5]);1;&quot;&quot;)">
            <text:p/>
          </table:table-cell>
          <table:table-cell table:style-name="ce11" table:formula="of:=IF(AND([.$I5]&lt;=[.CE$1];[.CE$1]&lt;=[.$J5]);1;&quot;&quot;)">
            <text:p/>
          </table:table-cell>
          <table:table-cell table:style-name="ce11" table:formula="of:=IF(AND([.$I5]&lt;=[.CF$1];[.CF$1]&lt;=[.$J5]);1;&quot;&quot;)">
            <text:p/>
          </table:table-cell>
          <table:table-cell table:style-name="ce11" table:formula="of:=IF(AND([.$I5]&lt;=[.CG$1];[.CG$1]&lt;=[.$J5]);1;&quot;&quot;)">
            <text:p/>
          </table:table-cell>
          <table:table-cell table:style-name="ce11" table:formula="of:=IF(AND([.$I5]&lt;=[.CH$1];[.CH$1]&lt;=[.$J5]);1;&quot;&quot;)">
            <text:p/>
          </table:table-cell>
          <table:table-cell table:style-name="ce11" table:formula="of:=IF(AND([.$I5]&lt;=[.CI$1];[.CI$1]&lt;=[.$J5]);1;&quot;&quot;)">
            <text:p/>
          </table:table-cell>
          <table:table-cell table:style-name="ce11" table:formula="of:=IF(AND([.$I5]&lt;=[.CJ$1];[.CJ$1]&lt;=[.$J5]);1;&quot;&quot;)">
            <text:p/>
          </table:table-cell>
          <table:table-cell table:style-name="ce11" table:formula="of:=IF(AND([.$I5]&lt;=[.CK$1];[.CK$1]&lt;=[.$J5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6];[.$A:.$J];10;0)" office:value-type="float" office:value="0" calcext:value-type="float">
            <text:p>0</text:p>
          </table:table-cell>
          <table:table-cell table:style-name="ce8" table:formula="of:=VLOOKUP([.D6];[.$A:.$J];10;0)" office:value-type="float" office:value="0" calcext:value-type="float">
            <text:p>0</text:p>
          </table:table-cell>
          <table:table-cell table:style-name="ce8" table:formula="of:=VLOOKUP([.E6];[.$A:.$J];10;0)" office:value-type="float" office:value="0" calcext:value-type="float">
            <text:p>0</text:p>
          </table:table-cell>
          <table:table-cell table:style-name="ce9" table:formula="of:=[.J6]-[.B6]+1" office:value-type="float" office:value="1" calcext:value-type="float">
            <text:p>1</text:p>
          </table:table-cell>
          <table:table-cell table:style-name="ce10" table:formula="of:=[.B6]+MAX([.F6:.H6])" office:value-type="float" office:value="5" calcext:value-type="float">
            <text:p>5</text:p>
          </table:table-cell>
          <table:table-cell table:style-name="ce11" table:formula="of:=IF(AND([.$I6]&lt;=[.K$1];[.K$1]&lt;=[.$J6]);1;&quot;&quot;)" office:value-type="float" office:value="1" calcext:value-type="float">
            <text:p>1</text:p>
          </table:table-cell>
          <table:table-cell table:style-name="ce11" table:formula="of:=IF(AND([.$I6]&lt;=[.L$1];[.L$1]&lt;=[.$J6]);1;&quot;&quot;)" office:value-type="float" office:value="1" calcext:value-type="float">
            <text:p>1</text:p>
          </table:table-cell>
          <table:table-cell table:style-name="ce11" table:formula="of:=IF(AND([.$I6]&lt;=[.M$1];[.M$1]&lt;=[.$J6]);1;&quot;&quot;)" office:value-type="float" office:value="1" calcext:value-type="float">
            <text:p>1</text:p>
          </table:table-cell>
          <table:table-cell table:style-name="ce11" table:formula="of:=IF(AND([.$I6]&lt;=[.N$1];[.N$1]&lt;=[.$J6]);1;&quot;&quot;)" office:value-type="float" office:value="1" calcext:value-type="float">
            <text:p>1</text:p>
          </table:table-cell>
          <table:table-cell table:style-name="ce11" table:formula="of:=IF(AND([.$I6]&lt;=[.O$1];[.O$1]&lt;=[.$J6]);1;&quot;&quot;)" office:value-type="float" office:value="1" calcext:value-type="float">
            <text:p>1</text:p>
          </table:table-cell>
          <table:table-cell table:style-name="ce11" table:formula="of:=IF(AND([.$I6]&lt;=[.P$1];[.P$1]&lt;=[.$J6]);1;&quot;&quot;)">
            <text:p/>
          </table:table-cell>
          <table:table-cell table:style-name="ce11" table:formula="of:=IF(AND([.$I6]&lt;=[.Q$1];[.Q$1]&lt;=[.$J6]);1;&quot;&quot;)">
            <text:p/>
          </table:table-cell>
          <table:table-cell table:style-name="ce11" table:formula="of:=IF(AND([.$I6]&lt;=[.R$1];[.R$1]&lt;=[.$J6]);1;&quot;&quot;)">
            <text:p/>
          </table:table-cell>
          <table:table-cell table:style-name="ce11" table:formula="of:=IF(AND([.$I6]&lt;=[.S$1];[.S$1]&lt;=[.$J6]);1;&quot;&quot;)">
            <text:p/>
          </table:table-cell>
          <table:table-cell table:style-name="ce11" table:formula="of:=IF(AND([.$I6]&lt;=[.T$1];[.T$1]&lt;=[.$J6]);1;&quot;&quot;)">
            <text:p/>
          </table:table-cell>
          <table:table-cell table:style-name="ce11" table:formula="of:=IF(AND([.$I6]&lt;=[.U$1];[.U$1]&lt;=[.$J6]);1;&quot;&quot;)">
            <text:p/>
          </table:table-cell>
          <table:table-cell table:style-name="ce12" table:formula="of:=IF(AND([.$I6]&lt;=[.V$1];[.V$1]&lt;=[.$J6]);1;&quot;&quot;)">
            <text:p/>
          </table:table-cell>
          <table:table-cell table:style-name="ce11" table:formula="of:=IF(AND([.$I6]&lt;=[.W$1];[.W$1]&lt;=[.$J6]);1;&quot;&quot;)">
            <text:p/>
          </table:table-cell>
          <table:table-cell table:style-name="ce11" table:formula="of:=IF(AND([.$I6]&lt;=[.X$1];[.X$1]&lt;=[.$J6]);1;&quot;&quot;)">
            <text:p/>
          </table:table-cell>
          <table:table-cell table:style-name="ce11" table:formula="of:=IF(AND([.$I6]&lt;=[.Y$1];[.Y$1]&lt;=[.$J6]);1;&quot;&quot;)">
            <text:p/>
          </table:table-cell>
          <table:table-cell table:style-name="ce11" table:formula="of:=IF(AND([.$I6]&lt;=[.Z$1];[.Z$1]&lt;=[.$J6]);1;&quot;&quot;)">
            <text:p/>
          </table:table-cell>
          <table:table-cell table:style-name="ce11" table:formula="of:=IF(AND([.$I6]&lt;=[.AA$1];[.AA$1]&lt;=[.$J6]);1;&quot;&quot;)">
            <text:p/>
          </table:table-cell>
          <table:table-cell table:style-name="ce11" table:formula="of:=IF(AND([.$I6]&lt;=[.AB$1];[.AB$1]&lt;=[.$J6]);1;&quot;&quot;)">
            <text:p/>
          </table:table-cell>
          <table:table-cell table:style-name="ce11" table:formula="of:=IF(AND([.$I6]&lt;=[.AC$1];[.AC$1]&lt;=[.$J6]);1;&quot;&quot;)">
            <text:p/>
          </table:table-cell>
          <table:table-cell table:style-name="ce11" table:formula="of:=IF(AND([.$I6]&lt;=[.AD$1];[.AD$1]&lt;=[.$J6]);1;&quot;&quot;)">
            <text:p/>
          </table:table-cell>
          <table:table-cell table:style-name="ce11" table:formula="of:=IF(AND([.$I6]&lt;=[.AE$1];[.AE$1]&lt;=[.$J6]);1;&quot;&quot;)">
            <text:p/>
          </table:table-cell>
          <table:table-cell table:style-name="ce11" table:formula="of:=IF(AND([.$I6]&lt;=[.AF$1];[.AF$1]&lt;=[.$J6]);1;&quot;&quot;)">
            <text:p/>
          </table:table-cell>
          <table:table-cell table:style-name="ce11" table:formula="of:=IF(AND([.$I6]&lt;=[.AG$1];[.AG$1]&lt;=[.$J6]);1;&quot;&quot;)">
            <text:p/>
          </table:table-cell>
          <table:table-cell table:style-name="ce11" table:formula="of:=IF(AND([.$I6]&lt;=[.AH$1];[.AH$1]&lt;=[.$J6]);1;&quot;&quot;)">
            <text:p/>
          </table:table-cell>
          <table:table-cell table:style-name="ce11" table:formula="of:=IF(AND([.$I6]&lt;=[.AI$1];[.AI$1]&lt;=[.$J6]);1;&quot;&quot;)">
            <text:p/>
          </table:table-cell>
          <table:table-cell table:style-name="ce11" table:formula="of:=IF(AND([.$I6]&lt;=[.AJ$1];[.AJ$1]&lt;=[.$J6]);1;&quot;&quot;)">
            <text:p/>
          </table:table-cell>
          <table:table-cell table:style-name="ce11" table:formula="of:=IF(AND([.$I6]&lt;=[.AK$1];[.AK$1]&lt;=[.$J6]);1;&quot;&quot;)">
            <text:p/>
          </table:table-cell>
          <table:table-cell table:style-name="ce11" table:formula="of:=IF(AND([.$I6]&lt;=[.AL$1];[.AL$1]&lt;=[.$J6]);1;&quot;&quot;)">
            <text:p/>
          </table:table-cell>
          <table:table-cell table:style-name="ce11" table:formula="of:=IF(AND([.$I6]&lt;=[.AM$1];[.AM$1]&lt;=[.$J6]);1;&quot;&quot;)">
            <text:p/>
          </table:table-cell>
          <table:table-cell table:style-name="ce11" table:formula="of:=IF(AND([.$I6]&lt;=[.AN$1];[.AN$1]&lt;=[.$J6]);1;&quot;&quot;)">
            <text:p/>
          </table:table-cell>
          <table:table-cell table:style-name="ce11" table:formula="of:=IF(AND([.$I6]&lt;=[.AO$1];[.AO$1]&lt;=[.$J6]);1;&quot;&quot;)">
            <text:p/>
          </table:table-cell>
          <table:table-cell table:style-name="ce11" table:formula="of:=IF(AND([.$I6]&lt;=[.AP$1];[.AP$1]&lt;=[.$J6]);1;&quot;&quot;)">
            <text:p/>
          </table:table-cell>
          <table:table-cell table:style-name="ce11" table:formula="of:=IF(AND([.$I6]&lt;=[.AQ$1];[.AQ$1]&lt;=[.$J6]);1;&quot;&quot;)">
            <text:p/>
          </table:table-cell>
          <table:table-cell table:style-name="ce11" table:formula="of:=IF(AND([.$I6]&lt;=[.AR$1];[.AR$1]&lt;=[.$J6]);1;&quot;&quot;)">
            <text:p/>
          </table:table-cell>
          <table:table-cell table:style-name="ce11" table:formula="of:=IF(AND([.$I6]&lt;=[.AS$1];[.AS$1]&lt;=[.$J6]);1;&quot;&quot;)">
            <text:p/>
          </table:table-cell>
          <table:table-cell table:style-name="ce11" table:formula="of:=IF(AND([.$I6]&lt;=[.AT$1];[.AT$1]&lt;=[.$J6]);1;&quot;&quot;)">
            <text:p/>
          </table:table-cell>
          <table:table-cell table:style-name="ce11" table:formula="of:=IF(AND([.$I6]&lt;=[.AU$1];[.AU$1]&lt;=[.$J6]);1;&quot;&quot;)">
            <text:p/>
          </table:table-cell>
          <table:table-cell table:style-name="ce11" table:formula="of:=IF(AND([.$I6]&lt;=[.AV$1];[.AV$1]&lt;=[.$J6]);1;&quot;&quot;)">
            <text:p/>
          </table:table-cell>
          <table:table-cell table:style-name="ce11" table:formula="of:=IF(AND([.$I6]&lt;=[.AW$1];[.AW$1]&lt;=[.$J6]);1;&quot;&quot;)">
            <text:p/>
          </table:table-cell>
          <table:table-cell table:style-name="ce11" table:formula="of:=IF(AND([.$I6]&lt;=[.AX$1];[.AX$1]&lt;=[.$J6]);1;&quot;&quot;)">
            <text:p/>
          </table:table-cell>
          <table:table-cell table:style-name="ce11" table:formula="of:=IF(AND([.$I6]&lt;=[.AY$1];[.AY$1]&lt;=[.$J6]);1;&quot;&quot;)">
            <text:p/>
          </table:table-cell>
          <table:table-cell table:style-name="ce11" table:formula="of:=IF(AND([.$I6]&lt;=[.AZ$1];[.AZ$1]&lt;=[.$J6]);1;&quot;&quot;)">
            <text:p/>
          </table:table-cell>
          <table:table-cell table:style-name="ce11" table:formula="of:=IF(AND([.$I6]&lt;=[.BA$1];[.BA$1]&lt;=[.$J6]);1;&quot;&quot;)">
            <text:p/>
          </table:table-cell>
          <table:table-cell table:style-name="ce11" table:formula="of:=IF(AND([.$I6]&lt;=[.BB$1];[.BB$1]&lt;=[.$J6]);1;&quot;&quot;)">
            <text:p/>
          </table:table-cell>
          <table:table-cell table:style-name="ce11" table:formula="of:=IF(AND([.$I6]&lt;=[.BC$1];[.BC$1]&lt;=[.$J6]);1;&quot;&quot;)">
            <text:p/>
          </table:table-cell>
          <table:table-cell table:style-name="ce11" table:formula="of:=IF(AND([.$I6]&lt;=[.BD$1];[.BD$1]&lt;=[.$J6]);1;&quot;&quot;)">
            <text:p/>
          </table:table-cell>
          <table:table-cell table:style-name="ce11" table:formula="of:=IF(AND([.$I6]&lt;=[.BE$1];[.BE$1]&lt;=[.$J6]);1;&quot;&quot;)">
            <text:p/>
          </table:table-cell>
          <table:table-cell table:style-name="ce11" table:formula="of:=IF(AND([.$I6]&lt;=[.BF$1];[.BF$1]&lt;=[.$J6]);1;&quot;&quot;)">
            <text:p/>
          </table:table-cell>
          <table:table-cell table:style-name="ce11" table:formula="of:=IF(AND([.$I6]&lt;=[.BG$1];[.BG$1]&lt;=[.$J6]);1;&quot;&quot;)">
            <text:p/>
          </table:table-cell>
          <table:table-cell table:style-name="ce11" table:formula="of:=IF(AND([.$I6]&lt;=[.BH$1];[.BH$1]&lt;=[.$J6]);1;&quot;&quot;)">
            <text:p/>
          </table:table-cell>
          <table:table-cell table:style-name="ce11" table:formula="of:=IF(AND([.$I6]&lt;=[.BI$1];[.BI$1]&lt;=[.$J6]);1;&quot;&quot;)">
            <text:p/>
          </table:table-cell>
          <table:table-cell table:style-name="ce11" table:formula="of:=IF(AND([.$I6]&lt;=[.BJ$1];[.BJ$1]&lt;=[.$J6]);1;&quot;&quot;)">
            <text:p/>
          </table:table-cell>
          <table:table-cell table:style-name="ce11" table:formula="of:=IF(AND([.$I6]&lt;=[.BK$1];[.BK$1]&lt;=[.$J6]);1;&quot;&quot;)">
            <text:p/>
          </table:table-cell>
          <table:table-cell table:style-name="ce11" table:formula="of:=IF(AND([.$I6]&lt;=[.BL$1];[.BL$1]&lt;=[.$J6]);1;&quot;&quot;)">
            <text:p/>
          </table:table-cell>
          <table:table-cell table:style-name="ce11" table:formula="of:=IF(AND([.$I6]&lt;=[.BM$1];[.BM$1]&lt;=[.$J6]);1;&quot;&quot;)">
            <text:p/>
          </table:table-cell>
          <table:table-cell table:style-name="ce11" table:formula="of:=IF(AND([.$I6]&lt;=[.BN$1];[.BN$1]&lt;=[.$J6]);1;&quot;&quot;)">
            <text:p/>
          </table:table-cell>
          <table:table-cell table:style-name="ce11" table:formula="of:=IF(AND([.$I6]&lt;=[.BO$1];[.BO$1]&lt;=[.$J6]);1;&quot;&quot;)">
            <text:p/>
          </table:table-cell>
          <table:table-cell table:style-name="ce11" table:formula="of:=IF(AND([.$I6]&lt;=[.BP$1];[.BP$1]&lt;=[.$J6]);1;&quot;&quot;)">
            <text:p/>
          </table:table-cell>
          <table:table-cell table:style-name="ce11" table:formula="of:=IF(AND([.$I6]&lt;=[.BQ$1];[.BQ$1]&lt;=[.$J6]);1;&quot;&quot;)">
            <text:p/>
          </table:table-cell>
          <table:table-cell table:style-name="ce11" table:formula="of:=IF(AND([.$I6]&lt;=[.BR$1];[.BR$1]&lt;=[.$J6]);1;&quot;&quot;)">
            <text:p/>
          </table:table-cell>
          <table:table-cell table:style-name="ce11" table:formula="of:=IF(AND([.$I6]&lt;=[.BS$1];[.BS$1]&lt;=[.$J6]);1;&quot;&quot;)">
            <text:p/>
          </table:table-cell>
          <table:table-cell table:style-name="ce11" table:formula="of:=IF(AND([.$I6]&lt;=[.BT$1];[.BT$1]&lt;=[.$J6]);1;&quot;&quot;)">
            <text:p/>
          </table:table-cell>
          <table:table-cell table:style-name="ce11" table:formula="of:=IF(AND([.$I6]&lt;=[.BU$1];[.BU$1]&lt;=[.$J6]);1;&quot;&quot;)">
            <text:p/>
          </table:table-cell>
          <table:table-cell table:style-name="ce11" table:formula="of:=IF(AND([.$I6]&lt;=[.BV$1];[.BV$1]&lt;=[.$J6]);1;&quot;&quot;)">
            <text:p/>
          </table:table-cell>
          <table:table-cell table:style-name="ce11" table:formula="of:=IF(AND([.$I6]&lt;=[.BW$1];[.BW$1]&lt;=[.$J6]);1;&quot;&quot;)">
            <text:p/>
          </table:table-cell>
          <table:table-cell table:style-name="ce11" table:formula="of:=IF(AND([.$I6]&lt;=[.BX$1];[.BX$1]&lt;=[.$J6]);1;&quot;&quot;)">
            <text:p/>
          </table:table-cell>
          <table:table-cell table:style-name="ce11" table:formula="of:=IF(AND([.$I6]&lt;=[.BY$1];[.BY$1]&lt;=[.$J6]);1;&quot;&quot;)">
            <text:p/>
          </table:table-cell>
          <table:table-cell table:style-name="ce11" table:formula="of:=IF(AND([.$I6]&lt;=[.BZ$1];[.BZ$1]&lt;=[.$J6]);1;&quot;&quot;)">
            <text:p/>
          </table:table-cell>
          <table:table-cell table:style-name="ce11" table:formula="of:=IF(AND([.$I6]&lt;=[.CA$1];[.CA$1]&lt;=[.$J6]);1;&quot;&quot;)">
            <text:p/>
          </table:table-cell>
          <table:table-cell table:style-name="ce11" table:formula="of:=IF(AND([.$I6]&lt;=[.CB$1];[.CB$1]&lt;=[.$J6]);1;&quot;&quot;)">
            <text:p/>
          </table:table-cell>
          <table:table-cell table:style-name="ce11" table:formula="of:=IF(AND([.$I6]&lt;=[.CC$1];[.CC$1]&lt;=[.$J6]);1;&quot;&quot;)">
            <text:p/>
          </table:table-cell>
          <table:table-cell table:style-name="ce11" table:formula="of:=IF(AND([.$I6]&lt;=[.CD$1];[.CD$1]&lt;=[.$J6]);1;&quot;&quot;)">
            <text:p/>
          </table:table-cell>
          <table:table-cell table:style-name="ce11" table:formula="of:=IF(AND([.$I6]&lt;=[.CE$1];[.CE$1]&lt;=[.$J6]);1;&quot;&quot;)">
            <text:p/>
          </table:table-cell>
          <table:table-cell table:style-name="ce11" table:formula="of:=IF(AND([.$I6]&lt;=[.CF$1];[.CF$1]&lt;=[.$J6]);1;&quot;&quot;)">
            <text:p/>
          </table:table-cell>
          <table:table-cell table:style-name="ce11" table:formula="of:=IF(AND([.$I6]&lt;=[.CG$1];[.CG$1]&lt;=[.$J6]);1;&quot;&quot;)">
            <text:p/>
          </table:table-cell>
          <table:table-cell table:style-name="ce11" table:formula="of:=IF(AND([.$I6]&lt;=[.CH$1];[.CH$1]&lt;=[.$J6]);1;&quot;&quot;)">
            <text:p/>
          </table:table-cell>
          <table:table-cell table:style-name="ce11" table:formula="of:=IF(AND([.$I6]&lt;=[.CI$1];[.CI$1]&lt;=[.$J6]);1;&quot;&quot;)">
            <text:p/>
          </table:table-cell>
          <table:table-cell table:style-name="ce11" table:formula="of:=IF(AND([.$I6]&lt;=[.CJ$1];[.CJ$1]&lt;=[.$J6]);1;&quot;&quot;)">
            <text:p/>
          </table:table-cell>
          <table:table-cell table:style-name="ce11" table:formula="of:=IF(AND([.$I6]&lt;=[.CK$1];[.CK$1]&lt;=[.$J6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7];[.$A:.$J];10;0)" office:value-type="float" office:value="0" calcext:value-type="float">
            <text:p>0</text:p>
          </table:table-cell>
          <table:table-cell table:style-name="ce8" table:formula="of:=VLOOKUP([.D7];[.$A:.$J];10;0)" office:value-type="float" office:value="0" calcext:value-type="float">
            <text:p>0</text:p>
          </table:table-cell>
          <table:table-cell table:style-name="ce8" table:formula="of:=VLOOKUP([.E7];[.$A:.$J];10;0)" office:value-type="float" office:value="0" calcext:value-type="float">
            <text:p>0</text:p>
          </table:table-cell>
          <table:table-cell table:style-name="ce9" table:formula="of:=[.J7]-[.B7]+1" office:value-type="float" office:value="1" calcext:value-type="float">
            <text:p>1</text:p>
          </table:table-cell>
          <table:table-cell table:style-name="ce10" table:formula="of:=[.B7]+MAX([.F7:.H7])" office:value-type="float" office:value="5" calcext:value-type="float">
            <text:p>5</text:p>
          </table:table-cell>
          <table:table-cell table:style-name="ce11" table:formula="of:=IF(AND([.$I7]&lt;=[.K$1];[.K$1]&lt;=[.$J7]);1;&quot;&quot;)" office:value-type="float" office:value="1" calcext:value-type="float">
            <text:p>1</text:p>
          </table:table-cell>
          <table:table-cell table:style-name="ce11" table:formula="of:=IF(AND([.$I7]&lt;=[.L$1];[.L$1]&lt;=[.$J7]);1;&quot;&quot;)" office:value-type="float" office:value="1" calcext:value-type="float">
            <text:p>1</text:p>
          </table:table-cell>
          <table:table-cell table:style-name="ce11" table:formula="of:=IF(AND([.$I7]&lt;=[.M$1];[.M$1]&lt;=[.$J7]);1;&quot;&quot;)" office:value-type="float" office:value="1" calcext:value-type="float">
            <text:p>1</text:p>
          </table:table-cell>
          <table:table-cell table:style-name="ce11" table:formula="of:=IF(AND([.$I7]&lt;=[.N$1];[.N$1]&lt;=[.$J7]);1;&quot;&quot;)" office:value-type="float" office:value="1" calcext:value-type="float">
            <text:p>1</text:p>
          </table:table-cell>
          <table:table-cell table:style-name="ce11" table:formula="of:=IF(AND([.$I7]&lt;=[.O$1];[.O$1]&lt;=[.$J7]);1;&quot;&quot;)" office:value-type="float" office:value="1" calcext:value-type="float">
            <text:p>1</text:p>
          </table:table-cell>
          <table:table-cell table:style-name="ce11" table:formula="of:=IF(AND([.$I7]&lt;=[.P$1];[.P$1]&lt;=[.$J7]);1;&quot;&quot;)">
            <text:p/>
          </table:table-cell>
          <table:table-cell table:style-name="ce11" table:formula="of:=IF(AND([.$I7]&lt;=[.Q$1];[.Q$1]&lt;=[.$J7]);1;&quot;&quot;)">
            <text:p/>
          </table:table-cell>
          <table:table-cell table:style-name="ce11" table:formula="of:=IF(AND([.$I7]&lt;=[.R$1];[.R$1]&lt;=[.$J7]);1;&quot;&quot;)">
            <text:p/>
          </table:table-cell>
          <table:table-cell table:style-name="ce11" table:formula="of:=IF(AND([.$I7]&lt;=[.S$1];[.S$1]&lt;=[.$J7]);1;&quot;&quot;)">
            <text:p/>
          </table:table-cell>
          <table:table-cell table:style-name="ce11" table:formula="of:=IF(AND([.$I7]&lt;=[.T$1];[.T$1]&lt;=[.$J7]);1;&quot;&quot;)">
            <text:p/>
          </table:table-cell>
          <table:table-cell table:style-name="ce11" table:formula="of:=IF(AND([.$I7]&lt;=[.U$1];[.U$1]&lt;=[.$J7]);1;&quot;&quot;)">
            <text:p/>
          </table:table-cell>
          <table:table-cell table:style-name="ce12" table:formula="of:=IF(AND([.$I7]&lt;=[.V$1];[.V$1]&lt;=[.$J7]);1;&quot;&quot;)">
            <text:p/>
          </table:table-cell>
          <table:table-cell table:style-name="ce11" table:formula="of:=IF(AND([.$I7]&lt;=[.W$1];[.W$1]&lt;=[.$J7]);1;&quot;&quot;)">
            <text:p/>
          </table:table-cell>
          <table:table-cell table:style-name="ce11" table:formula="of:=IF(AND([.$I7]&lt;=[.X$1];[.X$1]&lt;=[.$J7]);1;&quot;&quot;)">
            <text:p/>
          </table:table-cell>
          <table:table-cell table:style-name="ce11" table:formula="of:=IF(AND([.$I7]&lt;=[.Y$1];[.Y$1]&lt;=[.$J7]);1;&quot;&quot;)">
            <text:p/>
          </table:table-cell>
          <table:table-cell table:style-name="ce11" table:formula="of:=IF(AND([.$I7]&lt;=[.Z$1];[.Z$1]&lt;=[.$J7]);1;&quot;&quot;)">
            <text:p/>
          </table:table-cell>
          <table:table-cell table:style-name="ce11" table:formula="of:=IF(AND([.$I7]&lt;=[.AA$1];[.AA$1]&lt;=[.$J7]);1;&quot;&quot;)">
            <text:p/>
          </table:table-cell>
          <table:table-cell table:style-name="ce11" table:formula="of:=IF(AND([.$I7]&lt;=[.AB$1];[.AB$1]&lt;=[.$J7]);1;&quot;&quot;)">
            <text:p/>
          </table:table-cell>
          <table:table-cell table:style-name="ce11" table:formula="of:=IF(AND([.$I7]&lt;=[.AC$1];[.AC$1]&lt;=[.$J7]);1;&quot;&quot;)">
            <text:p/>
          </table:table-cell>
          <table:table-cell table:style-name="ce11" table:formula="of:=IF(AND([.$I7]&lt;=[.AD$1];[.AD$1]&lt;=[.$J7]);1;&quot;&quot;)">
            <text:p/>
          </table:table-cell>
          <table:table-cell table:style-name="ce11" table:formula="of:=IF(AND([.$I7]&lt;=[.AE$1];[.AE$1]&lt;=[.$J7]);1;&quot;&quot;)">
            <text:p/>
          </table:table-cell>
          <table:table-cell table:style-name="ce11" table:formula="of:=IF(AND([.$I7]&lt;=[.AF$1];[.AF$1]&lt;=[.$J7]);1;&quot;&quot;)">
            <text:p/>
          </table:table-cell>
          <table:table-cell table:style-name="ce11" table:formula="of:=IF(AND([.$I7]&lt;=[.AG$1];[.AG$1]&lt;=[.$J7]);1;&quot;&quot;)">
            <text:p/>
          </table:table-cell>
          <table:table-cell table:style-name="ce11" table:formula="of:=IF(AND([.$I7]&lt;=[.AH$1];[.AH$1]&lt;=[.$J7]);1;&quot;&quot;)">
            <text:p/>
          </table:table-cell>
          <table:table-cell table:style-name="ce11" table:formula="of:=IF(AND([.$I7]&lt;=[.AI$1];[.AI$1]&lt;=[.$J7]);1;&quot;&quot;)">
            <text:p/>
          </table:table-cell>
          <table:table-cell table:style-name="ce11" table:formula="of:=IF(AND([.$I7]&lt;=[.AJ$1];[.AJ$1]&lt;=[.$J7]);1;&quot;&quot;)">
            <text:p/>
          </table:table-cell>
          <table:table-cell table:style-name="ce11" table:formula="of:=IF(AND([.$I7]&lt;=[.AK$1];[.AK$1]&lt;=[.$J7]);1;&quot;&quot;)">
            <text:p/>
          </table:table-cell>
          <table:table-cell table:style-name="ce11" table:formula="of:=IF(AND([.$I7]&lt;=[.AL$1];[.AL$1]&lt;=[.$J7]);1;&quot;&quot;)">
            <text:p/>
          </table:table-cell>
          <table:table-cell table:style-name="ce11" table:formula="of:=IF(AND([.$I7]&lt;=[.AM$1];[.AM$1]&lt;=[.$J7]);1;&quot;&quot;)">
            <text:p/>
          </table:table-cell>
          <table:table-cell table:style-name="ce11" table:formula="of:=IF(AND([.$I7]&lt;=[.AN$1];[.AN$1]&lt;=[.$J7]);1;&quot;&quot;)">
            <text:p/>
          </table:table-cell>
          <table:table-cell table:style-name="ce11" table:formula="of:=IF(AND([.$I7]&lt;=[.AO$1];[.AO$1]&lt;=[.$J7]);1;&quot;&quot;)">
            <text:p/>
          </table:table-cell>
          <table:table-cell table:style-name="ce11" table:formula="of:=IF(AND([.$I7]&lt;=[.AP$1];[.AP$1]&lt;=[.$J7]);1;&quot;&quot;)">
            <text:p/>
          </table:table-cell>
          <table:table-cell table:style-name="ce11" table:formula="of:=IF(AND([.$I7]&lt;=[.AQ$1];[.AQ$1]&lt;=[.$J7]);1;&quot;&quot;)">
            <text:p/>
          </table:table-cell>
          <table:table-cell table:style-name="ce11" table:formula="of:=IF(AND([.$I7]&lt;=[.AR$1];[.AR$1]&lt;=[.$J7]);1;&quot;&quot;)">
            <text:p/>
          </table:table-cell>
          <table:table-cell table:style-name="ce11" table:formula="of:=IF(AND([.$I7]&lt;=[.AS$1];[.AS$1]&lt;=[.$J7]);1;&quot;&quot;)">
            <text:p/>
          </table:table-cell>
          <table:table-cell table:style-name="ce11" table:formula="of:=IF(AND([.$I7]&lt;=[.AT$1];[.AT$1]&lt;=[.$J7]);1;&quot;&quot;)">
            <text:p/>
          </table:table-cell>
          <table:table-cell table:style-name="ce11" table:formula="of:=IF(AND([.$I7]&lt;=[.AU$1];[.AU$1]&lt;=[.$J7]);1;&quot;&quot;)">
            <text:p/>
          </table:table-cell>
          <table:table-cell table:style-name="ce11" table:formula="of:=IF(AND([.$I7]&lt;=[.AV$1];[.AV$1]&lt;=[.$J7]);1;&quot;&quot;)">
            <text:p/>
          </table:table-cell>
          <table:table-cell table:style-name="ce11" table:formula="of:=IF(AND([.$I7]&lt;=[.AW$1];[.AW$1]&lt;=[.$J7]);1;&quot;&quot;)">
            <text:p/>
          </table:table-cell>
          <table:table-cell table:style-name="ce11" table:formula="of:=IF(AND([.$I7]&lt;=[.AX$1];[.AX$1]&lt;=[.$J7]);1;&quot;&quot;)">
            <text:p/>
          </table:table-cell>
          <table:table-cell table:style-name="ce11" table:formula="of:=IF(AND([.$I7]&lt;=[.AY$1];[.AY$1]&lt;=[.$J7]);1;&quot;&quot;)">
            <text:p/>
          </table:table-cell>
          <table:table-cell table:style-name="ce11" table:formula="of:=IF(AND([.$I7]&lt;=[.AZ$1];[.AZ$1]&lt;=[.$J7]);1;&quot;&quot;)">
            <text:p/>
          </table:table-cell>
          <table:table-cell table:style-name="ce11" table:formula="of:=IF(AND([.$I7]&lt;=[.BA$1];[.BA$1]&lt;=[.$J7]);1;&quot;&quot;)">
            <text:p/>
          </table:table-cell>
          <table:table-cell table:style-name="ce11" table:formula="of:=IF(AND([.$I7]&lt;=[.BB$1];[.BB$1]&lt;=[.$J7]);1;&quot;&quot;)">
            <text:p/>
          </table:table-cell>
          <table:table-cell table:style-name="ce11" table:formula="of:=IF(AND([.$I7]&lt;=[.BC$1];[.BC$1]&lt;=[.$J7]);1;&quot;&quot;)">
            <text:p/>
          </table:table-cell>
          <table:table-cell table:style-name="ce11" table:formula="of:=IF(AND([.$I7]&lt;=[.BD$1];[.BD$1]&lt;=[.$J7]);1;&quot;&quot;)">
            <text:p/>
          </table:table-cell>
          <table:table-cell table:style-name="ce11" table:formula="of:=IF(AND([.$I7]&lt;=[.BE$1];[.BE$1]&lt;=[.$J7]);1;&quot;&quot;)">
            <text:p/>
          </table:table-cell>
          <table:table-cell table:style-name="ce11" table:formula="of:=IF(AND([.$I7]&lt;=[.BF$1];[.BF$1]&lt;=[.$J7]);1;&quot;&quot;)">
            <text:p/>
          </table:table-cell>
          <table:table-cell table:style-name="ce11" table:formula="of:=IF(AND([.$I7]&lt;=[.BG$1];[.BG$1]&lt;=[.$J7]);1;&quot;&quot;)">
            <text:p/>
          </table:table-cell>
          <table:table-cell table:style-name="ce11" table:formula="of:=IF(AND([.$I7]&lt;=[.BH$1];[.BH$1]&lt;=[.$J7]);1;&quot;&quot;)">
            <text:p/>
          </table:table-cell>
          <table:table-cell table:style-name="ce11" table:formula="of:=IF(AND([.$I7]&lt;=[.BI$1];[.BI$1]&lt;=[.$J7]);1;&quot;&quot;)">
            <text:p/>
          </table:table-cell>
          <table:table-cell table:style-name="ce11" table:formula="of:=IF(AND([.$I7]&lt;=[.BJ$1];[.BJ$1]&lt;=[.$J7]);1;&quot;&quot;)">
            <text:p/>
          </table:table-cell>
          <table:table-cell table:style-name="ce11" table:formula="of:=IF(AND([.$I7]&lt;=[.BK$1];[.BK$1]&lt;=[.$J7]);1;&quot;&quot;)">
            <text:p/>
          </table:table-cell>
          <table:table-cell table:style-name="ce11" table:formula="of:=IF(AND([.$I7]&lt;=[.BL$1];[.BL$1]&lt;=[.$J7]);1;&quot;&quot;)">
            <text:p/>
          </table:table-cell>
          <table:table-cell table:style-name="ce11" table:formula="of:=IF(AND([.$I7]&lt;=[.BM$1];[.BM$1]&lt;=[.$J7]);1;&quot;&quot;)">
            <text:p/>
          </table:table-cell>
          <table:table-cell table:style-name="ce11" table:formula="of:=IF(AND([.$I7]&lt;=[.BN$1];[.BN$1]&lt;=[.$J7]);1;&quot;&quot;)">
            <text:p/>
          </table:table-cell>
          <table:table-cell table:style-name="ce11" table:formula="of:=IF(AND([.$I7]&lt;=[.BO$1];[.BO$1]&lt;=[.$J7]);1;&quot;&quot;)">
            <text:p/>
          </table:table-cell>
          <table:table-cell table:style-name="ce11" table:formula="of:=IF(AND([.$I7]&lt;=[.BP$1];[.BP$1]&lt;=[.$J7]);1;&quot;&quot;)">
            <text:p/>
          </table:table-cell>
          <table:table-cell table:style-name="ce11" table:formula="of:=IF(AND([.$I7]&lt;=[.BQ$1];[.BQ$1]&lt;=[.$J7]);1;&quot;&quot;)">
            <text:p/>
          </table:table-cell>
          <table:table-cell table:style-name="ce11" table:formula="of:=IF(AND([.$I7]&lt;=[.BR$1];[.BR$1]&lt;=[.$J7]);1;&quot;&quot;)">
            <text:p/>
          </table:table-cell>
          <table:table-cell table:style-name="ce11" table:formula="of:=IF(AND([.$I7]&lt;=[.BS$1];[.BS$1]&lt;=[.$J7]);1;&quot;&quot;)">
            <text:p/>
          </table:table-cell>
          <table:table-cell table:style-name="ce11" table:formula="of:=IF(AND([.$I7]&lt;=[.BT$1];[.BT$1]&lt;=[.$J7]);1;&quot;&quot;)">
            <text:p/>
          </table:table-cell>
          <table:table-cell table:style-name="ce11" table:formula="of:=IF(AND([.$I7]&lt;=[.BU$1];[.BU$1]&lt;=[.$J7]);1;&quot;&quot;)">
            <text:p/>
          </table:table-cell>
          <table:table-cell table:style-name="ce11" table:formula="of:=IF(AND([.$I7]&lt;=[.BV$1];[.BV$1]&lt;=[.$J7]);1;&quot;&quot;)">
            <text:p/>
          </table:table-cell>
          <table:table-cell table:style-name="ce11" table:formula="of:=IF(AND([.$I7]&lt;=[.BW$1];[.BW$1]&lt;=[.$J7]);1;&quot;&quot;)">
            <text:p/>
          </table:table-cell>
          <table:table-cell table:style-name="ce11" table:formula="of:=IF(AND([.$I7]&lt;=[.BX$1];[.BX$1]&lt;=[.$J7]);1;&quot;&quot;)">
            <text:p/>
          </table:table-cell>
          <table:table-cell table:style-name="ce11" table:formula="of:=IF(AND([.$I7]&lt;=[.BY$1];[.BY$1]&lt;=[.$J7]);1;&quot;&quot;)">
            <text:p/>
          </table:table-cell>
          <table:table-cell table:style-name="ce11" table:formula="of:=IF(AND([.$I7]&lt;=[.BZ$1];[.BZ$1]&lt;=[.$J7]);1;&quot;&quot;)">
            <text:p/>
          </table:table-cell>
          <table:table-cell table:style-name="ce11" table:formula="of:=IF(AND([.$I7]&lt;=[.CA$1];[.CA$1]&lt;=[.$J7]);1;&quot;&quot;)">
            <text:p/>
          </table:table-cell>
          <table:table-cell table:style-name="ce11" table:formula="of:=IF(AND([.$I7]&lt;=[.CB$1];[.CB$1]&lt;=[.$J7]);1;&quot;&quot;)">
            <text:p/>
          </table:table-cell>
          <table:table-cell table:style-name="ce11" table:formula="of:=IF(AND([.$I7]&lt;=[.CC$1];[.CC$1]&lt;=[.$J7]);1;&quot;&quot;)">
            <text:p/>
          </table:table-cell>
          <table:table-cell table:style-name="ce11" table:formula="of:=IF(AND([.$I7]&lt;=[.CD$1];[.CD$1]&lt;=[.$J7]);1;&quot;&quot;)">
            <text:p/>
          </table:table-cell>
          <table:table-cell table:style-name="ce11" table:formula="of:=IF(AND([.$I7]&lt;=[.CE$1];[.CE$1]&lt;=[.$J7]);1;&quot;&quot;)">
            <text:p/>
          </table:table-cell>
          <table:table-cell table:style-name="ce11" table:formula="of:=IF(AND([.$I7]&lt;=[.CF$1];[.CF$1]&lt;=[.$J7]);1;&quot;&quot;)">
            <text:p/>
          </table:table-cell>
          <table:table-cell table:style-name="ce11" table:formula="of:=IF(AND([.$I7]&lt;=[.CG$1];[.CG$1]&lt;=[.$J7]);1;&quot;&quot;)">
            <text:p/>
          </table:table-cell>
          <table:table-cell table:style-name="ce11" table:formula="of:=IF(AND([.$I7]&lt;=[.CH$1];[.CH$1]&lt;=[.$J7]);1;&quot;&quot;)">
            <text:p/>
          </table:table-cell>
          <table:table-cell table:style-name="ce11" table:formula="of:=IF(AND([.$I7]&lt;=[.CI$1];[.CI$1]&lt;=[.$J7]);1;&quot;&quot;)">
            <text:p/>
          </table:table-cell>
          <table:table-cell table:style-name="ce11" table:formula="of:=IF(AND([.$I7]&lt;=[.CJ$1];[.CJ$1]&lt;=[.$J7]);1;&quot;&quot;)">
            <text:p/>
          </table:table-cell>
          <table:table-cell table:style-name="ce11" table:formula="of:=IF(AND([.$I7]&lt;=[.CK$1];[.CK$1]&lt;=[.$J7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8];[.$A:.$J];10;0)" office:value-type="float" office:value="0" calcext:value-type="float">
            <text:p>0</text:p>
          </table:table-cell>
          <table:table-cell table:style-name="ce8" table:formula="of:=VLOOKUP([.D8];[.$A:.$J];10;0)" office:value-type="float" office:value="0" calcext:value-type="float">
            <text:p>0</text:p>
          </table:table-cell>
          <table:table-cell table:style-name="ce8" table:formula="of:=VLOOKUP([.E8];[.$A:.$J];10;0)" office:value-type="float" office:value="0" calcext:value-type="float">
            <text:p>0</text:p>
          </table:table-cell>
          <table:table-cell table:style-name="ce9" table:formula="of:=[.J8]-[.B8]+1" office:value-type="float" office:value="1" calcext:value-type="float">
            <text:p>1</text:p>
          </table:table-cell>
          <table:table-cell table:style-name="ce10" table:formula="of:=[.B8]+MAX([.F8:.H8])" office:value-type="float" office:value="6" calcext:value-type="float">
            <text:p>6</text:p>
          </table:table-cell>
          <table:table-cell table:style-name="ce11" table:formula="of:=IF(AND([.$I8]&lt;=[.K$1];[.K$1]&lt;=[.$J8]);1;&quot;&quot;)" office:value-type="float" office:value="1" calcext:value-type="float">
            <text:p>1</text:p>
          </table:table-cell>
          <table:table-cell table:style-name="ce11" table:formula="of:=IF(AND([.$I8]&lt;=[.L$1];[.L$1]&lt;=[.$J8]);1;&quot;&quot;)" office:value-type="float" office:value="1" calcext:value-type="float">
            <text:p>1</text:p>
          </table:table-cell>
          <table:table-cell table:style-name="ce11" table:formula="of:=IF(AND([.$I8]&lt;=[.M$1];[.M$1]&lt;=[.$J8]);1;&quot;&quot;)" office:value-type="float" office:value="1" calcext:value-type="float">
            <text:p>1</text:p>
          </table:table-cell>
          <table:table-cell table:style-name="ce11" table:formula="of:=IF(AND([.$I8]&lt;=[.N$1];[.N$1]&lt;=[.$J8]);1;&quot;&quot;)" office:value-type="float" office:value="1" calcext:value-type="float">
            <text:p>1</text:p>
          </table:table-cell>
          <table:table-cell table:style-name="ce11" table:formula="of:=IF(AND([.$I8]&lt;=[.O$1];[.O$1]&lt;=[.$J8]);1;&quot;&quot;)" office:value-type="float" office:value="1" calcext:value-type="float">
            <text:p>1</text:p>
          </table:table-cell>
          <table:table-cell table:style-name="ce11" table:formula="of:=IF(AND([.$I8]&lt;=[.P$1];[.P$1]&lt;=[.$J8]);1;&quot;&quot;)" office:value-type="float" office:value="1" calcext:value-type="float">
            <text:p>1</text:p>
          </table:table-cell>
          <table:table-cell table:style-name="ce11" table:formula="of:=IF(AND([.$I8]&lt;=[.Q$1];[.Q$1]&lt;=[.$J8]);1;&quot;&quot;)">
            <text:p/>
          </table:table-cell>
          <table:table-cell table:style-name="ce11" table:formula="of:=IF(AND([.$I8]&lt;=[.R$1];[.R$1]&lt;=[.$J8]);1;&quot;&quot;)">
            <text:p/>
          </table:table-cell>
          <table:table-cell table:style-name="ce11" table:formula="of:=IF(AND([.$I8]&lt;=[.S$1];[.S$1]&lt;=[.$J8]);1;&quot;&quot;)">
            <text:p/>
          </table:table-cell>
          <table:table-cell table:style-name="ce11" table:formula="of:=IF(AND([.$I8]&lt;=[.T$1];[.T$1]&lt;=[.$J8]);1;&quot;&quot;)">
            <text:p/>
          </table:table-cell>
          <table:table-cell table:style-name="ce11" table:formula="of:=IF(AND([.$I8]&lt;=[.U$1];[.U$1]&lt;=[.$J8]);1;&quot;&quot;)">
            <text:p/>
          </table:table-cell>
          <table:table-cell table:style-name="ce12" table:formula="of:=IF(AND([.$I8]&lt;=[.V$1];[.V$1]&lt;=[.$J8]);1;&quot;&quot;)">
            <text:p/>
          </table:table-cell>
          <table:table-cell table:style-name="ce11" table:formula="of:=IF(AND([.$I8]&lt;=[.W$1];[.W$1]&lt;=[.$J8]);1;&quot;&quot;)">
            <text:p/>
          </table:table-cell>
          <table:table-cell table:style-name="ce11" table:formula="of:=IF(AND([.$I8]&lt;=[.X$1];[.X$1]&lt;=[.$J8]);1;&quot;&quot;)">
            <text:p/>
          </table:table-cell>
          <table:table-cell table:style-name="ce11" table:formula="of:=IF(AND([.$I8]&lt;=[.Y$1];[.Y$1]&lt;=[.$J8]);1;&quot;&quot;)">
            <text:p/>
          </table:table-cell>
          <table:table-cell table:style-name="ce11" table:formula="of:=IF(AND([.$I8]&lt;=[.Z$1];[.Z$1]&lt;=[.$J8]);1;&quot;&quot;)">
            <text:p/>
          </table:table-cell>
          <table:table-cell table:style-name="ce11" table:formula="of:=IF(AND([.$I8]&lt;=[.AA$1];[.AA$1]&lt;=[.$J8]);1;&quot;&quot;)">
            <text:p/>
          </table:table-cell>
          <table:table-cell table:style-name="ce11" table:formula="of:=IF(AND([.$I8]&lt;=[.AB$1];[.AB$1]&lt;=[.$J8]);1;&quot;&quot;)">
            <text:p/>
          </table:table-cell>
          <table:table-cell table:style-name="ce11" table:formula="of:=IF(AND([.$I8]&lt;=[.AC$1];[.AC$1]&lt;=[.$J8]);1;&quot;&quot;)">
            <text:p/>
          </table:table-cell>
          <table:table-cell table:style-name="ce11" table:formula="of:=IF(AND([.$I8]&lt;=[.AD$1];[.AD$1]&lt;=[.$J8]);1;&quot;&quot;)">
            <text:p/>
          </table:table-cell>
          <table:table-cell table:style-name="ce11" table:formula="of:=IF(AND([.$I8]&lt;=[.AE$1];[.AE$1]&lt;=[.$J8]);1;&quot;&quot;)">
            <text:p/>
          </table:table-cell>
          <table:table-cell table:style-name="ce11" table:formula="of:=IF(AND([.$I8]&lt;=[.AF$1];[.AF$1]&lt;=[.$J8]);1;&quot;&quot;)">
            <text:p/>
          </table:table-cell>
          <table:table-cell table:style-name="ce11" table:formula="of:=IF(AND([.$I8]&lt;=[.AG$1];[.AG$1]&lt;=[.$J8]);1;&quot;&quot;)">
            <text:p/>
          </table:table-cell>
          <table:table-cell table:style-name="ce11" table:formula="of:=IF(AND([.$I8]&lt;=[.AH$1];[.AH$1]&lt;=[.$J8]);1;&quot;&quot;)">
            <text:p/>
          </table:table-cell>
          <table:table-cell table:style-name="ce11" table:formula="of:=IF(AND([.$I8]&lt;=[.AI$1];[.AI$1]&lt;=[.$J8]);1;&quot;&quot;)">
            <text:p/>
          </table:table-cell>
          <table:table-cell table:style-name="ce11" table:formula="of:=IF(AND([.$I8]&lt;=[.AJ$1];[.AJ$1]&lt;=[.$J8]);1;&quot;&quot;)">
            <text:p/>
          </table:table-cell>
          <table:table-cell table:style-name="ce11" table:formula="of:=IF(AND([.$I8]&lt;=[.AK$1];[.AK$1]&lt;=[.$J8]);1;&quot;&quot;)">
            <text:p/>
          </table:table-cell>
          <table:table-cell table:style-name="ce11" table:formula="of:=IF(AND([.$I8]&lt;=[.AL$1];[.AL$1]&lt;=[.$J8]);1;&quot;&quot;)">
            <text:p/>
          </table:table-cell>
          <table:table-cell table:style-name="ce11" table:formula="of:=IF(AND([.$I8]&lt;=[.AM$1];[.AM$1]&lt;=[.$J8]);1;&quot;&quot;)">
            <text:p/>
          </table:table-cell>
          <table:table-cell table:style-name="ce11" table:formula="of:=IF(AND([.$I8]&lt;=[.AN$1];[.AN$1]&lt;=[.$J8]);1;&quot;&quot;)">
            <text:p/>
          </table:table-cell>
          <table:table-cell table:style-name="ce11" table:formula="of:=IF(AND([.$I8]&lt;=[.AO$1];[.AO$1]&lt;=[.$J8]);1;&quot;&quot;)">
            <text:p/>
          </table:table-cell>
          <table:table-cell table:style-name="ce11" table:formula="of:=IF(AND([.$I8]&lt;=[.AP$1];[.AP$1]&lt;=[.$J8]);1;&quot;&quot;)">
            <text:p/>
          </table:table-cell>
          <table:table-cell table:style-name="ce11" table:formula="of:=IF(AND([.$I8]&lt;=[.AQ$1];[.AQ$1]&lt;=[.$J8]);1;&quot;&quot;)">
            <text:p/>
          </table:table-cell>
          <table:table-cell table:style-name="ce11" table:formula="of:=IF(AND([.$I8]&lt;=[.AR$1];[.AR$1]&lt;=[.$J8]);1;&quot;&quot;)">
            <text:p/>
          </table:table-cell>
          <table:table-cell table:style-name="ce11" table:formula="of:=IF(AND([.$I8]&lt;=[.AS$1];[.AS$1]&lt;=[.$J8]);1;&quot;&quot;)">
            <text:p/>
          </table:table-cell>
          <table:table-cell table:style-name="ce11" table:formula="of:=IF(AND([.$I8]&lt;=[.AT$1];[.AT$1]&lt;=[.$J8]);1;&quot;&quot;)">
            <text:p/>
          </table:table-cell>
          <table:table-cell table:style-name="ce11" table:formula="of:=IF(AND([.$I8]&lt;=[.AU$1];[.AU$1]&lt;=[.$J8]);1;&quot;&quot;)">
            <text:p/>
          </table:table-cell>
          <table:table-cell table:style-name="ce11" table:formula="of:=IF(AND([.$I8]&lt;=[.AV$1];[.AV$1]&lt;=[.$J8]);1;&quot;&quot;)">
            <text:p/>
          </table:table-cell>
          <table:table-cell table:style-name="ce11" table:formula="of:=IF(AND([.$I8]&lt;=[.AW$1];[.AW$1]&lt;=[.$J8]);1;&quot;&quot;)">
            <text:p/>
          </table:table-cell>
          <table:table-cell table:style-name="ce11" table:formula="of:=IF(AND([.$I8]&lt;=[.AX$1];[.AX$1]&lt;=[.$J8]);1;&quot;&quot;)">
            <text:p/>
          </table:table-cell>
          <table:table-cell table:style-name="ce11" table:formula="of:=IF(AND([.$I8]&lt;=[.AY$1];[.AY$1]&lt;=[.$J8]);1;&quot;&quot;)">
            <text:p/>
          </table:table-cell>
          <table:table-cell table:style-name="ce11" table:formula="of:=IF(AND([.$I8]&lt;=[.AZ$1];[.AZ$1]&lt;=[.$J8]);1;&quot;&quot;)">
            <text:p/>
          </table:table-cell>
          <table:table-cell table:style-name="ce11" table:formula="of:=IF(AND([.$I8]&lt;=[.BA$1];[.BA$1]&lt;=[.$J8]);1;&quot;&quot;)">
            <text:p/>
          </table:table-cell>
          <table:table-cell table:style-name="ce11" table:formula="of:=IF(AND([.$I8]&lt;=[.BB$1];[.BB$1]&lt;=[.$J8]);1;&quot;&quot;)">
            <text:p/>
          </table:table-cell>
          <table:table-cell table:style-name="ce11" table:formula="of:=IF(AND([.$I8]&lt;=[.BC$1];[.BC$1]&lt;=[.$J8]);1;&quot;&quot;)">
            <text:p/>
          </table:table-cell>
          <table:table-cell table:style-name="ce11" table:formula="of:=IF(AND([.$I8]&lt;=[.BD$1];[.BD$1]&lt;=[.$J8]);1;&quot;&quot;)">
            <text:p/>
          </table:table-cell>
          <table:table-cell table:style-name="ce11" table:formula="of:=IF(AND([.$I8]&lt;=[.BE$1];[.BE$1]&lt;=[.$J8]);1;&quot;&quot;)">
            <text:p/>
          </table:table-cell>
          <table:table-cell table:style-name="ce11" table:formula="of:=IF(AND([.$I8]&lt;=[.BF$1];[.BF$1]&lt;=[.$J8]);1;&quot;&quot;)">
            <text:p/>
          </table:table-cell>
          <table:table-cell table:style-name="ce11" table:formula="of:=IF(AND([.$I8]&lt;=[.BG$1];[.BG$1]&lt;=[.$J8]);1;&quot;&quot;)">
            <text:p/>
          </table:table-cell>
          <table:table-cell table:style-name="ce11" table:formula="of:=IF(AND([.$I8]&lt;=[.BH$1];[.BH$1]&lt;=[.$J8]);1;&quot;&quot;)">
            <text:p/>
          </table:table-cell>
          <table:table-cell table:style-name="ce11" table:formula="of:=IF(AND([.$I8]&lt;=[.BI$1];[.BI$1]&lt;=[.$J8]);1;&quot;&quot;)">
            <text:p/>
          </table:table-cell>
          <table:table-cell table:style-name="ce11" table:formula="of:=IF(AND([.$I8]&lt;=[.BJ$1];[.BJ$1]&lt;=[.$J8]);1;&quot;&quot;)">
            <text:p/>
          </table:table-cell>
          <table:table-cell table:style-name="ce11" table:formula="of:=IF(AND([.$I8]&lt;=[.BK$1];[.BK$1]&lt;=[.$J8]);1;&quot;&quot;)">
            <text:p/>
          </table:table-cell>
          <table:table-cell table:style-name="ce11" table:formula="of:=IF(AND([.$I8]&lt;=[.BL$1];[.BL$1]&lt;=[.$J8]);1;&quot;&quot;)">
            <text:p/>
          </table:table-cell>
          <table:table-cell table:style-name="ce11" table:formula="of:=IF(AND([.$I8]&lt;=[.BM$1];[.BM$1]&lt;=[.$J8]);1;&quot;&quot;)">
            <text:p/>
          </table:table-cell>
          <table:table-cell table:style-name="ce11" table:formula="of:=IF(AND([.$I8]&lt;=[.BN$1];[.BN$1]&lt;=[.$J8]);1;&quot;&quot;)">
            <text:p/>
          </table:table-cell>
          <table:table-cell table:style-name="ce11" table:formula="of:=IF(AND([.$I8]&lt;=[.BO$1];[.BO$1]&lt;=[.$J8]);1;&quot;&quot;)">
            <text:p/>
          </table:table-cell>
          <table:table-cell table:style-name="ce11" table:formula="of:=IF(AND([.$I8]&lt;=[.BP$1];[.BP$1]&lt;=[.$J8]);1;&quot;&quot;)">
            <text:p/>
          </table:table-cell>
          <table:table-cell table:style-name="ce11" table:formula="of:=IF(AND([.$I8]&lt;=[.BQ$1];[.BQ$1]&lt;=[.$J8]);1;&quot;&quot;)">
            <text:p/>
          </table:table-cell>
          <table:table-cell table:style-name="ce11" table:formula="of:=IF(AND([.$I8]&lt;=[.BR$1];[.BR$1]&lt;=[.$J8]);1;&quot;&quot;)">
            <text:p/>
          </table:table-cell>
          <table:table-cell table:style-name="ce11" table:formula="of:=IF(AND([.$I8]&lt;=[.BS$1];[.BS$1]&lt;=[.$J8]);1;&quot;&quot;)">
            <text:p/>
          </table:table-cell>
          <table:table-cell table:style-name="ce11" table:formula="of:=IF(AND([.$I8]&lt;=[.BT$1];[.BT$1]&lt;=[.$J8]);1;&quot;&quot;)">
            <text:p/>
          </table:table-cell>
          <table:table-cell table:style-name="ce11" table:formula="of:=IF(AND([.$I8]&lt;=[.BU$1];[.BU$1]&lt;=[.$J8]);1;&quot;&quot;)">
            <text:p/>
          </table:table-cell>
          <table:table-cell table:style-name="ce11" table:formula="of:=IF(AND([.$I8]&lt;=[.BV$1];[.BV$1]&lt;=[.$J8]);1;&quot;&quot;)">
            <text:p/>
          </table:table-cell>
          <table:table-cell table:style-name="ce11" table:formula="of:=IF(AND([.$I8]&lt;=[.BW$1];[.BW$1]&lt;=[.$J8]);1;&quot;&quot;)">
            <text:p/>
          </table:table-cell>
          <table:table-cell table:style-name="ce11" table:formula="of:=IF(AND([.$I8]&lt;=[.BX$1];[.BX$1]&lt;=[.$J8]);1;&quot;&quot;)">
            <text:p/>
          </table:table-cell>
          <table:table-cell table:style-name="ce11" table:formula="of:=IF(AND([.$I8]&lt;=[.BY$1];[.BY$1]&lt;=[.$J8]);1;&quot;&quot;)">
            <text:p/>
          </table:table-cell>
          <table:table-cell table:style-name="ce11" table:formula="of:=IF(AND([.$I8]&lt;=[.BZ$1];[.BZ$1]&lt;=[.$J8]);1;&quot;&quot;)">
            <text:p/>
          </table:table-cell>
          <table:table-cell table:style-name="ce11" table:formula="of:=IF(AND([.$I8]&lt;=[.CA$1];[.CA$1]&lt;=[.$J8]);1;&quot;&quot;)">
            <text:p/>
          </table:table-cell>
          <table:table-cell table:style-name="ce11" table:formula="of:=IF(AND([.$I8]&lt;=[.CB$1];[.CB$1]&lt;=[.$J8]);1;&quot;&quot;)">
            <text:p/>
          </table:table-cell>
          <table:table-cell table:style-name="ce11" table:formula="of:=IF(AND([.$I8]&lt;=[.CC$1];[.CC$1]&lt;=[.$J8]);1;&quot;&quot;)">
            <text:p/>
          </table:table-cell>
          <table:table-cell table:style-name="ce11" table:formula="of:=IF(AND([.$I8]&lt;=[.CD$1];[.CD$1]&lt;=[.$J8]);1;&quot;&quot;)">
            <text:p/>
          </table:table-cell>
          <table:table-cell table:style-name="ce11" table:formula="of:=IF(AND([.$I8]&lt;=[.CE$1];[.CE$1]&lt;=[.$J8]);1;&quot;&quot;)">
            <text:p/>
          </table:table-cell>
          <table:table-cell table:style-name="ce11" table:formula="of:=IF(AND([.$I8]&lt;=[.CF$1];[.CF$1]&lt;=[.$J8]);1;&quot;&quot;)">
            <text:p/>
          </table:table-cell>
          <table:table-cell table:style-name="ce11" table:formula="of:=IF(AND([.$I8]&lt;=[.CG$1];[.CG$1]&lt;=[.$J8]);1;&quot;&quot;)">
            <text:p/>
          </table:table-cell>
          <table:table-cell table:style-name="ce11" table:formula="of:=IF(AND([.$I8]&lt;=[.CH$1];[.CH$1]&lt;=[.$J8]);1;&quot;&quot;)">
            <text:p/>
          </table:table-cell>
          <table:table-cell table:style-name="ce11" table:formula="of:=IF(AND([.$I8]&lt;=[.CI$1];[.CI$1]&lt;=[.$J8]);1;&quot;&quot;)">
            <text:p/>
          </table:table-cell>
          <table:table-cell table:style-name="ce11" table:formula="of:=IF(AND([.$I8]&lt;=[.CJ$1];[.CJ$1]&lt;=[.$J8]);1;&quot;&quot;)">
            <text:p/>
          </table:table-cell>
          <table:table-cell table:style-name="ce11" table:formula="of:=IF(AND([.$I8]&lt;=[.CK$1];[.CK$1]&lt;=[.$J8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9];[.$A:.$J];10;0)" office:value-type="float" office:value="0" calcext:value-type="float">
            <text:p>0</text:p>
          </table:table-cell>
          <table:table-cell table:style-name="ce8" table:formula="of:=VLOOKUP([.D9];[.$A:.$J];10;0)" office:value-type="float" office:value="0" calcext:value-type="float">
            <text:p>0</text:p>
          </table:table-cell>
          <table:table-cell table:style-name="ce8" table:formula="of:=VLOOKUP([.E9];[.$A:.$J];10;0)" office:value-type="float" office:value="0" calcext:value-type="float">
            <text:p>0</text:p>
          </table:table-cell>
          <table:table-cell table:style-name="ce9" table:formula="of:=[.J9]-[.B9]+1" office:value-type="float" office:value="1" calcext:value-type="float">
            <text:p>1</text:p>
          </table:table-cell>
          <table:table-cell table:style-name="ce10" table:formula="of:=[.B9]+MAX([.F9:.H9])" office:value-type="float" office:value="6" calcext:value-type="float">
            <text:p>6</text:p>
          </table:table-cell>
          <table:table-cell table:style-name="ce11" table:formula="of:=IF(AND([.$I9]&lt;=[.K$1];[.K$1]&lt;=[.$J9]);1;&quot;&quot;)" office:value-type="float" office:value="1" calcext:value-type="float">
            <text:p>1</text:p>
          </table:table-cell>
          <table:table-cell table:style-name="ce11" table:formula="of:=IF(AND([.$I9]&lt;=[.L$1];[.L$1]&lt;=[.$J9]);1;&quot;&quot;)" office:value-type="float" office:value="1" calcext:value-type="float">
            <text:p>1</text:p>
          </table:table-cell>
          <table:table-cell table:style-name="ce11" table:formula="of:=IF(AND([.$I9]&lt;=[.M$1];[.M$1]&lt;=[.$J9]);1;&quot;&quot;)" office:value-type="float" office:value="1" calcext:value-type="float">
            <text:p>1</text:p>
          </table:table-cell>
          <table:table-cell table:style-name="ce11" table:formula="of:=IF(AND([.$I9]&lt;=[.N$1];[.N$1]&lt;=[.$J9]);1;&quot;&quot;)" office:value-type="float" office:value="1" calcext:value-type="float">
            <text:p>1</text:p>
          </table:table-cell>
          <table:table-cell table:style-name="ce11" table:formula="of:=IF(AND([.$I9]&lt;=[.O$1];[.O$1]&lt;=[.$J9]);1;&quot;&quot;)" office:value-type="float" office:value="1" calcext:value-type="float">
            <text:p>1</text:p>
          </table:table-cell>
          <table:table-cell table:style-name="ce11" table:formula="of:=IF(AND([.$I9]&lt;=[.P$1];[.P$1]&lt;=[.$J9]);1;&quot;&quot;)" office:value-type="float" office:value="1" calcext:value-type="float">
            <text:p>1</text:p>
          </table:table-cell>
          <table:table-cell table:style-name="ce11" table:formula="of:=IF(AND([.$I9]&lt;=[.Q$1];[.Q$1]&lt;=[.$J9]);1;&quot;&quot;)">
            <text:p/>
          </table:table-cell>
          <table:table-cell table:style-name="ce11" table:formula="of:=IF(AND([.$I9]&lt;=[.R$1];[.R$1]&lt;=[.$J9]);1;&quot;&quot;)">
            <text:p/>
          </table:table-cell>
          <table:table-cell table:style-name="ce11" table:formula="of:=IF(AND([.$I9]&lt;=[.S$1];[.S$1]&lt;=[.$J9]);1;&quot;&quot;)">
            <text:p/>
          </table:table-cell>
          <table:table-cell table:style-name="ce11" table:formula="of:=IF(AND([.$I9]&lt;=[.T$1];[.T$1]&lt;=[.$J9]);1;&quot;&quot;)">
            <text:p/>
          </table:table-cell>
          <table:table-cell table:style-name="ce11" table:formula="of:=IF(AND([.$I9]&lt;=[.U$1];[.U$1]&lt;=[.$J9]);1;&quot;&quot;)">
            <text:p/>
          </table:table-cell>
          <table:table-cell table:style-name="ce12" table:formula="of:=IF(AND([.$I9]&lt;=[.V$1];[.V$1]&lt;=[.$J9]);1;&quot;&quot;)">
            <text:p/>
          </table:table-cell>
          <table:table-cell table:style-name="ce11" table:formula="of:=IF(AND([.$I9]&lt;=[.W$1];[.W$1]&lt;=[.$J9]);1;&quot;&quot;)">
            <text:p/>
          </table:table-cell>
          <table:table-cell table:style-name="ce11" table:formula="of:=IF(AND([.$I9]&lt;=[.X$1];[.X$1]&lt;=[.$J9]);1;&quot;&quot;)">
            <text:p/>
          </table:table-cell>
          <table:table-cell table:style-name="ce11" table:formula="of:=IF(AND([.$I9]&lt;=[.Y$1];[.Y$1]&lt;=[.$J9]);1;&quot;&quot;)">
            <text:p/>
          </table:table-cell>
          <table:table-cell table:style-name="ce11" table:formula="of:=IF(AND([.$I9]&lt;=[.Z$1];[.Z$1]&lt;=[.$J9]);1;&quot;&quot;)">
            <text:p/>
          </table:table-cell>
          <table:table-cell table:style-name="ce11" table:formula="of:=IF(AND([.$I9]&lt;=[.AA$1];[.AA$1]&lt;=[.$J9]);1;&quot;&quot;)">
            <text:p/>
          </table:table-cell>
          <table:table-cell table:style-name="ce11" table:formula="of:=IF(AND([.$I9]&lt;=[.AB$1];[.AB$1]&lt;=[.$J9]);1;&quot;&quot;)">
            <text:p/>
          </table:table-cell>
          <table:table-cell table:style-name="ce11" table:formula="of:=IF(AND([.$I9]&lt;=[.AC$1];[.AC$1]&lt;=[.$J9]);1;&quot;&quot;)">
            <text:p/>
          </table:table-cell>
          <table:table-cell table:style-name="ce11" table:formula="of:=IF(AND([.$I9]&lt;=[.AD$1];[.AD$1]&lt;=[.$J9]);1;&quot;&quot;)">
            <text:p/>
          </table:table-cell>
          <table:table-cell table:style-name="ce11" table:formula="of:=IF(AND([.$I9]&lt;=[.AE$1];[.AE$1]&lt;=[.$J9]);1;&quot;&quot;)">
            <text:p/>
          </table:table-cell>
          <table:table-cell table:style-name="ce11" table:formula="of:=IF(AND([.$I9]&lt;=[.AF$1];[.AF$1]&lt;=[.$J9]);1;&quot;&quot;)">
            <text:p/>
          </table:table-cell>
          <table:table-cell table:style-name="ce11" table:formula="of:=IF(AND([.$I9]&lt;=[.AG$1];[.AG$1]&lt;=[.$J9]);1;&quot;&quot;)">
            <text:p/>
          </table:table-cell>
          <table:table-cell table:style-name="ce11" table:formula="of:=IF(AND([.$I9]&lt;=[.AH$1];[.AH$1]&lt;=[.$J9]);1;&quot;&quot;)">
            <text:p/>
          </table:table-cell>
          <table:table-cell table:style-name="ce11" table:formula="of:=IF(AND([.$I9]&lt;=[.AI$1];[.AI$1]&lt;=[.$J9]);1;&quot;&quot;)">
            <text:p/>
          </table:table-cell>
          <table:table-cell table:style-name="ce11" table:formula="of:=IF(AND([.$I9]&lt;=[.AJ$1];[.AJ$1]&lt;=[.$J9]);1;&quot;&quot;)">
            <text:p/>
          </table:table-cell>
          <table:table-cell table:style-name="ce11" table:formula="of:=IF(AND([.$I9]&lt;=[.AK$1];[.AK$1]&lt;=[.$J9]);1;&quot;&quot;)">
            <text:p/>
          </table:table-cell>
          <table:table-cell table:style-name="ce11" table:formula="of:=IF(AND([.$I9]&lt;=[.AL$1];[.AL$1]&lt;=[.$J9]);1;&quot;&quot;)">
            <text:p/>
          </table:table-cell>
          <table:table-cell table:style-name="ce11" table:formula="of:=IF(AND([.$I9]&lt;=[.AM$1];[.AM$1]&lt;=[.$J9]);1;&quot;&quot;)">
            <text:p/>
          </table:table-cell>
          <table:table-cell table:style-name="ce11" table:formula="of:=IF(AND([.$I9]&lt;=[.AN$1];[.AN$1]&lt;=[.$J9]);1;&quot;&quot;)">
            <text:p/>
          </table:table-cell>
          <table:table-cell table:style-name="ce11" table:formula="of:=IF(AND([.$I9]&lt;=[.AO$1];[.AO$1]&lt;=[.$J9]);1;&quot;&quot;)">
            <text:p/>
          </table:table-cell>
          <table:table-cell table:style-name="ce11" table:formula="of:=IF(AND([.$I9]&lt;=[.AP$1];[.AP$1]&lt;=[.$J9]);1;&quot;&quot;)">
            <text:p/>
          </table:table-cell>
          <table:table-cell table:style-name="ce11" table:formula="of:=IF(AND([.$I9]&lt;=[.AQ$1];[.AQ$1]&lt;=[.$J9]);1;&quot;&quot;)">
            <text:p/>
          </table:table-cell>
          <table:table-cell table:style-name="ce11" table:formula="of:=IF(AND([.$I9]&lt;=[.AR$1];[.AR$1]&lt;=[.$J9]);1;&quot;&quot;)">
            <text:p/>
          </table:table-cell>
          <table:table-cell table:style-name="ce11" table:formula="of:=IF(AND([.$I9]&lt;=[.AS$1];[.AS$1]&lt;=[.$J9]);1;&quot;&quot;)">
            <text:p/>
          </table:table-cell>
          <table:table-cell table:style-name="ce11" table:formula="of:=IF(AND([.$I9]&lt;=[.AT$1];[.AT$1]&lt;=[.$J9]);1;&quot;&quot;)">
            <text:p/>
          </table:table-cell>
          <table:table-cell table:style-name="ce11" table:formula="of:=IF(AND([.$I9]&lt;=[.AU$1];[.AU$1]&lt;=[.$J9]);1;&quot;&quot;)">
            <text:p/>
          </table:table-cell>
          <table:table-cell table:style-name="ce11" table:formula="of:=IF(AND([.$I9]&lt;=[.AV$1];[.AV$1]&lt;=[.$J9]);1;&quot;&quot;)">
            <text:p/>
          </table:table-cell>
          <table:table-cell table:style-name="ce11" table:formula="of:=IF(AND([.$I9]&lt;=[.AW$1];[.AW$1]&lt;=[.$J9]);1;&quot;&quot;)">
            <text:p/>
          </table:table-cell>
          <table:table-cell table:style-name="ce11" table:formula="of:=IF(AND([.$I9]&lt;=[.AX$1];[.AX$1]&lt;=[.$J9]);1;&quot;&quot;)">
            <text:p/>
          </table:table-cell>
          <table:table-cell table:style-name="ce11" table:formula="of:=IF(AND([.$I9]&lt;=[.AY$1];[.AY$1]&lt;=[.$J9]);1;&quot;&quot;)">
            <text:p/>
          </table:table-cell>
          <table:table-cell table:style-name="ce11" table:formula="of:=IF(AND([.$I9]&lt;=[.AZ$1];[.AZ$1]&lt;=[.$J9]);1;&quot;&quot;)">
            <text:p/>
          </table:table-cell>
          <table:table-cell table:style-name="ce11" table:formula="of:=IF(AND([.$I9]&lt;=[.BA$1];[.BA$1]&lt;=[.$J9]);1;&quot;&quot;)">
            <text:p/>
          </table:table-cell>
          <table:table-cell table:style-name="ce11" table:formula="of:=IF(AND([.$I9]&lt;=[.BB$1];[.BB$1]&lt;=[.$J9]);1;&quot;&quot;)">
            <text:p/>
          </table:table-cell>
          <table:table-cell table:style-name="ce11" table:formula="of:=IF(AND([.$I9]&lt;=[.BC$1];[.BC$1]&lt;=[.$J9]);1;&quot;&quot;)">
            <text:p/>
          </table:table-cell>
          <table:table-cell table:style-name="ce11" table:formula="of:=IF(AND([.$I9]&lt;=[.BD$1];[.BD$1]&lt;=[.$J9]);1;&quot;&quot;)">
            <text:p/>
          </table:table-cell>
          <table:table-cell table:style-name="ce11" table:formula="of:=IF(AND([.$I9]&lt;=[.BE$1];[.BE$1]&lt;=[.$J9]);1;&quot;&quot;)">
            <text:p/>
          </table:table-cell>
          <table:table-cell table:style-name="ce11" table:formula="of:=IF(AND([.$I9]&lt;=[.BF$1];[.BF$1]&lt;=[.$J9]);1;&quot;&quot;)">
            <text:p/>
          </table:table-cell>
          <table:table-cell table:style-name="ce11" table:formula="of:=IF(AND([.$I9]&lt;=[.BG$1];[.BG$1]&lt;=[.$J9]);1;&quot;&quot;)">
            <text:p/>
          </table:table-cell>
          <table:table-cell table:style-name="ce11" table:formula="of:=IF(AND([.$I9]&lt;=[.BH$1];[.BH$1]&lt;=[.$J9]);1;&quot;&quot;)">
            <text:p/>
          </table:table-cell>
          <table:table-cell table:style-name="ce11" table:formula="of:=IF(AND([.$I9]&lt;=[.BI$1];[.BI$1]&lt;=[.$J9]);1;&quot;&quot;)">
            <text:p/>
          </table:table-cell>
          <table:table-cell table:style-name="ce11" table:formula="of:=IF(AND([.$I9]&lt;=[.BJ$1];[.BJ$1]&lt;=[.$J9]);1;&quot;&quot;)">
            <text:p/>
          </table:table-cell>
          <table:table-cell table:style-name="ce11" table:formula="of:=IF(AND([.$I9]&lt;=[.BK$1];[.BK$1]&lt;=[.$J9]);1;&quot;&quot;)">
            <text:p/>
          </table:table-cell>
          <table:table-cell table:style-name="ce11" table:formula="of:=IF(AND([.$I9]&lt;=[.BL$1];[.BL$1]&lt;=[.$J9]);1;&quot;&quot;)">
            <text:p/>
          </table:table-cell>
          <table:table-cell table:style-name="ce11" table:formula="of:=IF(AND([.$I9]&lt;=[.BM$1];[.BM$1]&lt;=[.$J9]);1;&quot;&quot;)">
            <text:p/>
          </table:table-cell>
          <table:table-cell table:style-name="ce11" table:formula="of:=IF(AND([.$I9]&lt;=[.BN$1];[.BN$1]&lt;=[.$J9]);1;&quot;&quot;)">
            <text:p/>
          </table:table-cell>
          <table:table-cell table:style-name="ce11" table:formula="of:=IF(AND([.$I9]&lt;=[.BO$1];[.BO$1]&lt;=[.$J9]);1;&quot;&quot;)">
            <text:p/>
          </table:table-cell>
          <table:table-cell table:style-name="ce11" table:formula="of:=IF(AND([.$I9]&lt;=[.BP$1];[.BP$1]&lt;=[.$J9]);1;&quot;&quot;)">
            <text:p/>
          </table:table-cell>
          <table:table-cell table:style-name="ce11" table:formula="of:=IF(AND([.$I9]&lt;=[.BQ$1];[.BQ$1]&lt;=[.$J9]);1;&quot;&quot;)">
            <text:p/>
          </table:table-cell>
          <table:table-cell table:style-name="ce11" table:formula="of:=IF(AND([.$I9]&lt;=[.BR$1];[.BR$1]&lt;=[.$J9]);1;&quot;&quot;)">
            <text:p/>
          </table:table-cell>
          <table:table-cell table:style-name="ce11" table:formula="of:=IF(AND([.$I9]&lt;=[.BS$1];[.BS$1]&lt;=[.$J9]);1;&quot;&quot;)">
            <text:p/>
          </table:table-cell>
          <table:table-cell table:style-name="ce11" table:formula="of:=IF(AND([.$I9]&lt;=[.BT$1];[.BT$1]&lt;=[.$J9]);1;&quot;&quot;)">
            <text:p/>
          </table:table-cell>
          <table:table-cell table:style-name="ce11" table:formula="of:=IF(AND([.$I9]&lt;=[.BU$1];[.BU$1]&lt;=[.$J9]);1;&quot;&quot;)">
            <text:p/>
          </table:table-cell>
          <table:table-cell table:style-name="ce11" table:formula="of:=IF(AND([.$I9]&lt;=[.BV$1];[.BV$1]&lt;=[.$J9]);1;&quot;&quot;)">
            <text:p/>
          </table:table-cell>
          <table:table-cell table:style-name="ce11" table:formula="of:=IF(AND([.$I9]&lt;=[.BW$1];[.BW$1]&lt;=[.$J9]);1;&quot;&quot;)">
            <text:p/>
          </table:table-cell>
          <table:table-cell table:style-name="ce11" table:formula="of:=IF(AND([.$I9]&lt;=[.BX$1];[.BX$1]&lt;=[.$J9]);1;&quot;&quot;)">
            <text:p/>
          </table:table-cell>
          <table:table-cell table:style-name="ce11" table:formula="of:=IF(AND([.$I9]&lt;=[.BY$1];[.BY$1]&lt;=[.$J9]);1;&quot;&quot;)">
            <text:p/>
          </table:table-cell>
          <table:table-cell table:style-name="ce11" table:formula="of:=IF(AND([.$I9]&lt;=[.BZ$1];[.BZ$1]&lt;=[.$J9]);1;&quot;&quot;)">
            <text:p/>
          </table:table-cell>
          <table:table-cell table:style-name="ce11" table:formula="of:=IF(AND([.$I9]&lt;=[.CA$1];[.CA$1]&lt;=[.$J9]);1;&quot;&quot;)">
            <text:p/>
          </table:table-cell>
          <table:table-cell table:style-name="ce11" table:formula="of:=IF(AND([.$I9]&lt;=[.CB$1];[.CB$1]&lt;=[.$J9]);1;&quot;&quot;)">
            <text:p/>
          </table:table-cell>
          <table:table-cell table:style-name="ce11" table:formula="of:=IF(AND([.$I9]&lt;=[.CC$1];[.CC$1]&lt;=[.$J9]);1;&quot;&quot;)">
            <text:p/>
          </table:table-cell>
          <table:table-cell table:style-name="ce11" table:formula="of:=IF(AND([.$I9]&lt;=[.CD$1];[.CD$1]&lt;=[.$J9]);1;&quot;&quot;)">
            <text:p/>
          </table:table-cell>
          <table:table-cell table:style-name="ce11" table:formula="of:=IF(AND([.$I9]&lt;=[.CE$1];[.CE$1]&lt;=[.$J9]);1;&quot;&quot;)">
            <text:p/>
          </table:table-cell>
          <table:table-cell table:style-name="ce11" table:formula="of:=IF(AND([.$I9]&lt;=[.CF$1];[.CF$1]&lt;=[.$J9]);1;&quot;&quot;)">
            <text:p/>
          </table:table-cell>
          <table:table-cell table:style-name="ce11" table:formula="of:=IF(AND([.$I9]&lt;=[.CG$1];[.CG$1]&lt;=[.$J9]);1;&quot;&quot;)">
            <text:p/>
          </table:table-cell>
          <table:table-cell table:style-name="ce11" table:formula="of:=IF(AND([.$I9]&lt;=[.CH$1];[.CH$1]&lt;=[.$J9]);1;&quot;&quot;)">
            <text:p/>
          </table:table-cell>
          <table:table-cell table:style-name="ce11" table:formula="of:=IF(AND([.$I9]&lt;=[.CI$1];[.CI$1]&lt;=[.$J9]);1;&quot;&quot;)">
            <text:p/>
          </table:table-cell>
          <table:table-cell table:style-name="ce11" table:formula="of:=IF(AND([.$I9]&lt;=[.CJ$1];[.CJ$1]&lt;=[.$J9]);1;&quot;&quot;)">
            <text:p/>
          </table:table-cell>
          <table:table-cell table:style-name="ce11" table:formula="of:=IF(AND([.$I9]&lt;=[.CK$1];[.CK$1]&lt;=[.$J9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0];[.$A:.$J];10;0)" office:value-type="float" office:value="0" calcext:value-type="float">
            <text:p>0</text:p>
          </table:table-cell>
          <table:table-cell table:style-name="ce8" table:formula="of:=VLOOKUP([.D10];[.$A:.$J];10;0)" office:value-type="float" office:value="0" calcext:value-type="float">
            <text:p>0</text:p>
          </table:table-cell>
          <table:table-cell table:style-name="ce8" table:formula="of:=VLOOKUP([.E10];[.$A:.$J];10;0)" office:value-type="float" office:value="0" calcext:value-type="float">
            <text:p>0</text:p>
          </table:table-cell>
          <table:table-cell table:style-name="ce9" table:formula="of:=[.J10]-[.B10]+1" office:value-type="float" office:value="1" calcext:value-type="float">
            <text:p>1</text:p>
          </table:table-cell>
          <table:table-cell table:style-name="ce10" table:formula="of:=[.B10]+MAX([.F10:.H10])" office:value-type="float" office:value="6" calcext:value-type="float">
            <text:p>6</text:p>
          </table:table-cell>
          <table:table-cell table:style-name="ce11" table:formula="of:=IF(AND([.$I10]&lt;=[.K$1];[.K$1]&lt;=[.$J10]);1;&quot;&quot;)" office:value-type="float" office:value="1" calcext:value-type="float">
            <text:p>1</text:p>
          </table:table-cell>
          <table:table-cell table:style-name="ce11" table:formula="of:=IF(AND([.$I10]&lt;=[.L$1];[.L$1]&lt;=[.$J10]);1;&quot;&quot;)" office:value-type="float" office:value="1" calcext:value-type="float">
            <text:p>1</text:p>
          </table:table-cell>
          <table:table-cell table:style-name="ce11" table:formula="of:=IF(AND([.$I10]&lt;=[.M$1];[.M$1]&lt;=[.$J10]);1;&quot;&quot;)" office:value-type="float" office:value="1" calcext:value-type="float">
            <text:p>1</text:p>
          </table:table-cell>
          <table:table-cell table:style-name="ce11" table:formula="of:=IF(AND([.$I10]&lt;=[.N$1];[.N$1]&lt;=[.$J10]);1;&quot;&quot;)" office:value-type="float" office:value="1" calcext:value-type="float">
            <text:p>1</text:p>
          </table:table-cell>
          <table:table-cell table:style-name="ce11" table:formula="of:=IF(AND([.$I10]&lt;=[.O$1];[.O$1]&lt;=[.$J10]);1;&quot;&quot;)" office:value-type="float" office:value="1" calcext:value-type="float">
            <text:p>1</text:p>
          </table:table-cell>
          <table:table-cell table:style-name="ce11" table:formula="of:=IF(AND([.$I10]&lt;=[.P$1];[.P$1]&lt;=[.$J10]);1;&quot;&quot;)" office:value-type="float" office:value="1" calcext:value-type="float">
            <text:p>1</text:p>
          </table:table-cell>
          <table:table-cell table:style-name="ce11" table:formula="of:=IF(AND([.$I10]&lt;=[.Q$1];[.Q$1]&lt;=[.$J10]);1;&quot;&quot;)">
            <text:p/>
          </table:table-cell>
          <table:table-cell table:style-name="ce11" table:formula="of:=IF(AND([.$I10]&lt;=[.R$1];[.R$1]&lt;=[.$J10]);1;&quot;&quot;)">
            <text:p/>
          </table:table-cell>
          <table:table-cell table:style-name="ce11" table:formula="of:=IF(AND([.$I10]&lt;=[.S$1];[.S$1]&lt;=[.$J10]);1;&quot;&quot;)">
            <text:p/>
          </table:table-cell>
          <table:table-cell table:style-name="ce11" table:formula="of:=IF(AND([.$I10]&lt;=[.T$1];[.T$1]&lt;=[.$J10]);1;&quot;&quot;)">
            <text:p/>
          </table:table-cell>
          <table:table-cell table:style-name="ce11" table:formula="of:=IF(AND([.$I10]&lt;=[.U$1];[.U$1]&lt;=[.$J10]);1;&quot;&quot;)">
            <text:p/>
          </table:table-cell>
          <table:table-cell table:style-name="ce12" table:formula="of:=IF(AND([.$I10]&lt;=[.V$1];[.V$1]&lt;=[.$J10]);1;&quot;&quot;)">
            <text:p/>
          </table:table-cell>
          <table:table-cell table:style-name="ce11" table:formula="of:=IF(AND([.$I10]&lt;=[.W$1];[.W$1]&lt;=[.$J10]);1;&quot;&quot;)">
            <text:p/>
          </table:table-cell>
          <table:table-cell table:style-name="ce11" table:formula="of:=IF(AND([.$I10]&lt;=[.X$1];[.X$1]&lt;=[.$J10]);1;&quot;&quot;)">
            <text:p/>
          </table:table-cell>
          <table:table-cell table:style-name="ce11" table:formula="of:=IF(AND([.$I10]&lt;=[.Y$1];[.Y$1]&lt;=[.$J10]);1;&quot;&quot;)">
            <text:p/>
          </table:table-cell>
          <table:table-cell table:style-name="ce11" table:formula="of:=IF(AND([.$I10]&lt;=[.Z$1];[.Z$1]&lt;=[.$J10]);1;&quot;&quot;)">
            <text:p/>
          </table:table-cell>
          <table:table-cell table:style-name="ce11" table:formula="of:=IF(AND([.$I10]&lt;=[.AA$1];[.AA$1]&lt;=[.$J10]);1;&quot;&quot;)">
            <text:p/>
          </table:table-cell>
          <table:table-cell table:style-name="ce11" table:formula="of:=IF(AND([.$I10]&lt;=[.AB$1];[.AB$1]&lt;=[.$J10]);1;&quot;&quot;)">
            <text:p/>
          </table:table-cell>
          <table:table-cell table:style-name="ce11" table:formula="of:=IF(AND([.$I10]&lt;=[.AC$1];[.AC$1]&lt;=[.$J10]);1;&quot;&quot;)">
            <text:p/>
          </table:table-cell>
          <table:table-cell table:style-name="ce11" table:formula="of:=IF(AND([.$I10]&lt;=[.AD$1];[.AD$1]&lt;=[.$J10]);1;&quot;&quot;)">
            <text:p/>
          </table:table-cell>
          <table:table-cell table:style-name="ce11" table:formula="of:=IF(AND([.$I10]&lt;=[.AE$1];[.AE$1]&lt;=[.$J10]);1;&quot;&quot;)">
            <text:p/>
          </table:table-cell>
          <table:table-cell table:style-name="ce11" table:formula="of:=IF(AND([.$I10]&lt;=[.AF$1];[.AF$1]&lt;=[.$J10]);1;&quot;&quot;)">
            <text:p/>
          </table:table-cell>
          <table:table-cell table:style-name="ce11" table:formula="of:=IF(AND([.$I10]&lt;=[.AG$1];[.AG$1]&lt;=[.$J10]);1;&quot;&quot;)">
            <text:p/>
          </table:table-cell>
          <table:table-cell table:style-name="ce11" table:formula="of:=IF(AND([.$I10]&lt;=[.AH$1];[.AH$1]&lt;=[.$J10]);1;&quot;&quot;)">
            <text:p/>
          </table:table-cell>
          <table:table-cell table:style-name="ce11" table:formula="of:=IF(AND([.$I10]&lt;=[.AI$1];[.AI$1]&lt;=[.$J10]);1;&quot;&quot;)">
            <text:p/>
          </table:table-cell>
          <table:table-cell table:style-name="ce11" table:formula="of:=IF(AND([.$I10]&lt;=[.AJ$1];[.AJ$1]&lt;=[.$J10]);1;&quot;&quot;)">
            <text:p/>
          </table:table-cell>
          <table:table-cell table:style-name="ce11" table:formula="of:=IF(AND([.$I10]&lt;=[.AK$1];[.AK$1]&lt;=[.$J10]);1;&quot;&quot;)">
            <text:p/>
          </table:table-cell>
          <table:table-cell table:style-name="ce11" table:formula="of:=IF(AND([.$I10]&lt;=[.AL$1];[.AL$1]&lt;=[.$J10]);1;&quot;&quot;)">
            <text:p/>
          </table:table-cell>
          <table:table-cell table:style-name="ce11" table:formula="of:=IF(AND([.$I10]&lt;=[.AM$1];[.AM$1]&lt;=[.$J10]);1;&quot;&quot;)">
            <text:p/>
          </table:table-cell>
          <table:table-cell table:style-name="ce11" table:formula="of:=IF(AND([.$I10]&lt;=[.AN$1];[.AN$1]&lt;=[.$J10]);1;&quot;&quot;)">
            <text:p/>
          </table:table-cell>
          <table:table-cell table:style-name="ce11" table:formula="of:=IF(AND([.$I10]&lt;=[.AO$1];[.AO$1]&lt;=[.$J10]);1;&quot;&quot;)">
            <text:p/>
          </table:table-cell>
          <table:table-cell table:style-name="ce11" table:formula="of:=IF(AND([.$I10]&lt;=[.AP$1];[.AP$1]&lt;=[.$J10]);1;&quot;&quot;)">
            <text:p/>
          </table:table-cell>
          <table:table-cell table:style-name="ce11" table:formula="of:=IF(AND([.$I10]&lt;=[.AQ$1];[.AQ$1]&lt;=[.$J10]);1;&quot;&quot;)">
            <text:p/>
          </table:table-cell>
          <table:table-cell table:style-name="ce11" table:formula="of:=IF(AND([.$I10]&lt;=[.AR$1];[.AR$1]&lt;=[.$J10]);1;&quot;&quot;)">
            <text:p/>
          </table:table-cell>
          <table:table-cell table:style-name="ce11" table:formula="of:=IF(AND([.$I10]&lt;=[.AS$1];[.AS$1]&lt;=[.$J10]);1;&quot;&quot;)">
            <text:p/>
          </table:table-cell>
          <table:table-cell table:style-name="ce11" table:formula="of:=IF(AND([.$I10]&lt;=[.AT$1];[.AT$1]&lt;=[.$J10]);1;&quot;&quot;)">
            <text:p/>
          </table:table-cell>
          <table:table-cell table:style-name="ce11" table:formula="of:=IF(AND([.$I10]&lt;=[.AU$1];[.AU$1]&lt;=[.$J10]);1;&quot;&quot;)">
            <text:p/>
          </table:table-cell>
          <table:table-cell table:style-name="ce11" table:formula="of:=IF(AND([.$I10]&lt;=[.AV$1];[.AV$1]&lt;=[.$J10]);1;&quot;&quot;)">
            <text:p/>
          </table:table-cell>
          <table:table-cell table:style-name="ce11" table:formula="of:=IF(AND([.$I10]&lt;=[.AW$1];[.AW$1]&lt;=[.$J10]);1;&quot;&quot;)">
            <text:p/>
          </table:table-cell>
          <table:table-cell table:style-name="ce11" table:formula="of:=IF(AND([.$I10]&lt;=[.AX$1];[.AX$1]&lt;=[.$J10]);1;&quot;&quot;)">
            <text:p/>
          </table:table-cell>
          <table:table-cell table:style-name="ce11" table:formula="of:=IF(AND([.$I10]&lt;=[.AY$1];[.AY$1]&lt;=[.$J10]);1;&quot;&quot;)">
            <text:p/>
          </table:table-cell>
          <table:table-cell table:style-name="ce11" table:formula="of:=IF(AND([.$I10]&lt;=[.AZ$1];[.AZ$1]&lt;=[.$J10]);1;&quot;&quot;)">
            <text:p/>
          </table:table-cell>
          <table:table-cell table:style-name="ce11" table:formula="of:=IF(AND([.$I10]&lt;=[.BA$1];[.BA$1]&lt;=[.$J10]);1;&quot;&quot;)">
            <text:p/>
          </table:table-cell>
          <table:table-cell table:style-name="ce11" table:formula="of:=IF(AND([.$I10]&lt;=[.BB$1];[.BB$1]&lt;=[.$J10]);1;&quot;&quot;)">
            <text:p/>
          </table:table-cell>
          <table:table-cell table:style-name="ce11" table:formula="of:=IF(AND([.$I10]&lt;=[.BC$1];[.BC$1]&lt;=[.$J10]);1;&quot;&quot;)">
            <text:p/>
          </table:table-cell>
          <table:table-cell table:style-name="ce11" table:formula="of:=IF(AND([.$I10]&lt;=[.BD$1];[.BD$1]&lt;=[.$J10]);1;&quot;&quot;)">
            <text:p/>
          </table:table-cell>
          <table:table-cell table:style-name="ce11" table:formula="of:=IF(AND([.$I10]&lt;=[.BE$1];[.BE$1]&lt;=[.$J10]);1;&quot;&quot;)">
            <text:p/>
          </table:table-cell>
          <table:table-cell table:style-name="ce11" table:formula="of:=IF(AND([.$I10]&lt;=[.BF$1];[.BF$1]&lt;=[.$J10]);1;&quot;&quot;)">
            <text:p/>
          </table:table-cell>
          <table:table-cell table:style-name="ce11" table:formula="of:=IF(AND([.$I10]&lt;=[.BG$1];[.BG$1]&lt;=[.$J10]);1;&quot;&quot;)">
            <text:p/>
          </table:table-cell>
          <table:table-cell table:style-name="ce11" table:formula="of:=IF(AND([.$I10]&lt;=[.BH$1];[.BH$1]&lt;=[.$J10]);1;&quot;&quot;)">
            <text:p/>
          </table:table-cell>
          <table:table-cell table:style-name="ce11" table:formula="of:=IF(AND([.$I10]&lt;=[.BI$1];[.BI$1]&lt;=[.$J10]);1;&quot;&quot;)">
            <text:p/>
          </table:table-cell>
          <table:table-cell table:style-name="ce11" table:formula="of:=IF(AND([.$I10]&lt;=[.BJ$1];[.BJ$1]&lt;=[.$J10]);1;&quot;&quot;)">
            <text:p/>
          </table:table-cell>
          <table:table-cell table:style-name="ce11" table:formula="of:=IF(AND([.$I10]&lt;=[.BK$1];[.BK$1]&lt;=[.$J10]);1;&quot;&quot;)">
            <text:p/>
          </table:table-cell>
          <table:table-cell table:style-name="ce11" table:formula="of:=IF(AND([.$I10]&lt;=[.BL$1];[.BL$1]&lt;=[.$J10]);1;&quot;&quot;)">
            <text:p/>
          </table:table-cell>
          <table:table-cell table:style-name="ce11" table:formula="of:=IF(AND([.$I10]&lt;=[.BM$1];[.BM$1]&lt;=[.$J10]);1;&quot;&quot;)">
            <text:p/>
          </table:table-cell>
          <table:table-cell table:style-name="ce11" table:formula="of:=IF(AND([.$I10]&lt;=[.BN$1];[.BN$1]&lt;=[.$J10]);1;&quot;&quot;)">
            <text:p/>
          </table:table-cell>
          <table:table-cell table:style-name="ce11" table:formula="of:=IF(AND([.$I10]&lt;=[.BO$1];[.BO$1]&lt;=[.$J10]);1;&quot;&quot;)">
            <text:p/>
          </table:table-cell>
          <table:table-cell table:style-name="ce11" table:formula="of:=IF(AND([.$I10]&lt;=[.BP$1];[.BP$1]&lt;=[.$J10]);1;&quot;&quot;)">
            <text:p/>
          </table:table-cell>
          <table:table-cell table:style-name="ce11" table:formula="of:=IF(AND([.$I10]&lt;=[.BQ$1];[.BQ$1]&lt;=[.$J10]);1;&quot;&quot;)">
            <text:p/>
          </table:table-cell>
          <table:table-cell table:style-name="ce11" table:formula="of:=IF(AND([.$I10]&lt;=[.BR$1];[.BR$1]&lt;=[.$J10]);1;&quot;&quot;)">
            <text:p/>
          </table:table-cell>
          <table:table-cell table:style-name="ce11" table:formula="of:=IF(AND([.$I10]&lt;=[.BS$1];[.BS$1]&lt;=[.$J10]);1;&quot;&quot;)">
            <text:p/>
          </table:table-cell>
          <table:table-cell table:style-name="ce11" table:formula="of:=IF(AND([.$I10]&lt;=[.BT$1];[.BT$1]&lt;=[.$J10]);1;&quot;&quot;)">
            <text:p/>
          </table:table-cell>
          <table:table-cell table:style-name="ce11" table:formula="of:=IF(AND([.$I10]&lt;=[.BU$1];[.BU$1]&lt;=[.$J10]);1;&quot;&quot;)">
            <text:p/>
          </table:table-cell>
          <table:table-cell table:style-name="ce11" table:formula="of:=IF(AND([.$I10]&lt;=[.BV$1];[.BV$1]&lt;=[.$J10]);1;&quot;&quot;)">
            <text:p/>
          </table:table-cell>
          <table:table-cell table:style-name="ce11" table:formula="of:=IF(AND([.$I10]&lt;=[.BW$1];[.BW$1]&lt;=[.$J10]);1;&quot;&quot;)">
            <text:p/>
          </table:table-cell>
          <table:table-cell table:style-name="ce11" table:formula="of:=IF(AND([.$I10]&lt;=[.BX$1];[.BX$1]&lt;=[.$J10]);1;&quot;&quot;)">
            <text:p/>
          </table:table-cell>
          <table:table-cell table:style-name="ce11" table:formula="of:=IF(AND([.$I10]&lt;=[.BY$1];[.BY$1]&lt;=[.$J10]);1;&quot;&quot;)">
            <text:p/>
          </table:table-cell>
          <table:table-cell table:style-name="ce11" table:formula="of:=IF(AND([.$I10]&lt;=[.BZ$1];[.BZ$1]&lt;=[.$J10]);1;&quot;&quot;)">
            <text:p/>
          </table:table-cell>
          <table:table-cell table:style-name="ce11" table:formula="of:=IF(AND([.$I10]&lt;=[.CA$1];[.CA$1]&lt;=[.$J10]);1;&quot;&quot;)">
            <text:p/>
          </table:table-cell>
          <table:table-cell table:style-name="ce11" table:formula="of:=IF(AND([.$I10]&lt;=[.CB$1];[.CB$1]&lt;=[.$J10]);1;&quot;&quot;)">
            <text:p/>
          </table:table-cell>
          <table:table-cell table:style-name="ce11" table:formula="of:=IF(AND([.$I10]&lt;=[.CC$1];[.CC$1]&lt;=[.$J10]);1;&quot;&quot;)">
            <text:p/>
          </table:table-cell>
          <table:table-cell table:style-name="ce11" table:formula="of:=IF(AND([.$I10]&lt;=[.CD$1];[.CD$1]&lt;=[.$J10]);1;&quot;&quot;)">
            <text:p/>
          </table:table-cell>
          <table:table-cell table:style-name="ce11" table:formula="of:=IF(AND([.$I10]&lt;=[.CE$1];[.CE$1]&lt;=[.$J10]);1;&quot;&quot;)">
            <text:p/>
          </table:table-cell>
          <table:table-cell table:style-name="ce11" table:formula="of:=IF(AND([.$I10]&lt;=[.CF$1];[.CF$1]&lt;=[.$J10]);1;&quot;&quot;)">
            <text:p/>
          </table:table-cell>
          <table:table-cell table:style-name="ce11" table:formula="of:=IF(AND([.$I10]&lt;=[.CG$1];[.CG$1]&lt;=[.$J10]);1;&quot;&quot;)">
            <text:p/>
          </table:table-cell>
          <table:table-cell table:style-name="ce11" table:formula="of:=IF(AND([.$I10]&lt;=[.CH$1];[.CH$1]&lt;=[.$J10]);1;&quot;&quot;)">
            <text:p/>
          </table:table-cell>
          <table:table-cell table:style-name="ce11" table:formula="of:=IF(AND([.$I10]&lt;=[.CI$1];[.CI$1]&lt;=[.$J10]);1;&quot;&quot;)">
            <text:p/>
          </table:table-cell>
          <table:table-cell table:style-name="ce11" table:formula="of:=IF(AND([.$I10]&lt;=[.CJ$1];[.CJ$1]&lt;=[.$J10]);1;&quot;&quot;)">
            <text:p/>
          </table:table-cell>
          <table:table-cell table:style-name="ce11" table:formula="of:=IF(AND([.$I10]&lt;=[.CK$1];[.CK$1]&lt;=[.$J10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1];[.$A:.$J];10;0)" office:value-type="float" office:value="0" calcext:value-type="float">
            <text:p>0</text:p>
          </table:table-cell>
          <table:table-cell table:style-name="ce8" table:formula="of:=VLOOKUP([.D11];[.$A:.$J];10;0)" office:value-type="float" office:value="0" calcext:value-type="float">
            <text:p>0</text:p>
          </table:table-cell>
          <table:table-cell table:style-name="ce8" table:formula="of:=VLOOKUP([.E11];[.$A:.$J];10;0)" office:value-type="float" office:value="0" calcext:value-type="float">
            <text:p>0</text:p>
          </table:table-cell>
          <table:table-cell table:style-name="ce9" table:formula="of:=[.J11]-[.B11]+1" office:value-type="float" office:value="1" calcext:value-type="float">
            <text:p>1</text:p>
          </table:table-cell>
          <table:table-cell table:style-name="ce10" table:formula="of:=[.B11]+MAX([.F11:.H11])" office:value-type="float" office:value="6" calcext:value-type="float">
            <text:p>6</text:p>
          </table:table-cell>
          <table:table-cell table:style-name="ce11" table:formula="of:=IF(AND([.$I11]&lt;=[.K$1];[.K$1]&lt;=[.$J11]);1;&quot;&quot;)" office:value-type="float" office:value="1" calcext:value-type="float">
            <text:p>1</text:p>
          </table:table-cell>
          <table:table-cell table:style-name="ce11" table:formula="of:=IF(AND([.$I11]&lt;=[.L$1];[.L$1]&lt;=[.$J11]);1;&quot;&quot;)" office:value-type="float" office:value="1" calcext:value-type="float">
            <text:p>1</text:p>
          </table:table-cell>
          <table:table-cell table:style-name="ce11" table:formula="of:=IF(AND([.$I11]&lt;=[.M$1];[.M$1]&lt;=[.$J11]);1;&quot;&quot;)" office:value-type="float" office:value="1" calcext:value-type="float">
            <text:p>1</text:p>
          </table:table-cell>
          <table:table-cell table:style-name="ce11" table:formula="of:=IF(AND([.$I11]&lt;=[.N$1];[.N$1]&lt;=[.$J11]);1;&quot;&quot;)" office:value-type="float" office:value="1" calcext:value-type="float">
            <text:p>1</text:p>
          </table:table-cell>
          <table:table-cell table:style-name="ce11" table:formula="of:=IF(AND([.$I11]&lt;=[.O$1];[.O$1]&lt;=[.$J11]);1;&quot;&quot;)" office:value-type="float" office:value="1" calcext:value-type="float">
            <text:p>1</text:p>
          </table:table-cell>
          <table:table-cell table:style-name="ce11" table:formula="of:=IF(AND([.$I11]&lt;=[.P$1];[.P$1]&lt;=[.$J11]);1;&quot;&quot;)" office:value-type="float" office:value="1" calcext:value-type="float">
            <text:p>1</text:p>
          </table:table-cell>
          <table:table-cell table:style-name="ce11" table:formula="of:=IF(AND([.$I11]&lt;=[.Q$1];[.Q$1]&lt;=[.$J11]);1;&quot;&quot;)">
            <text:p/>
          </table:table-cell>
          <table:table-cell table:style-name="ce11" table:formula="of:=IF(AND([.$I11]&lt;=[.R$1];[.R$1]&lt;=[.$J11]);1;&quot;&quot;)">
            <text:p/>
          </table:table-cell>
          <table:table-cell table:style-name="ce11" table:formula="of:=IF(AND([.$I11]&lt;=[.S$1];[.S$1]&lt;=[.$J11]);1;&quot;&quot;)">
            <text:p/>
          </table:table-cell>
          <table:table-cell table:style-name="ce11" table:formula="of:=IF(AND([.$I11]&lt;=[.T$1];[.T$1]&lt;=[.$J11]);1;&quot;&quot;)">
            <text:p/>
          </table:table-cell>
          <table:table-cell table:style-name="ce11" table:formula="of:=IF(AND([.$I11]&lt;=[.U$1];[.U$1]&lt;=[.$J11]);1;&quot;&quot;)">
            <text:p/>
          </table:table-cell>
          <table:table-cell table:style-name="ce12" table:formula="of:=IF(AND([.$I11]&lt;=[.V$1];[.V$1]&lt;=[.$J11]);1;&quot;&quot;)">
            <text:p/>
          </table:table-cell>
          <table:table-cell table:style-name="ce11" table:formula="of:=IF(AND([.$I11]&lt;=[.W$1];[.W$1]&lt;=[.$J11]);1;&quot;&quot;)">
            <text:p/>
          </table:table-cell>
          <table:table-cell table:style-name="ce11" table:formula="of:=IF(AND([.$I11]&lt;=[.X$1];[.X$1]&lt;=[.$J11]);1;&quot;&quot;)">
            <text:p/>
          </table:table-cell>
          <table:table-cell table:style-name="ce11" table:formula="of:=IF(AND([.$I11]&lt;=[.Y$1];[.Y$1]&lt;=[.$J11]);1;&quot;&quot;)">
            <text:p/>
          </table:table-cell>
          <table:table-cell table:style-name="ce11" table:formula="of:=IF(AND([.$I11]&lt;=[.Z$1];[.Z$1]&lt;=[.$J11]);1;&quot;&quot;)">
            <text:p/>
          </table:table-cell>
          <table:table-cell table:style-name="ce11" table:formula="of:=IF(AND([.$I11]&lt;=[.AA$1];[.AA$1]&lt;=[.$J11]);1;&quot;&quot;)">
            <text:p/>
          </table:table-cell>
          <table:table-cell table:style-name="ce11" table:formula="of:=IF(AND([.$I11]&lt;=[.AB$1];[.AB$1]&lt;=[.$J11]);1;&quot;&quot;)">
            <text:p/>
          </table:table-cell>
          <table:table-cell table:style-name="ce11" table:formula="of:=IF(AND([.$I11]&lt;=[.AC$1];[.AC$1]&lt;=[.$J11]);1;&quot;&quot;)">
            <text:p/>
          </table:table-cell>
          <table:table-cell table:style-name="ce11" table:formula="of:=IF(AND([.$I11]&lt;=[.AD$1];[.AD$1]&lt;=[.$J11]);1;&quot;&quot;)">
            <text:p/>
          </table:table-cell>
          <table:table-cell table:style-name="ce11" table:formula="of:=IF(AND([.$I11]&lt;=[.AE$1];[.AE$1]&lt;=[.$J11]);1;&quot;&quot;)">
            <text:p/>
          </table:table-cell>
          <table:table-cell table:style-name="ce11" table:formula="of:=IF(AND([.$I11]&lt;=[.AF$1];[.AF$1]&lt;=[.$J11]);1;&quot;&quot;)">
            <text:p/>
          </table:table-cell>
          <table:table-cell table:style-name="ce11" table:formula="of:=IF(AND([.$I11]&lt;=[.AG$1];[.AG$1]&lt;=[.$J11]);1;&quot;&quot;)">
            <text:p/>
          </table:table-cell>
          <table:table-cell table:style-name="ce11" table:formula="of:=IF(AND([.$I11]&lt;=[.AH$1];[.AH$1]&lt;=[.$J11]);1;&quot;&quot;)">
            <text:p/>
          </table:table-cell>
          <table:table-cell table:style-name="ce11" table:formula="of:=IF(AND([.$I11]&lt;=[.AI$1];[.AI$1]&lt;=[.$J11]);1;&quot;&quot;)">
            <text:p/>
          </table:table-cell>
          <table:table-cell table:style-name="ce11" table:formula="of:=IF(AND([.$I11]&lt;=[.AJ$1];[.AJ$1]&lt;=[.$J11]);1;&quot;&quot;)">
            <text:p/>
          </table:table-cell>
          <table:table-cell table:style-name="ce11" table:formula="of:=IF(AND([.$I11]&lt;=[.AK$1];[.AK$1]&lt;=[.$J11]);1;&quot;&quot;)">
            <text:p/>
          </table:table-cell>
          <table:table-cell table:style-name="ce11" table:formula="of:=IF(AND([.$I11]&lt;=[.AL$1];[.AL$1]&lt;=[.$J11]);1;&quot;&quot;)">
            <text:p/>
          </table:table-cell>
          <table:table-cell table:style-name="ce11" table:formula="of:=IF(AND([.$I11]&lt;=[.AM$1];[.AM$1]&lt;=[.$J11]);1;&quot;&quot;)">
            <text:p/>
          </table:table-cell>
          <table:table-cell table:style-name="ce11" table:formula="of:=IF(AND([.$I11]&lt;=[.AN$1];[.AN$1]&lt;=[.$J11]);1;&quot;&quot;)">
            <text:p/>
          </table:table-cell>
          <table:table-cell table:style-name="ce11" table:formula="of:=IF(AND([.$I11]&lt;=[.AO$1];[.AO$1]&lt;=[.$J11]);1;&quot;&quot;)">
            <text:p/>
          </table:table-cell>
          <table:table-cell table:style-name="ce11" table:formula="of:=IF(AND([.$I11]&lt;=[.AP$1];[.AP$1]&lt;=[.$J11]);1;&quot;&quot;)">
            <text:p/>
          </table:table-cell>
          <table:table-cell table:style-name="ce11" table:formula="of:=IF(AND([.$I11]&lt;=[.AQ$1];[.AQ$1]&lt;=[.$J11]);1;&quot;&quot;)">
            <text:p/>
          </table:table-cell>
          <table:table-cell table:style-name="ce11" table:formula="of:=IF(AND([.$I11]&lt;=[.AR$1];[.AR$1]&lt;=[.$J11]);1;&quot;&quot;)">
            <text:p/>
          </table:table-cell>
          <table:table-cell table:style-name="ce11" table:formula="of:=IF(AND([.$I11]&lt;=[.AS$1];[.AS$1]&lt;=[.$J11]);1;&quot;&quot;)">
            <text:p/>
          </table:table-cell>
          <table:table-cell table:style-name="ce11" table:formula="of:=IF(AND([.$I11]&lt;=[.AT$1];[.AT$1]&lt;=[.$J11]);1;&quot;&quot;)">
            <text:p/>
          </table:table-cell>
          <table:table-cell table:style-name="ce11" table:formula="of:=IF(AND([.$I11]&lt;=[.AU$1];[.AU$1]&lt;=[.$J11]);1;&quot;&quot;)">
            <text:p/>
          </table:table-cell>
          <table:table-cell table:style-name="ce11" table:formula="of:=IF(AND([.$I11]&lt;=[.AV$1];[.AV$1]&lt;=[.$J11]);1;&quot;&quot;)">
            <text:p/>
          </table:table-cell>
          <table:table-cell table:style-name="ce11" table:formula="of:=IF(AND([.$I11]&lt;=[.AW$1];[.AW$1]&lt;=[.$J11]);1;&quot;&quot;)">
            <text:p/>
          </table:table-cell>
          <table:table-cell table:style-name="ce11" table:formula="of:=IF(AND([.$I11]&lt;=[.AX$1];[.AX$1]&lt;=[.$J11]);1;&quot;&quot;)">
            <text:p/>
          </table:table-cell>
          <table:table-cell table:style-name="ce11" table:formula="of:=IF(AND([.$I11]&lt;=[.AY$1];[.AY$1]&lt;=[.$J11]);1;&quot;&quot;)">
            <text:p/>
          </table:table-cell>
          <table:table-cell table:style-name="ce11" table:formula="of:=IF(AND([.$I11]&lt;=[.AZ$1];[.AZ$1]&lt;=[.$J11]);1;&quot;&quot;)">
            <text:p/>
          </table:table-cell>
          <table:table-cell table:style-name="ce11" table:formula="of:=IF(AND([.$I11]&lt;=[.BA$1];[.BA$1]&lt;=[.$J11]);1;&quot;&quot;)">
            <text:p/>
          </table:table-cell>
          <table:table-cell table:style-name="ce11" table:formula="of:=IF(AND([.$I11]&lt;=[.BB$1];[.BB$1]&lt;=[.$J11]);1;&quot;&quot;)">
            <text:p/>
          </table:table-cell>
          <table:table-cell table:style-name="ce11" table:formula="of:=IF(AND([.$I11]&lt;=[.BC$1];[.BC$1]&lt;=[.$J11]);1;&quot;&quot;)">
            <text:p/>
          </table:table-cell>
          <table:table-cell table:style-name="ce11" table:formula="of:=IF(AND([.$I11]&lt;=[.BD$1];[.BD$1]&lt;=[.$J11]);1;&quot;&quot;)">
            <text:p/>
          </table:table-cell>
          <table:table-cell table:style-name="ce11" table:formula="of:=IF(AND([.$I11]&lt;=[.BE$1];[.BE$1]&lt;=[.$J11]);1;&quot;&quot;)">
            <text:p/>
          </table:table-cell>
          <table:table-cell table:style-name="ce11" table:formula="of:=IF(AND([.$I11]&lt;=[.BF$1];[.BF$1]&lt;=[.$J11]);1;&quot;&quot;)">
            <text:p/>
          </table:table-cell>
          <table:table-cell table:style-name="ce11" table:formula="of:=IF(AND([.$I11]&lt;=[.BG$1];[.BG$1]&lt;=[.$J11]);1;&quot;&quot;)">
            <text:p/>
          </table:table-cell>
          <table:table-cell table:style-name="ce11" table:formula="of:=IF(AND([.$I11]&lt;=[.BH$1];[.BH$1]&lt;=[.$J11]);1;&quot;&quot;)">
            <text:p/>
          </table:table-cell>
          <table:table-cell table:style-name="ce11" table:formula="of:=IF(AND([.$I11]&lt;=[.BI$1];[.BI$1]&lt;=[.$J11]);1;&quot;&quot;)">
            <text:p/>
          </table:table-cell>
          <table:table-cell table:style-name="ce11" table:formula="of:=IF(AND([.$I11]&lt;=[.BJ$1];[.BJ$1]&lt;=[.$J11]);1;&quot;&quot;)">
            <text:p/>
          </table:table-cell>
          <table:table-cell table:style-name="ce11" table:formula="of:=IF(AND([.$I11]&lt;=[.BK$1];[.BK$1]&lt;=[.$J11]);1;&quot;&quot;)">
            <text:p/>
          </table:table-cell>
          <table:table-cell table:style-name="ce11" table:formula="of:=IF(AND([.$I11]&lt;=[.BL$1];[.BL$1]&lt;=[.$J11]);1;&quot;&quot;)">
            <text:p/>
          </table:table-cell>
          <table:table-cell table:style-name="ce11" table:formula="of:=IF(AND([.$I11]&lt;=[.BM$1];[.BM$1]&lt;=[.$J11]);1;&quot;&quot;)">
            <text:p/>
          </table:table-cell>
          <table:table-cell table:style-name="ce11" table:formula="of:=IF(AND([.$I11]&lt;=[.BN$1];[.BN$1]&lt;=[.$J11]);1;&quot;&quot;)">
            <text:p/>
          </table:table-cell>
          <table:table-cell table:style-name="ce11" table:formula="of:=IF(AND([.$I11]&lt;=[.BO$1];[.BO$1]&lt;=[.$J11]);1;&quot;&quot;)">
            <text:p/>
          </table:table-cell>
          <table:table-cell table:style-name="ce11" table:formula="of:=IF(AND([.$I11]&lt;=[.BP$1];[.BP$1]&lt;=[.$J11]);1;&quot;&quot;)">
            <text:p/>
          </table:table-cell>
          <table:table-cell table:style-name="ce11" table:formula="of:=IF(AND([.$I11]&lt;=[.BQ$1];[.BQ$1]&lt;=[.$J11]);1;&quot;&quot;)">
            <text:p/>
          </table:table-cell>
          <table:table-cell table:style-name="ce11" table:formula="of:=IF(AND([.$I11]&lt;=[.BR$1];[.BR$1]&lt;=[.$J11]);1;&quot;&quot;)">
            <text:p/>
          </table:table-cell>
          <table:table-cell table:style-name="ce11" table:formula="of:=IF(AND([.$I11]&lt;=[.BS$1];[.BS$1]&lt;=[.$J11]);1;&quot;&quot;)">
            <text:p/>
          </table:table-cell>
          <table:table-cell table:style-name="ce11" table:formula="of:=IF(AND([.$I11]&lt;=[.BT$1];[.BT$1]&lt;=[.$J11]);1;&quot;&quot;)">
            <text:p/>
          </table:table-cell>
          <table:table-cell table:style-name="ce11" table:formula="of:=IF(AND([.$I11]&lt;=[.BU$1];[.BU$1]&lt;=[.$J11]);1;&quot;&quot;)">
            <text:p/>
          </table:table-cell>
          <table:table-cell table:style-name="ce11" table:formula="of:=IF(AND([.$I11]&lt;=[.BV$1];[.BV$1]&lt;=[.$J11]);1;&quot;&quot;)">
            <text:p/>
          </table:table-cell>
          <table:table-cell table:style-name="ce11" table:formula="of:=IF(AND([.$I11]&lt;=[.BW$1];[.BW$1]&lt;=[.$J11]);1;&quot;&quot;)">
            <text:p/>
          </table:table-cell>
          <table:table-cell table:style-name="ce11" table:formula="of:=IF(AND([.$I11]&lt;=[.BX$1];[.BX$1]&lt;=[.$J11]);1;&quot;&quot;)">
            <text:p/>
          </table:table-cell>
          <table:table-cell table:style-name="ce11" table:formula="of:=IF(AND([.$I11]&lt;=[.BY$1];[.BY$1]&lt;=[.$J11]);1;&quot;&quot;)">
            <text:p/>
          </table:table-cell>
          <table:table-cell table:style-name="ce11" table:formula="of:=IF(AND([.$I11]&lt;=[.BZ$1];[.BZ$1]&lt;=[.$J11]);1;&quot;&quot;)">
            <text:p/>
          </table:table-cell>
          <table:table-cell table:style-name="ce11" table:formula="of:=IF(AND([.$I11]&lt;=[.CA$1];[.CA$1]&lt;=[.$J11]);1;&quot;&quot;)">
            <text:p/>
          </table:table-cell>
          <table:table-cell table:style-name="ce11" table:formula="of:=IF(AND([.$I11]&lt;=[.CB$1];[.CB$1]&lt;=[.$J11]);1;&quot;&quot;)">
            <text:p/>
          </table:table-cell>
          <table:table-cell table:style-name="ce11" table:formula="of:=IF(AND([.$I11]&lt;=[.CC$1];[.CC$1]&lt;=[.$J11]);1;&quot;&quot;)">
            <text:p/>
          </table:table-cell>
          <table:table-cell table:style-name="ce11" table:formula="of:=IF(AND([.$I11]&lt;=[.CD$1];[.CD$1]&lt;=[.$J11]);1;&quot;&quot;)">
            <text:p/>
          </table:table-cell>
          <table:table-cell table:style-name="ce11" table:formula="of:=IF(AND([.$I11]&lt;=[.CE$1];[.CE$1]&lt;=[.$J11]);1;&quot;&quot;)">
            <text:p/>
          </table:table-cell>
          <table:table-cell table:style-name="ce11" table:formula="of:=IF(AND([.$I11]&lt;=[.CF$1];[.CF$1]&lt;=[.$J11]);1;&quot;&quot;)">
            <text:p/>
          </table:table-cell>
          <table:table-cell table:style-name="ce11" table:formula="of:=IF(AND([.$I11]&lt;=[.CG$1];[.CG$1]&lt;=[.$J11]);1;&quot;&quot;)">
            <text:p/>
          </table:table-cell>
          <table:table-cell table:style-name="ce11" table:formula="of:=IF(AND([.$I11]&lt;=[.CH$1];[.CH$1]&lt;=[.$J11]);1;&quot;&quot;)">
            <text:p/>
          </table:table-cell>
          <table:table-cell table:style-name="ce11" table:formula="of:=IF(AND([.$I11]&lt;=[.CI$1];[.CI$1]&lt;=[.$J11]);1;&quot;&quot;)">
            <text:p/>
          </table:table-cell>
          <table:table-cell table:style-name="ce11" table:formula="of:=IF(AND([.$I11]&lt;=[.CJ$1];[.CJ$1]&lt;=[.$J11]);1;&quot;&quot;)">
            <text:p/>
          </table:table-cell>
          <table:table-cell table:style-name="ce11" table:formula="of:=IF(AND([.$I11]&lt;=[.CK$1];[.CK$1]&lt;=[.$J11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2];[.$A:.$J];10;0)" office:value-type="float" office:value="0" calcext:value-type="float">
            <text:p>0</text:p>
          </table:table-cell>
          <table:table-cell table:style-name="ce8" table:formula="of:=VLOOKUP([.D12];[.$A:.$J];10;0)" office:value-type="float" office:value="0" calcext:value-type="float">
            <text:p>0</text:p>
          </table:table-cell>
          <table:table-cell table:style-name="ce8" table:formula="of:=VLOOKUP([.E12];[.$A:.$J];10;0)" office:value-type="float" office:value="0" calcext:value-type="float">
            <text:p>0</text:p>
          </table:table-cell>
          <table:table-cell table:style-name="ce9" table:formula="of:=[.J12]-[.B12]+1" office:value-type="float" office:value="1" calcext:value-type="float">
            <text:p>1</text:p>
          </table:table-cell>
          <table:table-cell table:style-name="ce10" table:formula="of:=[.B12]+MAX([.F12:.H12])" office:value-type="float" office:value="7" calcext:value-type="float">
            <text:p>7</text:p>
          </table:table-cell>
          <table:table-cell table:style-name="ce11" table:formula="of:=IF(AND([.$I12]&lt;=[.K$1];[.K$1]&lt;=[.$J12]);1;&quot;&quot;)" office:value-type="float" office:value="1" calcext:value-type="float">
            <text:p>1</text:p>
          </table:table-cell>
          <table:table-cell table:style-name="ce11" table:formula="of:=IF(AND([.$I12]&lt;=[.L$1];[.L$1]&lt;=[.$J12]);1;&quot;&quot;)" office:value-type="float" office:value="1" calcext:value-type="float">
            <text:p>1</text:p>
          </table:table-cell>
          <table:table-cell table:style-name="ce11" table:formula="of:=IF(AND([.$I12]&lt;=[.M$1];[.M$1]&lt;=[.$J12]);1;&quot;&quot;)" office:value-type="float" office:value="1" calcext:value-type="float">
            <text:p>1</text:p>
          </table:table-cell>
          <table:table-cell table:style-name="ce11" table:formula="of:=IF(AND([.$I12]&lt;=[.N$1];[.N$1]&lt;=[.$J12]);1;&quot;&quot;)" office:value-type="float" office:value="1" calcext:value-type="float">
            <text:p>1</text:p>
          </table:table-cell>
          <table:table-cell table:style-name="ce11" table:formula="of:=IF(AND([.$I12]&lt;=[.O$1];[.O$1]&lt;=[.$J12]);1;&quot;&quot;)" office:value-type="float" office:value="1" calcext:value-type="float">
            <text:p>1</text:p>
          </table:table-cell>
          <table:table-cell table:style-name="ce11" table:formula="of:=IF(AND([.$I12]&lt;=[.P$1];[.P$1]&lt;=[.$J12]);1;&quot;&quot;)" office:value-type="float" office:value="1" calcext:value-type="float">
            <text:p>1</text:p>
          </table:table-cell>
          <table:table-cell table:style-name="ce11" table:formula="of:=IF(AND([.$I12]&lt;=[.Q$1];[.Q$1]&lt;=[.$J12]);1;&quot;&quot;)" office:value-type="float" office:value="1" calcext:value-type="float">
            <text:p>1</text:p>
          </table:table-cell>
          <table:table-cell table:style-name="ce11" table:formula="of:=IF(AND([.$I12]&lt;=[.R$1];[.R$1]&lt;=[.$J12]);1;&quot;&quot;)">
            <text:p/>
          </table:table-cell>
          <table:table-cell table:style-name="ce11" table:formula="of:=IF(AND([.$I12]&lt;=[.S$1];[.S$1]&lt;=[.$J12]);1;&quot;&quot;)">
            <text:p/>
          </table:table-cell>
          <table:table-cell table:style-name="ce11" table:formula="of:=IF(AND([.$I12]&lt;=[.T$1];[.T$1]&lt;=[.$J12]);1;&quot;&quot;)">
            <text:p/>
          </table:table-cell>
          <table:table-cell table:style-name="ce11" table:formula="of:=IF(AND([.$I12]&lt;=[.U$1];[.U$1]&lt;=[.$J12]);1;&quot;&quot;)">
            <text:p/>
          </table:table-cell>
          <table:table-cell table:style-name="ce12" table:formula="of:=IF(AND([.$I12]&lt;=[.V$1];[.V$1]&lt;=[.$J12]);1;&quot;&quot;)">
            <text:p/>
          </table:table-cell>
          <table:table-cell table:style-name="ce11" table:formula="of:=IF(AND([.$I12]&lt;=[.W$1];[.W$1]&lt;=[.$J12]);1;&quot;&quot;)">
            <text:p/>
          </table:table-cell>
          <table:table-cell table:style-name="ce11" table:formula="of:=IF(AND([.$I12]&lt;=[.X$1];[.X$1]&lt;=[.$J12]);1;&quot;&quot;)">
            <text:p/>
          </table:table-cell>
          <table:table-cell table:style-name="ce11" table:formula="of:=IF(AND([.$I12]&lt;=[.Y$1];[.Y$1]&lt;=[.$J12]);1;&quot;&quot;)">
            <text:p/>
          </table:table-cell>
          <table:table-cell table:style-name="ce11" table:formula="of:=IF(AND([.$I12]&lt;=[.Z$1];[.Z$1]&lt;=[.$J12]);1;&quot;&quot;)">
            <text:p/>
          </table:table-cell>
          <table:table-cell table:style-name="ce11" table:formula="of:=IF(AND([.$I12]&lt;=[.AA$1];[.AA$1]&lt;=[.$J12]);1;&quot;&quot;)">
            <text:p/>
          </table:table-cell>
          <table:table-cell table:style-name="ce11" table:formula="of:=IF(AND([.$I12]&lt;=[.AB$1];[.AB$1]&lt;=[.$J12]);1;&quot;&quot;)">
            <text:p/>
          </table:table-cell>
          <table:table-cell table:style-name="ce11" table:formula="of:=IF(AND([.$I12]&lt;=[.AC$1];[.AC$1]&lt;=[.$J12]);1;&quot;&quot;)">
            <text:p/>
          </table:table-cell>
          <table:table-cell table:style-name="ce11" table:formula="of:=IF(AND([.$I12]&lt;=[.AD$1];[.AD$1]&lt;=[.$J12]);1;&quot;&quot;)">
            <text:p/>
          </table:table-cell>
          <table:table-cell table:style-name="ce11" table:formula="of:=IF(AND([.$I12]&lt;=[.AE$1];[.AE$1]&lt;=[.$J12]);1;&quot;&quot;)">
            <text:p/>
          </table:table-cell>
          <table:table-cell table:style-name="ce11" table:formula="of:=IF(AND([.$I12]&lt;=[.AF$1];[.AF$1]&lt;=[.$J12]);1;&quot;&quot;)">
            <text:p/>
          </table:table-cell>
          <table:table-cell table:style-name="ce11" table:formula="of:=IF(AND([.$I12]&lt;=[.AG$1];[.AG$1]&lt;=[.$J12]);1;&quot;&quot;)">
            <text:p/>
          </table:table-cell>
          <table:table-cell table:style-name="ce11" table:formula="of:=IF(AND([.$I12]&lt;=[.AH$1];[.AH$1]&lt;=[.$J12]);1;&quot;&quot;)">
            <text:p/>
          </table:table-cell>
          <table:table-cell table:style-name="ce11" table:formula="of:=IF(AND([.$I12]&lt;=[.AI$1];[.AI$1]&lt;=[.$J12]);1;&quot;&quot;)">
            <text:p/>
          </table:table-cell>
          <table:table-cell table:style-name="ce11" table:formula="of:=IF(AND([.$I12]&lt;=[.AJ$1];[.AJ$1]&lt;=[.$J12]);1;&quot;&quot;)">
            <text:p/>
          </table:table-cell>
          <table:table-cell table:style-name="ce11" table:formula="of:=IF(AND([.$I12]&lt;=[.AK$1];[.AK$1]&lt;=[.$J12]);1;&quot;&quot;)">
            <text:p/>
          </table:table-cell>
          <table:table-cell table:style-name="ce11" table:formula="of:=IF(AND([.$I12]&lt;=[.AL$1];[.AL$1]&lt;=[.$J12]);1;&quot;&quot;)">
            <text:p/>
          </table:table-cell>
          <table:table-cell table:style-name="ce11" table:formula="of:=IF(AND([.$I12]&lt;=[.AM$1];[.AM$1]&lt;=[.$J12]);1;&quot;&quot;)">
            <text:p/>
          </table:table-cell>
          <table:table-cell table:style-name="ce11" table:formula="of:=IF(AND([.$I12]&lt;=[.AN$1];[.AN$1]&lt;=[.$J12]);1;&quot;&quot;)">
            <text:p/>
          </table:table-cell>
          <table:table-cell table:style-name="ce11" table:formula="of:=IF(AND([.$I12]&lt;=[.AO$1];[.AO$1]&lt;=[.$J12]);1;&quot;&quot;)">
            <text:p/>
          </table:table-cell>
          <table:table-cell table:style-name="ce11" table:formula="of:=IF(AND([.$I12]&lt;=[.AP$1];[.AP$1]&lt;=[.$J12]);1;&quot;&quot;)">
            <text:p/>
          </table:table-cell>
          <table:table-cell table:style-name="ce11" table:formula="of:=IF(AND([.$I12]&lt;=[.AQ$1];[.AQ$1]&lt;=[.$J12]);1;&quot;&quot;)">
            <text:p/>
          </table:table-cell>
          <table:table-cell table:style-name="ce11" table:formula="of:=IF(AND([.$I12]&lt;=[.AR$1];[.AR$1]&lt;=[.$J12]);1;&quot;&quot;)">
            <text:p/>
          </table:table-cell>
          <table:table-cell table:style-name="ce11" table:formula="of:=IF(AND([.$I12]&lt;=[.AS$1];[.AS$1]&lt;=[.$J12]);1;&quot;&quot;)">
            <text:p/>
          </table:table-cell>
          <table:table-cell table:style-name="ce11" table:formula="of:=IF(AND([.$I12]&lt;=[.AT$1];[.AT$1]&lt;=[.$J12]);1;&quot;&quot;)">
            <text:p/>
          </table:table-cell>
          <table:table-cell table:style-name="ce11" table:formula="of:=IF(AND([.$I12]&lt;=[.AU$1];[.AU$1]&lt;=[.$J12]);1;&quot;&quot;)">
            <text:p/>
          </table:table-cell>
          <table:table-cell table:style-name="ce11" table:formula="of:=IF(AND([.$I12]&lt;=[.AV$1];[.AV$1]&lt;=[.$J12]);1;&quot;&quot;)">
            <text:p/>
          </table:table-cell>
          <table:table-cell table:style-name="ce11" table:formula="of:=IF(AND([.$I12]&lt;=[.AW$1];[.AW$1]&lt;=[.$J12]);1;&quot;&quot;)">
            <text:p/>
          </table:table-cell>
          <table:table-cell table:style-name="ce11" table:formula="of:=IF(AND([.$I12]&lt;=[.AX$1];[.AX$1]&lt;=[.$J12]);1;&quot;&quot;)">
            <text:p/>
          </table:table-cell>
          <table:table-cell table:style-name="ce11" table:formula="of:=IF(AND([.$I12]&lt;=[.AY$1];[.AY$1]&lt;=[.$J12]);1;&quot;&quot;)">
            <text:p/>
          </table:table-cell>
          <table:table-cell table:style-name="ce11" table:formula="of:=IF(AND([.$I12]&lt;=[.AZ$1];[.AZ$1]&lt;=[.$J12]);1;&quot;&quot;)">
            <text:p/>
          </table:table-cell>
          <table:table-cell table:style-name="ce11" table:formula="of:=IF(AND([.$I12]&lt;=[.BA$1];[.BA$1]&lt;=[.$J12]);1;&quot;&quot;)">
            <text:p/>
          </table:table-cell>
          <table:table-cell table:style-name="ce11" table:formula="of:=IF(AND([.$I12]&lt;=[.BB$1];[.BB$1]&lt;=[.$J12]);1;&quot;&quot;)">
            <text:p/>
          </table:table-cell>
          <table:table-cell table:style-name="ce11" table:formula="of:=IF(AND([.$I12]&lt;=[.BC$1];[.BC$1]&lt;=[.$J12]);1;&quot;&quot;)">
            <text:p/>
          </table:table-cell>
          <table:table-cell table:style-name="ce11" table:formula="of:=IF(AND([.$I12]&lt;=[.BD$1];[.BD$1]&lt;=[.$J12]);1;&quot;&quot;)">
            <text:p/>
          </table:table-cell>
          <table:table-cell table:style-name="ce11" table:formula="of:=IF(AND([.$I12]&lt;=[.BE$1];[.BE$1]&lt;=[.$J12]);1;&quot;&quot;)">
            <text:p/>
          </table:table-cell>
          <table:table-cell table:style-name="ce11" table:formula="of:=IF(AND([.$I12]&lt;=[.BF$1];[.BF$1]&lt;=[.$J12]);1;&quot;&quot;)">
            <text:p/>
          </table:table-cell>
          <table:table-cell table:style-name="ce11" table:formula="of:=IF(AND([.$I12]&lt;=[.BG$1];[.BG$1]&lt;=[.$J12]);1;&quot;&quot;)">
            <text:p/>
          </table:table-cell>
          <table:table-cell table:style-name="ce11" table:formula="of:=IF(AND([.$I12]&lt;=[.BH$1];[.BH$1]&lt;=[.$J12]);1;&quot;&quot;)">
            <text:p/>
          </table:table-cell>
          <table:table-cell table:style-name="ce11" table:formula="of:=IF(AND([.$I12]&lt;=[.BI$1];[.BI$1]&lt;=[.$J12]);1;&quot;&quot;)">
            <text:p/>
          </table:table-cell>
          <table:table-cell table:style-name="ce11" table:formula="of:=IF(AND([.$I12]&lt;=[.BJ$1];[.BJ$1]&lt;=[.$J12]);1;&quot;&quot;)">
            <text:p/>
          </table:table-cell>
          <table:table-cell table:style-name="ce11" table:formula="of:=IF(AND([.$I12]&lt;=[.BK$1];[.BK$1]&lt;=[.$J12]);1;&quot;&quot;)">
            <text:p/>
          </table:table-cell>
          <table:table-cell table:style-name="ce11" table:formula="of:=IF(AND([.$I12]&lt;=[.BL$1];[.BL$1]&lt;=[.$J12]);1;&quot;&quot;)">
            <text:p/>
          </table:table-cell>
          <table:table-cell table:style-name="ce11" table:formula="of:=IF(AND([.$I12]&lt;=[.BM$1];[.BM$1]&lt;=[.$J12]);1;&quot;&quot;)">
            <text:p/>
          </table:table-cell>
          <table:table-cell table:style-name="ce11" table:formula="of:=IF(AND([.$I12]&lt;=[.BN$1];[.BN$1]&lt;=[.$J12]);1;&quot;&quot;)">
            <text:p/>
          </table:table-cell>
          <table:table-cell table:style-name="ce11" table:formula="of:=IF(AND([.$I12]&lt;=[.BO$1];[.BO$1]&lt;=[.$J12]);1;&quot;&quot;)">
            <text:p/>
          </table:table-cell>
          <table:table-cell table:style-name="ce11" table:formula="of:=IF(AND([.$I12]&lt;=[.BP$1];[.BP$1]&lt;=[.$J12]);1;&quot;&quot;)">
            <text:p/>
          </table:table-cell>
          <table:table-cell table:style-name="ce11" table:formula="of:=IF(AND([.$I12]&lt;=[.BQ$1];[.BQ$1]&lt;=[.$J12]);1;&quot;&quot;)">
            <text:p/>
          </table:table-cell>
          <table:table-cell table:style-name="ce11" table:formula="of:=IF(AND([.$I12]&lt;=[.BR$1];[.BR$1]&lt;=[.$J12]);1;&quot;&quot;)">
            <text:p/>
          </table:table-cell>
          <table:table-cell table:style-name="ce11" table:formula="of:=IF(AND([.$I12]&lt;=[.BS$1];[.BS$1]&lt;=[.$J12]);1;&quot;&quot;)">
            <text:p/>
          </table:table-cell>
          <table:table-cell table:style-name="ce11" table:formula="of:=IF(AND([.$I12]&lt;=[.BT$1];[.BT$1]&lt;=[.$J12]);1;&quot;&quot;)">
            <text:p/>
          </table:table-cell>
          <table:table-cell table:style-name="ce11" table:formula="of:=IF(AND([.$I12]&lt;=[.BU$1];[.BU$1]&lt;=[.$J12]);1;&quot;&quot;)">
            <text:p/>
          </table:table-cell>
          <table:table-cell table:style-name="ce11" table:formula="of:=IF(AND([.$I12]&lt;=[.BV$1];[.BV$1]&lt;=[.$J12]);1;&quot;&quot;)">
            <text:p/>
          </table:table-cell>
          <table:table-cell table:style-name="ce11" table:formula="of:=IF(AND([.$I12]&lt;=[.BW$1];[.BW$1]&lt;=[.$J12]);1;&quot;&quot;)">
            <text:p/>
          </table:table-cell>
          <table:table-cell table:style-name="ce11" table:formula="of:=IF(AND([.$I12]&lt;=[.BX$1];[.BX$1]&lt;=[.$J12]);1;&quot;&quot;)">
            <text:p/>
          </table:table-cell>
          <table:table-cell table:style-name="ce11" table:formula="of:=IF(AND([.$I12]&lt;=[.BY$1];[.BY$1]&lt;=[.$J12]);1;&quot;&quot;)">
            <text:p/>
          </table:table-cell>
          <table:table-cell table:style-name="ce11" table:formula="of:=IF(AND([.$I12]&lt;=[.BZ$1];[.BZ$1]&lt;=[.$J12]);1;&quot;&quot;)">
            <text:p/>
          </table:table-cell>
          <table:table-cell table:style-name="ce11" table:formula="of:=IF(AND([.$I12]&lt;=[.CA$1];[.CA$1]&lt;=[.$J12]);1;&quot;&quot;)">
            <text:p/>
          </table:table-cell>
          <table:table-cell table:style-name="ce11" table:formula="of:=IF(AND([.$I12]&lt;=[.CB$1];[.CB$1]&lt;=[.$J12]);1;&quot;&quot;)">
            <text:p/>
          </table:table-cell>
          <table:table-cell table:style-name="ce11" table:formula="of:=IF(AND([.$I12]&lt;=[.CC$1];[.CC$1]&lt;=[.$J12]);1;&quot;&quot;)">
            <text:p/>
          </table:table-cell>
          <table:table-cell table:style-name="ce11" table:formula="of:=IF(AND([.$I12]&lt;=[.CD$1];[.CD$1]&lt;=[.$J12]);1;&quot;&quot;)">
            <text:p/>
          </table:table-cell>
          <table:table-cell table:style-name="ce11" table:formula="of:=IF(AND([.$I12]&lt;=[.CE$1];[.CE$1]&lt;=[.$J12]);1;&quot;&quot;)">
            <text:p/>
          </table:table-cell>
          <table:table-cell table:style-name="ce11" table:formula="of:=IF(AND([.$I12]&lt;=[.CF$1];[.CF$1]&lt;=[.$J12]);1;&quot;&quot;)">
            <text:p/>
          </table:table-cell>
          <table:table-cell table:style-name="ce11" table:formula="of:=IF(AND([.$I12]&lt;=[.CG$1];[.CG$1]&lt;=[.$J12]);1;&quot;&quot;)">
            <text:p/>
          </table:table-cell>
          <table:table-cell table:style-name="ce11" table:formula="of:=IF(AND([.$I12]&lt;=[.CH$1];[.CH$1]&lt;=[.$J12]);1;&quot;&quot;)">
            <text:p/>
          </table:table-cell>
          <table:table-cell table:style-name="ce11" table:formula="of:=IF(AND([.$I12]&lt;=[.CI$1];[.CI$1]&lt;=[.$J12]);1;&quot;&quot;)">
            <text:p/>
          </table:table-cell>
          <table:table-cell table:style-name="ce11" table:formula="of:=IF(AND([.$I12]&lt;=[.CJ$1];[.CJ$1]&lt;=[.$J12]);1;&quot;&quot;)">
            <text:p/>
          </table:table-cell>
          <table:table-cell table:style-name="ce11" table:formula="of:=IF(AND([.$I12]&lt;=[.CK$1];[.CK$1]&lt;=[.$J12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3];[.$A:.$J];10;0)" office:value-type="float" office:value="3" calcext:value-type="float">
            <text:p>3</text:p>
          </table:table-cell>
          <table:table-cell table:style-name="ce8" table:formula="of:=VLOOKUP([.D13];[.$A:.$J];10;0)" office:value-type="float" office:value="0" calcext:value-type="float">
            <text:p>0</text:p>
          </table:table-cell>
          <table:table-cell table:style-name="ce8" table:formula="of:=VLOOKUP([.E13];[.$A:.$J];10;0)" office:value-type="float" office:value="0" calcext:value-type="float">
            <text:p>0</text:p>
          </table:table-cell>
          <table:table-cell table:style-name="ce9" table:formula="of:=[.J13]-[.B13]+1" office:value-type="float" office:value="4" calcext:value-type="float">
            <text:p>4</text:p>
          </table:table-cell>
          <table:table-cell table:style-name="ce10" table:formula="of:=[.B13]+MAX([.F13:.H13])" office:value-type="float" office:value="6" calcext:value-type="float">
            <text:p>6</text:p>
          </table:table-cell>
          <table:table-cell table:style-name="ce11" table:formula="of:=IF(AND([.$I13]&lt;=[.K$1];[.K$1]&lt;=[.$J13]);1;&quot;&quot;)">
            <text:p/>
          </table:table-cell>
          <table:table-cell table:style-name="ce11" table:formula="of:=IF(AND([.$I13]&lt;=[.L$1];[.L$1]&lt;=[.$J13]);1;&quot;&quot;)">
            <text:p/>
          </table:table-cell>
          <table:table-cell table:style-name="ce11" table:formula="of:=IF(AND([.$I13]&lt;=[.M$1];[.M$1]&lt;=[.$J13]);1;&quot;&quot;)">
            <text:p/>
          </table:table-cell>
          <table:table-cell table:style-name="ce11" table:formula="of:=IF(AND([.$I13]&lt;=[.N$1];[.N$1]&lt;=[.$J13]);1;&quot;&quot;)" office:value-type="float" office:value="1" calcext:value-type="float">
            <text:p>1</text:p>
          </table:table-cell>
          <table:table-cell table:style-name="ce11" table:formula="of:=IF(AND([.$I13]&lt;=[.O$1];[.O$1]&lt;=[.$J13]);1;&quot;&quot;)" office:value-type="float" office:value="1" calcext:value-type="float">
            <text:p>1</text:p>
          </table:table-cell>
          <table:table-cell table:style-name="ce11" table:formula="of:=IF(AND([.$I13]&lt;=[.P$1];[.P$1]&lt;=[.$J13]);1;&quot;&quot;)" office:value-type="float" office:value="1" calcext:value-type="float">
            <text:p>1</text:p>
          </table:table-cell>
          <table:table-cell table:style-name="ce11" table:formula="of:=IF(AND([.$I13]&lt;=[.Q$1];[.Q$1]&lt;=[.$J13]);1;&quot;&quot;)">
            <text:p/>
          </table:table-cell>
          <table:table-cell table:style-name="ce11" table:formula="of:=IF(AND([.$I13]&lt;=[.R$1];[.R$1]&lt;=[.$J13]);1;&quot;&quot;)">
            <text:p/>
          </table:table-cell>
          <table:table-cell table:style-name="ce11" table:formula="of:=IF(AND([.$I13]&lt;=[.S$1];[.S$1]&lt;=[.$J13]);1;&quot;&quot;)">
            <text:p/>
          </table:table-cell>
          <table:table-cell table:style-name="ce11" table:formula="of:=IF(AND([.$I13]&lt;=[.T$1];[.T$1]&lt;=[.$J13]);1;&quot;&quot;)">
            <text:p/>
          </table:table-cell>
          <table:table-cell table:style-name="ce11" table:formula="of:=IF(AND([.$I13]&lt;=[.U$1];[.U$1]&lt;=[.$J13]);1;&quot;&quot;)">
            <text:p/>
          </table:table-cell>
          <table:table-cell table:style-name="ce12" table:formula="of:=IF(AND([.$I13]&lt;=[.V$1];[.V$1]&lt;=[.$J13]);1;&quot;&quot;)">
            <text:p/>
          </table:table-cell>
          <table:table-cell table:style-name="ce11" table:formula="of:=IF(AND([.$I13]&lt;=[.W$1];[.W$1]&lt;=[.$J13]);1;&quot;&quot;)">
            <text:p/>
          </table:table-cell>
          <table:table-cell table:style-name="ce11" table:formula="of:=IF(AND([.$I13]&lt;=[.X$1];[.X$1]&lt;=[.$J13]);1;&quot;&quot;)">
            <text:p/>
          </table:table-cell>
          <table:table-cell table:style-name="ce11" table:formula="of:=IF(AND([.$I13]&lt;=[.Y$1];[.Y$1]&lt;=[.$J13]);1;&quot;&quot;)">
            <text:p/>
          </table:table-cell>
          <table:table-cell table:style-name="ce11" table:formula="of:=IF(AND([.$I13]&lt;=[.Z$1];[.Z$1]&lt;=[.$J13]);1;&quot;&quot;)">
            <text:p/>
          </table:table-cell>
          <table:table-cell table:style-name="ce11" table:formula="of:=IF(AND([.$I13]&lt;=[.AA$1];[.AA$1]&lt;=[.$J13]);1;&quot;&quot;)">
            <text:p/>
          </table:table-cell>
          <table:table-cell table:style-name="ce11" table:formula="of:=IF(AND([.$I13]&lt;=[.AB$1];[.AB$1]&lt;=[.$J13]);1;&quot;&quot;)">
            <text:p/>
          </table:table-cell>
          <table:table-cell table:style-name="ce11" table:formula="of:=IF(AND([.$I13]&lt;=[.AC$1];[.AC$1]&lt;=[.$J13]);1;&quot;&quot;)">
            <text:p/>
          </table:table-cell>
          <table:table-cell table:style-name="ce11" table:formula="of:=IF(AND([.$I13]&lt;=[.AD$1];[.AD$1]&lt;=[.$J13]);1;&quot;&quot;)">
            <text:p/>
          </table:table-cell>
          <table:table-cell table:style-name="ce11" table:formula="of:=IF(AND([.$I13]&lt;=[.AE$1];[.AE$1]&lt;=[.$J13]);1;&quot;&quot;)">
            <text:p/>
          </table:table-cell>
          <table:table-cell table:style-name="ce11" table:formula="of:=IF(AND([.$I13]&lt;=[.AF$1];[.AF$1]&lt;=[.$J13]);1;&quot;&quot;)">
            <text:p/>
          </table:table-cell>
          <table:table-cell table:style-name="ce11" table:formula="of:=IF(AND([.$I13]&lt;=[.AG$1];[.AG$1]&lt;=[.$J13]);1;&quot;&quot;)">
            <text:p/>
          </table:table-cell>
          <table:table-cell table:style-name="ce11" table:formula="of:=IF(AND([.$I13]&lt;=[.AH$1];[.AH$1]&lt;=[.$J13]);1;&quot;&quot;)">
            <text:p/>
          </table:table-cell>
          <table:table-cell table:style-name="ce11" table:formula="of:=IF(AND([.$I13]&lt;=[.AI$1];[.AI$1]&lt;=[.$J13]);1;&quot;&quot;)">
            <text:p/>
          </table:table-cell>
          <table:table-cell table:style-name="ce11" table:formula="of:=IF(AND([.$I13]&lt;=[.AJ$1];[.AJ$1]&lt;=[.$J13]);1;&quot;&quot;)">
            <text:p/>
          </table:table-cell>
          <table:table-cell table:style-name="ce11" table:formula="of:=IF(AND([.$I13]&lt;=[.AK$1];[.AK$1]&lt;=[.$J13]);1;&quot;&quot;)">
            <text:p/>
          </table:table-cell>
          <table:table-cell table:style-name="ce11" table:formula="of:=IF(AND([.$I13]&lt;=[.AL$1];[.AL$1]&lt;=[.$J13]);1;&quot;&quot;)">
            <text:p/>
          </table:table-cell>
          <table:table-cell table:style-name="ce11" table:formula="of:=IF(AND([.$I13]&lt;=[.AM$1];[.AM$1]&lt;=[.$J13]);1;&quot;&quot;)">
            <text:p/>
          </table:table-cell>
          <table:table-cell table:style-name="ce11" table:formula="of:=IF(AND([.$I13]&lt;=[.AN$1];[.AN$1]&lt;=[.$J13]);1;&quot;&quot;)">
            <text:p/>
          </table:table-cell>
          <table:table-cell table:style-name="ce11" table:formula="of:=IF(AND([.$I13]&lt;=[.AO$1];[.AO$1]&lt;=[.$J13]);1;&quot;&quot;)">
            <text:p/>
          </table:table-cell>
          <table:table-cell table:style-name="ce11" table:formula="of:=IF(AND([.$I13]&lt;=[.AP$1];[.AP$1]&lt;=[.$J13]);1;&quot;&quot;)">
            <text:p/>
          </table:table-cell>
          <table:table-cell table:style-name="ce11" table:formula="of:=IF(AND([.$I13]&lt;=[.AQ$1];[.AQ$1]&lt;=[.$J13]);1;&quot;&quot;)">
            <text:p/>
          </table:table-cell>
          <table:table-cell table:style-name="ce11" table:formula="of:=IF(AND([.$I13]&lt;=[.AR$1];[.AR$1]&lt;=[.$J13]);1;&quot;&quot;)">
            <text:p/>
          </table:table-cell>
          <table:table-cell table:style-name="ce11" table:formula="of:=IF(AND([.$I13]&lt;=[.AS$1];[.AS$1]&lt;=[.$J13]);1;&quot;&quot;)">
            <text:p/>
          </table:table-cell>
          <table:table-cell table:style-name="ce11" table:formula="of:=IF(AND([.$I13]&lt;=[.AT$1];[.AT$1]&lt;=[.$J13]);1;&quot;&quot;)">
            <text:p/>
          </table:table-cell>
          <table:table-cell table:style-name="ce11" table:formula="of:=IF(AND([.$I13]&lt;=[.AU$1];[.AU$1]&lt;=[.$J13]);1;&quot;&quot;)">
            <text:p/>
          </table:table-cell>
          <table:table-cell table:style-name="ce11" table:formula="of:=IF(AND([.$I13]&lt;=[.AV$1];[.AV$1]&lt;=[.$J13]);1;&quot;&quot;)">
            <text:p/>
          </table:table-cell>
          <table:table-cell table:style-name="ce11" table:formula="of:=IF(AND([.$I13]&lt;=[.AW$1];[.AW$1]&lt;=[.$J13]);1;&quot;&quot;)">
            <text:p/>
          </table:table-cell>
          <table:table-cell table:style-name="ce11" table:formula="of:=IF(AND([.$I13]&lt;=[.AX$1];[.AX$1]&lt;=[.$J13]);1;&quot;&quot;)">
            <text:p/>
          </table:table-cell>
          <table:table-cell table:style-name="ce11" table:formula="of:=IF(AND([.$I13]&lt;=[.AY$1];[.AY$1]&lt;=[.$J13]);1;&quot;&quot;)">
            <text:p/>
          </table:table-cell>
          <table:table-cell table:style-name="ce11" table:formula="of:=IF(AND([.$I13]&lt;=[.AZ$1];[.AZ$1]&lt;=[.$J13]);1;&quot;&quot;)">
            <text:p/>
          </table:table-cell>
          <table:table-cell table:style-name="ce11" table:formula="of:=IF(AND([.$I13]&lt;=[.BA$1];[.BA$1]&lt;=[.$J13]);1;&quot;&quot;)">
            <text:p/>
          </table:table-cell>
          <table:table-cell table:style-name="ce11" table:formula="of:=IF(AND([.$I13]&lt;=[.BB$1];[.BB$1]&lt;=[.$J13]);1;&quot;&quot;)">
            <text:p/>
          </table:table-cell>
          <table:table-cell table:style-name="ce11" table:formula="of:=IF(AND([.$I13]&lt;=[.BC$1];[.BC$1]&lt;=[.$J13]);1;&quot;&quot;)">
            <text:p/>
          </table:table-cell>
          <table:table-cell table:style-name="ce11" table:formula="of:=IF(AND([.$I13]&lt;=[.BD$1];[.BD$1]&lt;=[.$J13]);1;&quot;&quot;)">
            <text:p/>
          </table:table-cell>
          <table:table-cell table:style-name="ce11" table:formula="of:=IF(AND([.$I13]&lt;=[.BE$1];[.BE$1]&lt;=[.$J13]);1;&quot;&quot;)">
            <text:p/>
          </table:table-cell>
          <table:table-cell table:style-name="ce11" table:formula="of:=IF(AND([.$I13]&lt;=[.BF$1];[.BF$1]&lt;=[.$J13]);1;&quot;&quot;)">
            <text:p/>
          </table:table-cell>
          <table:table-cell table:style-name="ce11" table:formula="of:=IF(AND([.$I13]&lt;=[.BG$1];[.BG$1]&lt;=[.$J13]);1;&quot;&quot;)">
            <text:p/>
          </table:table-cell>
          <table:table-cell table:style-name="ce11" table:formula="of:=IF(AND([.$I13]&lt;=[.BH$1];[.BH$1]&lt;=[.$J13]);1;&quot;&quot;)">
            <text:p/>
          </table:table-cell>
          <table:table-cell table:style-name="ce11" table:formula="of:=IF(AND([.$I13]&lt;=[.BI$1];[.BI$1]&lt;=[.$J13]);1;&quot;&quot;)">
            <text:p/>
          </table:table-cell>
          <table:table-cell table:style-name="ce11" table:formula="of:=IF(AND([.$I13]&lt;=[.BJ$1];[.BJ$1]&lt;=[.$J13]);1;&quot;&quot;)">
            <text:p/>
          </table:table-cell>
          <table:table-cell table:style-name="ce11" table:formula="of:=IF(AND([.$I13]&lt;=[.BK$1];[.BK$1]&lt;=[.$J13]);1;&quot;&quot;)">
            <text:p/>
          </table:table-cell>
          <table:table-cell table:style-name="ce11" table:formula="of:=IF(AND([.$I13]&lt;=[.BL$1];[.BL$1]&lt;=[.$J13]);1;&quot;&quot;)">
            <text:p/>
          </table:table-cell>
          <table:table-cell table:style-name="ce11" table:formula="of:=IF(AND([.$I13]&lt;=[.BM$1];[.BM$1]&lt;=[.$J13]);1;&quot;&quot;)">
            <text:p/>
          </table:table-cell>
          <table:table-cell table:style-name="ce11" table:formula="of:=IF(AND([.$I13]&lt;=[.BN$1];[.BN$1]&lt;=[.$J13]);1;&quot;&quot;)">
            <text:p/>
          </table:table-cell>
          <table:table-cell table:style-name="ce11" table:formula="of:=IF(AND([.$I13]&lt;=[.BO$1];[.BO$1]&lt;=[.$J13]);1;&quot;&quot;)">
            <text:p/>
          </table:table-cell>
          <table:table-cell table:style-name="ce11" table:formula="of:=IF(AND([.$I13]&lt;=[.BP$1];[.BP$1]&lt;=[.$J13]);1;&quot;&quot;)">
            <text:p/>
          </table:table-cell>
          <table:table-cell table:style-name="ce11" table:formula="of:=IF(AND([.$I13]&lt;=[.BQ$1];[.BQ$1]&lt;=[.$J13]);1;&quot;&quot;)">
            <text:p/>
          </table:table-cell>
          <table:table-cell table:style-name="ce11" table:formula="of:=IF(AND([.$I13]&lt;=[.BR$1];[.BR$1]&lt;=[.$J13]);1;&quot;&quot;)">
            <text:p/>
          </table:table-cell>
          <table:table-cell table:style-name="ce11" table:formula="of:=IF(AND([.$I13]&lt;=[.BS$1];[.BS$1]&lt;=[.$J13]);1;&quot;&quot;)">
            <text:p/>
          </table:table-cell>
          <table:table-cell table:style-name="ce11" table:formula="of:=IF(AND([.$I13]&lt;=[.BT$1];[.BT$1]&lt;=[.$J13]);1;&quot;&quot;)">
            <text:p/>
          </table:table-cell>
          <table:table-cell table:style-name="ce11" table:formula="of:=IF(AND([.$I13]&lt;=[.BU$1];[.BU$1]&lt;=[.$J13]);1;&quot;&quot;)">
            <text:p/>
          </table:table-cell>
          <table:table-cell table:style-name="ce11" table:formula="of:=IF(AND([.$I13]&lt;=[.BV$1];[.BV$1]&lt;=[.$J13]);1;&quot;&quot;)">
            <text:p/>
          </table:table-cell>
          <table:table-cell table:style-name="ce11" table:formula="of:=IF(AND([.$I13]&lt;=[.BW$1];[.BW$1]&lt;=[.$J13]);1;&quot;&quot;)">
            <text:p/>
          </table:table-cell>
          <table:table-cell table:style-name="ce11" table:formula="of:=IF(AND([.$I13]&lt;=[.BX$1];[.BX$1]&lt;=[.$J13]);1;&quot;&quot;)">
            <text:p/>
          </table:table-cell>
          <table:table-cell table:style-name="ce11" table:formula="of:=IF(AND([.$I13]&lt;=[.BY$1];[.BY$1]&lt;=[.$J13]);1;&quot;&quot;)">
            <text:p/>
          </table:table-cell>
          <table:table-cell table:style-name="ce11" table:formula="of:=IF(AND([.$I13]&lt;=[.BZ$1];[.BZ$1]&lt;=[.$J13]);1;&quot;&quot;)">
            <text:p/>
          </table:table-cell>
          <table:table-cell table:style-name="ce11" table:formula="of:=IF(AND([.$I13]&lt;=[.CA$1];[.CA$1]&lt;=[.$J13]);1;&quot;&quot;)">
            <text:p/>
          </table:table-cell>
          <table:table-cell table:style-name="ce11" table:formula="of:=IF(AND([.$I13]&lt;=[.CB$1];[.CB$1]&lt;=[.$J13]);1;&quot;&quot;)">
            <text:p/>
          </table:table-cell>
          <table:table-cell table:style-name="ce11" table:formula="of:=IF(AND([.$I13]&lt;=[.CC$1];[.CC$1]&lt;=[.$J13]);1;&quot;&quot;)">
            <text:p/>
          </table:table-cell>
          <table:table-cell table:style-name="ce11" table:formula="of:=IF(AND([.$I13]&lt;=[.CD$1];[.CD$1]&lt;=[.$J13]);1;&quot;&quot;)">
            <text:p/>
          </table:table-cell>
          <table:table-cell table:style-name="ce11" table:formula="of:=IF(AND([.$I13]&lt;=[.CE$1];[.CE$1]&lt;=[.$J13]);1;&quot;&quot;)">
            <text:p/>
          </table:table-cell>
          <table:table-cell table:style-name="ce11" table:formula="of:=IF(AND([.$I13]&lt;=[.CF$1];[.CF$1]&lt;=[.$J13]);1;&quot;&quot;)">
            <text:p/>
          </table:table-cell>
          <table:table-cell table:style-name="ce11" table:formula="of:=IF(AND([.$I13]&lt;=[.CG$1];[.CG$1]&lt;=[.$J13]);1;&quot;&quot;)">
            <text:p/>
          </table:table-cell>
          <table:table-cell table:style-name="ce11" table:formula="of:=IF(AND([.$I13]&lt;=[.CH$1];[.CH$1]&lt;=[.$J13]);1;&quot;&quot;)">
            <text:p/>
          </table:table-cell>
          <table:table-cell table:style-name="ce11" table:formula="of:=IF(AND([.$I13]&lt;=[.CI$1];[.CI$1]&lt;=[.$J13]);1;&quot;&quot;)">
            <text:p/>
          </table:table-cell>
          <table:table-cell table:style-name="ce11" table:formula="of:=IF(AND([.$I13]&lt;=[.CJ$1];[.CJ$1]&lt;=[.$J13]);1;&quot;&quot;)">
            <text:p/>
          </table:table-cell>
          <table:table-cell table:style-name="ce11" table:formula="of:=IF(AND([.$I13]&lt;=[.CK$1];[.CK$1]&lt;=[.$J13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4];[.$A:.$J];10;0)" office:value-type="float" office:value="4" calcext:value-type="float">
            <text:p>4</text:p>
          </table:table-cell>
          <table:table-cell table:style-name="ce8" table:formula="of:=VLOOKUP([.D14];[.$A:.$J];10;0)" office:value-type="float" office:value="0" calcext:value-type="float">
            <text:p>0</text:p>
          </table:table-cell>
          <table:table-cell table:style-name="ce8" table:formula="of:=VLOOKUP([.E14];[.$A:.$J];10;0)" office:value-type="float" office:value="0" calcext:value-type="float">
            <text:p>0</text:p>
          </table:table-cell>
          <table:table-cell table:style-name="ce9" table:formula="of:=[.J14]-[.B14]+1" office:value-type="float" office:value="5" calcext:value-type="float">
            <text:p>5</text:p>
          </table:table-cell>
          <table:table-cell table:style-name="ce10" table:formula="of:=[.B14]+MAX([.F14:.H14])" office:value-type="float" office:value="12" calcext:value-type="float">
            <text:p>12</text:p>
          </table:table-cell>
          <table:table-cell table:style-name="ce12" table:formula="of:=IF(AND([.$I14]&lt;=[.K$1];[.K$1]&lt;=[.$J14]);1;&quot;&quot;)">
            <text:p/>
          </table:table-cell>
          <table:table-cell table:style-name="ce11" table:formula="of:=IF(AND([.$I14]&lt;=[.L$1];[.L$1]&lt;=[.$J14]);1;&quot;&quot;)">
            <text:p/>
          </table:table-cell>
          <table:table-cell table:style-name="ce11" table:formula="of:=IF(AND([.$I14]&lt;=[.M$1];[.M$1]&lt;=[.$J14]);1;&quot;&quot;)">
            <text:p/>
          </table:table-cell>
          <table:table-cell table:style-name="ce11" table:formula="of:=IF(AND([.$I14]&lt;=[.N$1];[.N$1]&lt;=[.$J14]);1;&quot;&quot;)">
            <text:p/>
          </table:table-cell>
          <table:table-cell table:style-name="ce11" table:formula="of:=IF(AND([.$I14]&lt;=[.O$1];[.O$1]&lt;=[.$J14]);1;&quot;&quot;)" office:value-type="float" office:value="1" calcext:value-type="float">
            <text:p>1</text:p>
          </table:table-cell>
          <table:table-cell table:style-name="ce11" table:formula="of:=IF(AND([.$I14]&lt;=[.P$1];[.P$1]&lt;=[.$J14]);1;&quot;&quot;)" office:value-type="float" office:value="1" calcext:value-type="float">
            <text:p>1</text:p>
          </table:table-cell>
          <table:table-cell table:style-name="ce11" table:formula="of:=IF(AND([.$I14]&lt;=[.Q$1];[.Q$1]&lt;=[.$J14]);1;&quot;&quot;)" office:value-type="float" office:value="1" calcext:value-type="float">
            <text:p>1</text:p>
          </table:table-cell>
          <table:table-cell table:style-name="ce11" table:formula="of:=IF(AND([.$I14]&lt;=[.R$1];[.R$1]&lt;=[.$J14]);1;&quot;&quot;)" office:value-type="float" office:value="1" calcext:value-type="float">
            <text:p>1</text:p>
          </table:table-cell>
          <table:table-cell table:style-name="ce11" table:formula="of:=IF(AND([.$I14]&lt;=[.S$1];[.S$1]&lt;=[.$J14]);1;&quot;&quot;)" office:value-type="float" office:value="1" calcext:value-type="float">
            <text:p>1</text:p>
          </table:table-cell>
          <table:table-cell table:style-name="ce11" table:formula="of:=IF(AND([.$I14]&lt;=[.T$1];[.T$1]&lt;=[.$J14]);1;&quot;&quot;)" office:value-type="float" office:value="1" calcext:value-type="float">
            <text:p>1</text:p>
          </table:table-cell>
          <table:table-cell table:style-name="ce11" table:formula="of:=IF(AND([.$I14]&lt;=[.U$1];[.U$1]&lt;=[.$J14]);1;&quot;&quot;)" office:value-type="float" office:value="1" calcext:value-type="float">
            <text:p>1</text:p>
          </table:table-cell>
          <table:table-cell table:style-name="ce12" table:formula="of:=IF(AND([.$I14]&lt;=[.V$1];[.V$1]&lt;=[.$J14]);1;&quot;&quot;)" office:value-type="float" office:value="1" calcext:value-type="float">
            <text:p>1</text:p>
          </table:table-cell>
          <table:table-cell table:style-name="ce11" table:formula="of:=IF(AND([.$I14]&lt;=[.W$1];[.W$1]&lt;=[.$J14]);1;&quot;&quot;)">
            <text:p/>
          </table:table-cell>
          <table:table-cell table:style-name="ce11" table:formula="of:=IF(AND([.$I14]&lt;=[.X$1];[.X$1]&lt;=[.$J14]);1;&quot;&quot;)">
            <text:p/>
          </table:table-cell>
          <table:table-cell table:style-name="ce11" table:formula="of:=IF(AND([.$I14]&lt;=[.Y$1];[.Y$1]&lt;=[.$J14]);1;&quot;&quot;)">
            <text:p/>
          </table:table-cell>
          <table:table-cell table:style-name="ce11" table:formula="of:=IF(AND([.$I14]&lt;=[.Z$1];[.Z$1]&lt;=[.$J14]);1;&quot;&quot;)">
            <text:p/>
          </table:table-cell>
          <table:table-cell table:style-name="ce11" table:formula="of:=IF(AND([.$I14]&lt;=[.AA$1];[.AA$1]&lt;=[.$J14]);1;&quot;&quot;)">
            <text:p/>
          </table:table-cell>
          <table:table-cell table:style-name="ce11" table:formula="of:=IF(AND([.$I14]&lt;=[.AB$1];[.AB$1]&lt;=[.$J14]);1;&quot;&quot;)">
            <text:p/>
          </table:table-cell>
          <table:table-cell table:style-name="ce11" table:formula="of:=IF(AND([.$I14]&lt;=[.AC$1];[.AC$1]&lt;=[.$J14]);1;&quot;&quot;)">
            <text:p/>
          </table:table-cell>
          <table:table-cell table:style-name="ce11" table:formula="of:=IF(AND([.$I14]&lt;=[.AD$1];[.AD$1]&lt;=[.$J14]);1;&quot;&quot;)">
            <text:p/>
          </table:table-cell>
          <table:table-cell table:style-name="ce11" table:formula="of:=IF(AND([.$I14]&lt;=[.AE$1];[.AE$1]&lt;=[.$J14]);1;&quot;&quot;)">
            <text:p/>
          </table:table-cell>
          <table:table-cell table:style-name="ce11" table:formula="of:=IF(AND([.$I14]&lt;=[.AF$1];[.AF$1]&lt;=[.$J14]);1;&quot;&quot;)">
            <text:p/>
          </table:table-cell>
          <table:table-cell table:style-name="ce11" table:formula="of:=IF(AND([.$I14]&lt;=[.AG$1];[.AG$1]&lt;=[.$J14]);1;&quot;&quot;)">
            <text:p/>
          </table:table-cell>
          <table:table-cell table:style-name="ce11" table:formula="of:=IF(AND([.$I14]&lt;=[.AH$1];[.AH$1]&lt;=[.$J14]);1;&quot;&quot;)">
            <text:p/>
          </table:table-cell>
          <table:table-cell table:style-name="ce11" table:formula="of:=IF(AND([.$I14]&lt;=[.AI$1];[.AI$1]&lt;=[.$J14]);1;&quot;&quot;)">
            <text:p/>
          </table:table-cell>
          <table:table-cell table:style-name="ce11" table:formula="of:=IF(AND([.$I14]&lt;=[.AJ$1];[.AJ$1]&lt;=[.$J14]);1;&quot;&quot;)">
            <text:p/>
          </table:table-cell>
          <table:table-cell table:style-name="ce11" table:formula="of:=IF(AND([.$I14]&lt;=[.AK$1];[.AK$1]&lt;=[.$J14]);1;&quot;&quot;)">
            <text:p/>
          </table:table-cell>
          <table:table-cell table:style-name="ce11" table:formula="of:=IF(AND([.$I14]&lt;=[.AL$1];[.AL$1]&lt;=[.$J14]);1;&quot;&quot;)">
            <text:p/>
          </table:table-cell>
          <table:table-cell table:style-name="ce11" table:formula="of:=IF(AND([.$I14]&lt;=[.AM$1];[.AM$1]&lt;=[.$J14]);1;&quot;&quot;)">
            <text:p/>
          </table:table-cell>
          <table:table-cell table:style-name="ce11" table:formula="of:=IF(AND([.$I14]&lt;=[.AN$1];[.AN$1]&lt;=[.$J14]);1;&quot;&quot;)">
            <text:p/>
          </table:table-cell>
          <table:table-cell table:style-name="ce11" table:formula="of:=IF(AND([.$I14]&lt;=[.AO$1];[.AO$1]&lt;=[.$J14]);1;&quot;&quot;)">
            <text:p/>
          </table:table-cell>
          <table:table-cell table:style-name="ce11" table:formula="of:=IF(AND([.$I14]&lt;=[.AP$1];[.AP$1]&lt;=[.$J14]);1;&quot;&quot;)">
            <text:p/>
          </table:table-cell>
          <table:table-cell table:style-name="ce11" table:formula="of:=IF(AND([.$I14]&lt;=[.AQ$1];[.AQ$1]&lt;=[.$J14]);1;&quot;&quot;)">
            <text:p/>
          </table:table-cell>
          <table:table-cell table:style-name="ce11" table:formula="of:=IF(AND([.$I14]&lt;=[.AR$1];[.AR$1]&lt;=[.$J14]);1;&quot;&quot;)">
            <text:p/>
          </table:table-cell>
          <table:table-cell table:style-name="ce11" table:formula="of:=IF(AND([.$I14]&lt;=[.AS$1];[.AS$1]&lt;=[.$J14]);1;&quot;&quot;)">
            <text:p/>
          </table:table-cell>
          <table:table-cell table:style-name="ce11" table:formula="of:=IF(AND([.$I14]&lt;=[.AT$1];[.AT$1]&lt;=[.$J14]);1;&quot;&quot;)">
            <text:p/>
          </table:table-cell>
          <table:table-cell table:style-name="ce11" table:formula="of:=IF(AND([.$I14]&lt;=[.AU$1];[.AU$1]&lt;=[.$J14]);1;&quot;&quot;)">
            <text:p/>
          </table:table-cell>
          <table:table-cell table:style-name="ce11" table:formula="of:=IF(AND([.$I14]&lt;=[.AV$1];[.AV$1]&lt;=[.$J14]);1;&quot;&quot;)">
            <text:p/>
          </table:table-cell>
          <table:table-cell table:style-name="ce11" table:formula="of:=IF(AND([.$I14]&lt;=[.AW$1];[.AW$1]&lt;=[.$J14]);1;&quot;&quot;)">
            <text:p/>
          </table:table-cell>
          <table:table-cell table:style-name="ce11" table:formula="of:=IF(AND([.$I14]&lt;=[.AX$1];[.AX$1]&lt;=[.$J14]);1;&quot;&quot;)">
            <text:p/>
          </table:table-cell>
          <table:table-cell table:style-name="ce11" table:formula="of:=IF(AND([.$I14]&lt;=[.AY$1];[.AY$1]&lt;=[.$J14]);1;&quot;&quot;)">
            <text:p/>
          </table:table-cell>
          <table:table-cell table:style-name="ce11" table:formula="of:=IF(AND([.$I14]&lt;=[.AZ$1];[.AZ$1]&lt;=[.$J14]);1;&quot;&quot;)">
            <text:p/>
          </table:table-cell>
          <table:table-cell table:style-name="ce11" table:formula="of:=IF(AND([.$I14]&lt;=[.BA$1];[.BA$1]&lt;=[.$J14]);1;&quot;&quot;)">
            <text:p/>
          </table:table-cell>
          <table:table-cell table:style-name="ce11" table:formula="of:=IF(AND([.$I14]&lt;=[.BB$1];[.BB$1]&lt;=[.$J14]);1;&quot;&quot;)">
            <text:p/>
          </table:table-cell>
          <table:table-cell table:style-name="ce11" table:formula="of:=IF(AND([.$I14]&lt;=[.BC$1];[.BC$1]&lt;=[.$J14]);1;&quot;&quot;)">
            <text:p/>
          </table:table-cell>
          <table:table-cell table:style-name="ce11" table:formula="of:=IF(AND([.$I14]&lt;=[.BD$1];[.BD$1]&lt;=[.$J14]);1;&quot;&quot;)">
            <text:p/>
          </table:table-cell>
          <table:table-cell table:style-name="ce11" table:formula="of:=IF(AND([.$I14]&lt;=[.BE$1];[.BE$1]&lt;=[.$J14]);1;&quot;&quot;)">
            <text:p/>
          </table:table-cell>
          <table:table-cell table:style-name="ce11" table:formula="of:=IF(AND([.$I14]&lt;=[.BF$1];[.BF$1]&lt;=[.$J14]);1;&quot;&quot;)">
            <text:p/>
          </table:table-cell>
          <table:table-cell table:style-name="ce11" table:formula="of:=IF(AND([.$I14]&lt;=[.BG$1];[.BG$1]&lt;=[.$J14]);1;&quot;&quot;)">
            <text:p/>
          </table:table-cell>
          <table:table-cell table:style-name="ce11" table:formula="of:=IF(AND([.$I14]&lt;=[.BH$1];[.BH$1]&lt;=[.$J14]);1;&quot;&quot;)">
            <text:p/>
          </table:table-cell>
          <table:table-cell table:style-name="ce11" table:formula="of:=IF(AND([.$I14]&lt;=[.BI$1];[.BI$1]&lt;=[.$J14]);1;&quot;&quot;)">
            <text:p/>
          </table:table-cell>
          <table:table-cell table:style-name="ce11" table:formula="of:=IF(AND([.$I14]&lt;=[.BJ$1];[.BJ$1]&lt;=[.$J14]);1;&quot;&quot;)">
            <text:p/>
          </table:table-cell>
          <table:table-cell table:style-name="ce11" table:formula="of:=IF(AND([.$I14]&lt;=[.BK$1];[.BK$1]&lt;=[.$J14]);1;&quot;&quot;)">
            <text:p/>
          </table:table-cell>
          <table:table-cell table:style-name="ce11" table:formula="of:=IF(AND([.$I14]&lt;=[.BL$1];[.BL$1]&lt;=[.$J14]);1;&quot;&quot;)">
            <text:p/>
          </table:table-cell>
          <table:table-cell table:style-name="ce11" table:formula="of:=IF(AND([.$I14]&lt;=[.BM$1];[.BM$1]&lt;=[.$J14]);1;&quot;&quot;)">
            <text:p/>
          </table:table-cell>
          <table:table-cell table:style-name="ce11" table:formula="of:=IF(AND([.$I14]&lt;=[.BN$1];[.BN$1]&lt;=[.$J14]);1;&quot;&quot;)">
            <text:p/>
          </table:table-cell>
          <table:table-cell table:style-name="ce11" table:formula="of:=IF(AND([.$I14]&lt;=[.BO$1];[.BO$1]&lt;=[.$J14]);1;&quot;&quot;)">
            <text:p/>
          </table:table-cell>
          <table:table-cell table:style-name="ce11" table:formula="of:=IF(AND([.$I14]&lt;=[.BP$1];[.BP$1]&lt;=[.$J14]);1;&quot;&quot;)">
            <text:p/>
          </table:table-cell>
          <table:table-cell table:style-name="ce11" table:formula="of:=IF(AND([.$I14]&lt;=[.BQ$1];[.BQ$1]&lt;=[.$J14]);1;&quot;&quot;)">
            <text:p/>
          </table:table-cell>
          <table:table-cell table:style-name="ce11" table:formula="of:=IF(AND([.$I14]&lt;=[.BR$1];[.BR$1]&lt;=[.$J14]);1;&quot;&quot;)">
            <text:p/>
          </table:table-cell>
          <table:table-cell table:style-name="ce11" table:formula="of:=IF(AND([.$I14]&lt;=[.BS$1];[.BS$1]&lt;=[.$J14]);1;&quot;&quot;)">
            <text:p/>
          </table:table-cell>
          <table:table-cell table:style-name="ce11" table:formula="of:=IF(AND([.$I14]&lt;=[.BT$1];[.BT$1]&lt;=[.$J14]);1;&quot;&quot;)">
            <text:p/>
          </table:table-cell>
          <table:table-cell table:style-name="ce11" table:formula="of:=IF(AND([.$I14]&lt;=[.BU$1];[.BU$1]&lt;=[.$J14]);1;&quot;&quot;)">
            <text:p/>
          </table:table-cell>
          <table:table-cell table:style-name="ce11" table:formula="of:=IF(AND([.$I14]&lt;=[.BV$1];[.BV$1]&lt;=[.$J14]);1;&quot;&quot;)">
            <text:p/>
          </table:table-cell>
          <table:table-cell table:style-name="ce11" table:formula="of:=IF(AND([.$I14]&lt;=[.BW$1];[.BW$1]&lt;=[.$J14]);1;&quot;&quot;)">
            <text:p/>
          </table:table-cell>
          <table:table-cell table:style-name="ce11" table:formula="of:=IF(AND([.$I14]&lt;=[.BX$1];[.BX$1]&lt;=[.$J14]);1;&quot;&quot;)">
            <text:p/>
          </table:table-cell>
          <table:table-cell table:style-name="ce11" table:formula="of:=IF(AND([.$I14]&lt;=[.BY$1];[.BY$1]&lt;=[.$J14]);1;&quot;&quot;)">
            <text:p/>
          </table:table-cell>
          <table:table-cell table:style-name="ce11" table:formula="of:=IF(AND([.$I14]&lt;=[.BZ$1];[.BZ$1]&lt;=[.$J14]);1;&quot;&quot;)">
            <text:p/>
          </table:table-cell>
          <table:table-cell table:style-name="ce11" table:formula="of:=IF(AND([.$I14]&lt;=[.CA$1];[.CA$1]&lt;=[.$J14]);1;&quot;&quot;)">
            <text:p/>
          </table:table-cell>
          <table:table-cell table:style-name="ce11" table:formula="of:=IF(AND([.$I14]&lt;=[.CB$1];[.CB$1]&lt;=[.$J14]);1;&quot;&quot;)">
            <text:p/>
          </table:table-cell>
          <table:table-cell table:style-name="ce11" table:formula="of:=IF(AND([.$I14]&lt;=[.CC$1];[.CC$1]&lt;=[.$J14]);1;&quot;&quot;)">
            <text:p/>
          </table:table-cell>
          <table:table-cell table:style-name="ce11" table:formula="of:=IF(AND([.$I14]&lt;=[.CD$1];[.CD$1]&lt;=[.$J14]);1;&quot;&quot;)">
            <text:p/>
          </table:table-cell>
          <table:table-cell table:style-name="ce11" table:formula="of:=IF(AND([.$I14]&lt;=[.CE$1];[.CE$1]&lt;=[.$J14]);1;&quot;&quot;)">
            <text:p/>
          </table:table-cell>
          <table:table-cell table:style-name="ce11" table:formula="of:=IF(AND([.$I14]&lt;=[.CF$1];[.CF$1]&lt;=[.$J14]);1;&quot;&quot;)">
            <text:p/>
          </table:table-cell>
          <table:table-cell table:style-name="ce11" table:formula="of:=IF(AND([.$I14]&lt;=[.CG$1];[.CG$1]&lt;=[.$J14]);1;&quot;&quot;)">
            <text:p/>
          </table:table-cell>
          <table:table-cell table:style-name="ce11" table:formula="of:=IF(AND([.$I14]&lt;=[.CH$1];[.CH$1]&lt;=[.$J14]);1;&quot;&quot;)">
            <text:p/>
          </table:table-cell>
          <table:table-cell table:style-name="ce11" table:formula="of:=IF(AND([.$I14]&lt;=[.CI$1];[.CI$1]&lt;=[.$J14]);1;&quot;&quot;)">
            <text:p/>
          </table:table-cell>
          <table:table-cell table:style-name="ce11" table:formula="of:=IF(AND([.$I14]&lt;=[.CJ$1];[.CJ$1]&lt;=[.$J14]);1;&quot;&quot;)">
            <text:p/>
          </table:table-cell>
          <table:table-cell table:style-name="ce11" table:formula="of:=IF(AND([.$I14]&lt;=[.CK$1];[.CK$1]&lt;=[.$J14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02" calcext:value-type="float">
            <text:p>10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5];[.$A:.$J];10;0)" office:value-type="float" office:value="3" calcext:value-type="float">
            <text:p>3</text:p>
          </table:table-cell>
          <table:table-cell table:style-name="ce8" table:formula="of:=VLOOKUP([.D15];[.$A:.$J];10;0)" office:value-type="float" office:value="5" calcext:value-type="float">
            <text:p>5</text:p>
          </table:table-cell>
          <table:table-cell table:style-name="ce8" table:formula="of:=VLOOKUP([.E15];[.$A:.$J];10;0)" office:value-type="float" office:value="0" calcext:value-type="float">
            <text:p>0</text:p>
          </table:table-cell>
          <table:table-cell table:style-name="ce9" table:formula="of:=[.J15]-[.B15]+1" office:value-type="float" office:value="6" calcext:value-type="float">
            <text:p>6</text:p>
          </table:table-cell>
          <table:table-cell table:style-name="ce10" table:formula="of:=[.B15]+MAX([.F15:.H15])" office:value-type="float" office:value="12" calcext:value-type="float">
            <text:p>12</text:p>
          </table:table-cell>
          <table:table-cell table:style-name="ce12" table:formula="of:=IF(AND([.$I15]&lt;=[.K$1];[.K$1]&lt;=[.$J15]);1;&quot;&quot;)">
            <text:p/>
          </table:table-cell>
          <table:table-cell table:style-name="ce11" table:formula="of:=IF(AND([.$I15]&lt;=[.L$1];[.L$1]&lt;=[.$J15]);1;&quot;&quot;)">
            <text:p/>
          </table:table-cell>
          <table:table-cell table:style-name="ce11" table:formula="of:=IF(AND([.$I15]&lt;=[.M$1];[.M$1]&lt;=[.$J15]);1;&quot;&quot;)">
            <text:p/>
          </table:table-cell>
          <table:table-cell table:style-name="ce11" table:formula="of:=IF(AND([.$I15]&lt;=[.N$1];[.N$1]&lt;=[.$J15]);1;&quot;&quot;)">
            <text:p/>
          </table:table-cell>
          <table:table-cell table:style-name="ce11" table:formula="of:=IF(AND([.$I15]&lt;=[.O$1];[.O$1]&lt;=[.$J15]);1;&quot;&quot;)">
            <text:p/>
          </table:table-cell>
          <table:table-cell table:style-name="ce11" table:formula="of:=IF(AND([.$I15]&lt;=[.P$1];[.P$1]&lt;=[.$J15]);1;&quot;&quot;)" office:value-type="float" office:value="1" calcext:value-type="float">
            <text:p>1</text:p>
          </table:table-cell>
          <table:table-cell table:style-name="ce11" table:formula="of:=IF(AND([.$I15]&lt;=[.Q$1];[.Q$1]&lt;=[.$J15]);1;&quot;&quot;)" office:value-type="float" office:value="1" calcext:value-type="float">
            <text:p>1</text:p>
          </table:table-cell>
          <table:table-cell table:style-name="ce11" table:formula="of:=IF(AND([.$I15]&lt;=[.R$1];[.R$1]&lt;=[.$J15]);1;&quot;&quot;)" office:value-type="float" office:value="1" calcext:value-type="float">
            <text:p>1</text:p>
          </table:table-cell>
          <table:table-cell table:style-name="ce11" table:formula="of:=IF(AND([.$I15]&lt;=[.S$1];[.S$1]&lt;=[.$J15]);1;&quot;&quot;)" office:value-type="float" office:value="1" calcext:value-type="float">
            <text:p>1</text:p>
          </table:table-cell>
          <table:table-cell table:style-name="ce11" table:formula="of:=IF(AND([.$I15]&lt;=[.T$1];[.T$1]&lt;=[.$J15]);1;&quot;&quot;)" office:value-type="float" office:value="1" calcext:value-type="float">
            <text:p>1</text:p>
          </table:table-cell>
          <table:table-cell table:style-name="ce11" table:formula="of:=IF(AND([.$I15]&lt;=[.U$1];[.U$1]&lt;=[.$J15]);1;&quot;&quot;)" office:value-type="float" office:value="1" calcext:value-type="float">
            <text:p>1</text:p>
          </table:table-cell>
          <table:table-cell table:style-name="ce12" table:formula="of:=IF(AND([.$I15]&lt;=[.V$1];[.V$1]&lt;=[.$J15]);1;&quot;&quot;)" office:value-type="float" office:value="1" calcext:value-type="float">
            <text:p>1</text:p>
          </table:table-cell>
          <table:table-cell table:style-name="ce11" table:formula="of:=IF(AND([.$I15]&lt;=[.W$1];[.W$1]&lt;=[.$J15]);1;&quot;&quot;)">
            <text:p/>
          </table:table-cell>
          <table:table-cell table:style-name="ce11" table:formula="of:=IF(AND([.$I15]&lt;=[.X$1];[.X$1]&lt;=[.$J15]);1;&quot;&quot;)">
            <text:p/>
          </table:table-cell>
          <table:table-cell table:style-name="ce11" table:formula="of:=IF(AND([.$I15]&lt;=[.Y$1];[.Y$1]&lt;=[.$J15]);1;&quot;&quot;)">
            <text:p/>
          </table:table-cell>
          <table:table-cell table:style-name="ce11" table:formula="of:=IF(AND([.$I15]&lt;=[.Z$1];[.Z$1]&lt;=[.$J15]);1;&quot;&quot;)">
            <text:p/>
          </table:table-cell>
          <table:table-cell table:style-name="ce11" table:formula="of:=IF(AND([.$I15]&lt;=[.AA$1];[.AA$1]&lt;=[.$J15]);1;&quot;&quot;)">
            <text:p/>
          </table:table-cell>
          <table:table-cell table:style-name="ce11" table:formula="of:=IF(AND([.$I15]&lt;=[.AB$1];[.AB$1]&lt;=[.$J15]);1;&quot;&quot;)">
            <text:p/>
          </table:table-cell>
          <table:table-cell table:style-name="ce11" table:formula="of:=IF(AND([.$I15]&lt;=[.AC$1];[.AC$1]&lt;=[.$J15]);1;&quot;&quot;)">
            <text:p/>
          </table:table-cell>
          <table:table-cell table:style-name="ce11" table:formula="of:=IF(AND([.$I15]&lt;=[.AD$1];[.AD$1]&lt;=[.$J15]);1;&quot;&quot;)">
            <text:p/>
          </table:table-cell>
          <table:table-cell table:style-name="ce11" table:formula="of:=IF(AND([.$I15]&lt;=[.AE$1];[.AE$1]&lt;=[.$J15]);1;&quot;&quot;)">
            <text:p/>
          </table:table-cell>
          <table:table-cell table:style-name="ce11" table:formula="of:=IF(AND([.$I15]&lt;=[.AF$1];[.AF$1]&lt;=[.$J15]);1;&quot;&quot;)">
            <text:p/>
          </table:table-cell>
          <table:table-cell table:style-name="ce11" table:formula="of:=IF(AND([.$I15]&lt;=[.AG$1];[.AG$1]&lt;=[.$J15]);1;&quot;&quot;)">
            <text:p/>
          </table:table-cell>
          <table:table-cell table:style-name="ce11" table:formula="of:=IF(AND([.$I15]&lt;=[.AH$1];[.AH$1]&lt;=[.$J15]);1;&quot;&quot;)">
            <text:p/>
          </table:table-cell>
          <table:table-cell table:style-name="ce11" table:formula="of:=IF(AND([.$I15]&lt;=[.AI$1];[.AI$1]&lt;=[.$J15]);1;&quot;&quot;)">
            <text:p/>
          </table:table-cell>
          <table:table-cell table:style-name="ce11" table:formula="of:=IF(AND([.$I15]&lt;=[.AJ$1];[.AJ$1]&lt;=[.$J15]);1;&quot;&quot;)">
            <text:p/>
          </table:table-cell>
          <table:table-cell table:style-name="ce11" table:formula="of:=IF(AND([.$I15]&lt;=[.AK$1];[.AK$1]&lt;=[.$J15]);1;&quot;&quot;)">
            <text:p/>
          </table:table-cell>
          <table:table-cell table:style-name="ce11" table:formula="of:=IF(AND([.$I15]&lt;=[.AL$1];[.AL$1]&lt;=[.$J15]);1;&quot;&quot;)">
            <text:p/>
          </table:table-cell>
          <table:table-cell table:style-name="ce11" table:formula="of:=IF(AND([.$I15]&lt;=[.AM$1];[.AM$1]&lt;=[.$J15]);1;&quot;&quot;)">
            <text:p/>
          </table:table-cell>
          <table:table-cell table:style-name="ce11" table:formula="of:=IF(AND([.$I15]&lt;=[.AN$1];[.AN$1]&lt;=[.$J15]);1;&quot;&quot;)">
            <text:p/>
          </table:table-cell>
          <table:table-cell table:style-name="ce11" table:formula="of:=IF(AND([.$I15]&lt;=[.AO$1];[.AO$1]&lt;=[.$J15]);1;&quot;&quot;)">
            <text:p/>
          </table:table-cell>
          <table:table-cell table:style-name="ce11" table:formula="of:=IF(AND([.$I15]&lt;=[.AP$1];[.AP$1]&lt;=[.$J15]);1;&quot;&quot;)">
            <text:p/>
          </table:table-cell>
          <table:table-cell table:style-name="ce11" table:formula="of:=IF(AND([.$I15]&lt;=[.AQ$1];[.AQ$1]&lt;=[.$J15]);1;&quot;&quot;)">
            <text:p/>
          </table:table-cell>
          <table:table-cell table:style-name="ce11" table:formula="of:=IF(AND([.$I15]&lt;=[.AR$1];[.AR$1]&lt;=[.$J15]);1;&quot;&quot;)">
            <text:p/>
          </table:table-cell>
          <table:table-cell table:style-name="ce11" table:formula="of:=IF(AND([.$I15]&lt;=[.AS$1];[.AS$1]&lt;=[.$J15]);1;&quot;&quot;)">
            <text:p/>
          </table:table-cell>
          <table:table-cell table:style-name="ce11" table:formula="of:=IF(AND([.$I15]&lt;=[.AT$1];[.AT$1]&lt;=[.$J15]);1;&quot;&quot;)">
            <text:p/>
          </table:table-cell>
          <table:table-cell table:style-name="ce11" table:formula="of:=IF(AND([.$I15]&lt;=[.AU$1];[.AU$1]&lt;=[.$J15]);1;&quot;&quot;)">
            <text:p/>
          </table:table-cell>
          <table:table-cell table:style-name="ce11" table:formula="of:=IF(AND([.$I15]&lt;=[.AV$1];[.AV$1]&lt;=[.$J15]);1;&quot;&quot;)">
            <text:p/>
          </table:table-cell>
          <table:table-cell table:style-name="ce11" table:formula="of:=IF(AND([.$I15]&lt;=[.AW$1];[.AW$1]&lt;=[.$J15]);1;&quot;&quot;)">
            <text:p/>
          </table:table-cell>
          <table:table-cell table:style-name="ce11" table:formula="of:=IF(AND([.$I15]&lt;=[.AX$1];[.AX$1]&lt;=[.$J15]);1;&quot;&quot;)">
            <text:p/>
          </table:table-cell>
          <table:table-cell table:style-name="ce11" table:formula="of:=IF(AND([.$I15]&lt;=[.AY$1];[.AY$1]&lt;=[.$J15]);1;&quot;&quot;)">
            <text:p/>
          </table:table-cell>
          <table:table-cell table:style-name="ce11" table:formula="of:=IF(AND([.$I15]&lt;=[.AZ$1];[.AZ$1]&lt;=[.$J15]);1;&quot;&quot;)">
            <text:p/>
          </table:table-cell>
          <table:table-cell table:style-name="ce11" table:formula="of:=IF(AND([.$I15]&lt;=[.BA$1];[.BA$1]&lt;=[.$J15]);1;&quot;&quot;)">
            <text:p/>
          </table:table-cell>
          <table:table-cell table:style-name="ce11" table:formula="of:=IF(AND([.$I15]&lt;=[.BB$1];[.BB$1]&lt;=[.$J15]);1;&quot;&quot;)">
            <text:p/>
          </table:table-cell>
          <table:table-cell table:style-name="ce11" table:formula="of:=IF(AND([.$I15]&lt;=[.BC$1];[.BC$1]&lt;=[.$J15]);1;&quot;&quot;)">
            <text:p/>
          </table:table-cell>
          <table:table-cell table:style-name="ce11" table:formula="of:=IF(AND([.$I15]&lt;=[.BD$1];[.BD$1]&lt;=[.$J15]);1;&quot;&quot;)">
            <text:p/>
          </table:table-cell>
          <table:table-cell table:style-name="ce11" table:formula="of:=IF(AND([.$I15]&lt;=[.BE$1];[.BE$1]&lt;=[.$J15]);1;&quot;&quot;)">
            <text:p/>
          </table:table-cell>
          <table:table-cell table:style-name="ce11" table:formula="of:=IF(AND([.$I15]&lt;=[.BF$1];[.BF$1]&lt;=[.$J15]);1;&quot;&quot;)">
            <text:p/>
          </table:table-cell>
          <table:table-cell table:style-name="ce11" table:formula="of:=IF(AND([.$I15]&lt;=[.BG$1];[.BG$1]&lt;=[.$J15]);1;&quot;&quot;)">
            <text:p/>
          </table:table-cell>
          <table:table-cell table:style-name="ce11" table:formula="of:=IF(AND([.$I15]&lt;=[.BH$1];[.BH$1]&lt;=[.$J15]);1;&quot;&quot;)">
            <text:p/>
          </table:table-cell>
          <table:table-cell table:style-name="ce11" table:formula="of:=IF(AND([.$I15]&lt;=[.BI$1];[.BI$1]&lt;=[.$J15]);1;&quot;&quot;)">
            <text:p/>
          </table:table-cell>
          <table:table-cell table:style-name="ce11" table:formula="of:=IF(AND([.$I15]&lt;=[.BJ$1];[.BJ$1]&lt;=[.$J15]);1;&quot;&quot;)">
            <text:p/>
          </table:table-cell>
          <table:table-cell table:style-name="ce11" table:formula="of:=IF(AND([.$I15]&lt;=[.BK$1];[.BK$1]&lt;=[.$J15]);1;&quot;&quot;)">
            <text:p/>
          </table:table-cell>
          <table:table-cell table:style-name="ce11" table:formula="of:=IF(AND([.$I15]&lt;=[.BL$1];[.BL$1]&lt;=[.$J15]);1;&quot;&quot;)">
            <text:p/>
          </table:table-cell>
          <table:table-cell table:style-name="ce11" table:formula="of:=IF(AND([.$I15]&lt;=[.BM$1];[.BM$1]&lt;=[.$J15]);1;&quot;&quot;)">
            <text:p/>
          </table:table-cell>
          <table:table-cell table:style-name="ce11" table:formula="of:=IF(AND([.$I15]&lt;=[.BN$1];[.BN$1]&lt;=[.$J15]);1;&quot;&quot;)">
            <text:p/>
          </table:table-cell>
          <table:table-cell table:style-name="ce11" table:formula="of:=IF(AND([.$I15]&lt;=[.BO$1];[.BO$1]&lt;=[.$J15]);1;&quot;&quot;)">
            <text:p/>
          </table:table-cell>
          <table:table-cell table:style-name="ce11" table:formula="of:=IF(AND([.$I15]&lt;=[.BP$1];[.BP$1]&lt;=[.$J15]);1;&quot;&quot;)">
            <text:p/>
          </table:table-cell>
          <table:table-cell table:style-name="ce11" table:formula="of:=IF(AND([.$I15]&lt;=[.BQ$1];[.BQ$1]&lt;=[.$J15]);1;&quot;&quot;)">
            <text:p/>
          </table:table-cell>
          <table:table-cell table:style-name="ce11" table:formula="of:=IF(AND([.$I15]&lt;=[.BR$1];[.BR$1]&lt;=[.$J15]);1;&quot;&quot;)">
            <text:p/>
          </table:table-cell>
          <table:table-cell table:style-name="ce11" table:formula="of:=IF(AND([.$I15]&lt;=[.BS$1];[.BS$1]&lt;=[.$J15]);1;&quot;&quot;)">
            <text:p/>
          </table:table-cell>
          <table:table-cell table:style-name="ce11" table:formula="of:=IF(AND([.$I15]&lt;=[.BT$1];[.BT$1]&lt;=[.$J15]);1;&quot;&quot;)">
            <text:p/>
          </table:table-cell>
          <table:table-cell table:style-name="ce11" table:formula="of:=IF(AND([.$I15]&lt;=[.BU$1];[.BU$1]&lt;=[.$J15]);1;&quot;&quot;)">
            <text:p/>
          </table:table-cell>
          <table:table-cell table:style-name="ce11" table:formula="of:=IF(AND([.$I15]&lt;=[.BV$1];[.BV$1]&lt;=[.$J15]);1;&quot;&quot;)">
            <text:p/>
          </table:table-cell>
          <table:table-cell table:style-name="ce11" table:formula="of:=IF(AND([.$I15]&lt;=[.BW$1];[.BW$1]&lt;=[.$J15]);1;&quot;&quot;)">
            <text:p/>
          </table:table-cell>
          <table:table-cell table:style-name="ce11" table:formula="of:=IF(AND([.$I15]&lt;=[.BX$1];[.BX$1]&lt;=[.$J15]);1;&quot;&quot;)">
            <text:p/>
          </table:table-cell>
          <table:table-cell table:style-name="ce11" table:formula="of:=IF(AND([.$I15]&lt;=[.BY$1];[.BY$1]&lt;=[.$J15]);1;&quot;&quot;)">
            <text:p/>
          </table:table-cell>
          <table:table-cell table:style-name="ce11" table:formula="of:=IF(AND([.$I15]&lt;=[.BZ$1];[.BZ$1]&lt;=[.$J15]);1;&quot;&quot;)">
            <text:p/>
          </table:table-cell>
          <table:table-cell table:style-name="ce11" table:formula="of:=IF(AND([.$I15]&lt;=[.CA$1];[.CA$1]&lt;=[.$J15]);1;&quot;&quot;)">
            <text:p/>
          </table:table-cell>
          <table:table-cell table:style-name="ce11" table:formula="of:=IF(AND([.$I15]&lt;=[.CB$1];[.CB$1]&lt;=[.$J15]);1;&quot;&quot;)">
            <text:p/>
          </table:table-cell>
          <table:table-cell table:style-name="ce11" table:formula="of:=IF(AND([.$I15]&lt;=[.CC$1];[.CC$1]&lt;=[.$J15]);1;&quot;&quot;)">
            <text:p/>
          </table:table-cell>
          <table:table-cell table:style-name="ce11" table:formula="of:=IF(AND([.$I15]&lt;=[.CD$1];[.CD$1]&lt;=[.$J15]);1;&quot;&quot;)">
            <text:p/>
          </table:table-cell>
          <table:table-cell table:style-name="ce11" table:formula="of:=IF(AND([.$I15]&lt;=[.CE$1];[.CE$1]&lt;=[.$J15]);1;&quot;&quot;)">
            <text:p/>
          </table:table-cell>
          <table:table-cell table:style-name="ce11" table:formula="of:=IF(AND([.$I15]&lt;=[.CF$1];[.CF$1]&lt;=[.$J15]);1;&quot;&quot;)">
            <text:p/>
          </table:table-cell>
          <table:table-cell table:style-name="ce11" table:formula="of:=IF(AND([.$I15]&lt;=[.CG$1];[.CG$1]&lt;=[.$J15]);1;&quot;&quot;)">
            <text:p/>
          </table:table-cell>
          <table:table-cell table:style-name="ce11" table:formula="of:=IF(AND([.$I15]&lt;=[.CH$1];[.CH$1]&lt;=[.$J15]);1;&quot;&quot;)">
            <text:p/>
          </table:table-cell>
          <table:table-cell table:style-name="ce11" table:formula="of:=IF(AND([.$I15]&lt;=[.CI$1];[.CI$1]&lt;=[.$J15]);1;&quot;&quot;)">
            <text:p/>
          </table:table-cell>
          <table:table-cell table:style-name="ce11" table:formula="of:=IF(AND([.$I15]&lt;=[.CJ$1];[.CJ$1]&lt;=[.$J15]);1;&quot;&quot;)">
            <text:p/>
          </table:table-cell>
          <table:table-cell table:style-name="ce11" table:formula="of:=IF(AND([.$I15]&lt;=[.CK$1];[.CK$1]&lt;=[.$J15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6];[.$A:.$J];10;0)" office:value-type="float" office:value="5" calcext:value-type="float">
            <text:p>5</text:p>
          </table:table-cell>
          <table:table-cell table:style-name="ce8" table:formula="of:=VLOOKUP([.D16];[.$A:.$J];10;0)" office:value-type="float" office:value="0" calcext:value-type="float">
            <text:p>0</text:p>
          </table:table-cell>
          <table:table-cell table:style-name="ce8" table:formula="of:=VLOOKUP([.E16];[.$A:.$J];10;0)" office:value-type="float" office:value="0" calcext:value-type="float">
            <text:p>0</text:p>
          </table:table-cell>
          <table:table-cell table:style-name="ce9" table:formula="of:=[.J16]-[.B16]+1" office:value-type="float" office:value="6" calcext:value-type="float">
            <text:p>6</text:p>
          </table:table-cell>
          <table:table-cell table:style-name="ce10" table:formula="of:=[.B16]+MAX([.F16:.H16])" office:value-type="float" office:value="12" calcext:value-type="float">
            <text:p>12</text:p>
          </table:table-cell>
          <table:table-cell table:style-name="ce12" table:formula="of:=IF(AND([.$I16]&lt;=[.K$1];[.K$1]&lt;=[.$J16]);1;&quot;&quot;)">
            <text:p/>
          </table:table-cell>
          <table:table-cell table:style-name="ce11" table:formula="of:=IF(AND([.$I16]&lt;=[.L$1];[.L$1]&lt;=[.$J16]);1;&quot;&quot;)">
            <text:p/>
          </table:table-cell>
          <table:table-cell table:style-name="ce11" table:formula="of:=IF(AND([.$I16]&lt;=[.M$1];[.M$1]&lt;=[.$J16]);1;&quot;&quot;)">
            <text:p/>
          </table:table-cell>
          <table:table-cell table:style-name="ce11" table:formula="of:=IF(AND([.$I16]&lt;=[.N$1];[.N$1]&lt;=[.$J16]);1;&quot;&quot;)">
            <text:p/>
          </table:table-cell>
          <table:table-cell table:style-name="ce11" table:formula="of:=IF(AND([.$I16]&lt;=[.O$1];[.O$1]&lt;=[.$J16]);1;&quot;&quot;)">
            <text:p/>
          </table:table-cell>
          <table:table-cell table:style-name="ce11" table:formula="of:=IF(AND([.$I16]&lt;=[.P$1];[.P$1]&lt;=[.$J16]);1;&quot;&quot;)" office:value-type="float" office:value="1" calcext:value-type="float">
            <text:p>1</text:p>
          </table:table-cell>
          <table:table-cell table:style-name="ce11" table:formula="of:=IF(AND([.$I16]&lt;=[.Q$1];[.Q$1]&lt;=[.$J16]);1;&quot;&quot;)" office:value-type="float" office:value="1" calcext:value-type="float">
            <text:p>1</text:p>
          </table:table-cell>
          <table:table-cell table:style-name="ce11" table:formula="of:=IF(AND([.$I16]&lt;=[.R$1];[.R$1]&lt;=[.$J16]);1;&quot;&quot;)" office:value-type="float" office:value="1" calcext:value-type="float">
            <text:p>1</text:p>
          </table:table-cell>
          <table:table-cell table:style-name="ce11" table:formula="of:=IF(AND([.$I16]&lt;=[.S$1];[.S$1]&lt;=[.$J16]);1;&quot;&quot;)" office:value-type="float" office:value="1" calcext:value-type="float">
            <text:p>1</text:p>
          </table:table-cell>
          <table:table-cell table:style-name="ce11" table:formula="of:=IF(AND([.$I16]&lt;=[.T$1];[.T$1]&lt;=[.$J16]);1;&quot;&quot;)" office:value-type="float" office:value="1" calcext:value-type="float">
            <text:p>1</text:p>
          </table:table-cell>
          <table:table-cell table:style-name="ce11" table:formula="of:=IF(AND([.$I16]&lt;=[.U$1];[.U$1]&lt;=[.$J16]);1;&quot;&quot;)" office:value-type="float" office:value="1" calcext:value-type="float">
            <text:p>1</text:p>
          </table:table-cell>
          <table:table-cell table:style-name="ce12" table:formula="of:=IF(AND([.$I16]&lt;=[.V$1];[.V$1]&lt;=[.$J16]);1;&quot;&quot;)" office:value-type="float" office:value="1" calcext:value-type="float">
            <text:p>1</text:p>
          </table:table-cell>
          <table:table-cell table:style-name="ce11" table:formula="of:=IF(AND([.$I16]&lt;=[.W$1];[.W$1]&lt;=[.$J16]);1;&quot;&quot;)">
            <text:p/>
          </table:table-cell>
          <table:table-cell table:style-name="ce11" table:formula="of:=IF(AND([.$I16]&lt;=[.X$1];[.X$1]&lt;=[.$J16]);1;&quot;&quot;)">
            <text:p/>
          </table:table-cell>
          <table:table-cell table:style-name="ce11" table:formula="of:=IF(AND([.$I16]&lt;=[.Y$1];[.Y$1]&lt;=[.$J16]);1;&quot;&quot;)">
            <text:p/>
          </table:table-cell>
          <table:table-cell table:style-name="ce11" table:formula="of:=IF(AND([.$I16]&lt;=[.Z$1];[.Z$1]&lt;=[.$J16]);1;&quot;&quot;)">
            <text:p/>
          </table:table-cell>
          <table:table-cell table:style-name="ce11" table:formula="of:=IF(AND([.$I16]&lt;=[.AA$1];[.AA$1]&lt;=[.$J16]);1;&quot;&quot;)">
            <text:p/>
          </table:table-cell>
          <table:table-cell table:style-name="ce11" table:formula="of:=IF(AND([.$I16]&lt;=[.AB$1];[.AB$1]&lt;=[.$J16]);1;&quot;&quot;)">
            <text:p/>
          </table:table-cell>
          <table:table-cell table:style-name="ce11" table:formula="of:=IF(AND([.$I16]&lt;=[.AC$1];[.AC$1]&lt;=[.$J16]);1;&quot;&quot;)">
            <text:p/>
          </table:table-cell>
          <table:table-cell table:style-name="ce11" table:formula="of:=IF(AND([.$I16]&lt;=[.AD$1];[.AD$1]&lt;=[.$J16]);1;&quot;&quot;)">
            <text:p/>
          </table:table-cell>
          <table:table-cell table:style-name="ce11" table:formula="of:=IF(AND([.$I16]&lt;=[.AE$1];[.AE$1]&lt;=[.$J16]);1;&quot;&quot;)">
            <text:p/>
          </table:table-cell>
          <table:table-cell table:style-name="ce11" table:formula="of:=IF(AND([.$I16]&lt;=[.AF$1];[.AF$1]&lt;=[.$J16]);1;&quot;&quot;)">
            <text:p/>
          </table:table-cell>
          <table:table-cell table:style-name="ce11" table:formula="of:=IF(AND([.$I16]&lt;=[.AG$1];[.AG$1]&lt;=[.$J16]);1;&quot;&quot;)">
            <text:p/>
          </table:table-cell>
          <table:table-cell table:style-name="ce11" table:formula="of:=IF(AND([.$I16]&lt;=[.AH$1];[.AH$1]&lt;=[.$J16]);1;&quot;&quot;)">
            <text:p/>
          </table:table-cell>
          <table:table-cell table:style-name="ce11" table:formula="of:=IF(AND([.$I16]&lt;=[.AI$1];[.AI$1]&lt;=[.$J16]);1;&quot;&quot;)">
            <text:p/>
          </table:table-cell>
          <table:table-cell table:style-name="ce11" table:formula="of:=IF(AND([.$I16]&lt;=[.AJ$1];[.AJ$1]&lt;=[.$J16]);1;&quot;&quot;)">
            <text:p/>
          </table:table-cell>
          <table:table-cell table:style-name="ce11" table:formula="of:=IF(AND([.$I16]&lt;=[.AK$1];[.AK$1]&lt;=[.$J16]);1;&quot;&quot;)">
            <text:p/>
          </table:table-cell>
          <table:table-cell table:style-name="ce11" table:formula="of:=IF(AND([.$I16]&lt;=[.AL$1];[.AL$1]&lt;=[.$J16]);1;&quot;&quot;)">
            <text:p/>
          </table:table-cell>
          <table:table-cell table:style-name="ce11" table:formula="of:=IF(AND([.$I16]&lt;=[.AM$1];[.AM$1]&lt;=[.$J16]);1;&quot;&quot;)">
            <text:p/>
          </table:table-cell>
          <table:table-cell table:style-name="ce11" table:formula="of:=IF(AND([.$I16]&lt;=[.AN$1];[.AN$1]&lt;=[.$J16]);1;&quot;&quot;)">
            <text:p/>
          </table:table-cell>
          <table:table-cell table:style-name="ce11" table:formula="of:=IF(AND([.$I16]&lt;=[.AO$1];[.AO$1]&lt;=[.$J16]);1;&quot;&quot;)">
            <text:p/>
          </table:table-cell>
          <table:table-cell table:style-name="ce11" table:formula="of:=IF(AND([.$I16]&lt;=[.AP$1];[.AP$1]&lt;=[.$J16]);1;&quot;&quot;)">
            <text:p/>
          </table:table-cell>
          <table:table-cell table:style-name="ce11" table:formula="of:=IF(AND([.$I16]&lt;=[.AQ$1];[.AQ$1]&lt;=[.$J16]);1;&quot;&quot;)">
            <text:p/>
          </table:table-cell>
          <table:table-cell table:style-name="ce11" table:formula="of:=IF(AND([.$I16]&lt;=[.AR$1];[.AR$1]&lt;=[.$J16]);1;&quot;&quot;)">
            <text:p/>
          </table:table-cell>
          <table:table-cell table:style-name="ce11" table:formula="of:=IF(AND([.$I16]&lt;=[.AS$1];[.AS$1]&lt;=[.$J16]);1;&quot;&quot;)">
            <text:p/>
          </table:table-cell>
          <table:table-cell table:style-name="ce11" table:formula="of:=IF(AND([.$I16]&lt;=[.AT$1];[.AT$1]&lt;=[.$J16]);1;&quot;&quot;)">
            <text:p/>
          </table:table-cell>
          <table:table-cell table:style-name="ce11" table:formula="of:=IF(AND([.$I16]&lt;=[.AU$1];[.AU$1]&lt;=[.$J16]);1;&quot;&quot;)">
            <text:p/>
          </table:table-cell>
          <table:table-cell table:style-name="ce11" table:formula="of:=IF(AND([.$I16]&lt;=[.AV$1];[.AV$1]&lt;=[.$J16]);1;&quot;&quot;)">
            <text:p/>
          </table:table-cell>
          <table:table-cell table:style-name="ce11" table:formula="of:=IF(AND([.$I16]&lt;=[.AW$1];[.AW$1]&lt;=[.$J16]);1;&quot;&quot;)">
            <text:p/>
          </table:table-cell>
          <table:table-cell table:style-name="ce11" table:formula="of:=IF(AND([.$I16]&lt;=[.AX$1];[.AX$1]&lt;=[.$J16]);1;&quot;&quot;)">
            <text:p/>
          </table:table-cell>
          <table:table-cell table:style-name="ce11" table:formula="of:=IF(AND([.$I16]&lt;=[.AY$1];[.AY$1]&lt;=[.$J16]);1;&quot;&quot;)">
            <text:p/>
          </table:table-cell>
          <table:table-cell table:style-name="ce11" table:formula="of:=IF(AND([.$I16]&lt;=[.AZ$1];[.AZ$1]&lt;=[.$J16]);1;&quot;&quot;)">
            <text:p/>
          </table:table-cell>
          <table:table-cell table:style-name="ce11" table:formula="of:=IF(AND([.$I16]&lt;=[.BA$1];[.BA$1]&lt;=[.$J16]);1;&quot;&quot;)">
            <text:p/>
          </table:table-cell>
          <table:table-cell table:style-name="ce11" table:formula="of:=IF(AND([.$I16]&lt;=[.BB$1];[.BB$1]&lt;=[.$J16]);1;&quot;&quot;)">
            <text:p/>
          </table:table-cell>
          <table:table-cell table:style-name="ce11" table:formula="of:=IF(AND([.$I16]&lt;=[.BC$1];[.BC$1]&lt;=[.$J16]);1;&quot;&quot;)">
            <text:p/>
          </table:table-cell>
          <table:table-cell table:style-name="ce11" table:formula="of:=IF(AND([.$I16]&lt;=[.BD$1];[.BD$1]&lt;=[.$J16]);1;&quot;&quot;)">
            <text:p/>
          </table:table-cell>
          <table:table-cell table:style-name="ce11" table:formula="of:=IF(AND([.$I16]&lt;=[.BE$1];[.BE$1]&lt;=[.$J16]);1;&quot;&quot;)">
            <text:p/>
          </table:table-cell>
          <table:table-cell table:style-name="ce11" table:formula="of:=IF(AND([.$I16]&lt;=[.BF$1];[.BF$1]&lt;=[.$J16]);1;&quot;&quot;)">
            <text:p/>
          </table:table-cell>
          <table:table-cell table:style-name="ce11" table:formula="of:=IF(AND([.$I16]&lt;=[.BG$1];[.BG$1]&lt;=[.$J16]);1;&quot;&quot;)">
            <text:p/>
          </table:table-cell>
          <table:table-cell table:style-name="ce11" table:formula="of:=IF(AND([.$I16]&lt;=[.BH$1];[.BH$1]&lt;=[.$J16]);1;&quot;&quot;)">
            <text:p/>
          </table:table-cell>
          <table:table-cell table:style-name="ce11" table:formula="of:=IF(AND([.$I16]&lt;=[.BI$1];[.BI$1]&lt;=[.$J16]);1;&quot;&quot;)">
            <text:p/>
          </table:table-cell>
          <table:table-cell table:style-name="ce11" table:formula="of:=IF(AND([.$I16]&lt;=[.BJ$1];[.BJ$1]&lt;=[.$J16]);1;&quot;&quot;)">
            <text:p/>
          </table:table-cell>
          <table:table-cell table:style-name="ce11" table:formula="of:=IF(AND([.$I16]&lt;=[.BK$1];[.BK$1]&lt;=[.$J16]);1;&quot;&quot;)">
            <text:p/>
          </table:table-cell>
          <table:table-cell table:style-name="ce11" table:formula="of:=IF(AND([.$I16]&lt;=[.BL$1];[.BL$1]&lt;=[.$J16]);1;&quot;&quot;)">
            <text:p/>
          </table:table-cell>
          <table:table-cell table:style-name="ce11" table:formula="of:=IF(AND([.$I16]&lt;=[.BM$1];[.BM$1]&lt;=[.$J16]);1;&quot;&quot;)">
            <text:p/>
          </table:table-cell>
          <table:table-cell table:style-name="ce11" table:formula="of:=IF(AND([.$I16]&lt;=[.BN$1];[.BN$1]&lt;=[.$J16]);1;&quot;&quot;)">
            <text:p/>
          </table:table-cell>
          <table:table-cell table:style-name="ce11" table:formula="of:=IF(AND([.$I16]&lt;=[.BO$1];[.BO$1]&lt;=[.$J16]);1;&quot;&quot;)">
            <text:p/>
          </table:table-cell>
          <table:table-cell table:style-name="ce11" table:formula="of:=IF(AND([.$I16]&lt;=[.BP$1];[.BP$1]&lt;=[.$J16]);1;&quot;&quot;)">
            <text:p/>
          </table:table-cell>
          <table:table-cell table:style-name="ce11" table:formula="of:=IF(AND([.$I16]&lt;=[.BQ$1];[.BQ$1]&lt;=[.$J16]);1;&quot;&quot;)">
            <text:p/>
          </table:table-cell>
          <table:table-cell table:style-name="ce11" table:formula="of:=IF(AND([.$I16]&lt;=[.BR$1];[.BR$1]&lt;=[.$J16]);1;&quot;&quot;)">
            <text:p/>
          </table:table-cell>
          <table:table-cell table:style-name="ce11" table:formula="of:=IF(AND([.$I16]&lt;=[.BS$1];[.BS$1]&lt;=[.$J16]);1;&quot;&quot;)">
            <text:p/>
          </table:table-cell>
          <table:table-cell table:style-name="ce11" table:formula="of:=IF(AND([.$I16]&lt;=[.BT$1];[.BT$1]&lt;=[.$J16]);1;&quot;&quot;)">
            <text:p/>
          </table:table-cell>
          <table:table-cell table:style-name="ce11" table:formula="of:=IF(AND([.$I16]&lt;=[.BU$1];[.BU$1]&lt;=[.$J16]);1;&quot;&quot;)">
            <text:p/>
          </table:table-cell>
          <table:table-cell table:style-name="ce11" table:formula="of:=IF(AND([.$I16]&lt;=[.BV$1];[.BV$1]&lt;=[.$J16]);1;&quot;&quot;)">
            <text:p/>
          </table:table-cell>
          <table:table-cell table:style-name="ce11" table:formula="of:=IF(AND([.$I16]&lt;=[.BW$1];[.BW$1]&lt;=[.$J16]);1;&quot;&quot;)">
            <text:p/>
          </table:table-cell>
          <table:table-cell table:style-name="ce11" table:formula="of:=IF(AND([.$I16]&lt;=[.BX$1];[.BX$1]&lt;=[.$J16]);1;&quot;&quot;)">
            <text:p/>
          </table:table-cell>
          <table:table-cell table:style-name="ce11" table:formula="of:=IF(AND([.$I16]&lt;=[.BY$1];[.BY$1]&lt;=[.$J16]);1;&quot;&quot;)">
            <text:p/>
          </table:table-cell>
          <table:table-cell table:style-name="ce11" table:formula="of:=IF(AND([.$I16]&lt;=[.BZ$1];[.BZ$1]&lt;=[.$J16]);1;&quot;&quot;)">
            <text:p/>
          </table:table-cell>
          <table:table-cell table:style-name="ce11" table:formula="of:=IF(AND([.$I16]&lt;=[.CA$1];[.CA$1]&lt;=[.$J16]);1;&quot;&quot;)">
            <text:p/>
          </table:table-cell>
          <table:table-cell table:style-name="ce11" table:formula="of:=IF(AND([.$I16]&lt;=[.CB$1];[.CB$1]&lt;=[.$J16]);1;&quot;&quot;)">
            <text:p/>
          </table:table-cell>
          <table:table-cell table:style-name="ce11" table:formula="of:=IF(AND([.$I16]&lt;=[.CC$1];[.CC$1]&lt;=[.$J16]);1;&quot;&quot;)">
            <text:p/>
          </table:table-cell>
          <table:table-cell table:style-name="ce11" table:formula="of:=IF(AND([.$I16]&lt;=[.CD$1];[.CD$1]&lt;=[.$J16]);1;&quot;&quot;)">
            <text:p/>
          </table:table-cell>
          <table:table-cell table:style-name="ce11" table:formula="of:=IF(AND([.$I16]&lt;=[.CE$1];[.CE$1]&lt;=[.$J16]);1;&quot;&quot;)">
            <text:p/>
          </table:table-cell>
          <table:table-cell table:style-name="ce11" table:formula="of:=IF(AND([.$I16]&lt;=[.CF$1];[.CF$1]&lt;=[.$J16]);1;&quot;&quot;)">
            <text:p/>
          </table:table-cell>
          <table:table-cell table:style-name="ce11" table:formula="of:=IF(AND([.$I16]&lt;=[.CG$1];[.CG$1]&lt;=[.$J16]);1;&quot;&quot;)">
            <text:p/>
          </table:table-cell>
          <table:table-cell table:style-name="ce11" table:formula="of:=IF(AND([.$I16]&lt;=[.CH$1];[.CH$1]&lt;=[.$J16]);1;&quot;&quot;)">
            <text:p/>
          </table:table-cell>
          <table:table-cell table:style-name="ce11" table:formula="of:=IF(AND([.$I16]&lt;=[.CI$1];[.CI$1]&lt;=[.$J16]);1;&quot;&quot;)">
            <text:p/>
          </table:table-cell>
          <table:table-cell table:style-name="ce11" table:formula="of:=IF(AND([.$I16]&lt;=[.CJ$1];[.CJ$1]&lt;=[.$J16]);1;&quot;&quot;)">
            <text:p/>
          </table:table-cell>
          <table:table-cell table:style-name="ce11" table:formula="of:=IF(AND([.$I16]&lt;=[.CK$1];[.CK$1]&lt;=[.$J16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17];[.$A:.$J];10;0)" office:value-type="float" office:value="6" calcext:value-type="float">
            <text:p>6</text:p>
          </table:table-cell>
          <table:table-cell table:style-name="ce8" table:formula="of:=VLOOKUP([.D17];[.$A:.$J];10;0)" office:value-type="float" office:value="0" calcext:value-type="float">
            <text:p>0</text:p>
          </table:table-cell>
          <table:table-cell table:style-name="ce8" table:formula="of:=VLOOKUP([.E17];[.$A:.$J];10;0)" office:value-type="float" office:value="0" calcext:value-type="float">
            <text:p>0</text:p>
          </table:table-cell>
          <table:table-cell table:style-name="ce9" table:formula="of:=[.J17]-[.B17]+1" office:value-type="float" office:value="7" calcext:value-type="float">
            <text:p>7</text:p>
          </table:table-cell>
          <table:table-cell table:style-name="ce10" table:formula="of:=[.B17]+MAX([.F17:.H17])" office:value-type="float" office:value="9" calcext:value-type="float">
            <text:p>9</text:p>
          </table:table-cell>
          <table:table-cell table:style-name="ce13" table:formula="of:=IF(AND([.$I17]&lt;=[.K$1];[.K$1]&lt;=[.$J17]);1;&quot;&quot;)">
            <text:p/>
          </table:table-cell>
          <table:table-cell table:style-name="ce11" table:formula="of:=IF(AND([.$I17]&lt;=[.L$1];[.L$1]&lt;=[.$J17]);1;&quot;&quot;)">
            <text:p/>
          </table:table-cell>
          <table:table-cell table:style-name="ce11" table:formula="of:=IF(AND([.$I17]&lt;=[.M$1];[.M$1]&lt;=[.$J17]);1;&quot;&quot;)">
            <text:p/>
          </table:table-cell>
          <table:table-cell table:style-name="ce11" table:formula="of:=IF(AND([.$I17]&lt;=[.N$1];[.N$1]&lt;=[.$J17]);1;&quot;&quot;)">
            <text:p/>
          </table:table-cell>
          <table:table-cell table:style-name="ce11" table:formula="of:=IF(AND([.$I17]&lt;=[.O$1];[.O$1]&lt;=[.$J17]);1;&quot;&quot;)">
            <text:p/>
          </table:table-cell>
          <table:table-cell table:style-name="ce11" table:formula="of:=IF(AND([.$I17]&lt;=[.P$1];[.P$1]&lt;=[.$J17]);1;&quot;&quot;)">
            <text:p/>
          </table:table-cell>
          <table:table-cell table:style-name="ce11" table:formula="of:=IF(AND([.$I17]&lt;=[.Q$1];[.Q$1]&lt;=[.$J17]);1;&quot;&quot;)" office:value-type="float" office:value="1" calcext:value-type="float">
            <text:p>1</text:p>
          </table:table-cell>
          <table:table-cell table:style-name="ce11" table:formula="of:=IF(AND([.$I17]&lt;=[.R$1];[.R$1]&lt;=[.$J17]);1;&quot;&quot;)" office:value-type="float" office:value="1" calcext:value-type="float">
            <text:p>1</text:p>
          </table:table-cell>
          <table:table-cell table:style-name="ce11" table:formula="of:=IF(AND([.$I17]&lt;=[.S$1];[.S$1]&lt;=[.$J17]);1;&quot;&quot;)" office:value-type="float" office:value="1" calcext:value-type="float">
            <text:p>1</text:p>
          </table:table-cell>
          <table:table-cell table:style-name="ce11" table:formula="of:=IF(AND([.$I17]&lt;=[.T$1];[.T$1]&lt;=[.$J17]);1;&quot;&quot;)">
            <text:p/>
          </table:table-cell>
          <table:table-cell table:style-name="ce11" table:formula="of:=IF(AND([.$I17]&lt;=[.U$1];[.U$1]&lt;=[.$J17]);1;&quot;&quot;)">
            <text:p/>
          </table:table-cell>
          <table:table-cell table:style-name="ce12" table:formula="of:=IF(AND([.$I17]&lt;=[.V$1];[.V$1]&lt;=[.$J17]);1;&quot;&quot;)">
            <text:p/>
          </table:table-cell>
          <table:table-cell table:style-name="ce11" table:formula="of:=IF(AND([.$I17]&lt;=[.W$1];[.W$1]&lt;=[.$J17]);1;&quot;&quot;)">
            <text:p/>
          </table:table-cell>
          <table:table-cell table:style-name="ce11" table:formula="of:=IF(AND([.$I17]&lt;=[.X$1];[.X$1]&lt;=[.$J17]);1;&quot;&quot;)">
            <text:p/>
          </table:table-cell>
          <table:table-cell table:style-name="ce11" table:formula="of:=IF(AND([.$I17]&lt;=[.Y$1];[.Y$1]&lt;=[.$J17]);1;&quot;&quot;)">
            <text:p/>
          </table:table-cell>
          <table:table-cell table:style-name="ce11" table:formula="of:=IF(AND([.$I17]&lt;=[.Z$1];[.Z$1]&lt;=[.$J17]);1;&quot;&quot;)">
            <text:p/>
          </table:table-cell>
          <table:table-cell table:style-name="ce11" table:formula="of:=IF(AND([.$I17]&lt;=[.AA$1];[.AA$1]&lt;=[.$J17]);1;&quot;&quot;)">
            <text:p/>
          </table:table-cell>
          <table:table-cell table:style-name="ce11" table:formula="of:=IF(AND([.$I17]&lt;=[.AB$1];[.AB$1]&lt;=[.$J17]);1;&quot;&quot;)">
            <text:p/>
          </table:table-cell>
          <table:table-cell table:style-name="ce11" table:formula="of:=IF(AND([.$I17]&lt;=[.AC$1];[.AC$1]&lt;=[.$J17]);1;&quot;&quot;)">
            <text:p/>
          </table:table-cell>
          <table:table-cell table:style-name="ce11" table:formula="of:=IF(AND([.$I17]&lt;=[.AD$1];[.AD$1]&lt;=[.$J17]);1;&quot;&quot;)">
            <text:p/>
          </table:table-cell>
          <table:table-cell table:style-name="ce11" table:formula="of:=IF(AND([.$I17]&lt;=[.AE$1];[.AE$1]&lt;=[.$J17]);1;&quot;&quot;)">
            <text:p/>
          </table:table-cell>
          <table:table-cell table:style-name="ce11" table:formula="of:=IF(AND([.$I17]&lt;=[.AF$1];[.AF$1]&lt;=[.$J17]);1;&quot;&quot;)">
            <text:p/>
          </table:table-cell>
          <table:table-cell table:style-name="ce11" table:formula="of:=IF(AND([.$I17]&lt;=[.AG$1];[.AG$1]&lt;=[.$J17]);1;&quot;&quot;)">
            <text:p/>
          </table:table-cell>
          <table:table-cell table:style-name="ce11" table:formula="of:=IF(AND([.$I17]&lt;=[.AH$1];[.AH$1]&lt;=[.$J17]);1;&quot;&quot;)">
            <text:p/>
          </table:table-cell>
          <table:table-cell table:style-name="ce11" table:formula="of:=IF(AND([.$I17]&lt;=[.AI$1];[.AI$1]&lt;=[.$J17]);1;&quot;&quot;)">
            <text:p/>
          </table:table-cell>
          <table:table-cell table:style-name="ce11" table:formula="of:=IF(AND([.$I17]&lt;=[.AJ$1];[.AJ$1]&lt;=[.$J17]);1;&quot;&quot;)">
            <text:p/>
          </table:table-cell>
          <table:table-cell table:style-name="ce11" table:formula="of:=IF(AND([.$I17]&lt;=[.AK$1];[.AK$1]&lt;=[.$J17]);1;&quot;&quot;)">
            <text:p/>
          </table:table-cell>
          <table:table-cell table:style-name="ce11" table:formula="of:=IF(AND([.$I17]&lt;=[.AL$1];[.AL$1]&lt;=[.$J17]);1;&quot;&quot;)">
            <text:p/>
          </table:table-cell>
          <table:table-cell table:style-name="ce11" table:formula="of:=IF(AND([.$I17]&lt;=[.AM$1];[.AM$1]&lt;=[.$J17]);1;&quot;&quot;)">
            <text:p/>
          </table:table-cell>
          <table:table-cell table:style-name="ce11" table:formula="of:=IF(AND([.$I17]&lt;=[.AN$1];[.AN$1]&lt;=[.$J17]);1;&quot;&quot;)">
            <text:p/>
          </table:table-cell>
          <table:table-cell table:style-name="ce11" table:formula="of:=IF(AND([.$I17]&lt;=[.AO$1];[.AO$1]&lt;=[.$J17]);1;&quot;&quot;)">
            <text:p/>
          </table:table-cell>
          <table:table-cell table:style-name="ce11" table:formula="of:=IF(AND([.$I17]&lt;=[.AP$1];[.AP$1]&lt;=[.$J17]);1;&quot;&quot;)">
            <text:p/>
          </table:table-cell>
          <table:table-cell table:style-name="ce11" table:formula="of:=IF(AND([.$I17]&lt;=[.AQ$1];[.AQ$1]&lt;=[.$J17]);1;&quot;&quot;)">
            <text:p/>
          </table:table-cell>
          <table:table-cell table:style-name="ce11" table:formula="of:=IF(AND([.$I17]&lt;=[.AR$1];[.AR$1]&lt;=[.$J17]);1;&quot;&quot;)">
            <text:p/>
          </table:table-cell>
          <table:table-cell table:style-name="ce11" table:formula="of:=IF(AND([.$I17]&lt;=[.AS$1];[.AS$1]&lt;=[.$J17]);1;&quot;&quot;)">
            <text:p/>
          </table:table-cell>
          <table:table-cell table:style-name="ce11" table:formula="of:=IF(AND([.$I17]&lt;=[.AT$1];[.AT$1]&lt;=[.$J17]);1;&quot;&quot;)">
            <text:p/>
          </table:table-cell>
          <table:table-cell table:style-name="ce11" table:formula="of:=IF(AND([.$I17]&lt;=[.AU$1];[.AU$1]&lt;=[.$J17]);1;&quot;&quot;)">
            <text:p/>
          </table:table-cell>
          <table:table-cell table:style-name="ce11" table:formula="of:=IF(AND([.$I17]&lt;=[.AV$1];[.AV$1]&lt;=[.$J17]);1;&quot;&quot;)">
            <text:p/>
          </table:table-cell>
          <table:table-cell table:style-name="ce11" table:formula="of:=IF(AND([.$I17]&lt;=[.AW$1];[.AW$1]&lt;=[.$J17]);1;&quot;&quot;)">
            <text:p/>
          </table:table-cell>
          <table:table-cell table:style-name="ce11" table:formula="of:=IF(AND([.$I17]&lt;=[.AX$1];[.AX$1]&lt;=[.$J17]);1;&quot;&quot;)">
            <text:p/>
          </table:table-cell>
          <table:table-cell table:style-name="ce11" table:formula="of:=IF(AND([.$I17]&lt;=[.AY$1];[.AY$1]&lt;=[.$J17]);1;&quot;&quot;)">
            <text:p/>
          </table:table-cell>
          <table:table-cell table:style-name="ce11" table:formula="of:=IF(AND([.$I17]&lt;=[.AZ$1];[.AZ$1]&lt;=[.$J17]);1;&quot;&quot;)">
            <text:p/>
          </table:table-cell>
          <table:table-cell table:style-name="ce11" table:formula="of:=IF(AND([.$I17]&lt;=[.BA$1];[.BA$1]&lt;=[.$J17]);1;&quot;&quot;)">
            <text:p/>
          </table:table-cell>
          <table:table-cell table:style-name="ce11" table:formula="of:=IF(AND([.$I17]&lt;=[.BB$1];[.BB$1]&lt;=[.$J17]);1;&quot;&quot;)">
            <text:p/>
          </table:table-cell>
          <table:table-cell table:style-name="ce11" table:formula="of:=IF(AND([.$I17]&lt;=[.BC$1];[.BC$1]&lt;=[.$J17]);1;&quot;&quot;)">
            <text:p/>
          </table:table-cell>
          <table:table-cell table:style-name="ce11" table:formula="of:=IF(AND([.$I17]&lt;=[.BD$1];[.BD$1]&lt;=[.$J17]);1;&quot;&quot;)">
            <text:p/>
          </table:table-cell>
          <table:table-cell table:style-name="ce11" table:formula="of:=IF(AND([.$I17]&lt;=[.BE$1];[.BE$1]&lt;=[.$J17]);1;&quot;&quot;)">
            <text:p/>
          </table:table-cell>
          <table:table-cell table:style-name="ce11" table:formula="of:=IF(AND([.$I17]&lt;=[.BF$1];[.BF$1]&lt;=[.$J17]);1;&quot;&quot;)">
            <text:p/>
          </table:table-cell>
          <table:table-cell table:style-name="ce11" table:formula="of:=IF(AND([.$I17]&lt;=[.BG$1];[.BG$1]&lt;=[.$J17]);1;&quot;&quot;)">
            <text:p/>
          </table:table-cell>
          <table:table-cell table:style-name="ce11" table:formula="of:=IF(AND([.$I17]&lt;=[.BH$1];[.BH$1]&lt;=[.$J17]);1;&quot;&quot;)">
            <text:p/>
          </table:table-cell>
          <table:table-cell table:style-name="ce11" table:formula="of:=IF(AND([.$I17]&lt;=[.BI$1];[.BI$1]&lt;=[.$J17]);1;&quot;&quot;)">
            <text:p/>
          </table:table-cell>
          <table:table-cell table:style-name="ce11" table:formula="of:=IF(AND([.$I17]&lt;=[.BJ$1];[.BJ$1]&lt;=[.$J17]);1;&quot;&quot;)">
            <text:p/>
          </table:table-cell>
          <table:table-cell table:style-name="ce11" table:formula="of:=IF(AND([.$I17]&lt;=[.BK$1];[.BK$1]&lt;=[.$J17]);1;&quot;&quot;)">
            <text:p/>
          </table:table-cell>
          <table:table-cell table:style-name="ce11" table:formula="of:=IF(AND([.$I17]&lt;=[.BL$1];[.BL$1]&lt;=[.$J17]);1;&quot;&quot;)">
            <text:p/>
          </table:table-cell>
          <table:table-cell table:style-name="ce11" table:formula="of:=IF(AND([.$I17]&lt;=[.BM$1];[.BM$1]&lt;=[.$J17]);1;&quot;&quot;)">
            <text:p/>
          </table:table-cell>
          <table:table-cell table:style-name="ce11" table:formula="of:=IF(AND([.$I17]&lt;=[.BN$1];[.BN$1]&lt;=[.$J17]);1;&quot;&quot;)">
            <text:p/>
          </table:table-cell>
          <table:table-cell table:style-name="ce11" table:formula="of:=IF(AND([.$I17]&lt;=[.BO$1];[.BO$1]&lt;=[.$J17]);1;&quot;&quot;)">
            <text:p/>
          </table:table-cell>
          <table:table-cell table:style-name="ce11" table:formula="of:=IF(AND([.$I17]&lt;=[.BP$1];[.BP$1]&lt;=[.$J17]);1;&quot;&quot;)">
            <text:p/>
          </table:table-cell>
          <table:table-cell table:style-name="ce11" table:formula="of:=IF(AND([.$I17]&lt;=[.BQ$1];[.BQ$1]&lt;=[.$J17]);1;&quot;&quot;)">
            <text:p/>
          </table:table-cell>
          <table:table-cell table:style-name="ce11" table:formula="of:=IF(AND([.$I17]&lt;=[.BR$1];[.BR$1]&lt;=[.$J17]);1;&quot;&quot;)">
            <text:p/>
          </table:table-cell>
          <table:table-cell table:style-name="ce11" table:formula="of:=IF(AND([.$I17]&lt;=[.BS$1];[.BS$1]&lt;=[.$J17]);1;&quot;&quot;)">
            <text:p/>
          </table:table-cell>
          <table:table-cell table:style-name="ce11" table:formula="of:=IF(AND([.$I17]&lt;=[.BT$1];[.BT$1]&lt;=[.$J17]);1;&quot;&quot;)">
            <text:p/>
          </table:table-cell>
          <table:table-cell table:style-name="ce11" table:formula="of:=IF(AND([.$I17]&lt;=[.BU$1];[.BU$1]&lt;=[.$J17]);1;&quot;&quot;)">
            <text:p/>
          </table:table-cell>
          <table:table-cell table:style-name="ce11" table:formula="of:=IF(AND([.$I17]&lt;=[.BV$1];[.BV$1]&lt;=[.$J17]);1;&quot;&quot;)">
            <text:p/>
          </table:table-cell>
          <table:table-cell table:style-name="ce11" table:formula="of:=IF(AND([.$I17]&lt;=[.BW$1];[.BW$1]&lt;=[.$J17]);1;&quot;&quot;)">
            <text:p/>
          </table:table-cell>
          <table:table-cell table:style-name="ce11" table:formula="of:=IF(AND([.$I17]&lt;=[.BX$1];[.BX$1]&lt;=[.$J17]);1;&quot;&quot;)">
            <text:p/>
          </table:table-cell>
          <table:table-cell table:style-name="ce11" table:formula="of:=IF(AND([.$I17]&lt;=[.BY$1];[.BY$1]&lt;=[.$J17]);1;&quot;&quot;)">
            <text:p/>
          </table:table-cell>
          <table:table-cell table:style-name="ce11" table:formula="of:=IF(AND([.$I17]&lt;=[.BZ$1];[.BZ$1]&lt;=[.$J17]);1;&quot;&quot;)">
            <text:p/>
          </table:table-cell>
          <table:table-cell table:style-name="ce11" table:formula="of:=IF(AND([.$I17]&lt;=[.CA$1];[.CA$1]&lt;=[.$J17]);1;&quot;&quot;)">
            <text:p/>
          </table:table-cell>
          <table:table-cell table:style-name="ce11" table:formula="of:=IF(AND([.$I17]&lt;=[.CB$1];[.CB$1]&lt;=[.$J17]);1;&quot;&quot;)">
            <text:p/>
          </table:table-cell>
          <table:table-cell table:style-name="ce11" table:formula="of:=IF(AND([.$I17]&lt;=[.CC$1];[.CC$1]&lt;=[.$J17]);1;&quot;&quot;)">
            <text:p/>
          </table:table-cell>
          <table:table-cell table:style-name="ce11" table:formula="of:=IF(AND([.$I17]&lt;=[.CD$1];[.CD$1]&lt;=[.$J17]);1;&quot;&quot;)">
            <text:p/>
          </table:table-cell>
          <table:table-cell table:style-name="ce11" table:formula="of:=IF(AND([.$I17]&lt;=[.CE$1];[.CE$1]&lt;=[.$J17]);1;&quot;&quot;)">
            <text:p/>
          </table:table-cell>
          <table:table-cell table:style-name="ce11" table:formula="of:=IF(AND([.$I17]&lt;=[.CF$1];[.CF$1]&lt;=[.$J17]);1;&quot;&quot;)">
            <text:p/>
          </table:table-cell>
          <table:table-cell table:style-name="ce11" table:formula="of:=IF(AND([.$I17]&lt;=[.CG$1];[.CG$1]&lt;=[.$J17]);1;&quot;&quot;)">
            <text:p/>
          </table:table-cell>
          <table:table-cell table:style-name="ce11" table:formula="of:=IF(AND([.$I17]&lt;=[.CH$1];[.CH$1]&lt;=[.$J17]);1;&quot;&quot;)">
            <text:p/>
          </table:table-cell>
          <table:table-cell table:style-name="ce11" table:formula="of:=IF(AND([.$I17]&lt;=[.CI$1];[.CI$1]&lt;=[.$J17]);1;&quot;&quot;)">
            <text:p/>
          </table:table-cell>
          <table:table-cell table:style-name="ce11" table:formula="of:=IF(AND([.$I17]&lt;=[.CJ$1];[.CJ$1]&lt;=[.$J17]);1;&quot;&quot;)">
            <text:p/>
          </table:table-cell>
          <table:table-cell table:style-name="ce11" table:formula="of:=IF(AND([.$I17]&lt;=[.CK$1];[.CK$1]&lt;=[.$J17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102" calcext:value-type="float">
            <text:p>10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18];[.$A:.$J];10;0)" office:value-type="float" office:value="3" calcext:value-type="float">
            <text:p>3</text:p>
          </table:table-cell>
          <table:table-cell table:style-name="ce8" table:formula="of:=VLOOKUP([.D18];[.$A:.$J];10;0)" office:value-type="float" office:value="6" calcext:value-type="float">
            <text:p>6</text:p>
          </table:table-cell>
          <table:table-cell table:style-name="ce8" table:formula="of:=VLOOKUP([.E18];[.$A:.$J];10;0)" office:value-type="float" office:value="0" calcext:value-type="float">
            <text:p>0</text:p>
          </table:table-cell>
          <table:table-cell table:style-name="ce9" table:formula="of:=[.J18]-[.B18]+1" office:value-type="float" office:value="7" calcext:value-type="float">
            <text:p>7</text:p>
          </table:table-cell>
          <table:table-cell table:style-name="ce10" table:formula="of:=[.B18]+MAX([.F18:.H18])" office:value-type="float" office:value="11" calcext:value-type="float">
            <text:p>11</text:p>
          </table:table-cell>
          <table:table-cell table:style-name="ce13" table:formula="of:=IF(AND([.$I18]&lt;=[.K$1];[.K$1]&lt;=[.$J18]);1;&quot;&quot;)">
            <text:p/>
          </table:table-cell>
          <table:table-cell table:style-name="ce11" table:formula="of:=IF(AND([.$I18]&lt;=[.L$1];[.L$1]&lt;=[.$J18]);1;&quot;&quot;)">
            <text:p/>
          </table:table-cell>
          <table:table-cell table:style-name="ce11" table:formula="of:=IF(AND([.$I18]&lt;=[.M$1];[.M$1]&lt;=[.$J18]);1;&quot;&quot;)">
            <text:p/>
          </table:table-cell>
          <table:table-cell table:style-name="ce11" table:formula="of:=IF(AND([.$I18]&lt;=[.N$1];[.N$1]&lt;=[.$J18]);1;&quot;&quot;)">
            <text:p/>
          </table:table-cell>
          <table:table-cell table:style-name="ce11" table:formula="of:=IF(AND([.$I18]&lt;=[.O$1];[.O$1]&lt;=[.$J18]);1;&quot;&quot;)">
            <text:p/>
          </table:table-cell>
          <table:table-cell table:style-name="ce11" table:formula="of:=IF(AND([.$I18]&lt;=[.P$1];[.P$1]&lt;=[.$J18]);1;&quot;&quot;)">
            <text:p/>
          </table:table-cell>
          <table:table-cell table:style-name="ce11" table:formula="of:=IF(AND([.$I18]&lt;=[.Q$1];[.Q$1]&lt;=[.$J18]);1;&quot;&quot;)" office:value-type="float" office:value="1" calcext:value-type="float">
            <text:p>1</text:p>
          </table:table-cell>
          <table:table-cell table:style-name="ce11" table:formula="of:=IF(AND([.$I18]&lt;=[.R$1];[.R$1]&lt;=[.$J18]);1;&quot;&quot;)" office:value-type="float" office:value="1" calcext:value-type="float">
            <text:p>1</text:p>
          </table:table-cell>
          <table:table-cell table:style-name="ce11" table:formula="of:=IF(AND([.$I18]&lt;=[.S$1];[.S$1]&lt;=[.$J18]);1;&quot;&quot;)" office:value-type="float" office:value="1" calcext:value-type="float">
            <text:p>1</text:p>
          </table:table-cell>
          <table:table-cell table:style-name="ce11" table:formula="of:=IF(AND([.$I18]&lt;=[.T$1];[.T$1]&lt;=[.$J18]);1;&quot;&quot;)" office:value-type="float" office:value="1" calcext:value-type="float">
            <text:p>1</text:p>
          </table:table-cell>
          <table:table-cell table:style-name="ce11" table:formula="of:=IF(AND([.$I18]&lt;=[.U$1];[.U$1]&lt;=[.$J18]);1;&quot;&quot;)" office:value-type="float" office:value="1" calcext:value-type="float">
            <text:p>1</text:p>
          </table:table-cell>
          <table:table-cell table:style-name="ce12" table:formula="of:=IF(AND([.$I18]&lt;=[.V$1];[.V$1]&lt;=[.$J18]);1;&quot;&quot;)">
            <text:p/>
          </table:table-cell>
          <table:table-cell table:style-name="ce11" table:formula="of:=IF(AND([.$I18]&lt;=[.W$1];[.W$1]&lt;=[.$J18]);1;&quot;&quot;)">
            <text:p/>
          </table:table-cell>
          <table:table-cell table:style-name="ce11" table:formula="of:=IF(AND([.$I18]&lt;=[.X$1];[.X$1]&lt;=[.$J18]);1;&quot;&quot;)">
            <text:p/>
          </table:table-cell>
          <table:table-cell table:style-name="ce11" table:formula="of:=IF(AND([.$I18]&lt;=[.Y$1];[.Y$1]&lt;=[.$J18]);1;&quot;&quot;)">
            <text:p/>
          </table:table-cell>
          <table:table-cell table:style-name="ce11" table:formula="of:=IF(AND([.$I18]&lt;=[.Z$1];[.Z$1]&lt;=[.$J18]);1;&quot;&quot;)">
            <text:p/>
          </table:table-cell>
          <table:table-cell table:style-name="ce11" table:formula="of:=IF(AND([.$I18]&lt;=[.AA$1];[.AA$1]&lt;=[.$J18]);1;&quot;&quot;)">
            <text:p/>
          </table:table-cell>
          <table:table-cell table:style-name="ce11" table:formula="of:=IF(AND([.$I18]&lt;=[.AB$1];[.AB$1]&lt;=[.$J18]);1;&quot;&quot;)">
            <text:p/>
          </table:table-cell>
          <table:table-cell table:style-name="ce11" table:formula="of:=IF(AND([.$I18]&lt;=[.AC$1];[.AC$1]&lt;=[.$J18]);1;&quot;&quot;)">
            <text:p/>
          </table:table-cell>
          <table:table-cell table:style-name="ce11" table:formula="of:=IF(AND([.$I18]&lt;=[.AD$1];[.AD$1]&lt;=[.$J18]);1;&quot;&quot;)">
            <text:p/>
          </table:table-cell>
          <table:table-cell table:style-name="ce11" table:formula="of:=IF(AND([.$I18]&lt;=[.AE$1];[.AE$1]&lt;=[.$J18]);1;&quot;&quot;)">
            <text:p/>
          </table:table-cell>
          <table:table-cell table:style-name="ce11" table:formula="of:=IF(AND([.$I18]&lt;=[.AF$1];[.AF$1]&lt;=[.$J18]);1;&quot;&quot;)">
            <text:p/>
          </table:table-cell>
          <table:table-cell table:style-name="ce11" table:formula="of:=IF(AND([.$I18]&lt;=[.AG$1];[.AG$1]&lt;=[.$J18]);1;&quot;&quot;)">
            <text:p/>
          </table:table-cell>
          <table:table-cell table:style-name="ce11" table:formula="of:=IF(AND([.$I18]&lt;=[.AH$1];[.AH$1]&lt;=[.$J18]);1;&quot;&quot;)">
            <text:p/>
          </table:table-cell>
          <table:table-cell table:style-name="ce11" table:formula="of:=IF(AND([.$I18]&lt;=[.AI$1];[.AI$1]&lt;=[.$J18]);1;&quot;&quot;)">
            <text:p/>
          </table:table-cell>
          <table:table-cell table:style-name="ce11" table:formula="of:=IF(AND([.$I18]&lt;=[.AJ$1];[.AJ$1]&lt;=[.$J18]);1;&quot;&quot;)">
            <text:p/>
          </table:table-cell>
          <table:table-cell table:style-name="ce11" table:formula="of:=IF(AND([.$I18]&lt;=[.AK$1];[.AK$1]&lt;=[.$J18]);1;&quot;&quot;)">
            <text:p/>
          </table:table-cell>
          <table:table-cell table:style-name="ce11" table:formula="of:=IF(AND([.$I18]&lt;=[.AL$1];[.AL$1]&lt;=[.$J18]);1;&quot;&quot;)">
            <text:p/>
          </table:table-cell>
          <table:table-cell table:style-name="ce11" table:formula="of:=IF(AND([.$I18]&lt;=[.AM$1];[.AM$1]&lt;=[.$J18]);1;&quot;&quot;)">
            <text:p/>
          </table:table-cell>
          <table:table-cell table:style-name="ce11" table:formula="of:=IF(AND([.$I18]&lt;=[.AN$1];[.AN$1]&lt;=[.$J18]);1;&quot;&quot;)">
            <text:p/>
          </table:table-cell>
          <table:table-cell table:style-name="ce11" table:formula="of:=IF(AND([.$I18]&lt;=[.AO$1];[.AO$1]&lt;=[.$J18]);1;&quot;&quot;)">
            <text:p/>
          </table:table-cell>
          <table:table-cell table:style-name="ce11" table:formula="of:=IF(AND([.$I18]&lt;=[.AP$1];[.AP$1]&lt;=[.$J18]);1;&quot;&quot;)">
            <text:p/>
          </table:table-cell>
          <table:table-cell table:style-name="ce11" table:formula="of:=IF(AND([.$I18]&lt;=[.AQ$1];[.AQ$1]&lt;=[.$J18]);1;&quot;&quot;)">
            <text:p/>
          </table:table-cell>
          <table:table-cell table:style-name="ce11" table:formula="of:=IF(AND([.$I18]&lt;=[.AR$1];[.AR$1]&lt;=[.$J18]);1;&quot;&quot;)">
            <text:p/>
          </table:table-cell>
          <table:table-cell table:style-name="ce11" table:formula="of:=IF(AND([.$I18]&lt;=[.AS$1];[.AS$1]&lt;=[.$J18]);1;&quot;&quot;)">
            <text:p/>
          </table:table-cell>
          <table:table-cell table:style-name="ce11" table:formula="of:=IF(AND([.$I18]&lt;=[.AT$1];[.AT$1]&lt;=[.$J18]);1;&quot;&quot;)">
            <text:p/>
          </table:table-cell>
          <table:table-cell table:style-name="ce11" table:formula="of:=IF(AND([.$I18]&lt;=[.AU$1];[.AU$1]&lt;=[.$J18]);1;&quot;&quot;)">
            <text:p/>
          </table:table-cell>
          <table:table-cell table:style-name="ce11" table:formula="of:=IF(AND([.$I18]&lt;=[.AV$1];[.AV$1]&lt;=[.$J18]);1;&quot;&quot;)">
            <text:p/>
          </table:table-cell>
          <table:table-cell table:style-name="ce11" table:formula="of:=IF(AND([.$I18]&lt;=[.AW$1];[.AW$1]&lt;=[.$J18]);1;&quot;&quot;)">
            <text:p/>
          </table:table-cell>
          <table:table-cell table:style-name="ce11" table:formula="of:=IF(AND([.$I18]&lt;=[.AX$1];[.AX$1]&lt;=[.$J18]);1;&quot;&quot;)">
            <text:p/>
          </table:table-cell>
          <table:table-cell table:style-name="ce11" table:formula="of:=IF(AND([.$I18]&lt;=[.AY$1];[.AY$1]&lt;=[.$J18]);1;&quot;&quot;)">
            <text:p/>
          </table:table-cell>
          <table:table-cell table:style-name="ce11" table:formula="of:=IF(AND([.$I18]&lt;=[.AZ$1];[.AZ$1]&lt;=[.$J18]);1;&quot;&quot;)">
            <text:p/>
          </table:table-cell>
          <table:table-cell table:style-name="ce11" table:formula="of:=IF(AND([.$I18]&lt;=[.BA$1];[.BA$1]&lt;=[.$J18]);1;&quot;&quot;)">
            <text:p/>
          </table:table-cell>
          <table:table-cell table:style-name="ce11" table:formula="of:=IF(AND([.$I18]&lt;=[.BB$1];[.BB$1]&lt;=[.$J18]);1;&quot;&quot;)">
            <text:p/>
          </table:table-cell>
          <table:table-cell table:style-name="ce11" table:formula="of:=IF(AND([.$I18]&lt;=[.BC$1];[.BC$1]&lt;=[.$J18]);1;&quot;&quot;)">
            <text:p/>
          </table:table-cell>
          <table:table-cell table:style-name="ce11" table:formula="of:=IF(AND([.$I18]&lt;=[.BD$1];[.BD$1]&lt;=[.$J18]);1;&quot;&quot;)">
            <text:p/>
          </table:table-cell>
          <table:table-cell table:style-name="ce11" table:formula="of:=IF(AND([.$I18]&lt;=[.BE$1];[.BE$1]&lt;=[.$J18]);1;&quot;&quot;)">
            <text:p/>
          </table:table-cell>
          <table:table-cell table:style-name="ce11" table:formula="of:=IF(AND([.$I18]&lt;=[.BF$1];[.BF$1]&lt;=[.$J18]);1;&quot;&quot;)">
            <text:p/>
          </table:table-cell>
          <table:table-cell table:style-name="ce11" table:formula="of:=IF(AND([.$I18]&lt;=[.BG$1];[.BG$1]&lt;=[.$J18]);1;&quot;&quot;)">
            <text:p/>
          </table:table-cell>
          <table:table-cell table:style-name="ce11" table:formula="of:=IF(AND([.$I18]&lt;=[.BH$1];[.BH$1]&lt;=[.$J18]);1;&quot;&quot;)">
            <text:p/>
          </table:table-cell>
          <table:table-cell table:style-name="ce11" table:formula="of:=IF(AND([.$I18]&lt;=[.BI$1];[.BI$1]&lt;=[.$J18]);1;&quot;&quot;)">
            <text:p/>
          </table:table-cell>
          <table:table-cell table:style-name="ce11" table:formula="of:=IF(AND([.$I18]&lt;=[.BJ$1];[.BJ$1]&lt;=[.$J18]);1;&quot;&quot;)">
            <text:p/>
          </table:table-cell>
          <table:table-cell table:style-name="ce11" table:formula="of:=IF(AND([.$I18]&lt;=[.BK$1];[.BK$1]&lt;=[.$J18]);1;&quot;&quot;)">
            <text:p/>
          </table:table-cell>
          <table:table-cell table:style-name="ce11" table:formula="of:=IF(AND([.$I18]&lt;=[.BL$1];[.BL$1]&lt;=[.$J18]);1;&quot;&quot;)">
            <text:p/>
          </table:table-cell>
          <table:table-cell table:style-name="ce11" table:formula="of:=IF(AND([.$I18]&lt;=[.BM$1];[.BM$1]&lt;=[.$J18]);1;&quot;&quot;)">
            <text:p/>
          </table:table-cell>
          <table:table-cell table:style-name="ce11" table:formula="of:=IF(AND([.$I18]&lt;=[.BN$1];[.BN$1]&lt;=[.$J18]);1;&quot;&quot;)">
            <text:p/>
          </table:table-cell>
          <table:table-cell table:style-name="ce11" table:formula="of:=IF(AND([.$I18]&lt;=[.BO$1];[.BO$1]&lt;=[.$J18]);1;&quot;&quot;)">
            <text:p/>
          </table:table-cell>
          <table:table-cell table:style-name="ce11" table:formula="of:=IF(AND([.$I18]&lt;=[.BP$1];[.BP$1]&lt;=[.$J18]);1;&quot;&quot;)">
            <text:p/>
          </table:table-cell>
          <table:table-cell table:style-name="ce11" table:formula="of:=IF(AND([.$I18]&lt;=[.BQ$1];[.BQ$1]&lt;=[.$J18]);1;&quot;&quot;)">
            <text:p/>
          </table:table-cell>
          <table:table-cell table:style-name="ce11" table:formula="of:=IF(AND([.$I18]&lt;=[.BR$1];[.BR$1]&lt;=[.$J18]);1;&quot;&quot;)">
            <text:p/>
          </table:table-cell>
          <table:table-cell table:style-name="ce11" table:formula="of:=IF(AND([.$I18]&lt;=[.BS$1];[.BS$1]&lt;=[.$J18]);1;&quot;&quot;)">
            <text:p/>
          </table:table-cell>
          <table:table-cell table:style-name="ce11" table:formula="of:=IF(AND([.$I18]&lt;=[.BT$1];[.BT$1]&lt;=[.$J18]);1;&quot;&quot;)">
            <text:p/>
          </table:table-cell>
          <table:table-cell table:style-name="ce11" table:formula="of:=IF(AND([.$I18]&lt;=[.BU$1];[.BU$1]&lt;=[.$J18]);1;&quot;&quot;)">
            <text:p/>
          </table:table-cell>
          <table:table-cell table:style-name="ce11" table:formula="of:=IF(AND([.$I18]&lt;=[.BV$1];[.BV$1]&lt;=[.$J18]);1;&quot;&quot;)">
            <text:p/>
          </table:table-cell>
          <table:table-cell table:style-name="ce11" table:formula="of:=IF(AND([.$I18]&lt;=[.BW$1];[.BW$1]&lt;=[.$J18]);1;&quot;&quot;)">
            <text:p/>
          </table:table-cell>
          <table:table-cell table:style-name="ce11" table:formula="of:=IF(AND([.$I18]&lt;=[.BX$1];[.BX$1]&lt;=[.$J18]);1;&quot;&quot;)">
            <text:p/>
          </table:table-cell>
          <table:table-cell table:style-name="ce11" table:formula="of:=IF(AND([.$I18]&lt;=[.BY$1];[.BY$1]&lt;=[.$J18]);1;&quot;&quot;)">
            <text:p/>
          </table:table-cell>
          <table:table-cell table:style-name="ce11" table:formula="of:=IF(AND([.$I18]&lt;=[.BZ$1];[.BZ$1]&lt;=[.$J18]);1;&quot;&quot;)">
            <text:p/>
          </table:table-cell>
          <table:table-cell table:style-name="ce11" table:formula="of:=IF(AND([.$I18]&lt;=[.CA$1];[.CA$1]&lt;=[.$J18]);1;&quot;&quot;)">
            <text:p/>
          </table:table-cell>
          <table:table-cell table:style-name="ce11" table:formula="of:=IF(AND([.$I18]&lt;=[.CB$1];[.CB$1]&lt;=[.$J18]);1;&quot;&quot;)">
            <text:p/>
          </table:table-cell>
          <table:table-cell table:style-name="ce11" table:formula="of:=IF(AND([.$I18]&lt;=[.CC$1];[.CC$1]&lt;=[.$J18]);1;&quot;&quot;)">
            <text:p/>
          </table:table-cell>
          <table:table-cell table:style-name="ce11" table:formula="of:=IF(AND([.$I18]&lt;=[.CD$1];[.CD$1]&lt;=[.$J18]);1;&quot;&quot;)">
            <text:p/>
          </table:table-cell>
          <table:table-cell table:style-name="ce11" table:formula="of:=IF(AND([.$I18]&lt;=[.CE$1];[.CE$1]&lt;=[.$J18]);1;&quot;&quot;)">
            <text:p/>
          </table:table-cell>
          <table:table-cell table:style-name="ce11" table:formula="of:=IF(AND([.$I18]&lt;=[.CF$1];[.CF$1]&lt;=[.$J18]);1;&quot;&quot;)">
            <text:p/>
          </table:table-cell>
          <table:table-cell table:style-name="ce11" table:formula="of:=IF(AND([.$I18]&lt;=[.CG$1];[.CG$1]&lt;=[.$J18]);1;&quot;&quot;)">
            <text:p/>
          </table:table-cell>
          <table:table-cell table:style-name="ce11" table:formula="of:=IF(AND([.$I18]&lt;=[.CH$1];[.CH$1]&lt;=[.$J18]);1;&quot;&quot;)">
            <text:p/>
          </table:table-cell>
          <table:table-cell table:style-name="ce11" table:formula="of:=IF(AND([.$I18]&lt;=[.CI$1];[.CI$1]&lt;=[.$J18]);1;&quot;&quot;)">
            <text:p/>
          </table:table-cell>
          <table:table-cell table:style-name="ce11" table:formula="of:=IF(AND([.$I18]&lt;=[.CJ$1];[.CJ$1]&lt;=[.$J18]);1;&quot;&quot;)">
            <text:p/>
          </table:table-cell>
          <table:table-cell table:style-name="ce11" table:formula="of:=IF(AND([.$I18]&lt;=[.CK$1];[.CK$1]&lt;=[.$J18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21" calcext:value-type="float">
            <text:p>121</text:p>
          </table:table-cell>
          <table:table-cell table:style-name="ce8" table:formula="of:=VLOOKUP([.C19];[.$A:.$J];10;0)" office:value-type="float" office:value="6" calcext:value-type="float">
            <text:p>6</text:p>
          </table:table-cell>
          <table:table-cell table:style-name="ce8" table:formula="of:=VLOOKUP([.D19];[.$A:.$J];10;0)" office:value-type="float" office:value="5" calcext:value-type="float">
            <text:p>5</text:p>
          </table:table-cell>
          <table:table-cell table:style-name="ce8" table:formula="of:=VLOOKUP([.E19];[.$A:.$J];10;0)" office:value-type="float" office:value="5" calcext:value-type="float">
            <text:p>5</text:p>
          </table:table-cell>
          <table:table-cell table:style-name="ce9" table:formula="of:=[.J19]-[.B19]+1" office:value-type="float" office:value="7" calcext:value-type="float">
            <text:p>7</text:p>
          </table:table-cell>
          <table:table-cell table:style-name="ce10" table:formula="of:=[.B19]+MAX([.F19:.H19])" office:value-type="float" office:value="14" calcext:value-type="float">
            <text:p>14</text:p>
          </table:table-cell>
          <table:table-cell table:style-name="ce12" table:formula="of:=IF(AND([.$I19]&lt;=[.K$1];[.K$1]&lt;=[.$J19]);1;&quot;&quot;)">
            <text:p/>
          </table:table-cell>
          <table:table-cell table:style-name="ce11" table:formula="of:=IF(AND([.$I19]&lt;=[.L$1];[.L$1]&lt;=[.$J19]);1;&quot;&quot;)">
            <text:p/>
          </table:table-cell>
          <table:table-cell table:style-name="ce11" table:formula="of:=IF(AND([.$I19]&lt;=[.M$1];[.M$1]&lt;=[.$J19]);1;&quot;&quot;)">
            <text:p/>
          </table:table-cell>
          <table:table-cell table:style-name="ce11" table:formula="of:=IF(AND([.$I19]&lt;=[.N$1];[.N$1]&lt;=[.$J19]);1;&quot;&quot;)">
            <text:p/>
          </table:table-cell>
          <table:table-cell table:style-name="ce11" table:formula="of:=IF(AND([.$I19]&lt;=[.O$1];[.O$1]&lt;=[.$J19]);1;&quot;&quot;)">
            <text:p/>
          </table:table-cell>
          <table:table-cell table:style-name="ce11" table:formula="of:=IF(AND([.$I19]&lt;=[.P$1];[.P$1]&lt;=[.$J19]);1;&quot;&quot;)">
            <text:p/>
          </table:table-cell>
          <table:table-cell table:style-name="ce11" table:formula="of:=IF(AND([.$I19]&lt;=[.Q$1];[.Q$1]&lt;=[.$J19]);1;&quot;&quot;)" office:value-type="float" office:value="1" calcext:value-type="float">
            <text:p>1</text:p>
          </table:table-cell>
          <table:table-cell table:style-name="ce11" table:formula="of:=IF(AND([.$I19]&lt;=[.R$1];[.R$1]&lt;=[.$J19]);1;&quot;&quot;)" office:value-type="float" office:value="1" calcext:value-type="float">
            <text:p>1</text:p>
          </table:table-cell>
          <table:table-cell table:style-name="ce11" table:formula="of:=IF(AND([.$I19]&lt;=[.S$1];[.S$1]&lt;=[.$J19]);1;&quot;&quot;)" office:value-type="float" office:value="1" calcext:value-type="float">
            <text:p>1</text:p>
          </table:table-cell>
          <table:table-cell table:style-name="ce11" table:formula="of:=IF(AND([.$I19]&lt;=[.T$1];[.T$1]&lt;=[.$J19]);1;&quot;&quot;)" office:value-type="float" office:value="1" calcext:value-type="float">
            <text:p>1</text:p>
          </table:table-cell>
          <table:table-cell table:style-name="ce11" table:formula="of:=IF(AND([.$I19]&lt;=[.U$1];[.U$1]&lt;=[.$J19]);1;&quot;&quot;)" office:value-type="float" office:value="1" calcext:value-type="float">
            <text:p>1</text:p>
          </table:table-cell>
          <table:table-cell table:style-name="ce12" table:formula="of:=IF(AND([.$I19]&lt;=[.V$1];[.V$1]&lt;=[.$J19]);1;&quot;&quot;)" office:value-type="float" office:value="1" calcext:value-type="float">
            <text:p>1</text:p>
          </table:table-cell>
          <table:table-cell table:style-name="ce11" table:formula="of:=IF(AND([.$I19]&lt;=[.W$1];[.W$1]&lt;=[.$J19]);1;&quot;&quot;)" office:value-type="float" office:value="1" calcext:value-type="float">
            <text:p>1</text:p>
          </table:table-cell>
          <table:table-cell table:style-name="ce11" table:formula="of:=IF(AND([.$I19]&lt;=[.X$1];[.X$1]&lt;=[.$J19]);1;&quot;&quot;)" office:value-type="float" office:value="1" calcext:value-type="float">
            <text:p>1</text:p>
          </table:table-cell>
          <table:table-cell table:style-name="ce11" table:formula="of:=IF(AND([.$I19]&lt;=[.Y$1];[.Y$1]&lt;=[.$J19]);1;&quot;&quot;)">
            <text:p/>
          </table:table-cell>
          <table:table-cell table:style-name="ce11" table:formula="of:=IF(AND([.$I19]&lt;=[.Z$1];[.Z$1]&lt;=[.$J19]);1;&quot;&quot;)">
            <text:p/>
          </table:table-cell>
          <table:table-cell table:style-name="ce11" table:formula="of:=IF(AND([.$I19]&lt;=[.AA$1];[.AA$1]&lt;=[.$J19]);1;&quot;&quot;)">
            <text:p/>
          </table:table-cell>
          <table:table-cell table:style-name="ce11" table:formula="of:=IF(AND([.$I19]&lt;=[.AB$1];[.AB$1]&lt;=[.$J19]);1;&quot;&quot;)">
            <text:p/>
          </table:table-cell>
          <table:table-cell table:style-name="ce11" table:formula="of:=IF(AND([.$I19]&lt;=[.AC$1];[.AC$1]&lt;=[.$J19]);1;&quot;&quot;)">
            <text:p/>
          </table:table-cell>
          <table:table-cell table:style-name="ce11" table:formula="of:=IF(AND([.$I19]&lt;=[.AD$1];[.AD$1]&lt;=[.$J19]);1;&quot;&quot;)">
            <text:p/>
          </table:table-cell>
          <table:table-cell table:style-name="ce11" table:formula="of:=IF(AND([.$I19]&lt;=[.AE$1];[.AE$1]&lt;=[.$J19]);1;&quot;&quot;)">
            <text:p/>
          </table:table-cell>
          <table:table-cell table:style-name="ce11" table:formula="of:=IF(AND([.$I19]&lt;=[.AF$1];[.AF$1]&lt;=[.$J19]);1;&quot;&quot;)">
            <text:p/>
          </table:table-cell>
          <table:table-cell table:style-name="ce11" table:formula="of:=IF(AND([.$I19]&lt;=[.AG$1];[.AG$1]&lt;=[.$J19]);1;&quot;&quot;)">
            <text:p/>
          </table:table-cell>
          <table:table-cell table:style-name="ce11" table:formula="of:=IF(AND([.$I19]&lt;=[.AH$1];[.AH$1]&lt;=[.$J19]);1;&quot;&quot;)">
            <text:p/>
          </table:table-cell>
          <table:table-cell table:style-name="ce11" table:formula="of:=IF(AND([.$I19]&lt;=[.AI$1];[.AI$1]&lt;=[.$J19]);1;&quot;&quot;)">
            <text:p/>
          </table:table-cell>
          <table:table-cell table:style-name="ce11" table:formula="of:=IF(AND([.$I19]&lt;=[.AJ$1];[.AJ$1]&lt;=[.$J19]);1;&quot;&quot;)">
            <text:p/>
          </table:table-cell>
          <table:table-cell table:style-name="ce11" table:formula="of:=IF(AND([.$I19]&lt;=[.AK$1];[.AK$1]&lt;=[.$J19]);1;&quot;&quot;)">
            <text:p/>
          </table:table-cell>
          <table:table-cell table:style-name="ce11" table:formula="of:=IF(AND([.$I19]&lt;=[.AL$1];[.AL$1]&lt;=[.$J19]);1;&quot;&quot;)">
            <text:p/>
          </table:table-cell>
          <table:table-cell table:style-name="ce11" table:formula="of:=IF(AND([.$I19]&lt;=[.AM$1];[.AM$1]&lt;=[.$J19]);1;&quot;&quot;)">
            <text:p/>
          </table:table-cell>
          <table:table-cell table:style-name="ce11" table:formula="of:=IF(AND([.$I19]&lt;=[.AN$1];[.AN$1]&lt;=[.$J19]);1;&quot;&quot;)">
            <text:p/>
          </table:table-cell>
          <table:table-cell table:style-name="ce11" table:formula="of:=IF(AND([.$I19]&lt;=[.AO$1];[.AO$1]&lt;=[.$J19]);1;&quot;&quot;)">
            <text:p/>
          </table:table-cell>
          <table:table-cell table:style-name="ce11" table:formula="of:=IF(AND([.$I19]&lt;=[.AP$1];[.AP$1]&lt;=[.$J19]);1;&quot;&quot;)">
            <text:p/>
          </table:table-cell>
          <table:table-cell table:style-name="ce11" table:formula="of:=IF(AND([.$I19]&lt;=[.AQ$1];[.AQ$1]&lt;=[.$J19]);1;&quot;&quot;)">
            <text:p/>
          </table:table-cell>
          <table:table-cell table:style-name="ce11" table:formula="of:=IF(AND([.$I19]&lt;=[.AR$1];[.AR$1]&lt;=[.$J19]);1;&quot;&quot;)">
            <text:p/>
          </table:table-cell>
          <table:table-cell table:style-name="ce11" table:formula="of:=IF(AND([.$I19]&lt;=[.AS$1];[.AS$1]&lt;=[.$J19]);1;&quot;&quot;)">
            <text:p/>
          </table:table-cell>
          <table:table-cell table:style-name="ce11" table:formula="of:=IF(AND([.$I19]&lt;=[.AT$1];[.AT$1]&lt;=[.$J19]);1;&quot;&quot;)">
            <text:p/>
          </table:table-cell>
          <table:table-cell table:style-name="ce11" table:formula="of:=IF(AND([.$I19]&lt;=[.AU$1];[.AU$1]&lt;=[.$J19]);1;&quot;&quot;)">
            <text:p/>
          </table:table-cell>
          <table:table-cell table:style-name="ce11" table:formula="of:=IF(AND([.$I19]&lt;=[.AV$1];[.AV$1]&lt;=[.$J19]);1;&quot;&quot;)">
            <text:p/>
          </table:table-cell>
          <table:table-cell table:style-name="ce11" table:formula="of:=IF(AND([.$I19]&lt;=[.AW$1];[.AW$1]&lt;=[.$J19]);1;&quot;&quot;)">
            <text:p/>
          </table:table-cell>
          <table:table-cell table:style-name="ce11" table:formula="of:=IF(AND([.$I19]&lt;=[.AX$1];[.AX$1]&lt;=[.$J19]);1;&quot;&quot;)">
            <text:p/>
          </table:table-cell>
          <table:table-cell table:style-name="ce11" table:formula="of:=IF(AND([.$I19]&lt;=[.AY$1];[.AY$1]&lt;=[.$J19]);1;&quot;&quot;)">
            <text:p/>
          </table:table-cell>
          <table:table-cell table:style-name="ce11" table:formula="of:=IF(AND([.$I19]&lt;=[.AZ$1];[.AZ$1]&lt;=[.$J19]);1;&quot;&quot;)">
            <text:p/>
          </table:table-cell>
          <table:table-cell table:style-name="ce11" table:formula="of:=IF(AND([.$I19]&lt;=[.BA$1];[.BA$1]&lt;=[.$J19]);1;&quot;&quot;)">
            <text:p/>
          </table:table-cell>
          <table:table-cell table:style-name="ce11" table:formula="of:=IF(AND([.$I19]&lt;=[.BB$1];[.BB$1]&lt;=[.$J19]);1;&quot;&quot;)">
            <text:p/>
          </table:table-cell>
          <table:table-cell table:style-name="ce11" table:formula="of:=IF(AND([.$I19]&lt;=[.BC$1];[.BC$1]&lt;=[.$J19]);1;&quot;&quot;)">
            <text:p/>
          </table:table-cell>
          <table:table-cell table:style-name="ce11" table:formula="of:=IF(AND([.$I19]&lt;=[.BD$1];[.BD$1]&lt;=[.$J19]);1;&quot;&quot;)">
            <text:p/>
          </table:table-cell>
          <table:table-cell table:style-name="ce11" table:formula="of:=IF(AND([.$I19]&lt;=[.BE$1];[.BE$1]&lt;=[.$J19]);1;&quot;&quot;)">
            <text:p/>
          </table:table-cell>
          <table:table-cell table:style-name="ce11" table:formula="of:=IF(AND([.$I19]&lt;=[.BF$1];[.BF$1]&lt;=[.$J19]);1;&quot;&quot;)">
            <text:p/>
          </table:table-cell>
          <table:table-cell table:style-name="ce11" table:formula="of:=IF(AND([.$I19]&lt;=[.BG$1];[.BG$1]&lt;=[.$J19]);1;&quot;&quot;)">
            <text:p/>
          </table:table-cell>
          <table:table-cell table:style-name="ce11" table:formula="of:=IF(AND([.$I19]&lt;=[.BH$1];[.BH$1]&lt;=[.$J19]);1;&quot;&quot;)">
            <text:p/>
          </table:table-cell>
          <table:table-cell table:style-name="ce11" table:formula="of:=IF(AND([.$I19]&lt;=[.BI$1];[.BI$1]&lt;=[.$J19]);1;&quot;&quot;)">
            <text:p/>
          </table:table-cell>
          <table:table-cell table:style-name="ce11" table:formula="of:=IF(AND([.$I19]&lt;=[.BJ$1];[.BJ$1]&lt;=[.$J19]);1;&quot;&quot;)">
            <text:p/>
          </table:table-cell>
          <table:table-cell table:style-name="ce11" table:formula="of:=IF(AND([.$I19]&lt;=[.BK$1];[.BK$1]&lt;=[.$J19]);1;&quot;&quot;)">
            <text:p/>
          </table:table-cell>
          <table:table-cell table:style-name="ce11" table:formula="of:=IF(AND([.$I19]&lt;=[.BL$1];[.BL$1]&lt;=[.$J19]);1;&quot;&quot;)">
            <text:p/>
          </table:table-cell>
          <table:table-cell table:style-name="ce11" table:formula="of:=IF(AND([.$I19]&lt;=[.BM$1];[.BM$1]&lt;=[.$J19]);1;&quot;&quot;)">
            <text:p/>
          </table:table-cell>
          <table:table-cell table:style-name="ce11" table:formula="of:=IF(AND([.$I19]&lt;=[.BN$1];[.BN$1]&lt;=[.$J19]);1;&quot;&quot;)">
            <text:p/>
          </table:table-cell>
          <table:table-cell table:style-name="ce11" table:formula="of:=IF(AND([.$I19]&lt;=[.BO$1];[.BO$1]&lt;=[.$J19]);1;&quot;&quot;)">
            <text:p/>
          </table:table-cell>
          <table:table-cell table:style-name="ce11" table:formula="of:=IF(AND([.$I19]&lt;=[.BP$1];[.BP$1]&lt;=[.$J19]);1;&quot;&quot;)">
            <text:p/>
          </table:table-cell>
          <table:table-cell table:style-name="ce11" table:formula="of:=IF(AND([.$I19]&lt;=[.BQ$1];[.BQ$1]&lt;=[.$J19]);1;&quot;&quot;)">
            <text:p/>
          </table:table-cell>
          <table:table-cell table:style-name="ce11" table:formula="of:=IF(AND([.$I19]&lt;=[.BR$1];[.BR$1]&lt;=[.$J19]);1;&quot;&quot;)">
            <text:p/>
          </table:table-cell>
          <table:table-cell table:style-name="ce11" table:formula="of:=IF(AND([.$I19]&lt;=[.BS$1];[.BS$1]&lt;=[.$J19]);1;&quot;&quot;)">
            <text:p/>
          </table:table-cell>
          <table:table-cell table:style-name="ce11" table:formula="of:=IF(AND([.$I19]&lt;=[.BT$1];[.BT$1]&lt;=[.$J19]);1;&quot;&quot;)">
            <text:p/>
          </table:table-cell>
          <table:table-cell table:style-name="ce11" table:formula="of:=IF(AND([.$I19]&lt;=[.BU$1];[.BU$1]&lt;=[.$J19]);1;&quot;&quot;)">
            <text:p/>
          </table:table-cell>
          <table:table-cell table:style-name="ce11" table:formula="of:=IF(AND([.$I19]&lt;=[.BV$1];[.BV$1]&lt;=[.$J19]);1;&quot;&quot;)">
            <text:p/>
          </table:table-cell>
          <table:table-cell table:style-name="ce11" table:formula="of:=IF(AND([.$I19]&lt;=[.BW$1];[.BW$1]&lt;=[.$J19]);1;&quot;&quot;)">
            <text:p/>
          </table:table-cell>
          <table:table-cell table:style-name="ce11" table:formula="of:=IF(AND([.$I19]&lt;=[.BX$1];[.BX$1]&lt;=[.$J19]);1;&quot;&quot;)">
            <text:p/>
          </table:table-cell>
          <table:table-cell table:style-name="ce11" table:formula="of:=IF(AND([.$I19]&lt;=[.BY$1];[.BY$1]&lt;=[.$J19]);1;&quot;&quot;)">
            <text:p/>
          </table:table-cell>
          <table:table-cell table:style-name="ce11" table:formula="of:=IF(AND([.$I19]&lt;=[.BZ$1];[.BZ$1]&lt;=[.$J19]);1;&quot;&quot;)">
            <text:p/>
          </table:table-cell>
          <table:table-cell table:style-name="ce11" table:formula="of:=IF(AND([.$I19]&lt;=[.CA$1];[.CA$1]&lt;=[.$J19]);1;&quot;&quot;)">
            <text:p/>
          </table:table-cell>
          <table:table-cell table:style-name="ce11" table:formula="of:=IF(AND([.$I19]&lt;=[.CB$1];[.CB$1]&lt;=[.$J19]);1;&quot;&quot;)">
            <text:p/>
          </table:table-cell>
          <table:table-cell table:style-name="ce11" table:formula="of:=IF(AND([.$I19]&lt;=[.CC$1];[.CC$1]&lt;=[.$J19]);1;&quot;&quot;)">
            <text:p/>
          </table:table-cell>
          <table:table-cell table:style-name="ce11" table:formula="of:=IF(AND([.$I19]&lt;=[.CD$1];[.CD$1]&lt;=[.$J19]);1;&quot;&quot;)">
            <text:p/>
          </table:table-cell>
          <table:table-cell table:style-name="ce11" table:formula="of:=IF(AND([.$I19]&lt;=[.CE$1];[.CE$1]&lt;=[.$J19]);1;&quot;&quot;)">
            <text:p/>
          </table:table-cell>
          <table:table-cell table:style-name="ce11" table:formula="of:=IF(AND([.$I19]&lt;=[.CF$1];[.CF$1]&lt;=[.$J19]);1;&quot;&quot;)">
            <text:p/>
          </table:table-cell>
          <table:table-cell table:style-name="ce11" table:formula="of:=IF(AND([.$I19]&lt;=[.CG$1];[.CG$1]&lt;=[.$J19]);1;&quot;&quot;)">
            <text:p/>
          </table:table-cell>
          <table:table-cell table:style-name="ce11" table:formula="of:=IF(AND([.$I19]&lt;=[.CH$1];[.CH$1]&lt;=[.$J19]);1;&quot;&quot;)">
            <text:p/>
          </table:table-cell>
          <table:table-cell table:style-name="ce11" table:formula="of:=IF(AND([.$I19]&lt;=[.CI$1];[.CI$1]&lt;=[.$J19]);1;&quot;&quot;)">
            <text:p/>
          </table:table-cell>
          <table:table-cell table:style-name="ce11" table:formula="of:=IF(AND([.$I19]&lt;=[.CJ$1];[.CJ$1]&lt;=[.$J19]);1;&quot;&quot;)">
            <text:p/>
          </table:table-cell>
          <table:table-cell table:style-name="ce11" table:formula="of:=IF(AND([.$I19]&lt;=[.CK$1];[.CK$1]&lt;=[.$J19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8" table:formula="of:=VLOOKUP([.C20];[.$A:.$J];10;0)" office:value-type="float" office:value="6" calcext:value-type="float">
            <text:p>6</text:p>
          </table:table-cell>
          <table:table-cell table:style-name="ce8" table:formula="of:=VLOOKUP([.D20];[.$A:.$J];10;0)" office:value-type="float" office:value="0" calcext:value-type="float">
            <text:p>0</text:p>
          </table:table-cell>
          <table:table-cell table:style-name="ce8" table:formula="of:=VLOOKUP([.E20];[.$A:.$J];10;0)" office:value-type="float" office:value="0" calcext:value-type="float">
            <text:p>0</text:p>
          </table:table-cell>
          <table:table-cell table:style-name="ce9" table:formula="of:=[.J20]-[.B20]+1" office:value-type="float" office:value="7" calcext:value-type="float">
            <text:p>7</text:p>
          </table:table-cell>
          <table:table-cell table:style-name="ce10" table:formula="of:=[.B20]+MAX([.F20:.H20])" office:value-type="float" office:value="16" calcext:value-type="float">
            <text:p>16</text:p>
          </table:table-cell>
          <table:table-cell table:style-name="ce12" table:formula="of:=IF(AND([.$I20]&lt;=[.K$1];[.K$1]&lt;=[.$J20]);1;&quot;&quot;)">
            <text:p/>
          </table:table-cell>
          <table:table-cell table:style-name="ce11" table:formula="of:=IF(AND([.$I20]&lt;=[.L$1];[.L$1]&lt;=[.$J20]);1;&quot;&quot;)">
            <text:p/>
          </table:table-cell>
          <table:table-cell table:style-name="ce11" table:formula="of:=IF(AND([.$I20]&lt;=[.M$1];[.M$1]&lt;=[.$J20]);1;&quot;&quot;)">
            <text:p/>
          </table:table-cell>
          <table:table-cell table:style-name="ce11" table:formula="of:=IF(AND([.$I20]&lt;=[.N$1];[.N$1]&lt;=[.$J20]);1;&quot;&quot;)">
            <text:p/>
          </table:table-cell>
          <table:table-cell table:style-name="ce11" table:formula="of:=IF(AND([.$I20]&lt;=[.O$1];[.O$1]&lt;=[.$J20]);1;&quot;&quot;)">
            <text:p/>
          </table:table-cell>
          <table:table-cell table:style-name="ce11" table:formula="of:=IF(AND([.$I20]&lt;=[.P$1];[.P$1]&lt;=[.$J20]);1;&quot;&quot;)">
            <text:p/>
          </table:table-cell>
          <table:table-cell table:style-name="ce11" table:formula="of:=IF(AND([.$I20]&lt;=[.Q$1];[.Q$1]&lt;=[.$J20]);1;&quot;&quot;)" office:value-type="float" office:value="1" calcext:value-type="float">
            <text:p>1</text:p>
          </table:table-cell>
          <table:table-cell table:style-name="ce11" table:formula="of:=IF(AND([.$I20]&lt;=[.R$1];[.R$1]&lt;=[.$J20]);1;&quot;&quot;)" office:value-type="float" office:value="1" calcext:value-type="float">
            <text:p>1</text:p>
          </table:table-cell>
          <table:table-cell table:style-name="ce11" table:formula="of:=IF(AND([.$I20]&lt;=[.S$1];[.S$1]&lt;=[.$J20]);1;&quot;&quot;)" office:value-type="float" office:value="1" calcext:value-type="float">
            <text:p>1</text:p>
          </table:table-cell>
          <table:table-cell table:style-name="ce11" table:formula="of:=IF(AND([.$I20]&lt;=[.T$1];[.T$1]&lt;=[.$J20]);1;&quot;&quot;)" office:value-type="float" office:value="1" calcext:value-type="float">
            <text:p>1</text:p>
          </table:table-cell>
          <table:table-cell table:style-name="ce11" table:formula="of:=IF(AND([.$I20]&lt;=[.U$1];[.U$1]&lt;=[.$J20]);1;&quot;&quot;)" office:value-type="float" office:value="1" calcext:value-type="float">
            <text:p>1</text:p>
          </table:table-cell>
          <table:table-cell table:style-name="ce12" table:formula="of:=IF(AND([.$I20]&lt;=[.V$1];[.V$1]&lt;=[.$J20]);1;&quot;&quot;)" office:value-type="float" office:value="1" calcext:value-type="float">
            <text:p>1</text:p>
          </table:table-cell>
          <table:table-cell table:style-name="ce11" table:formula="of:=IF(AND([.$I20]&lt;=[.W$1];[.W$1]&lt;=[.$J20]);1;&quot;&quot;)" office:value-type="float" office:value="1" calcext:value-type="float">
            <text:p>1</text:p>
          </table:table-cell>
          <table:table-cell table:style-name="ce11" table:formula="of:=IF(AND([.$I20]&lt;=[.X$1];[.X$1]&lt;=[.$J20]);1;&quot;&quot;)" office:value-type="float" office:value="1" calcext:value-type="float">
            <text:p>1</text:p>
          </table:table-cell>
          <table:table-cell table:style-name="ce11" table:formula="of:=IF(AND([.$I20]&lt;=[.Y$1];[.Y$1]&lt;=[.$J20]);1;&quot;&quot;)" office:value-type="float" office:value="1" calcext:value-type="float">
            <text:p>1</text:p>
          </table:table-cell>
          <table:table-cell table:style-name="ce11" table:formula="of:=IF(AND([.$I20]&lt;=[.Z$1];[.Z$1]&lt;=[.$J20]);1;&quot;&quot;)" office:value-type="float" office:value="1" calcext:value-type="float">
            <text:p>1</text:p>
          </table:table-cell>
          <table:table-cell table:style-name="ce11" table:formula="of:=IF(AND([.$I20]&lt;=[.AA$1];[.AA$1]&lt;=[.$J20]);1;&quot;&quot;)">
            <text:p/>
          </table:table-cell>
          <table:table-cell table:style-name="ce11" table:formula="of:=IF(AND([.$I20]&lt;=[.AB$1];[.AB$1]&lt;=[.$J20]);1;&quot;&quot;)">
            <text:p/>
          </table:table-cell>
          <table:table-cell table:style-name="ce11" table:formula="of:=IF(AND([.$I20]&lt;=[.AC$1];[.AC$1]&lt;=[.$J20]);1;&quot;&quot;)">
            <text:p/>
          </table:table-cell>
          <table:table-cell table:style-name="ce11" table:formula="of:=IF(AND([.$I20]&lt;=[.AD$1];[.AD$1]&lt;=[.$J20]);1;&quot;&quot;)">
            <text:p/>
          </table:table-cell>
          <table:table-cell table:style-name="ce11" table:formula="of:=IF(AND([.$I20]&lt;=[.AE$1];[.AE$1]&lt;=[.$J20]);1;&quot;&quot;)">
            <text:p/>
          </table:table-cell>
          <table:table-cell table:style-name="ce11" table:formula="of:=IF(AND([.$I20]&lt;=[.AF$1];[.AF$1]&lt;=[.$J20]);1;&quot;&quot;)">
            <text:p/>
          </table:table-cell>
          <table:table-cell table:style-name="ce11" table:formula="of:=IF(AND([.$I20]&lt;=[.AG$1];[.AG$1]&lt;=[.$J20]);1;&quot;&quot;)">
            <text:p/>
          </table:table-cell>
          <table:table-cell table:style-name="ce11" table:formula="of:=IF(AND([.$I20]&lt;=[.AH$1];[.AH$1]&lt;=[.$J20]);1;&quot;&quot;)">
            <text:p/>
          </table:table-cell>
          <table:table-cell table:style-name="ce11" table:formula="of:=IF(AND([.$I20]&lt;=[.AI$1];[.AI$1]&lt;=[.$J20]);1;&quot;&quot;)">
            <text:p/>
          </table:table-cell>
          <table:table-cell table:style-name="ce11" table:formula="of:=IF(AND([.$I20]&lt;=[.AJ$1];[.AJ$1]&lt;=[.$J20]);1;&quot;&quot;)">
            <text:p/>
          </table:table-cell>
          <table:table-cell table:style-name="ce11" table:formula="of:=IF(AND([.$I20]&lt;=[.AK$1];[.AK$1]&lt;=[.$J20]);1;&quot;&quot;)">
            <text:p/>
          </table:table-cell>
          <table:table-cell table:style-name="ce11" table:formula="of:=IF(AND([.$I20]&lt;=[.AL$1];[.AL$1]&lt;=[.$J20]);1;&quot;&quot;)">
            <text:p/>
          </table:table-cell>
          <table:table-cell table:style-name="ce11" table:formula="of:=IF(AND([.$I20]&lt;=[.AM$1];[.AM$1]&lt;=[.$J20]);1;&quot;&quot;)">
            <text:p/>
          </table:table-cell>
          <table:table-cell table:style-name="ce11" table:formula="of:=IF(AND([.$I20]&lt;=[.AN$1];[.AN$1]&lt;=[.$J20]);1;&quot;&quot;)">
            <text:p/>
          </table:table-cell>
          <table:table-cell table:style-name="ce11" table:formula="of:=IF(AND([.$I20]&lt;=[.AO$1];[.AO$1]&lt;=[.$J20]);1;&quot;&quot;)">
            <text:p/>
          </table:table-cell>
          <table:table-cell table:style-name="ce11" table:formula="of:=IF(AND([.$I20]&lt;=[.AP$1];[.AP$1]&lt;=[.$J20]);1;&quot;&quot;)">
            <text:p/>
          </table:table-cell>
          <table:table-cell table:style-name="ce11" table:formula="of:=IF(AND([.$I20]&lt;=[.AQ$1];[.AQ$1]&lt;=[.$J20]);1;&quot;&quot;)">
            <text:p/>
          </table:table-cell>
          <table:table-cell table:style-name="ce11" table:formula="of:=IF(AND([.$I20]&lt;=[.AR$1];[.AR$1]&lt;=[.$J20]);1;&quot;&quot;)">
            <text:p/>
          </table:table-cell>
          <table:table-cell table:style-name="ce11" table:formula="of:=IF(AND([.$I20]&lt;=[.AS$1];[.AS$1]&lt;=[.$J20]);1;&quot;&quot;)">
            <text:p/>
          </table:table-cell>
          <table:table-cell table:style-name="ce11" table:formula="of:=IF(AND([.$I20]&lt;=[.AT$1];[.AT$1]&lt;=[.$J20]);1;&quot;&quot;)">
            <text:p/>
          </table:table-cell>
          <table:table-cell table:style-name="ce11" table:formula="of:=IF(AND([.$I20]&lt;=[.AU$1];[.AU$1]&lt;=[.$J20]);1;&quot;&quot;)">
            <text:p/>
          </table:table-cell>
          <table:table-cell table:style-name="ce11" table:formula="of:=IF(AND([.$I20]&lt;=[.AV$1];[.AV$1]&lt;=[.$J20]);1;&quot;&quot;)">
            <text:p/>
          </table:table-cell>
          <table:table-cell table:style-name="ce11" table:formula="of:=IF(AND([.$I20]&lt;=[.AW$1];[.AW$1]&lt;=[.$J20]);1;&quot;&quot;)">
            <text:p/>
          </table:table-cell>
          <table:table-cell table:style-name="ce11" table:formula="of:=IF(AND([.$I20]&lt;=[.AX$1];[.AX$1]&lt;=[.$J20]);1;&quot;&quot;)">
            <text:p/>
          </table:table-cell>
          <table:table-cell table:style-name="ce11" table:formula="of:=IF(AND([.$I20]&lt;=[.AY$1];[.AY$1]&lt;=[.$J20]);1;&quot;&quot;)">
            <text:p/>
          </table:table-cell>
          <table:table-cell table:style-name="ce11" table:formula="of:=IF(AND([.$I20]&lt;=[.AZ$1];[.AZ$1]&lt;=[.$J20]);1;&quot;&quot;)">
            <text:p/>
          </table:table-cell>
          <table:table-cell table:style-name="ce11" table:formula="of:=IF(AND([.$I20]&lt;=[.BA$1];[.BA$1]&lt;=[.$J20]);1;&quot;&quot;)">
            <text:p/>
          </table:table-cell>
          <table:table-cell table:style-name="ce11" table:formula="of:=IF(AND([.$I20]&lt;=[.BB$1];[.BB$1]&lt;=[.$J20]);1;&quot;&quot;)">
            <text:p/>
          </table:table-cell>
          <table:table-cell table:style-name="ce11" table:formula="of:=IF(AND([.$I20]&lt;=[.BC$1];[.BC$1]&lt;=[.$J20]);1;&quot;&quot;)">
            <text:p/>
          </table:table-cell>
          <table:table-cell table:style-name="ce11" table:formula="of:=IF(AND([.$I20]&lt;=[.BD$1];[.BD$1]&lt;=[.$J20]);1;&quot;&quot;)">
            <text:p/>
          </table:table-cell>
          <table:table-cell table:style-name="ce11" table:formula="of:=IF(AND([.$I20]&lt;=[.BE$1];[.BE$1]&lt;=[.$J20]);1;&quot;&quot;)">
            <text:p/>
          </table:table-cell>
          <table:table-cell table:style-name="ce11" table:formula="of:=IF(AND([.$I20]&lt;=[.BF$1];[.BF$1]&lt;=[.$J20]);1;&quot;&quot;)">
            <text:p/>
          </table:table-cell>
          <table:table-cell table:style-name="ce11" table:formula="of:=IF(AND([.$I20]&lt;=[.BG$1];[.BG$1]&lt;=[.$J20]);1;&quot;&quot;)">
            <text:p/>
          </table:table-cell>
          <table:table-cell table:style-name="ce11" table:formula="of:=IF(AND([.$I20]&lt;=[.BH$1];[.BH$1]&lt;=[.$J20]);1;&quot;&quot;)">
            <text:p/>
          </table:table-cell>
          <table:table-cell table:style-name="ce11" table:formula="of:=IF(AND([.$I20]&lt;=[.BI$1];[.BI$1]&lt;=[.$J20]);1;&quot;&quot;)">
            <text:p/>
          </table:table-cell>
          <table:table-cell table:style-name="ce11" table:formula="of:=IF(AND([.$I20]&lt;=[.BJ$1];[.BJ$1]&lt;=[.$J20]);1;&quot;&quot;)">
            <text:p/>
          </table:table-cell>
          <table:table-cell table:style-name="ce11" table:formula="of:=IF(AND([.$I20]&lt;=[.BK$1];[.BK$1]&lt;=[.$J20]);1;&quot;&quot;)">
            <text:p/>
          </table:table-cell>
          <table:table-cell table:style-name="ce11" table:formula="of:=IF(AND([.$I20]&lt;=[.BL$1];[.BL$1]&lt;=[.$J20]);1;&quot;&quot;)">
            <text:p/>
          </table:table-cell>
          <table:table-cell table:style-name="ce11" table:formula="of:=IF(AND([.$I20]&lt;=[.BM$1];[.BM$1]&lt;=[.$J20]);1;&quot;&quot;)">
            <text:p/>
          </table:table-cell>
          <table:table-cell table:style-name="ce11" table:formula="of:=IF(AND([.$I20]&lt;=[.BN$1];[.BN$1]&lt;=[.$J20]);1;&quot;&quot;)">
            <text:p/>
          </table:table-cell>
          <table:table-cell table:style-name="ce11" table:formula="of:=IF(AND([.$I20]&lt;=[.BO$1];[.BO$1]&lt;=[.$J20]);1;&quot;&quot;)">
            <text:p/>
          </table:table-cell>
          <table:table-cell table:style-name="ce11" table:formula="of:=IF(AND([.$I20]&lt;=[.BP$1];[.BP$1]&lt;=[.$J20]);1;&quot;&quot;)">
            <text:p/>
          </table:table-cell>
          <table:table-cell table:style-name="ce11" table:formula="of:=IF(AND([.$I20]&lt;=[.BQ$1];[.BQ$1]&lt;=[.$J20]);1;&quot;&quot;)">
            <text:p/>
          </table:table-cell>
          <table:table-cell table:style-name="ce11" table:formula="of:=IF(AND([.$I20]&lt;=[.BR$1];[.BR$1]&lt;=[.$J20]);1;&quot;&quot;)">
            <text:p/>
          </table:table-cell>
          <table:table-cell table:style-name="ce11" table:formula="of:=IF(AND([.$I20]&lt;=[.BS$1];[.BS$1]&lt;=[.$J20]);1;&quot;&quot;)">
            <text:p/>
          </table:table-cell>
          <table:table-cell table:style-name="ce11" table:formula="of:=IF(AND([.$I20]&lt;=[.BT$1];[.BT$1]&lt;=[.$J20]);1;&quot;&quot;)">
            <text:p/>
          </table:table-cell>
          <table:table-cell table:style-name="ce11" table:formula="of:=IF(AND([.$I20]&lt;=[.BU$1];[.BU$1]&lt;=[.$J20]);1;&quot;&quot;)">
            <text:p/>
          </table:table-cell>
          <table:table-cell table:style-name="ce11" table:formula="of:=IF(AND([.$I20]&lt;=[.BV$1];[.BV$1]&lt;=[.$J20]);1;&quot;&quot;)">
            <text:p/>
          </table:table-cell>
          <table:table-cell table:style-name="ce11" table:formula="of:=IF(AND([.$I20]&lt;=[.BW$1];[.BW$1]&lt;=[.$J20]);1;&quot;&quot;)">
            <text:p/>
          </table:table-cell>
          <table:table-cell table:style-name="ce11" table:formula="of:=IF(AND([.$I20]&lt;=[.BX$1];[.BX$1]&lt;=[.$J20]);1;&quot;&quot;)">
            <text:p/>
          </table:table-cell>
          <table:table-cell table:style-name="ce11" table:formula="of:=IF(AND([.$I20]&lt;=[.BY$1];[.BY$1]&lt;=[.$J20]);1;&quot;&quot;)">
            <text:p/>
          </table:table-cell>
          <table:table-cell table:style-name="ce11" table:formula="of:=IF(AND([.$I20]&lt;=[.BZ$1];[.BZ$1]&lt;=[.$J20]);1;&quot;&quot;)">
            <text:p/>
          </table:table-cell>
          <table:table-cell table:style-name="ce11" table:formula="of:=IF(AND([.$I20]&lt;=[.CA$1];[.CA$1]&lt;=[.$J20]);1;&quot;&quot;)">
            <text:p/>
          </table:table-cell>
          <table:table-cell table:style-name="ce11" table:formula="of:=IF(AND([.$I20]&lt;=[.CB$1];[.CB$1]&lt;=[.$J20]);1;&quot;&quot;)">
            <text:p/>
          </table:table-cell>
          <table:table-cell table:style-name="ce11" table:formula="of:=IF(AND([.$I20]&lt;=[.CC$1];[.CC$1]&lt;=[.$J20]);1;&quot;&quot;)">
            <text:p/>
          </table:table-cell>
          <table:table-cell table:style-name="ce11" table:formula="of:=IF(AND([.$I20]&lt;=[.CD$1];[.CD$1]&lt;=[.$J20]);1;&quot;&quot;)">
            <text:p/>
          </table:table-cell>
          <table:table-cell table:style-name="ce11" table:formula="of:=IF(AND([.$I20]&lt;=[.CE$1];[.CE$1]&lt;=[.$J20]);1;&quot;&quot;)">
            <text:p/>
          </table:table-cell>
          <table:table-cell table:style-name="ce11" table:formula="of:=IF(AND([.$I20]&lt;=[.CF$1];[.CF$1]&lt;=[.$J20]);1;&quot;&quot;)">
            <text:p/>
          </table:table-cell>
          <table:table-cell table:style-name="ce11" table:formula="of:=IF(AND([.$I20]&lt;=[.CG$1];[.CG$1]&lt;=[.$J20]);1;&quot;&quot;)">
            <text:p/>
          </table:table-cell>
          <table:table-cell table:style-name="ce11" table:formula="of:=IF(AND([.$I20]&lt;=[.CH$1];[.CH$1]&lt;=[.$J20]);1;&quot;&quot;)">
            <text:p/>
          </table:table-cell>
          <table:table-cell table:style-name="ce11" table:formula="of:=IF(AND([.$I20]&lt;=[.CI$1];[.CI$1]&lt;=[.$J20]);1;&quot;&quot;)">
            <text:p/>
          </table:table-cell>
          <table:table-cell table:style-name="ce11" table:formula="of:=IF(AND([.$I20]&lt;=[.CJ$1];[.CJ$1]&lt;=[.$J20]);1;&quot;&quot;)">
            <text:p/>
          </table:table-cell>
          <table:table-cell table:style-name="ce11" table:formula="of:=IF(AND([.$I20]&lt;=[.CK$1];[.CK$1]&lt;=[.$J20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05" calcext:value-type="float">
            <text:p>105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21];[.$A:.$J];10;0)" office:value-type="float" office:value="6" calcext:value-type="float">
            <text:p>6</text:p>
          </table:table-cell>
          <table:table-cell table:style-name="ce8" table:formula="of:=VLOOKUP([.D21];[.$A:.$J];10;0)" office:value-type="float" office:value="7" calcext:value-type="float">
            <text:p>7</text:p>
          </table:table-cell>
          <table:table-cell table:style-name="ce8" table:formula="of:=VLOOKUP([.E21];[.$A:.$J];10;0)" office:value-type="float" office:value="0" calcext:value-type="float">
            <text:p>0</text:p>
          </table:table-cell>
          <table:table-cell table:style-name="ce9" table:formula="of:=[.J21]-[.B21]+1" office:value-type="float" office:value="8" calcext:value-type="float">
            <text:p>8</text:p>
          </table:table-cell>
          <table:table-cell table:style-name="ce10" table:formula="of:=[.B21]+MAX([.F21:.H21])" office:value-type="float" office:value="11" calcext:value-type="float">
            <text:p>11</text:p>
          </table:table-cell>
          <table:table-cell table:style-name="ce13" table:formula="of:=IF(AND([.$I21]&lt;=[.K$1];[.K$1]&lt;=[.$J21]);1;&quot;&quot;)">
            <text:p/>
          </table:table-cell>
          <table:table-cell table:style-name="ce11" table:formula="of:=IF(AND([.$I21]&lt;=[.L$1];[.L$1]&lt;=[.$J21]);1;&quot;&quot;)">
            <text:p/>
          </table:table-cell>
          <table:table-cell table:style-name="ce11" table:formula="of:=IF(AND([.$I21]&lt;=[.M$1];[.M$1]&lt;=[.$J21]);1;&quot;&quot;)">
            <text:p/>
          </table:table-cell>
          <table:table-cell table:style-name="ce11" table:formula="of:=IF(AND([.$I21]&lt;=[.N$1];[.N$1]&lt;=[.$J21]);1;&quot;&quot;)">
            <text:p/>
          </table:table-cell>
          <table:table-cell table:style-name="ce11" table:formula="of:=IF(AND([.$I21]&lt;=[.O$1];[.O$1]&lt;=[.$J21]);1;&quot;&quot;)">
            <text:p/>
          </table:table-cell>
          <table:table-cell table:style-name="ce11" table:formula="of:=IF(AND([.$I21]&lt;=[.P$1];[.P$1]&lt;=[.$J21]);1;&quot;&quot;)">
            <text:p/>
          </table:table-cell>
          <table:table-cell table:style-name="ce11" table:formula="of:=IF(AND([.$I21]&lt;=[.Q$1];[.Q$1]&lt;=[.$J21]);1;&quot;&quot;)">
            <text:p/>
          </table:table-cell>
          <table:table-cell table:style-name="ce11" table:formula="of:=IF(AND([.$I21]&lt;=[.R$1];[.R$1]&lt;=[.$J21]);1;&quot;&quot;)" office:value-type="float" office:value="1" calcext:value-type="float">
            <text:p>1</text:p>
          </table:table-cell>
          <table:table-cell table:style-name="ce11" table:formula="of:=IF(AND([.$I21]&lt;=[.S$1];[.S$1]&lt;=[.$J21]);1;&quot;&quot;)" office:value-type="float" office:value="1" calcext:value-type="float">
            <text:p>1</text:p>
          </table:table-cell>
          <table:table-cell table:style-name="ce11" table:formula="of:=IF(AND([.$I21]&lt;=[.T$1];[.T$1]&lt;=[.$J21]);1;&quot;&quot;)" office:value-type="float" office:value="1" calcext:value-type="float">
            <text:p>1</text:p>
          </table:table-cell>
          <table:table-cell table:style-name="ce11" table:formula="of:=IF(AND([.$I21]&lt;=[.U$1];[.U$1]&lt;=[.$J21]);1;&quot;&quot;)" office:value-type="float" office:value="1" calcext:value-type="float">
            <text:p>1</text:p>
          </table:table-cell>
          <table:table-cell table:style-name="ce12" table:formula="of:=IF(AND([.$I21]&lt;=[.V$1];[.V$1]&lt;=[.$J21]);1;&quot;&quot;)">
            <text:p/>
          </table:table-cell>
          <table:table-cell table:style-name="ce11" table:formula="of:=IF(AND([.$I21]&lt;=[.W$1];[.W$1]&lt;=[.$J21]);1;&quot;&quot;)">
            <text:p/>
          </table:table-cell>
          <table:table-cell table:style-name="ce11" table:formula="of:=IF(AND([.$I21]&lt;=[.X$1];[.X$1]&lt;=[.$J21]);1;&quot;&quot;)">
            <text:p/>
          </table:table-cell>
          <table:table-cell table:style-name="ce11" table:formula="of:=IF(AND([.$I21]&lt;=[.Y$1];[.Y$1]&lt;=[.$J21]);1;&quot;&quot;)">
            <text:p/>
          </table:table-cell>
          <table:table-cell table:style-name="ce11" table:formula="of:=IF(AND([.$I21]&lt;=[.Z$1];[.Z$1]&lt;=[.$J21]);1;&quot;&quot;)">
            <text:p/>
          </table:table-cell>
          <table:table-cell table:style-name="ce11" table:formula="of:=IF(AND([.$I21]&lt;=[.AA$1];[.AA$1]&lt;=[.$J21]);1;&quot;&quot;)">
            <text:p/>
          </table:table-cell>
          <table:table-cell table:style-name="ce11" table:formula="of:=IF(AND([.$I21]&lt;=[.AB$1];[.AB$1]&lt;=[.$J21]);1;&quot;&quot;)">
            <text:p/>
          </table:table-cell>
          <table:table-cell table:style-name="ce11" table:formula="of:=IF(AND([.$I21]&lt;=[.AC$1];[.AC$1]&lt;=[.$J21]);1;&quot;&quot;)">
            <text:p/>
          </table:table-cell>
          <table:table-cell table:style-name="ce11" table:formula="of:=IF(AND([.$I21]&lt;=[.AD$1];[.AD$1]&lt;=[.$J21]);1;&quot;&quot;)">
            <text:p/>
          </table:table-cell>
          <table:table-cell table:style-name="ce11" table:formula="of:=IF(AND([.$I21]&lt;=[.AE$1];[.AE$1]&lt;=[.$J21]);1;&quot;&quot;)">
            <text:p/>
          </table:table-cell>
          <table:table-cell table:style-name="ce11" table:formula="of:=IF(AND([.$I21]&lt;=[.AF$1];[.AF$1]&lt;=[.$J21]);1;&quot;&quot;)">
            <text:p/>
          </table:table-cell>
          <table:table-cell table:style-name="ce11" table:formula="of:=IF(AND([.$I21]&lt;=[.AG$1];[.AG$1]&lt;=[.$J21]);1;&quot;&quot;)">
            <text:p/>
          </table:table-cell>
          <table:table-cell table:style-name="ce11" table:formula="of:=IF(AND([.$I21]&lt;=[.AH$1];[.AH$1]&lt;=[.$J21]);1;&quot;&quot;)">
            <text:p/>
          </table:table-cell>
          <table:table-cell table:style-name="ce11" table:formula="of:=IF(AND([.$I21]&lt;=[.AI$1];[.AI$1]&lt;=[.$J21]);1;&quot;&quot;)">
            <text:p/>
          </table:table-cell>
          <table:table-cell table:style-name="ce11" table:formula="of:=IF(AND([.$I21]&lt;=[.AJ$1];[.AJ$1]&lt;=[.$J21]);1;&quot;&quot;)">
            <text:p/>
          </table:table-cell>
          <table:table-cell table:style-name="ce11" table:formula="of:=IF(AND([.$I21]&lt;=[.AK$1];[.AK$1]&lt;=[.$J21]);1;&quot;&quot;)">
            <text:p/>
          </table:table-cell>
          <table:table-cell table:style-name="ce11" table:formula="of:=IF(AND([.$I21]&lt;=[.AL$1];[.AL$1]&lt;=[.$J21]);1;&quot;&quot;)">
            <text:p/>
          </table:table-cell>
          <table:table-cell table:style-name="ce11" table:formula="of:=IF(AND([.$I21]&lt;=[.AM$1];[.AM$1]&lt;=[.$J21]);1;&quot;&quot;)">
            <text:p/>
          </table:table-cell>
          <table:table-cell table:style-name="ce11" table:formula="of:=IF(AND([.$I21]&lt;=[.AN$1];[.AN$1]&lt;=[.$J21]);1;&quot;&quot;)">
            <text:p/>
          </table:table-cell>
          <table:table-cell table:style-name="ce11" table:formula="of:=IF(AND([.$I21]&lt;=[.AO$1];[.AO$1]&lt;=[.$J21]);1;&quot;&quot;)">
            <text:p/>
          </table:table-cell>
          <table:table-cell table:style-name="ce11" table:formula="of:=IF(AND([.$I21]&lt;=[.AP$1];[.AP$1]&lt;=[.$J21]);1;&quot;&quot;)">
            <text:p/>
          </table:table-cell>
          <table:table-cell table:style-name="ce11" table:formula="of:=IF(AND([.$I21]&lt;=[.AQ$1];[.AQ$1]&lt;=[.$J21]);1;&quot;&quot;)">
            <text:p/>
          </table:table-cell>
          <table:table-cell table:style-name="ce11" table:formula="of:=IF(AND([.$I21]&lt;=[.AR$1];[.AR$1]&lt;=[.$J21]);1;&quot;&quot;)">
            <text:p/>
          </table:table-cell>
          <table:table-cell table:style-name="ce11" table:formula="of:=IF(AND([.$I21]&lt;=[.AS$1];[.AS$1]&lt;=[.$J21]);1;&quot;&quot;)">
            <text:p/>
          </table:table-cell>
          <table:table-cell table:style-name="ce11" table:formula="of:=IF(AND([.$I21]&lt;=[.AT$1];[.AT$1]&lt;=[.$J21]);1;&quot;&quot;)">
            <text:p/>
          </table:table-cell>
          <table:table-cell table:style-name="ce11" table:formula="of:=IF(AND([.$I21]&lt;=[.AU$1];[.AU$1]&lt;=[.$J21]);1;&quot;&quot;)">
            <text:p/>
          </table:table-cell>
          <table:table-cell table:style-name="ce11" table:formula="of:=IF(AND([.$I21]&lt;=[.AV$1];[.AV$1]&lt;=[.$J21]);1;&quot;&quot;)">
            <text:p/>
          </table:table-cell>
          <table:table-cell table:style-name="ce11" table:formula="of:=IF(AND([.$I21]&lt;=[.AW$1];[.AW$1]&lt;=[.$J21]);1;&quot;&quot;)">
            <text:p/>
          </table:table-cell>
          <table:table-cell table:style-name="ce11" table:formula="of:=IF(AND([.$I21]&lt;=[.AX$1];[.AX$1]&lt;=[.$J21]);1;&quot;&quot;)">
            <text:p/>
          </table:table-cell>
          <table:table-cell table:style-name="ce11" table:formula="of:=IF(AND([.$I21]&lt;=[.AY$1];[.AY$1]&lt;=[.$J21]);1;&quot;&quot;)">
            <text:p/>
          </table:table-cell>
          <table:table-cell table:style-name="ce11" table:formula="of:=IF(AND([.$I21]&lt;=[.AZ$1];[.AZ$1]&lt;=[.$J21]);1;&quot;&quot;)">
            <text:p/>
          </table:table-cell>
          <table:table-cell table:style-name="ce11" table:formula="of:=IF(AND([.$I21]&lt;=[.BA$1];[.BA$1]&lt;=[.$J21]);1;&quot;&quot;)">
            <text:p/>
          </table:table-cell>
          <table:table-cell table:style-name="ce11" table:formula="of:=IF(AND([.$I21]&lt;=[.BB$1];[.BB$1]&lt;=[.$J21]);1;&quot;&quot;)">
            <text:p/>
          </table:table-cell>
          <table:table-cell table:style-name="ce11" table:formula="of:=IF(AND([.$I21]&lt;=[.BC$1];[.BC$1]&lt;=[.$J21]);1;&quot;&quot;)">
            <text:p/>
          </table:table-cell>
          <table:table-cell table:style-name="ce11" table:formula="of:=IF(AND([.$I21]&lt;=[.BD$1];[.BD$1]&lt;=[.$J21]);1;&quot;&quot;)">
            <text:p/>
          </table:table-cell>
          <table:table-cell table:style-name="ce11" table:formula="of:=IF(AND([.$I21]&lt;=[.BE$1];[.BE$1]&lt;=[.$J21]);1;&quot;&quot;)">
            <text:p/>
          </table:table-cell>
          <table:table-cell table:style-name="ce11" table:formula="of:=IF(AND([.$I21]&lt;=[.BF$1];[.BF$1]&lt;=[.$J21]);1;&quot;&quot;)">
            <text:p/>
          </table:table-cell>
          <table:table-cell table:style-name="ce11" table:formula="of:=IF(AND([.$I21]&lt;=[.BG$1];[.BG$1]&lt;=[.$J21]);1;&quot;&quot;)">
            <text:p/>
          </table:table-cell>
          <table:table-cell table:style-name="ce11" table:formula="of:=IF(AND([.$I21]&lt;=[.BH$1];[.BH$1]&lt;=[.$J21]);1;&quot;&quot;)">
            <text:p/>
          </table:table-cell>
          <table:table-cell table:style-name="ce11" table:formula="of:=IF(AND([.$I21]&lt;=[.BI$1];[.BI$1]&lt;=[.$J21]);1;&quot;&quot;)">
            <text:p/>
          </table:table-cell>
          <table:table-cell table:style-name="ce11" table:formula="of:=IF(AND([.$I21]&lt;=[.BJ$1];[.BJ$1]&lt;=[.$J21]);1;&quot;&quot;)">
            <text:p/>
          </table:table-cell>
          <table:table-cell table:style-name="ce11" table:formula="of:=IF(AND([.$I21]&lt;=[.BK$1];[.BK$1]&lt;=[.$J21]);1;&quot;&quot;)">
            <text:p/>
          </table:table-cell>
          <table:table-cell table:style-name="ce11" table:formula="of:=IF(AND([.$I21]&lt;=[.BL$1];[.BL$1]&lt;=[.$J21]);1;&quot;&quot;)">
            <text:p/>
          </table:table-cell>
          <table:table-cell table:style-name="ce11" table:formula="of:=IF(AND([.$I21]&lt;=[.BM$1];[.BM$1]&lt;=[.$J21]);1;&quot;&quot;)">
            <text:p/>
          </table:table-cell>
          <table:table-cell table:style-name="ce11" table:formula="of:=IF(AND([.$I21]&lt;=[.BN$1];[.BN$1]&lt;=[.$J21]);1;&quot;&quot;)">
            <text:p/>
          </table:table-cell>
          <table:table-cell table:style-name="ce11" table:formula="of:=IF(AND([.$I21]&lt;=[.BO$1];[.BO$1]&lt;=[.$J21]);1;&quot;&quot;)">
            <text:p/>
          </table:table-cell>
          <table:table-cell table:style-name="ce11" table:formula="of:=IF(AND([.$I21]&lt;=[.BP$1];[.BP$1]&lt;=[.$J21]);1;&quot;&quot;)">
            <text:p/>
          </table:table-cell>
          <table:table-cell table:style-name="ce11" table:formula="of:=IF(AND([.$I21]&lt;=[.BQ$1];[.BQ$1]&lt;=[.$J21]);1;&quot;&quot;)">
            <text:p/>
          </table:table-cell>
          <table:table-cell table:style-name="ce11" table:formula="of:=IF(AND([.$I21]&lt;=[.BR$1];[.BR$1]&lt;=[.$J21]);1;&quot;&quot;)">
            <text:p/>
          </table:table-cell>
          <table:table-cell table:style-name="ce11" table:formula="of:=IF(AND([.$I21]&lt;=[.BS$1];[.BS$1]&lt;=[.$J21]);1;&quot;&quot;)">
            <text:p/>
          </table:table-cell>
          <table:table-cell table:style-name="ce11" table:formula="of:=IF(AND([.$I21]&lt;=[.BT$1];[.BT$1]&lt;=[.$J21]);1;&quot;&quot;)">
            <text:p/>
          </table:table-cell>
          <table:table-cell table:style-name="ce11" table:formula="of:=IF(AND([.$I21]&lt;=[.BU$1];[.BU$1]&lt;=[.$J21]);1;&quot;&quot;)">
            <text:p/>
          </table:table-cell>
          <table:table-cell table:style-name="ce11" table:formula="of:=IF(AND([.$I21]&lt;=[.BV$1];[.BV$1]&lt;=[.$J21]);1;&quot;&quot;)">
            <text:p/>
          </table:table-cell>
          <table:table-cell table:style-name="ce11" table:formula="of:=IF(AND([.$I21]&lt;=[.BW$1];[.BW$1]&lt;=[.$J21]);1;&quot;&quot;)">
            <text:p/>
          </table:table-cell>
          <table:table-cell table:style-name="ce11" table:formula="of:=IF(AND([.$I21]&lt;=[.BX$1];[.BX$1]&lt;=[.$J21]);1;&quot;&quot;)">
            <text:p/>
          </table:table-cell>
          <table:table-cell table:style-name="ce11" table:formula="of:=IF(AND([.$I21]&lt;=[.BY$1];[.BY$1]&lt;=[.$J21]);1;&quot;&quot;)">
            <text:p/>
          </table:table-cell>
          <table:table-cell table:style-name="ce11" table:formula="of:=IF(AND([.$I21]&lt;=[.BZ$1];[.BZ$1]&lt;=[.$J21]);1;&quot;&quot;)">
            <text:p/>
          </table:table-cell>
          <table:table-cell table:style-name="ce11" table:formula="of:=IF(AND([.$I21]&lt;=[.CA$1];[.CA$1]&lt;=[.$J21]);1;&quot;&quot;)">
            <text:p/>
          </table:table-cell>
          <table:table-cell table:style-name="ce11" table:formula="of:=IF(AND([.$I21]&lt;=[.CB$1];[.CB$1]&lt;=[.$J21]);1;&quot;&quot;)">
            <text:p/>
          </table:table-cell>
          <table:table-cell table:style-name="ce11" table:formula="of:=IF(AND([.$I21]&lt;=[.CC$1];[.CC$1]&lt;=[.$J21]);1;&quot;&quot;)">
            <text:p/>
          </table:table-cell>
          <table:table-cell table:style-name="ce11" table:formula="of:=IF(AND([.$I21]&lt;=[.CD$1];[.CD$1]&lt;=[.$J21]);1;&quot;&quot;)">
            <text:p/>
          </table:table-cell>
          <table:table-cell table:style-name="ce11" table:formula="of:=IF(AND([.$I21]&lt;=[.CE$1];[.CE$1]&lt;=[.$J21]);1;&quot;&quot;)">
            <text:p/>
          </table:table-cell>
          <table:table-cell table:style-name="ce11" table:formula="of:=IF(AND([.$I21]&lt;=[.CF$1];[.CF$1]&lt;=[.$J21]);1;&quot;&quot;)">
            <text:p/>
          </table:table-cell>
          <table:table-cell table:style-name="ce11" table:formula="of:=IF(AND([.$I21]&lt;=[.CG$1];[.CG$1]&lt;=[.$J21]);1;&quot;&quot;)">
            <text:p/>
          </table:table-cell>
          <table:table-cell table:style-name="ce11" table:formula="of:=IF(AND([.$I21]&lt;=[.CH$1];[.CH$1]&lt;=[.$J21]);1;&quot;&quot;)">
            <text:p/>
          </table:table-cell>
          <table:table-cell table:style-name="ce11" table:formula="of:=IF(AND([.$I21]&lt;=[.CI$1];[.CI$1]&lt;=[.$J21]);1;&quot;&quot;)">
            <text:p/>
          </table:table-cell>
          <table:table-cell table:style-name="ce11" table:formula="of:=IF(AND([.$I21]&lt;=[.CJ$1];[.CJ$1]&lt;=[.$J21]);1;&quot;&quot;)">
            <text:p/>
          </table:table-cell>
          <table:table-cell table:style-name="ce11" table:formula="of:=IF(AND([.$I21]&lt;=[.CK$1];[.CK$1]&lt;=[.$J21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8" calcext:value-type="float">
            <text:p>108</text:p>
          </table:table-cell>
          <table:table-cell table:style-name="ce8" table:formula="of:=VLOOKUP([.C22];[.$A:.$J];10;0)" office:value-type="float" office:value="7" calcext:value-type="float">
            <text:p>7</text:p>
          </table:table-cell>
          <table:table-cell table:style-name="ce8" table:formula="of:=VLOOKUP([.D22];[.$A:.$J];10;0)" office:value-type="float" office:value="3" calcext:value-type="float">
            <text:p>3</text:p>
          </table:table-cell>
          <table:table-cell table:style-name="ce8" table:formula="of:=VLOOKUP([.E22];[.$A:.$J];10;0)" office:value-type="float" office:value="12" calcext:value-type="float">
            <text:p>12</text:p>
          </table:table-cell>
          <table:table-cell table:style-name="ce9" table:formula="of:=[.J22]-[.B22]+1" office:value-type="float" office:value="13" calcext:value-type="float">
            <text:p>13</text:p>
          </table:table-cell>
          <table:table-cell table:style-name="ce10" table:formula="of:=[.B22]+MAX([.F22:.H22])" office:value-type="float" office:value="19" calcext:value-type="float">
            <text:p>19</text:p>
          </table:table-cell>
          <table:table-cell table:style-name="ce11" table:formula="of:=IF(AND([.$I22]&lt;=[.K$1];[.K$1]&lt;=[.$J22]);1;&quot;&quot;)">
            <text:p/>
          </table:table-cell>
          <table:table-cell table:style-name="ce11" table:formula="of:=IF(AND([.$I22]&lt;=[.L$1];[.L$1]&lt;=[.$J22]);1;&quot;&quot;)">
            <text:p/>
          </table:table-cell>
          <table:table-cell table:style-name="ce11" table:formula="of:=IF(AND([.$I22]&lt;=[.M$1];[.M$1]&lt;=[.$J22]);1;&quot;&quot;)">
            <text:p/>
          </table:table-cell>
          <table:table-cell table:style-name="ce11" table:formula="of:=IF(AND([.$I22]&lt;=[.N$1];[.N$1]&lt;=[.$J22]);1;&quot;&quot;)">
            <text:p/>
          </table:table-cell>
          <table:table-cell table:style-name="ce11" table:formula="of:=IF(AND([.$I22]&lt;=[.O$1];[.O$1]&lt;=[.$J22]);1;&quot;&quot;)">
            <text:p/>
          </table:table-cell>
          <table:table-cell table:style-name="ce11" table:formula="of:=IF(AND([.$I22]&lt;=[.P$1];[.P$1]&lt;=[.$J22]);1;&quot;&quot;)">
            <text:p/>
          </table:table-cell>
          <table:table-cell table:style-name="ce11" table:formula="of:=IF(AND([.$I22]&lt;=[.Q$1];[.Q$1]&lt;=[.$J22]);1;&quot;&quot;)">
            <text:p/>
          </table:table-cell>
          <table:table-cell table:style-name="ce11" table:formula="of:=IF(AND([.$I22]&lt;=[.R$1];[.R$1]&lt;=[.$J22]);1;&quot;&quot;)">
            <text:p/>
          </table:table-cell>
          <table:table-cell table:style-name="ce11" table:formula="of:=IF(AND([.$I22]&lt;=[.S$1];[.S$1]&lt;=[.$J22]);1;&quot;&quot;)">
            <text:p/>
          </table:table-cell>
          <table:table-cell table:style-name="ce11" table:formula="of:=IF(AND([.$I22]&lt;=[.T$1];[.T$1]&lt;=[.$J22]);1;&quot;&quot;)">
            <text:p/>
          </table:table-cell>
          <table:table-cell table:style-name="ce11" table:formula="of:=IF(AND([.$I22]&lt;=[.U$1];[.U$1]&lt;=[.$J22]);1;&quot;&quot;)">
            <text:p/>
          </table:table-cell>
          <table:table-cell table:style-name="ce12" table:formula="of:=IF(AND([.$I22]&lt;=[.V$1];[.V$1]&lt;=[.$J22]);1;&quot;&quot;)">
            <text:p/>
          </table:table-cell>
          <table:table-cell table:style-name="ce11" table:formula="of:=IF(AND([.$I22]&lt;=[.W$1];[.W$1]&lt;=[.$J22]);1;&quot;&quot;)" office:value-type="float" office:value="1" calcext:value-type="float">
            <text:p>1</text:p>
          </table:table-cell>
          <table:table-cell table:style-name="ce11" table:formula="of:=IF(AND([.$I22]&lt;=[.X$1];[.X$1]&lt;=[.$J22]);1;&quot;&quot;)" office:value-type="float" office:value="1" calcext:value-type="float">
            <text:p>1</text:p>
          </table:table-cell>
          <table:table-cell table:style-name="ce11" table:formula="of:=IF(AND([.$I22]&lt;=[.Y$1];[.Y$1]&lt;=[.$J22]);1;&quot;&quot;)" office:value-type="float" office:value="1" calcext:value-type="float">
            <text:p>1</text:p>
          </table:table-cell>
          <table:table-cell table:style-name="ce11" table:formula="of:=IF(AND([.$I22]&lt;=[.Z$1];[.Z$1]&lt;=[.$J22]);1;&quot;&quot;)" office:value-type="float" office:value="1" calcext:value-type="float">
            <text:p>1</text:p>
          </table:table-cell>
          <table:table-cell table:style-name="ce11" table:formula="of:=IF(AND([.$I22]&lt;=[.AA$1];[.AA$1]&lt;=[.$J22]);1;&quot;&quot;)" office:value-type="float" office:value="1" calcext:value-type="float">
            <text:p>1</text:p>
          </table:table-cell>
          <table:table-cell table:style-name="ce11" table:formula="of:=IF(AND([.$I22]&lt;=[.AB$1];[.AB$1]&lt;=[.$J22]);1;&quot;&quot;)" office:value-type="float" office:value="1" calcext:value-type="float">
            <text:p>1</text:p>
          </table:table-cell>
          <table:table-cell table:style-name="ce11" table:formula="of:=IF(AND([.$I22]&lt;=[.AC$1];[.AC$1]&lt;=[.$J22]);1;&quot;&quot;)" office:value-type="float" office:value="1" calcext:value-type="float">
            <text:p>1</text:p>
          </table:table-cell>
          <table:table-cell table:style-name="ce11" table:formula="of:=IF(AND([.$I22]&lt;=[.AD$1];[.AD$1]&lt;=[.$J22]);1;&quot;&quot;)">
            <text:p/>
          </table:table-cell>
          <table:table-cell table:style-name="ce11" table:formula="of:=IF(AND([.$I22]&lt;=[.AE$1];[.AE$1]&lt;=[.$J22]);1;&quot;&quot;)">
            <text:p/>
          </table:table-cell>
          <table:table-cell table:style-name="ce11" table:formula="of:=IF(AND([.$I22]&lt;=[.AF$1];[.AF$1]&lt;=[.$J22]);1;&quot;&quot;)">
            <text:p/>
          </table:table-cell>
          <table:table-cell table:style-name="ce11" table:formula="of:=IF(AND([.$I22]&lt;=[.AG$1];[.AG$1]&lt;=[.$J22]);1;&quot;&quot;)">
            <text:p/>
          </table:table-cell>
          <table:table-cell table:style-name="ce11" table:formula="of:=IF(AND([.$I22]&lt;=[.AH$1];[.AH$1]&lt;=[.$J22]);1;&quot;&quot;)">
            <text:p/>
          </table:table-cell>
          <table:table-cell table:style-name="ce11" table:formula="of:=IF(AND([.$I22]&lt;=[.AI$1];[.AI$1]&lt;=[.$J22]);1;&quot;&quot;)">
            <text:p/>
          </table:table-cell>
          <table:table-cell table:style-name="ce11" table:formula="of:=IF(AND([.$I22]&lt;=[.AJ$1];[.AJ$1]&lt;=[.$J22]);1;&quot;&quot;)">
            <text:p/>
          </table:table-cell>
          <table:table-cell table:style-name="ce11" table:formula="of:=IF(AND([.$I22]&lt;=[.AK$1];[.AK$1]&lt;=[.$J22]);1;&quot;&quot;)">
            <text:p/>
          </table:table-cell>
          <table:table-cell table:style-name="ce11" table:formula="of:=IF(AND([.$I22]&lt;=[.AL$1];[.AL$1]&lt;=[.$J22]);1;&quot;&quot;)">
            <text:p/>
          </table:table-cell>
          <table:table-cell table:style-name="ce11" table:formula="of:=IF(AND([.$I22]&lt;=[.AM$1];[.AM$1]&lt;=[.$J22]);1;&quot;&quot;)">
            <text:p/>
          </table:table-cell>
          <table:table-cell table:style-name="ce11" table:formula="of:=IF(AND([.$I22]&lt;=[.AN$1];[.AN$1]&lt;=[.$J22]);1;&quot;&quot;)">
            <text:p/>
          </table:table-cell>
          <table:table-cell table:style-name="ce11" table:formula="of:=IF(AND([.$I22]&lt;=[.AO$1];[.AO$1]&lt;=[.$J22]);1;&quot;&quot;)">
            <text:p/>
          </table:table-cell>
          <table:table-cell table:style-name="ce11" table:formula="of:=IF(AND([.$I22]&lt;=[.AP$1];[.AP$1]&lt;=[.$J22]);1;&quot;&quot;)">
            <text:p/>
          </table:table-cell>
          <table:table-cell table:style-name="ce11" table:formula="of:=IF(AND([.$I22]&lt;=[.AQ$1];[.AQ$1]&lt;=[.$J22]);1;&quot;&quot;)">
            <text:p/>
          </table:table-cell>
          <table:table-cell table:style-name="ce11" table:formula="of:=IF(AND([.$I22]&lt;=[.AR$1];[.AR$1]&lt;=[.$J22]);1;&quot;&quot;)">
            <text:p/>
          </table:table-cell>
          <table:table-cell table:style-name="ce11" table:formula="of:=IF(AND([.$I22]&lt;=[.AS$1];[.AS$1]&lt;=[.$J22]);1;&quot;&quot;)">
            <text:p/>
          </table:table-cell>
          <table:table-cell table:style-name="ce11" table:formula="of:=IF(AND([.$I22]&lt;=[.AT$1];[.AT$1]&lt;=[.$J22]);1;&quot;&quot;)">
            <text:p/>
          </table:table-cell>
          <table:table-cell table:style-name="ce11" table:formula="of:=IF(AND([.$I22]&lt;=[.AU$1];[.AU$1]&lt;=[.$J22]);1;&quot;&quot;)">
            <text:p/>
          </table:table-cell>
          <table:table-cell table:style-name="ce11" table:formula="of:=IF(AND([.$I22]&lt;=[.AV$1];[.AV$1]&lt;=[.$J22]);1;&quot;&quot;)">
            <text:p/>
          </table:table-cell>
          <table:table-cell table:style-name="ce11" table:formula="of:=IF(AND([.$I22]&lt;=[.AW$1];[.AW$1]&lt;=[.$J22]);1;&quot;&quot;)">
            <text:p/>
          </table:table-cell>
          <table:table-cell table:style-name="ce11" table:formula="of:=IF(AND([.$I22]&lt;=[.AX$1];[.AX$1]&lt;=[.$J22]);1;&quot;&quot;)">
            <text:p/>
          </table:table-cell>
          <table:table-cell table:style-name="ce11" table:formula="of:=IF(AND([.$I22]&lt;=[.AY$1];[.AY$1]&lt;=[.$J22]);1;&quot;&quot;)">
            <text:p/>
          </table:table-cell>
          <table:table-cell table:style-name="ce11" table:formula="of:=IF(AND([.$I22]&lt;=[.AZ$1];[.AZ$1]&lt;=[.$J22]);1;&quot;&quot;)">
            <text:p/>
          </table:table-cell>
          <table:table-cell table:style-name="ce11" table:formula="of:=IF(AND([.$I22]&lt;=[.BA$1];[.BA$1]&lt;=[.$J22]);1;&quot;&quot;)">
            <text:p/>
          </table:table-cell>
          <table:table-cell table:style-name="ce11" table:formula="of:=IF(AND([.$I22]&lt;=[.BB$1];[.BB$1]&lt;=[.$J22]);1;&quot;&quot;)">
            <text:p/>
          </table:table-cell>
          <table:table-cell table:style-name="ce11" table:formula="of:=IF(AND([.$I22]&lt;=[.BC$1];[.BC$1]&lt;=[.$J22]);1;&quot;&quot;)">
            <text:p/>
          </table:table-cell>
          <table:table-cell table:style-name="ce11" table:formula="of:=IF(AND([.$I22]&lt;=[.BD$1];[.BD$1]&lt;=[.$J22]);1;&quot;&quot;)">
            <text:p/>
          </table:table-cell>
          <table:table-cell table:style-name="ce11" table:formula="of:=IF(AND([.$I22]&lt;=[.BE$1];[.BE$1]&lt;=[.$J22]);1;&quot;&quot;)">
            <text:p/>
          </table:table-cell>
          <table:table-cell table:style-name="ce11" table:formula="of:=IF(AND([.$I22]&lt;=[.BF$1];[.BF$1]&lt;=[.$J22]);1;&quot;&quot;)">
            <text:p/>
          </table:table-cell>
          <table:table-cell table:style-name="ce11" table:formula="of:=IF(AND([.$I22]&lt;=[.BG$1];[.BG$1]&lt;=[.$J22]);1;&quot;&quot;)">
            <text:p/>
          </table:table-cell>
          <table:table-cell table:style-name="ce11" table:formula="of:=IF(AND([.$I22]&lt;=[.BH$1];[.BH$1]&lt;=[.$J22]);1;&quot;&quot;)">
            <text:p/>
          </table:table-cell>
          <table:table-cell table:style-name="ce11" table:formula="of:=IF(AND([.$I22]&lt;=[.BI$1];[.BI$1]&lt;=[.$J22]);1;&quot;&quot;)">
            <text:p/>
          </table:table-cell>
          <table:table-cell table:style-name="ce11" table:formula="of:=IF(AND([.$I22]&lt;=[.BJ$1];[.BJ$1]&lt;=[.$J22]);1;&quot;&quot;)">
            <text:p/>
          </table:table-cell>
          <table:table-cell table:style-name="ce11" table:formula="of:=IF(AND([.$I22]&lt;=[.BK$1];[.BK$1]&lt;=[.$J22]);1;&quot;&quot;)">
            <text:p/>
          </table:table-cell>
          <table:table-cell table:style-name="ce11" table:formula="of:=IF(AND([.$I22]&lt;=[.BL$1];[.BL$1]&lt;=[.$J22]);1;&quot;&quot;)">
            <text:p/>
          </table:table-cell>
          <table:table-cell table:style-name="ce11" table:formula="of:=IF(AND([.$I22]&lt;=[.BM$1];[.BM$1]&lt;=[.$J22]);1;&quot;&quot;)">
            <text:p/>
          </table:table-cell>
          <table:table-cell table:style-name="ce11" table:formula="of:=IF(AND([.$I22]&lt;=[.BN$1];[.BN$1]&lt;=[.$J22]);1;&quot;&quot;)">
            <text:p/>
          </table:table-cell>
          <table:table-cell table:style-name="ce11" table:formula="of:=IF(AND([.$I22]&lt;=[.BO$1];[.BO$1]&lt;=[.$J22]);1;&quot;&quot;)">
            <text:p/>
          </table:table-cell>
          <table:table-cell table:style-name="ce11" table:formula="of:=IF(AND([.$I22]&lt;=[.BP$1];[.BP$1]&lt;=[.$J22]);1;&quot;&quot;)">
            <text:p/>
          </table:table-cell>
          <table:table-cell table:style-name="ce11" table:formula="of:=IF(AND([.$I22]&lt;=[.BQ$1];[.BQ$1]&lt;=[.$J22]);1;&quot;&quot;)">
            <text:p/>
          </table:table-cell>
          <table:table-cell table:style-name="ce11" table:formula="of:=IF(AND([.$I22]&lt;=[.BR$1];[.BR$1]&lt;=[.$J22]);1;&quot;&quot;)">
            <text:p/>
          </table:table-cell>
          <table:table-cell table:style-name="ce11" table:formula="of:=IF(AND([.$I22]&lt;=[.BS$1];[.BS$1]&lt;=[.$J22]);1;&quot;&quot;)">
            <text:p/>
          </table:table-cell>
          <table:table-cell table:style-name="ce11" table:formula="of:=IF(AND([.$I22]&lt;=[.BT$1];[.BT$1]&lt;=[.$J22]);1;&quot;&quot;)">
            <text:p/>
          </table:table-cell>
          <table:table-cell table:style-name="ce11" table:formula="of:=IF(AND([.$I22]&lt;=[.BU$1];[.BU$1]&lt;=[.$J22]);1;&quot;&quot;)">
            <text:p/>
          </table:table-cell>
          <table:table-cell table:style-name="ce11" table:formula="of:=IF(AND([.$I22]&lt;=[.BV$1];[.BV$1]&lt;=[.$J22]);1;&quot;&quot;)">
            <text:p/>
          </table:table-cell>
          <table:table-cell table:style-name="ce11" table:formula="of:=IF(AND([.$I22]&lt;=[.BW$1];[.BW$1]&lt;=[.$J22]);1;&quot;&quot;)">
            <text:p/>
          </table:table-cell>
          <table:table-cell table:style-name="ce11" table:formula="of:=IF(AND([.$I22]&lt;=[.BX$1];[.BX$1]&lt;=[.$J22]);1;&quot;&quot;)">
            <text:p/>
          </table:table-cell>
          <table:table-cell table:style-name="ce11" table:formula="of:=IF(AND([.$I22]&lt;=[.BY$1];[.BY$1]&lt;=[.$J22]);1;&quot;&quot;)">
            <text:p/>
          </table:table-cell>
          <table:table-cell table:style-name="ce11" table:formula="of:=IF(AND([.$I22]&lt;=[.BZ$1];[.BZ$1]&lt;=[.$J22]);1;&quot;&quot;)">
            <text:p/>
          </table:table-cell>
          <table:table-cell table:style-name="ce11" table:formula="of:=IF(AND([.$I22]&lt;=[.CA$1];[.CA$1]&lt;=[.$J22]);1;&quot;&quot;)">
            <text:p/>
          </table:table-cell>
          <table:table-cell table:style-name="ce11" table:formula="of:=IF(AND([.$I22]&lt;=[.CB$1];[.CB$1]&lt;=[.$J22]);1;&quot;&quot;)">
            <text:p/>
          </table:table-cell>
          <table:table-cell table:style-name="ce11" table:formula="of:=IF(AND([.$I22]&lt;=[.CC$1];[.CC$1]&lt;=[.$J22]);1;&quot;&quot;)">
            <text:p/>
          </table:table-cell>
          <table:table-cell table:style-name="ce11" table:formula="of:=IF(AND([.$I22]&lt;=[.CD$1];[.CD$1]&lt;=[.$J22]);1;&quot;&quot;)">
            <text:p/>
          </table:table-cell>
          <table:table-cell table:style-name="ce11" table:formula="of:=IF(AND([.$I22]&lt;=[.CE$1];[.CE$1]&lt;=[.$J22]);1;&quot;&quot;)">
            <text:p/>
          </table:table-cell>
          <table:table-cell table:style-name="ce11" table:formula="of:=IF(AND([.$I22]&lt;=[.CF$1];[.CF$1]&lt;=[.$J22]);1;&quot;&quot;)">
            <text:p/>
          </table:table-cell>
          <table:table-cell table:style-name="ce11" table:formula="of:=IF(AND([.$I22]&lt;=[.CG$1];[.CG$1]&lt;=[.$J22]);1;&quot;&quot;)">
            <text:p/>
          </table:table-cell>
          <table:table-cell table:style-name="ce11" table:formula="of:=IF(AND([.$I22]&lt;=[.CH$1];[.CH$1]&lt;=[.$J22]);1;&quot;&quot;)">
            <text:p/>
          </table:table-cell>
          <table:table-cell table:style-name="ce11" table:formula="of:=IF(AND([.$I22]&lt;=[.CI$1];[.CI$1]&lt;=[.$J22]);1;&quot;&quot;)">
            <text:p/>
          </table:table-cell>
          <table:table-cell table:style-name="ce11" table:formula="of:=IF(AND([.$I22]&lt;=[.CJ$1];[.CJ$1]&lt;=[.$J22]);1;&quot;&quot;)">
            <text:p/>
          </table:table-cell>
          <table:table-cell table:style-name="ce11" table:formula="of:=IF(AND([.$I22]&lt;=[.CK$1];[.CK$1]&lt;=[.$J22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22" calcext:value-type="float">
            <text:p>12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23];[.$A:.$J];10;0)" office:value-type="float" office:value="14" calcext:value-type="float">
            <text:p>14</text:p>
          </table:table-cell>
          <table:table-cell table:style-name="ce8" table:formula="of:=VLOOKUP([.D23];[.$A:.$J];10;0)" office:value-type="float" office:value="5" calcext:value-type="float">
            <text:p>5</text:p>
          </table:table-cell>
          <table:table-cell table:style-name="ce8" table:formula="of:=VLOOKUP([.E23];[.$A:.$J];10;0)" office:value-type="float" office:value="0" calcext:value-type="float">
            <text:p>0</text:p>
          </table:table-cell>
          <table:table-cell table:style-name="ce9" table:formula="of:=[.J23]-[.B23]+1" office:value-type="float" office:value="15" calcext:value-type="float">
            <text:p>15</text:p>
          </table:table-cell>
          <table:table-cell table:style-name="ce10" table:formula="of:=[.B23]+MAX([.F23:.H23])" office:value-type="float" office:value="21" calcext:value-type="float">
            <text:p>21</text:p>
          </table:table-cell>
          <table:table-cell table:style-name="ce11" table:formula="of:=IF(AND([.$I23]&lt;=[.K$1];[.K$1]&lt;=[.$J23]);1;&quot;&quot;)">
            <text:p/>
          </table:table-cell>
          <table:table-cell table:style-name="ce11" table:formula="of:=IF(AND([.$I23]&lt;=[.L$1];[.L$1]&lt;=[.$J23]);1;&quot;&quot;)">
            <text:p/>
          </table:table-cell>
          <table:table-cell table:style-name="ce11" table:formula="of:=IF(AND([.$I23]&lt;=[.M$1];[.M$1]&lt;=[.$J23]);1;&quot;&quot;)">
            <text:p/>
          </table:table-cell>
          <table:table-cell table:style-name="ce11" table:formula="of:=IF(AND([.$I23]&lt;=[.N$1];[.N$1]&lt;=[.$J23]);1;&quot;&quot;)">
            <text:p/>
          </table:table-cell>
          <table:table-cell table:style-name="ce11" table:formula="of:=IF(AND([.$I23]&lt;=[.O$1];[.O$1]&lt;=[.$J23]);1;&quot;&quot;)">
            <text:p/>
          </table:table-cell>
          <table:table-cell table:style-name="ce11" table:formula="of:=IF(AND([.$I23]&lt;=[.P$1];[.P$1]&lt;=[.$J23]);1;&quot;&quot;)">
            <text:p/>
          </table:table-cell>
          <table:table-cell table:style-name="ce11" table:formula="of:=IF(AND([.$I23]&lt;=[.Q$1];[.Q$1]&lt;=[.$J23]);1;&quot;&quot;)">
            <text:p/>
          </table:table-cell>
          <table:table-cell table:style-name="ce11" table:formula="of:=IF(AND([.$I23]&lt;=[.R$1];[.R$1]&lt;=[.$J23]);1;&quot;&quot;)">
            <text:p/>
          </table:table-cell>
          <table:table-cell table:style-name="ce11" table:formula="of:=IF(AND([.$I23]&lt;=[.S$1];[.S$1]&lt;=[.$J23]);1;&quot;&quot;)">
            <text:p/>
          </table:table-cell>
          <table:table-cell table:style-name="ce11" table:formula="of:=IF(AND([.$I23]&lt;=[.T$1];[.T$1]&lt;=[.$J23]);1;&quot;&quot;)">
            <text:p/>
          </table:table-cell>
          <table:table-cell table:style-name="ce11" table:formula="of:=IF(AND([.$I23]&lt;=[.U$1];[.U$1]&lt;=[.$J23]);1;&quot;&quot;)">
            <text:p/>
          </table:table-cell>
          <table:table-cell table:style-name="ce12" table:formula="of:=IF(AND([.$I23]&lt;=[.V$1];[.V$1]&lt;=[.$J23]);1;&quot;&quot;)">
            <text:p/>
          </table:table-cell>
          <table:table-cell table:style-name="ce11" table:formula="of:=IF(AND([.$I23]&lt;=[.W$1];[.W$1]&lt;=[.$J23]);1;&quot;&quot;)">
            <text:p/>
          </table:table-cell>
          <table:table-cell table:style-name="ce11" table:formula="of:=IF(AND([.$I23]&lt;=[.X$1];[.X$1]&lt;=[.$J23]);1;&quot;&quot;)">
            <text:p/>
          </table:table-cell>
          <table:table-cell table:style-name="ce11" table:formula="of:=IF(AND([.$I23]&lt;=[.Y$1];[.Y$1]&lt;=[.$J23]);1;&quot;&quot;)" office:value-type="float" office:value="1" calcext:value-type="float">
            <text:p>1</text:p>
          </table:table-cell>
          <table:table-cell table:style-name="ce11" table:formula="of:=IF(AND([.$I23]&lt;=[.Z$1];[.Z$1]&lt;=[.$J23]);1;&quot;&quot;)" office:value-type="float" office:value="1" calcext:value-type="float">
            <text:p>1</text:p>
          </table:table-cell>
          <table:table-cell table:style-name="ce11" table:formula="of:=IF(AND([.$I23]&lt;=[.AA$1];[.AA$1]&lt;=[.$J23]);1;&quot;&quot;)" office:value-type="float" office:value="1" calcext:value-type="float">
            <text:p>1</text:p>
          </table:table-cell>
          <table:table-cell table:style-name="ce11" table:formula="of:=IF(AND([.$I23]&lt;=[.AB$1];[.AB$1]&lt;=[.$J23]);1;&quot;&quot;)" office:value-type="float" office:value="1" calcext:value-type="float">
            <text:p>1</text:p>
          </table:table-cell>
          <table:table-cell table:style-name="ce11" table:formula="of:=IF(AND([.$I23]&lt;=[.AC$1];[.AC$1]&lt;=[.$J23]);1;&quot;&quot;)" office:value-type="float" office:value="1" calcext:value-type="float">
            <text:p>1</text:p>
          </table:table-cell>
          <table:table-cell table:style-name="ce11" table:formula="of:=IF(AND([.$I23]&lt;=[.AD$1];[.AD$1]&lt;=[.$J23]);1;&quot;&quot;)" office:value-type="float" office:value="1" calcext:value-type="float">
            <text:p>1</text:p>
          </table:table-cell>
          <table:table-cell table:style-name="ce11" table:formula="of:=IF(AND([.$I23]&lt;=[.AE$1];[.AE$1]&lt;=[.$J23]);1;&quot;&quot;)" office:value-type="float" office:value="1" calcext:value-type="float">
            <text:p>1</text:p>
          </table:table-cell>
          <table:table-cell table:style-name="ce11" table:formula="of:=IF(AND([.$I23]&lt;=[.AF$1];[.AF$1]&lt;=[.$J23]);1;&quot;&quot;)">
            <text:p/>
          </table:table-cell>
          <table:table-cell table:style-name="ce11" table:formula="of:=IF(AND([.$I23]&lt;=[.AG$1];[.AG$1]&lt;=[.$J23]);1;&quot;&quot;)">
            <text:p/>
          </table:table-cell>
          <table:table-cell table:style-name="ce11" table:formula="of:=IF(AND([.$I23]&lt;=[.AH$1];[.AH$1]&lt;=[.$J23]);1;&quot;&quot;)">
            <text:p/>
          </table:table-cell>
          <table:table-cell table:style-name="ce11" table:formula="of:=IF(AND([.$I23]&lt;=[.AI$1];[.AI$1]&lt;=[.$J23]);1;&quot;&quot;)">
            <text:p/>
          </table:table-cell>
          <table:table-cell table:style-name="ce11" table:formula="of:=IF(AND([.$I23]&lt;=[.AJ$1];[.AJ$1]&lt;=[.$J23]);1;&quot;&quot;)">
            <text:p/>
          </table:table-cell>
          <table:table-cell table:style-name="ce11" table:formula="of:=IF(AND([.$I23]&lt;=[.AK$1];[.AK$1]&lt;=[.$J23]);1;&quot;&quot;)">
            <text:p/>
          </table:table-cell>
          <table:table-cell table:style-name="ce11" table:formula="of:=IF(AND([.$I23]&lt;=[.AL$1];[.AL$1]&lt;=[.$J23]);1;&quot;&quot;)">
            <text:p/>
          </table:table-cell>
          <table:table-cell table:style-name="ce11" table:formula="of:=IF(AND([.$I23]&lt;=[.AM$1];[.AM$1]&lt;=[.$J23]);1;&quot;&quot;)">
            <text:p/>
          </table:table-cell>
          <table:table-cell table:style-name="ce11" table:formula="of:=IF(AND([.$I23]&lt;=[.AN$1];[.AN$1]&lt;=[.$J23]);1;&quot;&quot;)">
            <text:p/>
          </table:table-cell>
          <table:table-cell table:style-name="ce11" table:formula="of:=IF(AND([.$I23]&lt;=[.AO$1];[.AO$1]&lt;=[.$J23]);1;&quot;&quot;)">
            <text:p/>
          </table:table-cell>
          <table:table-cell table:style-name="ce11" table:formula="of:=IF(AND([.$I23]&lt;=[.AP$1];[.AP$1]&lt;=[.$J23]);1;&quot;&quot;)">
            <text:p/>
          </table:table-cell>
          <table:table-cell table:style-name="ce11" table:formula="of:=IF(AND([.$I23]&lt;=[.AQ$1];[.AQ$1]&lt;=[.$J23]);1;&quot;&quot;)">
            <text:p/>
          </table:table-cell>
          <table:table-cell table:style-name="ce11" table:formula="of:=IF(AND([.$I23]&lt;=[.AR$1];[.AR$1]&lt;=[.$J23]);1;&quot;&quot;)">
            <text:p/>
          </table:table-cell>
          <table:table-cell table:style-name="ce11" table:formula="of:=IF(AND([.$I23]&lt;=[.AS$1];[.AS$1]&lt;=[.$J23]);1;&quot;&quot;)">
            <text:p/>
          </table:table-cell>
          <table:table-cell table:style-name="ce11" table:formula="of:=IF(AND([.$I23]&lt;=[.AT$1];[.AT$1]&lt;=[.$J23]);1;&quot;&quot;)">
            <text:p/>
          </table:table-cell>
          <table:table-cell table:style-name="ce11" table:formula="of:=IF(AND([.$I23]&lt;=[.AU$1];[.AU$1]&lt;=[.$J23]);1;&quot;&quot;)">
            <text:p/>
          </table:table-cell>
          <table:table-cell table:style-name="ce11" table:formula="of:=IF(AND([.$I23]&lt;=[.AV$1];[.AV$1]&lt;=[.$J23]);1;&quot;&quot;)">
            <text:p/>
          </table:table-cell>
          <table:table-cell table:style-name="ce11" table:formula="of:=IF(AND([.$I23]&lt;=[.AW$1];[.AW$1]&lt;=[.$J23]);1;&quot;&quot;)">
            <text:p/>
          </table:table-cell>
          <table:table-cell table:style-name="ce11" table:formula="of:=IF(AND([.$I23]&lt;=[.AX$1];[.AX$1]&lt;=[.$J23]);1;&quot;&quot;)">
            <text:p/>
          </table:table-cell>
          <table:table-cell table:style-name="ce11" table:formula="of:=IF(AND([.$I23]&lt;=[.AY$1];[.AY$1]&lt;=[.$J23]);1;&quot;&quot;)">
            <text:p/>
          </table:table-cell>
          <table:table-cell table:style-name="ce11" table:formula="of:=IF(AND([.$I23]&lt;=[.AZ$1];[.AZ$1]&lt;=[.$J23]);1;&quot;&quot;)">
            <text:p/>
          </table:table-cell>
          <table:table-cell table:style-name="ce11" table:formula="of:=IF(AND([.$I23]&lt;=[.BA$1];[.BA$1]&lt;=[.$J23]);1;&quot;&quot;)">
            <text:p/>
          </table:table-cell>
          <table:table-cell table:style-name="ce11" table:formula="of:=IF(AND([.$I23]&lt;=[.BB$1];[.BB$1]&lt;=[.$J23]);1;&quot;&quot;)">
            <text:p/>
          </table:table-cell>
          <table:table-cell table:style-name="ce11" table:formula="of:=IF(AND([.$I23]&lt;=[.BC$1];[.BC$1]&lt;=[.$J23]);1;&quot;&quot;)">
            <text:p/>
          </table:table-cell>
          <table:table-cell table:style-name="ce11" table:formula="of:=IF(AND([.$I23]&lt;=[.BD$1];[.BD$1]&lt;=[.$J23]);1;&quot;&quot;)">
            <text:p/>
          </table:table-cell>
          <table:table-cell table:style-name="ce11" table:formula="of:=IF(AND([.$I23]&lt;=[.BE$1];[.BE$1]&lt;=[.$J23]);1;&quot;&quot;)">
            <text:p/>
          </table:table-cell>
          <table:table-cell table:style-name="ce11" table:formula="of:=IF(AND([.$I23]&lt;=[.BF$1];[.BF$1]&lt;=[.$J23]);1;&quot;&quot;)">
            <text:p/>
          </table:table-cell>
          <table:table-cell table:style-name="ce11" table:formula="of:=IF(AND([.$I23]&lt;=[.BG$1];[.BG$1]&lt;=[.$J23]);1;&quot;&quot;)">
            <text:p/>
          </table:table-cell>
          <table:table-cell table:style-name="ce11" table:formula="of:=IF(AND([.$I23]&lt;=[.BH$1];[.BH$1]&lt;=[.$J23]);1;&quot;&quot;)">
            <text:p/>
          </table:table-cell>
          <table:table-cell table:style-name="ce11" table:formula="of:=IF(AND([.$I23]&lt;=[.BI$1];[.BI$1]&lt;=[.$J23]);1;&quot;&quot;)">
            <text:p/>
          </table:table-cell>
          <table:table-cell table:style-name="ce11" table:formula="of:=IF(AND([.$I23]&lt;=[.BJ$1];[.BJ$1]&lt;=[.$J23]);1;&quot;&quot;)">
            <text:p/>
          </table:table-cell>
          <table:table-cell table:style-name="ce11" table:formula="of:=IF(AND([.$I23]&lt;=[.BK$1];[.BK$1]&lt;=[.$J23]);1;&quot;&quot;)">
            <text:p/>
          </table:table-cell>
          <table:table-cell table:style-name="ce11" table:formula="of:=IF(AND([.$I23]&lt;=[.BL$1];[.BL$1]&lt;=[.$J23]);1;&quot;&quot;)">
            <text:p/>
          </table:table-cell>
          <table:table-cell table:style-name="ce11" table:formula="of:=IF(AND([.$I23]&lt;=[.BM$1];[.BM$1]&lt;=[.$J23]);1;&quot;&quot;)">
            <text:p/>
          </table:table-cell>
          <table:table-cell table:style-name="ce11" table:formula="of:=IF(AND([.$I23]&lt;=[.BN$1];[.BN$1]&lt;=[.$J23]);1;&quot;&quot;)">
            <text:p/>
          </table:table-cell>
          <table:table-cell table:style-name="ce11" table:formula="of:=IF(AND([.$I23]&lt;=[.BO$1];[.BO$1]&lt;=[.$J23]);1;&quot;&quot;)">
            <text:p/>
          </table:table-cell>
          <table:table-cell table:style-name="ce11" table:formula="of:=IF(AND([.$I23]&lt;=[.BP$1];[.BP$1]&lt;=[.$J23]);1;&quot;&quot;)">
            <text:p/>
          </table:table-cell>
          <table:table-cell table:style-name="ce11" table:formula="of:=IF(AND([.$I23]&lt;=[.BQ$1];[.BQ$1]&lt;=[.$J23]);1;&quot;&quot;)">
            <text:p/>
          </table:table-cell>
          <table:table-cell table:style-name="ce11" table:formula="of:=IF(AND([.$I23]&lt;=[.BR$1];[.BR$1]&lt;=[.$J23]);1;&quot;&quot;)">
            <text:p/>
          </table:table-cell>
          <table:table-cell table:style-name="ce11" table:formula="of:=IF(AND([.$I23]&lt;=[.BS$1];[.BS$1]&lt;=[.$J23]);1;&quot;&quot;)">
            <text:p/>
          </table:table-cell>
          <table:table-cell table:style-name="ce11" table:formula="of:=IF(AND([.$I23]&lt;=[.BT$1];[.BT$1]&lt;=[.$J23]);1;&quot;&quot;)">
            <text:p/>
          </table:table-cell>
          <table:table-cell table:style-name="ce11" table:formula="of:=IF(AND([.$I23]&lt;=[.BU$1];[.BU$1]&lt;=[.$J23]);1;&quot;&quot;)">
            <text:p/>
          </table:table-cell>
          <table:table-cell table:style-name="ce11" table:formula="of:=IF(AND([.$I23]&lt;=[.BV$1];[.BV$1]&lt;=[.$J23]);1;&quot;&quot;)">
            <text:p/>
          </table:table-cell>
          <table:table-cell table:style-name="ce11" table:formula="of:=IF(AND([.$I23]&lt;=[.BW$1];[.BW$1]&lt;=[.$J23]);1;&quot;&quot;)">
            <text:p/>
          </table:table-cell>
          <table:table-cell table:style-name="ce11" table:formula="of:=IF(AND([.$I23]&lt;=[.BX$1];[.BX$1]&lt;=[.$J23]);1;&quot;&quot;)">
            <text:p/>
          </table:table-cell>
          <table:table-cell table:style-name="ce11" table:formula="of:=IF(AND([.$I23]&lt;=[.BY$1];[.BY$1]&lt;=[.$J23]);1;&quot;&quot;)">
            <text:p/>
          </table:table-cell>
          <table:table-cell table:style-name="ce11" table:formula="of:=IF(AND([.$I23]&lt;=[.BZ$1];[.BZ$1]&lt;=[.$J23]);1;&quot;&quot;)">
            <text:p/>
          </table:table-cell>
          <table:table-cell table:style-name="ce11" table:formula="of:=IF(AND([.$I23]&lt;=[.CA$1];[.CA$1]&lt;=[.$J23]);1;&quot;&quot;)">
            <text:p/>
          </table:table-cell>
          <table:table-cell table:style-name="ce11" table:formula="of:=IF(AND([.$I23]&lt;=[.CB$1];[.CB$1]&lt;=[.$J23]);1;&quot;&quot;)">
            <text:p/>
          </table:table-cell>
          <table:table-cell table:style-name="ce11" table:formula="of:=IF(AND([.$I23]&lt;=[.CC$1];[.CC$1]&lt;=[.$J23]);1;&quot;&quot;)">
            <text:p/>
          </table:table-cell>
          <table:table-cell table:style-name="ce11" table:formula="of:=IF(AND([.$I23]&lt;=[.CD$1];[.CD$1]&lt;=[.$J23]);1;&quot;&quot;)">
            <text:p/>
          </table:table-cell>
          <table:table-cell table:style-name="ce11" table:formula="of:=IF(AND([.$I23]&lt;=[.CE$1];[.CE$1]&lt;=[.$J23]);1;&quot;&quot;)">
            <text:p/>
          </table:table-cell>
          <table:table-cell table:style-name="ce11" table:formula="of:=IF(AND([.$I23]&lt;=[.CF$1];[.CF$1]&lt;=[.$J23]);1;&quot;&quot;)">
            <text:p/>
          </table:table-cell>
          <table:table-cell table:style-name="ce11" table:formula="of:=IF(AND([.$I23]&lt;=[.CG$1];[.CG$1]&lt;=[.$J23]);1;&quot;&quot;)">
            <text:p/>
          </table:table-cell>
          <table:table-cell table:style-name="ce11" table:formula="of:=IF(AND([.$I23]&lt;=[.CH$1];[.CH$1]&lt;=[.$J23]);1;&quot;&quot;)">
            <text:p/>
          </table:table-cell>
          <table:table-cell table:style-name="ce11" table:formula="of:=IF(AND([.$I23]&lt;=[.CI$1];[.CI$1]&lt;=[.$J23]);1;&quot;&quot;)">
            <text:p/>
          </table:table-cell>
          <table:table-cell table:style-name="ce11" table:formula="of:=IF(AND([.$I23]&lt;=[.CJ$1];[.CJ$1]&lt;=[.$J23]);1;&quot;&quot;)">
            <text:p/>
          </table:table-cell>
          <table:table-cell table:style-name="ce11" table:formula="of:=IF(AND([.$I23]&lt;=[.CK$1];[.CK$1]&lt;=[.$J23]);1;&quot;&quot;)">
            <text:p/>
          </table:table-cell>
          <table:table-cell table:number-columns-repeated="16295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0</text:p>
          </table:table-cell>
          <table:table-cell table:style-name="ce8" table:formula="of:=VLOOKUP([.C24];[.$A:.$J];10;0)" office:value-type="float" office:value="7" calcext:value-type="float">
            <text:p>7</text:p>
          </table:table-cell>
          <table:table-cell table:style-name="ce8" table:formula="of:=VLOOKUP([.D24];[.$A:.$J];10;0)" office:value-type="float" office:value="16" calcext:value-type="float">
            <text:p>16</text:p>
          </table:table-cell>
          <table:table-cell table:style-name="ce8" table:formula="of:=VLOOKUP([.E24];[.$A:.$J];10;0)" office:value-type="float" office:value="0" calcext:value-type="float">
            <text:p>0</text:p>
          </table:table-cell>
          <table:table-cell table:style-name="ce9" table:formula="of:=[.J24]-[.B24]+1" office:value-type="float" office:value="17" calcext:value-type="float">
            <text:p>17</text:p>
          </table:table-cell>
          <table:table-cell table:style-name="ce10" table:formula="of:=[.B24]+MAX([.F24:.H24])" office:value-type="float" office:value="26" calcext:value-type="float">
            <text:p>26</text:p>
          </table:table-cell>
          <table:table-cell table:style-name="ce11" table:formula="of:=IF(AND([.$I24]&lt;=[.K$1];[.K$1]&lt;=[.$J24]);1;&quot;&quot;)">
            <text:p/>
          </table:table-cell>
          <table:table-cell table:style-name="ce11" table:formula="of:=IF(AND([.$I24]&lt;=[.L$1];[.L$1]&lt;=[.$J24]);1;&quot;&quot;)">
            <text:p/>
          </table:table-cell>
          <table:table-cell table:style-name="ce11" table:formula="of:=IF(AND([.$I24]&lt;=[.M$1];[.M$1]&lt;=[.$J24]);1;&quot;&quot;)">
            <text:p/>
          </table:table-cell>
          <table:table-cell table:style-name="ce11" table:formula="of:=IF(AND([.$I24]&lt;=[.N$1];[.N$1]&lt;=[.$J24]);1;&quot;&quot;)">
            <text:p/>
          </table:table-cell>
          <table:table-cell table:style-name="ce11" table:formula="of:=IF(AND([.$I24]&lt;=[.O$1];[.O$1]&lt;=[.$J24]);1;&quot;&quot;)">
            <text:p/>
          </table:table-cell>
          <table:table-cell table:style-name="ce11" table:formula="of:=IF(AND([.$I24]&lt;=[.P$1];[.P$1]&lt;=[.$J24]);1;&quot;&quot;)">
            <text:p/>
          </table:table-cell>
          <table:table-cell table:style-name="ce11" table:formula="of:=IF(AND([.$I24]&lt;=[.Q$1];[.Q$1]&lt;=[.$J24]);1;&quot;&quot;)">
            <text:p/>
          </table:table-cell>
          <table:table-cell table:style-name="ce11" table:formula="of:=IF(AND([.$I24]&lt;=[.R$1];[.R$1]&lt;=[.$J24]);1;&quot;&quot;)">
            <text:p/>
          </table:table-cell>
          <table:table-cell table:style-name="ce11" table:formula="of:=IF(AND([.$I24]&lt;=[.S$1];[.S$1]&lt;=[.$J24]);1;&quot;&quot;)">
            <text:p/>
          </table:table-cell>
          <table:table-cell table:style-name="ce11" table:formula="of:=IF(AND([.$I24]&lt;=[.T$1];[.T$1]&lt;=[.$J24]);1;&quot;&quot;)">
            <text:p/>
          </table:table-cell>
          <table:table-cell table:style-name="ce11" table:formula="of:=IF(AND([.$I24]&lt;=[.U$1];[.U$1]&lt;=[.$J24]);1;&quot;&quot;)">
            <text:p/>
          </table:table-cell>
          <table:table-cell table:style-name="ce12" table:formula="of:=IF(AND([.$I24]&lt;=[.V$1];[.V$1]&lt;=[.$J24]);1;&quot;&quot;)">
            <text:p/>
          </table:table-cell>
          <table:table-cell table:style-name="ce11" table:formula="of:=IF(AND([.$I24]&lt;=[.W$1];[.W$1]&lt;=[.$J24]);1;&quot;&quot;)">
            <text:p/>
          </table:table-cell>
          <table:table-cell table:style-name="ce11" table:formula="of:=IF(AND([.$I24]&lt;=[.X$1];[.X$1]&lt;=[.$J24]);1;&quot;&quot;)">
            <text:p/>
          </table:table-cell>
          <table:table-cell table:style-name="ce11" table:formula="of:=IF(AND([.$I24]&lt;=[.Y$1];[.Y$1]&lt;=[.$J24]);1;&quot;&quot;)">
            <text:p/>
          </table:table-cell>
          <table:table-cell table:style-name="ce11" table:formula="of:=IF(AND([.$I24]&lt;=[.Z$1];[.Z$1]&lt;=[.$J24]);1;&quot;&quot;)">
            <text:p/>
          </table:table-cell>
          <table:table-cell table:style-name="ce11" table:formula="of:=IF(AND([.$I24]&lt;=[.AA$1];[.AA$1]&lt;=[.$J24]);1;&quot;&quot;)" office:value-type="float" office:value="1" calcext:value-type="float">
            <text:p>1</text:p>
          </table:table-cell>
          <table:table-cell table:style-name="ce11" table:formula="of:=IF(AND([.$I24]&lt;=[.AB$1];[.AB$1]&lt;=[.$J24]);1;&quot;&quot;)" office:value-type="float" office:value="1" calcext:value-type="float">
            <text:p>1</text:p>
          </table:table-cell>
          <table:table-cell table:style-name="ce11" table:formula="of:=IF(AND([.$I24]&lt;=[.AC$1];[.AC$1]&lt;=[.$J24]);1;&quot;&quot;)" office:value-type="float" office:value="1" calcext:value-type="float">
            <text:p>1</text:p>
          </table:table-cell>
          <table:table-cell table:style-name="ce11" table:formula="of:=IF(AND([.$I24]&lt;=[.AD$1];[.AD$1]&lt;=[.$J24]);1;&quot;&quot;)" office:value-type="float" office:value="1" calcext:value-type="float">
            <text:p>1</text:p>
          </table:table-cell>
          <table:table-cell table:style-name="ce11" table:formula="of:=IF(AND([.$I24]&lt;=[.AE$1];[.AE$1]&lt;=[.$J24]);1;&quot;&quot;)" office:value-type="float" office:value="1" calcext:value-type="float">
            <text:p>1</text:p>
          </table:table-cell>
          <table:table-cell table:style-name="ce11" table:formula="of:=IF(AND([.$I24]&lt;=[.AF$1];[.AF$1]&lt;=[.$J24]);1;&quot;&quot;)" office:value-type="float" office:value="1" calcext:value-type="float">
            <text:p>1</text:p>
          </table:table-cell>
          <table:table-cell table:style-name="ce11" table:formula="of:=IF(AND([.$I24]&lt;=[.AG$1];[.AG$1]&lt;=[.$J24]);1;&quot;&quot;)" office:value-type="float" office:value="1" calcext:value-type="float">
            <text:p>1</text:p>
          </table:table-cell>
          <table:table-cell table:style-name="ce11" table:formula="of:=IF(AND([.$I24]&lt;=[.AH$1];[.AH$1]&lt;=[.$J24]);1;&quot;&quot;)" office:value-type="float" office:value="1" calcext:value-type="float">
            <text:p>1</text:p>
          </table:table-cell>
          <table:table-cell table:style-name="ce11" table:formula="of:=IF(AND([.$I24]&lt;=[.AI$1];[.AI$1]&lt;=[.$J24]);1;&quot;&quot;)" office:value-type="float" office:value="1" calcext:value-type="float">
            <text:p>1</text:p>
          </table:table-cell>
          <table:table-cell table:style-name="ce11" table:formula="of:=IF(AND([.$I24]&lt;=[.AJ$1];[.AJ$1]&lt;=[.$J24]);1;&quot;&quot;)" office:value-type="float" office:value="1" calcext:value-type="float">
            <text:p>1</text:p>
          </table:table-cell>
          <table:table-cell table:style-name="ce11" table:formula="of:=IF(AND([.$I24]&lt;=[.AK$1];[.AK$1]&lt;=[.$J24]);1;&quot;&quot;)">
            <text:p/>
          </table:table-cell>
          <table:table-cell table:style-name="ce11" table:formula="of:=IF(AND([.$I24]&lt;=[.AL$1];[.AL$1]&lt;=[.$J24]);1;&quot;&quot;)">
            <text:p/>
          </table:table-cell>
          <table:table-cell table:style-name="ce11" table:formula="of:=IF(AND([.$I24]&lt;=[.AM$1];[.AM$1]&lt;=[.$J24]);1;&quot;&quot;)">
            <text:p/>
          </table:table-cell>
          <table:table-cell table:style-name="ce11" table:formula="of:=IF(AND([.$I24]&lt;=[.AN$1];[.AN$1]&lt;=[.$J24]);1;&quot;&quot;)">
            <text:p/>
          </table:table-cell>
          <table:table-cell table:style-name="ce11" table:formula="of:=IF(AND([.$I24]&lt;=[.AO$1];[.AO$1]&lt;=[.$J24]);1;&quot;&quot;)">
            <text:p/>
          </table:table-cell>
          <table:table-cell table:style-name="ce11" table:formula="of:=IF(AND([.$I24]&lt;=[.AP$1];[.AP$1]&lt;=[.$J24]);1;&quot;&quot;)">
            <text:p/>
          </table:table-cell>
          <table:table-cell table:style-name="ce11" table:formula="of:=IF(AND([.$I24]&lt;=[.AQ$1];[.AQ$1]&lt;=[.$J24]);1;&quot;&quot;)">
            <text:p/>
          </table:table-cell>
          <table:table-cell table:style-name="ce11" table:formula="of:=IF(AND([.$I24]&lt;=[.AR$1];[.AR$1]&lt;=[.$J24]);1;&quot;&quot;)">
            <text:p/>
          </table:table-cell>
          <table:table-cell table:style-name="ce11" table:formula="of:=IF(AND([.$I24]&lt;=[.AS$1];[.AS$1]&lt;=[.$J24]);1;&quot;&quot;)">
            <text:p/>
          </table:table-cell>
          <table:table-cell table:style-name="ce11" table:formula="of:=IF(AND([.$I24]&lt;=[.AT$1];[.AT$1]&lt;=[.$J24]);1;&quot;&quot;)">
            <text:p/>
          </table:table-cell>
          <table:table-cell table:style-name="ce11" table:formula="of:=IF(AND([.$I24]&lt;=[.AU$1];[.AU$1]&lt;=[.$J24]);1;&quot;&quot;)">
            <text:p/>
          </table:table-cell>
          <table:table-cell table:style-name="ce11" table:formula="of:=IF(AND([.$I24]&lt;=[.AV$1];[.AV$1]&lt;=[.$J24]);1;&quot;&quot;)">
            <text:p/>
          </table:table-cell>
          <table:table-cell table:style-name="ce11" table:formula="of:=IF(AND([.$I24]&lt;=[.AW$1];[.AW$1]&lt;=[.$J24]);1;&quot;&quot;)">
            <text:p/>
          </table:table-cell>
          <table:table-cell table:style-name="ce11" table:formula="of:=IF(AND([.$I24]&lt;=[.AX$1];[.AX$1]&lt;=[.$J24]);1;&quot;&quot;)">
            <text:p/>
          </table:table-cell>
          <table:table-cell table:style-name="ce11" table:formula="of:=IF(AND([.$I24]&lt;=[.AY$1];[.AY$1]&lt;=[.$J24]);1;&quot;&quot;)">
            <text:p/>
          </table:table-cell>
          <table:table-cell table:style-name="ce11" table:formula="of:=IF(AND([.$I24]&lt;=[.AZ$1];[.AZ$1]&lt;=[.$J24]);1;&quot;&quot;)">
            <text:p/>
          </table:table-cell>
          <table:table-cell table:style-name="ce11" table:formula="of:=IF(AND([.$I24]&lt;=[.BA$1];[.BA$1]&lt;=[.$J24]);1;&quot;&quot;)">
            <text:p/>
          </table:table-cell>
          <table:table-cell table:style-name="ce11" table:formula="of:=IF(AND([.$I24]&lt;=[.BB$1];[.BB$1]&lt;=[.$J24]);1;&quot;&quot;)">
            <text:p/>
          </table:table-cell>
          <table:table-cell table:style-name="ce11" table:formula="of:=IF(AND([.$I24]&lt;=[.BC$1];[.BC$1]&lt;=[.$J24]);1;&quot;&quot;)">
            <text:p/>
          </table:table-cell>
          <table:table-cell table:style-name="ce11" table:formula="of:=IF(AND([.$I24]&lt;=[.BD$1];[.BD$1]&lt;=[.$J24]);1;&quot;&quot;)">
            <text:p/>
          </table:table-cell>
          <table:table-cell table:style-name="ce11" table:formula="of:=IF(AND([.$I24]&lt;=[.BE$1];[.BE$1]&lt;=[.$J24]);1;&quot;&quot;)">
            <text:p/>
          </table:table-cell>
          <table:table-cell table:style-name="ce11" table:formula="of:=IF(AND([.$I24]&lt;=[.BF$1];[.BF$1]&lt;=[.$J24]);1;&quot;&quot;)">
            <text:p/>
          </table:table-cell>
          <table:table-cell table:style-name="ce11" table:formula="of:=IF(AND([.$I24]&lt;=[.BG$1];[.BG$1]&lt;=[.$J24]);1;&quot;&quot;)">
            <text:p/>
          </table:table-cell>
          <table:table-cell table:style-name="ce11" table:formula="of:=IF(AND([.$I24]&lt;=[.BH$1];[.BH$1]&lt;=[.$J24]);1;&quot;&quot;)">
            <text:p/>
          </table:table-cell>
          <table:table-cell table:style-name="ce11" table:formula="of:=IF(AND([.$I24]&lt;=[.BI$1];[.BI$1]&lt;=[.$J24]);1;&quot;&quot;)">
            <text:p/>
          </table:table-cell>
          <table:table-cell table:style-name="ce11" table:formula="of:=IF(AND([.$I24]&lt;=[.BJ$1];[.BJ$1]&lt;=[.$J24]);1;&quot;&quot;)">
            <text:p/>
          </table:table-cell>
          <table:table-cell table:style-name="ce11" table:formula="of:=IF(AND([.$I24]&lt;=[.BK$1];[.BK$1]&lt;=[.$J24]);1;&quot;&quot;)">
            <text:p/>
          </table:table-cell>
          <table:table-cell table:style-name="ce11" table:formula="of:=IF(AND([.$I24]&lt;=[.BL$1];[.BL$1]&lt;=[.$J24]);1;&quot;&quot;)">
            <text:p/>
          </table:table-cell>
          <table:table-cell table:style-name="ce11" table:formula="of:=IF(AND([.$I24]&lt;=[.BM$1];[.BM$1]&lt;=[.$J24]);1;&quot;&quot;)">
            <text:p/>
          </table:table-cell>
          <table:table-cell table:style-name="ce11" table:formula="of:=IF(AND([.$I24]&lt;=[.BN$1];[.BN$1]&lt;=[.$J24]);1;&quot;&quot;)">
            <text:p/>
          </table:table-cell>
          <table:table-cell table:style-name="ce11" table:formula="of:=IF(AND([.$I24]&lt;=[.BO$1];[.BO$1]&lt;=[.$J24]);1;&quot;&quot;)">
            <text:p/>
          </table:table-cell>
          <table:table-cell table:style-name="ce11" table:formula="of:=IF(AND([.$I24]&lt;=[.BP$1];[.BP$1]&lt;=[.$J24]);1;&quot;&quot;)">
            <text:p/>
          </table:table-cell>
          <table:table-cell table:style-name="ce11" table:formula="of:=IF(AND([.$I24]&lt;=[.BQ$1];[.BQ$1]&lt;=[.$J24]);1;&quot;&quot;)">
            <text:p/>
          </table:table-cell>
          <table:table-cell table:style-name="ce11" table:formula="of:=IF(AND([.$I24]&lt;=[.BR$1];[.BR$1]&lt;=[.$J24]);1;&quot;&quot;)">
            <text:p/>
          </table:table-cell>
          <table:table-cell table:style-name="ce11" table:formula="of:=IF(AND([.$I24]&lt;=[.BS$1];[.BS$1]&lt;=[.$J24]);1;&quot;&quot;)">
            <text:p/>
          </table:table-cell>
          <table:table-cell table:style-name="ce11" table:formula="of:=IF(AND([.$I24]&lt;=[.BT$1];[.BT$1]&lt;=[.$J24]);1;&quot;&quot;)">
            <text:p/>
          </table:table-cell>
          <table:table-cell table:style-name="ce11" table:formula="of:=IF(AND([.$I24]&lt;=[.BU$1];[.BU$1]&lt;=[.$J24]);1;&quot;&quot;)">
            <text:p/>
          </table:table-cell>
          <table:table-cell table:style-name="ce11" table:formula="of:=IF(AND([.$I24]&lt;=[.BV$1];[.BV$1]&lt;=[.$J24]);1;&quot;&quot;)">
            <text:p/>
          </table:table-cell>
          <table:table-cell table:style-name="ce11" table:formula="of:=IF(AND([.$I24]&lt;=[.BW$1];[.BW$1]&lt;=[.$J24]);1;&quot;&quot;)">
            <text:p/>
          </table:table-cell>
          <table:table-cell table:style-name="ce11" table:formula="of:=IF(AND([.$I24]&lt;=[.BX$1];[.BX$1]&lt;=[.$J24]);1;&quot;&quot;)">
            <text:p/>
          </table:table-cell>
          <table:table-cell table:style-name="ce11" table:formula="of:=IF(AND([.$I24]&lt;=[.BY$1];[.BY$1]&lt;=[.$J24]);1;&quot;&quot;)">
            <text:p/>
          </table:table-cell>
          <table:table-cell table:style-name="ce11" table:formula="of:=IF(AND([.$I24]&lt;=[.BZ$1];[.BZ$1]&lt;=[.$J24]);1;&quot;&quot;)">
            <text:p/>
          </table:table-cell>
          <table:table-cell table:style-name="ce11" table:formula="of:=IF(AND([.$I24]&lt;=[.CA$1];[.CA$1]&lt;=[.$J24]);1;&quot;&quot;)">
            <text:p/>
          </table:table-cell>
          <table:table-cell table:style-name="ce11" table:formula="of:=IF(AND([.$I24]&lt;=[.CB$1];[.CB$1]&lt;=[.$J24]);1;&quot;&quot;)">
            <text:p/>
          </table:table-cell>
          <table:table-cell table:style-name="ce11" table:formula="of:=IF(AND([.$I24]&lt;=[.CC$1];[.CC$1]&lt;=[.$J24]);1;&quot;&quot;)">
            <text:p/>
          </table:table-cell>
          <table:table-cell table:style-name="ce11" table:formula="of:=IF(AND([.$I24]&lt;=[.CD$1];[.CD$1]&lt;=[.$J24]);1;&quot;&quot;)">
            <text:p/>
          </table:table-cell>
          <table:table-cell table:style-name="ce11" table:formula="of:=IF(AND([.$I24]&lt;=[.CE$1];[.CE$1]&lt;=[.$J24]);1;&quot;&quot;)">
            <text:p/>
          </table:table-cell>
          <table:table-cell table:style-name="ce11" table:formula="of:=IF(AND([.$I24]&lt;=[.CF$1];[.CF$1]&lt;=[.$J24]);1;&quot;&quot;)">
            <text:p/>
          </table:table-cell>
          <table:table-cell table:style-name="ce11" table:formula="of:=IF(AND([.$I24]&lt;=[.CG$1];[.CG$1]&lt;=[.$J24]);1;&quot;&quot;)">
            <text:p/>
          </table:table-cell>
          <table:table-cell table:style-name="ce11" table:formula="of:=IF(AND([.$I24]&lt;=[.CH$1];[.CH$1]&lt;=[.$J24]);1;&quot;&quot;)">
            <text:p/>
          </table:table-cell>
          <table:table-cell table:style-name="ce11" table:formula="of:=IF(AND([.$I24]&lt;=[.CI$1];[.CI$1]&lt;=[.$J24]);1;&quot;&quot;)">
            <text:p/>
          </table:table-cell>
          <table:table-cell table:style-name="ce11" table:formula="of:=IF(AND([.$I24]&lt;=[.CJ$1];[.CJ$1]&lt;=[.$J24]);1;&quot;&quot;)">
            <text:p/>
          </table:table-cell>
          <table:table-cell table:style-name="ce11" table:formula="of:=IF(AND([.$I24]&lt;=[.CK$1];[.CK$1]&lt;=[.$J24]);1;&quot;&quot;)">
            <text:p/>
          </table:table-cell>
          <table:table-cell table:number-columns-repeated="1629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table:formula="of:=COUNT([.V2:.V24])" office:value-type="float" office:value="5" calcext:value-type="float">
            <text:p>5</text:p>
          </table:table-cell>
          <table:table-cell table:number-columns-repeated="1636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Процессы.K2:Процессы.CK24">
            <calcext:condition calcext:apply-style-name="Bad" calcext:value="=1" calcext:base-cell-address="Процессы.K2"/>
          </calcext:conditional-format>
        </calcext:conditional-formats>
      </table:table>
      <table:named-expressions/>
      <table:database-ranges>
        <table:database-range table:name="__Anonymous_Sheet_DB__0" table:target-range-address="Процессы.A2:Процессы.J24" table:contains-header="false">
          <table:sort>
            <table:sort-by table:field-number="8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Мостех.Офис/25.2.3.2$Linux_X86_64 MostechOffice_project/520$Build-2</meta:generator>
    <meta:initial-creator>openpyxl</meta:initial-creator>
    <meta:creation-date>2026-01-19T05:54:11Z</meta:creation-date>
    <dc:date>2026-03-30T15:04:32.340876514</dc:date>
    <meta:editing-duration>PT2M</meta:editing-duration>
    <meta:editing-cycles>1</meta:editing-cycles>
    <meta:document-statistic meta:table-count="1" meta:cell-count="2133" meta:object-count="0"/>
  </office:meta>
</office:document-meta>
</file>